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receiver.sub.sub.network" table:style-name="ta1">
        <table:shapes>
          <draw:frame draw:z-index="0" draw:style-name="gr1" draw:text-style-name="P1" svg:width="984.36pt" svg:height="582.04pt" svg:x="371.76pt" svg:y="3pt">
            <draw:object draw:notify-on-update-of-ranges="'receiver.sub.sub.network'.E2:'receiver.sub.sub.network'.E501 'receiver.sub.sub.network'.F2:'receiver.sub.sub.network'.F5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<text:s/>time (s)</text:p>
          </table:table-cell>
          <table:table-cell office:value-type="string" calcext:value-type="string">
            <text:p><text:s/>size (bits)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56077927.92311" calcext:value-type="float">
            <text:p>1456077927.92311</text:p>
          </table:table-cell>
          <table:table-cell office:value-type="float" office:value="1456077927.92387" calcext:value-type="float">
            <text:p>1456077927.92387</text:p>
          </table:table-cell>
          <table:table-cell office:value-type="float" office:value="6936" calcext:value-type="float">
            <text:p>69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56077927.97007" calcext:value-type="float">
            <text:p>1456077927.97007</text:p>
          </table:table-cell>
          <table:table-cell office:value-type="float" office:value="1456077927.97072" calcext:value-type="float">
            <text:p>1456077927.97072</text:p>
          </table:table-cell>
          <table:table-cell office:value-type="float" office:value="6824" calcext:value-type="float">
            <text:p>6824</text:p>
          </table:table-cell>
          <table:table-cell table:formula="of:=[.B3]-[.B$2]" office:value-type="float" office:value="0.0469598770141602" calcext:value-type="float">
            <text:p>0.04695987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56077928.13998" calcext:value-type="float">
            <text:p>1456077928.13998</text:p>
          </table:table-cell>
          <table:table-cell office:value-type="float" office:value="1456077928.14072" calcext:value-type="float">
            <text:p>1456077928.14072</text:p>
          </table:table-cell>
          <table:table-cell office:value-type="float" office:value="6704" calcext:value-type="float">
            <text:p>6704</text:p>
          </table:table-cell>
          <table:table-cell table:formula="of:=[.B4]-[.B$2]" office:value-type="float" office:value="0.216870069503784" calcext:value-type="float">
            <text:p>0.2168700695</text:p>
          </table:table-cell>
          <table:table-cell table:formula="of:=[.D4]/([.E4]-[.E3])" office:value-type="float" office:value="39456.1379854207" calcext:value-type="float">
            <text:p>39456.13798542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56077928.24203" calcext:value-type="float">
            <text:p>1456077928.24203</text:p>
          </table:table-cell>
          <table:table-cell office:value-type="float" office:value="1456077928.24278" calcext:value-type="float">
            <text:p>1456077928.24278</text:p>
          </table:table-cell>
          <table:table-cell office:value-type="float" office:value="6584" calcext:value-type="float">
            <text:p>6584</text:p>
          </table:table-cell>
          <table:table-cell table:formula="of:=[.B5]-[.B$2]" office:value-type="float" office:value="0.318919897079468" calcext:value-type="float">
            <text:p>0.3189198971</text:p>
          </table:table-cell>
          <table:table-cell table:formula="of:=[.D5]/([.E5]-[.E4])" office:value-type="float" office:value="64517.5024437654" calcext:value-type="float">
            <text:p>64517.50244376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56077928.35126" calcext:value-type="float">
            <text:p>1456077928.35126</text:p>
          </table:table-cell>
          <table:table-cell office:value-type="float" office:value="1456077928.35212" calcext:value-type="float">
            <text:p>1456077928.35212</text:p>
          </table:table-cell>
          <table:table-cell office:value-type="float" office:value="6464" calcext:value-type="float">
            <text:p>6464</text:p>
          </table:table-cell>
          <table:table-cell table:formula="of:=[.B6]-[.B$2]" office:value-type="float" office:value="0.428149938583374" calcext:value-type="float">
            <text:p>0.4281499386</text:p>
          </table:table-cell>
          <table:table-cell table:formula="of:=[.D6]/([.E6]-[.E5])" office:value-type="float" office:value="59177.8590486834" calcext:value-type="float">
            <text:p>59177.85904868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56077928.45697" calcext:value-type="float">
            <text:p>1456077928.45697</text:p>
          </table:table-cell>
          <table:table-cell office:value-type="float" office:value="1456077928.45786" calcext:value-type="float">
            <text:p>1456077928.45786</text:p>
          </table:table-cell>
          <table:table-cell office:value-type="float" office:value="6344" calcext:value-type="float">
            <text:p>6344</text:p>
          </table:table-cell>
          <table:table-cell table:formula="of:=[.B7]-[.B$2]" office:value-type="float" office:value="0.533859968185425" calcext:value-type="float">
            <text:p>0.5338599682</text:p>
          </table:table-cell>
          <table:table-cell table:formula="of:=[.D7]/([.E7]-[.E6])" office:value-type="float" office:value="60013.2269746042" calcext:value-type="float">
            <text:p>60013.22697460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56077928.71426" calcext:value-type="float">
            <text:p>1456077928.71426</text:p>
          </table:table-cell>
          <table:table-cell office:value-type="float" office:value="1456077928.71515" calcext:value-type="float">
            <text:p>1456077928.71515</text:p>
          </table:table-cell>
          <table:table-cell office:value-type="float" office:value="6216" calcext:value-type="float">
            <text:p>6216</text:p>
          </table:table-cell>
          <table:table-cell table:formula="of:=[.B8]-[.B$2]" office:value-type="float" office:value="0.791150093078613" calcext:value-type="float">
            <text:p>0.7911500931</text:p>
          </table:table-cell>
          <table:table-cell table:formula="of:=[.D8]/([.E8]-[.E7])" office:value-type="float" office:value="24159.4969981087" calcext:value-type="float">
            <text:p>24159.49699810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56077928.80944" calcext:value-type="float">
            <text:p>1456077928.80944</text:p>
          </table:table-cell>
          <table:table-cell office:value-type="float" office:value="1456077928.8105" calcext:value-type="float">
            <text:p>1456077928.8105</text:p>
          </table:table-cell>
          <table:table-cell office:value-type="float" office:value="6088" calcext:value-type="float">
            <text:p>6088</text:p>
          </table:table-cell>
          <table:table-cell table:formula="of:=[.B9]-[.B$2]" office:value-type="float" office:value="0.886329889297485" calcext:value-type="float">
            <text:p>0.8863298893</text:p>
          </table:table-cell>
          <table:table-cell table:formula="of:=[.D9]/([.E9]-[.E8])" office:value-type="float" office:value="63963.154386255" calcext:value-type="float">
            <text:p>63963.1543862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56077928.9317" calcext:value-type="float">
            <text:p>1456077928.9317</text:p>
          </table:table-cell>
          <table:table-cell office:value-type="float" office:value="1456077928.93268" calcext:value-type="float">
            <text:p>1456077928.93268</text:p>
          </table:table-cell>
          <table:table-cell office:value-type="float" office:value="5968" calcext:value-type="float">
            <text:p>5968</text:p>
          </table:table-cell>
          <table:table-cell table:formula="of:=[.B10]-[.B$2]" office:value-type="float" office:value="1.00858998298645" calcext:value-type="float">
            <text:p>1.008589983</text:p>
          </table:table-cell>
          <table:table-cell table:formula="of:=[.D10]/([.E10]-[.E9])" office:value-type="float" office:value="48813.9655379527" calcext:value-type="float">
            <text:p>48813.96553795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56077929.02303" calcext:value-type="float">
            <text:p>1456077929.02303</text:p>
          </table:table-cell>
          <table:table-cell office:value-type="float" office:value="1456077929.02405" calcext:value-type="float">
            <text:p>1456077929.02405</text:p>
          </table:table-cell>
          <table:table-cell office:value-type="float" office:value="5840" calcext:value-type="float">
            <text:p>5840</text:p>
          </table:table-cell>
          <table:table-cell table:formula="of:=[.B11]-[.B$2]" office:value-type="float" office:value="1.09992003440857" calcext:value-type="float">
            <text:p>1.0999200344</text:p>
          </table:table-cell>
          <table:table-cell table:formula="of:=[.D11]/([.E11]-[.E10])" office:value-type="float" office:value="63943.9035570894" calcext:value-type="float">
            <text:p>63943.90355708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56077929.11267" calcext:value-type="float">
            <text:p>1456077929.11267</text:p>
          </table:table-cell>
          <table:table-cell office:value-type="float" office:value="1456077929.11356" calcext:value-type="float">
            <text:p>1456077929.11356</text:p>
          </table:table-cell>
          <table:table-cell office:value-type="float" office:value="5720" calcext:value-type="float">
            <text:p>5720</text:p>
          </table:table-cell>
          <table:table-cell table:formula="of:=[.B12]-[.B$2]" office:value-type="float" office:value="1.18955993652344" calcext:value-type="float">
            <text:p>1.1895599365</text:p>
          </table:table-cell>
          <table:table-cell table:formula="of:=[.D12]/([.E12]-[.E11])" office:value-type="float" office:value="63810.8684307817" calcext:value-type="float">
            <text:p>63810.86843078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56077929.20208" calcext:value-type="float">
            <text:p>1456077929.20208</text:p>
          </table:table-cell>
          <table:table-cell office:value-type="float" office:value="1456077929.20299" calcext:value-type="float">
            <text:p>1456077929.20299</text:p>
          </table:table-cell>
          <table:table-cell office:value-type="float" office:value="5592" calcext:value-type="float">
            <text:p>5592</text:p>
          </table:table-cell>
          <table:table-cell table:formula="of:=[.B13]-[.B$2]" office:value-type="float" office:value="1.27897000312805" calcext:value-type="float">
            <text:p>1.2789700031</text:p>
          </table:table-cell>
          <table:table-cell table:formula="of:=[.D13]/([.E13]-[.E12])" office:value-type="float" office:value="62543.2930805065" calcext:value-type="float">
            <text:p>62543.293080506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56077929.28709" calcext:value-type="float">
            <text:p>1456077929.28709</text:p>
          </table:table-cell>
          <table:table-cell office:value-type="float" office:value="1456077929.28797" calcext:value-type="float">
            <text:p>1456077929.28797</text:p>
          </table:table-cell>
          <table:table-cell office:value-type="float" office:value="5472" calcext:value-type="float">
            <text:p>5472</text:p>
          </table:table-cell>
          <table:table-cell table:formula="of:=[.B14]-[.B$2]" office:value-type="float" office:value="1.36398005485535" calcext:value-type="float">
            <text:p>1.3639800549</text:p>
          </table:table-cell>
          <table:table-cell table:formula="of:=[.D14]/([.E14]-[.E13])" office:value-type="float" office:value="64368.8586092585" calcext:value-type="float">
            <text:p>64368.858609258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56077929.37117" calcext:value-type="float">
            <text:p>1456077929.37117</text:p>
          </table:table-cell>
          <table:table-cell office:value-type="float" office:value="1456077929.37205" calcext:value-type="float">
            <text:p>1456077929.37205</text:p>
          </table:table-cell>
          <table:table-cell office:value-type="float" office:value="5360" calcext:value-type="float">
            <text:p>5360</text:p>
          </table:table-cell>
          <table:table-cell table:formula="of:=[.B15]-[.B$2]" office:value-type="float" office:value="1.44806003570557" calcext:value-type="float">
            <text:p>1.4480600357</text:p>
          </table:table-cell>
          <table:table-cell table:formula="of:=[.D15]/([.E15]-[.E14])" office:value-type="float" office:value="63748.8251757373" calcext:value-type="float">
            <text:p>63748.82517573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56077929.45399" calcext:value-type="float">
            <text:p>1456077929.45399</text:p>
          </table:table-cell>
          <table:table-cell office:value-type="float" office:value="1456077929.45489" calcext:value-type="float">
            <text:p>1456077929.45489</text:p>
          </table:table-cell>
          <table:table-cell office:value-type="float" office:value="5248" calcext:value-type="float">
            <text:p>5248</text:p>
          </table:table-cell>
          <table:table-cell table:formula="of:=[.B16]-[.B$2]" office:value-type="float" office:value="1.53087997436523" calcext:value-type="float">
            <text:p>1.5308799744</text:p>
          </table:table-cell>
          <table:table-cell table:formula="of:=[.D16]/([.E16]-[.E15])" office:value-type="float" office:value="63366.3835657451" calcext:value-type="float">
            <text:p>63366.38356574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56077929.53518" calcext:value-type="float">
            <text:p>1456077929.53518</text:p>
          </table:table-cell>
          <table:table-cell office:value-type="float" office:value="1456077929.53623" calcext:value-type="float">
            <text:p>1456077929.53623</text:p>
          </table:table-cell>
          <table:table-cell office:value-type="float" office:value="5136" calcext:value-type="float">
            <text:p>5136</text:p>
          </table:table-cell>
          <table:table-cell table:formula="of:=[.B17]-[.B$2]" office:value-type="float" office:value="1.61207008361816" calcext:value-type="float">
            <text:p>1.6120700836</text:p>
          </table:table-cell>
          <table:table-cell table:formula="of:=[.D17]/([.E17]-[.E16])" office:value-type="float" office:value="63258.9369229685" calcext:value-type="float">
            <text:p>63258.936922968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56077929.61501" calcext:value-type="float">
            <text:p>1456077929.61501</text:p>
          </table:table-cell>
          <table:table-cell office:value-type="float" office:value="1456077929.61608" calcext:value-type="float">
            <text:p>1456077929.61608</text:p>
          </table:table-cell>
          <table:table-cell office:value-type="float" office:value="5032" calcext:value-type="float">
            <text:p>5032</text:p>
          </table:table-cell>
          <table:table-cell table:formula="of:=[.B18]-[.B$2]" office:value-type="float" office:value="1.69190001487732" calcext:value-type="float">
            <text:p>1.6919000149</text:p>
          </table:table-cell>
          <table:table-cell table:formula="of:=[.D18]/([.E18]-[.E17])" office:value-type="float" office:value="63034.0014156395" calcext:value-type="float">
            <text:p>63034.001415639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56077929.69256" calcext:value-type="float">
            <text:p>1456077929.69256</text:p>
          </table:table-cell>
          <table:table-cell office:value-type="float" office:value="1456077929.69343" calcext:value-type="float">
            <text:p>1456077929.69343</text:p>
          </table:table-cell>
          <table:table-cell office:value-type="float" office:value="4936" calcext:value-type="float">
            <text:p>4936</text:p>
          </table:table-cell>
          <table:table-cell table:formula="of:=[.B19]-[.B$2]" office:value-type="float" office:value="1.76944994926453" calcext:value-type="float">
            <text:p>1.7694499493</text:p>
          </table:table-cell>
          <table:table-cell table:formula="of:=[.D19]/([.E19]-[.E18])" office:value-type="float" office:value="63649.3123947022" calcext:value-type="float">
            <text:p>63649.312394702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56077929.76932" calcext:value-type="float">
            <text:p>1456077929.76932</text:p>
          </table:table-cell>
          <table:table-cell office:value-type="float" office:value="1456077929.7702" calcext:value-type="float">
            <text:p>1456077929.7702</text:p>
          </table:table-cell>
          <table:table-cell office:value-type="float" office:value="4840" calcext:value-type="float">
            <text:p>4840</text:p>
          </table:table-cell>
          <table:table-cell table:formula="of:=[.B20]-[.B$2]" office:value-type="float" office:value="1.84621000289917" calcext:value-type="float">
            <text:p>1.8462100029</text:p>
          </table:table-cell>
          <table:table-cell table:formula="of:=[.D20]/([.E20]-[.E19])" office:value-type="float" office:value="63053.629730863" calcext:value-type="float">
            <text:p>63053.62973086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56077929.84459" calcext:value-type="float">
            <text:p>1456077929.84459</text:p>
          </table:table-cell>
          <table:table-cell office:value-type="float" office:value="1456077929.8455" calcext:value-type="float">
            <text:p>1456077929.8455</text:p>
          </table:table-cell>
          <table:table-cell office:value-type="float" office:value="4752" calcext:value-type="float">
            <text:p>4752</text:p>
          </table:table-cell>
          <table:table-cell table:formula="of:=[.B21]-[.B$2]" office:value-type="float" office:value="1.92147994041443" calcext:value-type="float">
            <text:p>1.9214799404</text:p>
          </table:table-cell>
          <table:table-cell table:formula="of:=[.D21]/([.E21]-[.E20])" office:value-type="float" office:value="63132.774609208" calcext:value-type="float">
            <text:p>63132.7746092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56077929.91871" calcext:value-type="float">
            <text:p>1456077929.91871</text:p>
          </table:table-cell>
          <table:table-cell office:value-type="float" office:value="1456077929.91959" calcext:value-type="float">
            <text:p>1456077929.91959</text:p>
          </table:table-cell>
          <table:table-cell office:value-type="float" office:value="4672" calcext:value-type="float">
            <text:p>4672</text:p>
          </table:table-cell>
          <table:table-cell table:formula="of:=[.B22]-[.B$2]" office:value-type="float" office:value="1.99559998512268" calcext:value-type="float">
            <text:p>1.9955999851</text:p>
          </table:table-cell>
          <table:table-cell table:formula="of:=[.D22]/([.E22]-[.E21])" office:value-type="float" office:value="63032.8815692128" calcext:value-type="float">
            <text:p>63032.881569212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56077929.9916" calcext:value-type="float">
            <text:p>1456077929.9916</text:p>
          </table:table-cell>
          <table:table-cell office:value-type="float" office:value="1456077929.99259" calcext:value-type="float">
            <text:p>1456077929.99259</text:p>
          </table:table-cell>
          <table:table-cell office:value-type="float" office:value="4600" calcext:value-type="float">
            <text:p>4600</text:p>
          </table:table-cell>
          <table:table-cell table:formula="of:=[.B23]-[.B$2]" office:value-type="float" office:value="2.06849002838135" calcext:value-type="float">
            <text:p>2.0684900284</text:p>
          </table:table-cell>
          <table:table-cell table:formula="of:=[.D23]/([.E23]-[.E22])" office:value-type="float" office:value="63108.7566195543" calcext:value-type="float">
            <text:p>63108.756619554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56077930.0635" calcext:value-type="float">
            <text:p>1456077930.0635</text:p>
          </table:table-cell>
          <table:table-cell office:value-type="float" office:value="1456077930.06437" calcext:value-type="float">
            <text:p>1456077930.06437</text:p>
          </table:table-cell>
          <table:table-cell office:value-type="float" office:value="4536" calcext:value-type="float">
            <text:p>4536</text:p>
          </table:table-cell>
          <table:table-cell table:formula="of:=[.B24]-[.B$2]" office:value-type="float" office:value="2.14038991928101" calcext:value-type="float">
            <text:p>2.1403899193</text:p>
          </table:table-cell>
          <table:table-cell table:formula="of:=[.D24]/([.E24]-[.E23])" office:value-type="float" office:value="63087.7174254734" calcext:value-type="float">
            <text:p>63087.717425473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56077930.13457" calcext:value-type="float">
            <text:p>1456077930.13457</text:p>
          </table:table-cell>
          <table:table-cell office:value-type="float" office:value="1456077930.13546" calcext:value-type="float">
            <text:p>1456077930.13546</text:p>
          </table:table-cell>
          <table:table-cell office:value-type="float" office:value="4472" calcext:value-type="float">
            <text:p>4472</text:p>
          </table:table-cell>
          <table:table-cell table:formula="of:=[.B25]-[.B$2]" office:value-type="float" office:value="2.21145987510681" calcext:value-type="float">
            <text:p>2.2114598751</text:p>
          </table:table-cell>
          <table:table-cell table:formula="of:=[.D25]/([.E25]-[.E24])" office:value-type="float" office:value="62923.9169778154" calcext:value-type="float">
            <text:p>62923.916977815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56077930.20451" calcext:value-type="float">
            <text:p>1456077930.20451</text:p>
          </table:table-cell>
          <table:table-cell office:value-type="float" office:value="1456077930.20548" calcext:value-type="float">
            <text:p>1456077930.20548</text:p>
          </table:table-cell>
          <table:table-cell office:value-type="float" office:value="4424" calcext:value-type="float">
            <text:p>4424</text:p>
          </table:table-cell>
          <table:table-cell table:formula="of:=[.B26]-[.B$2]" office:value-type="float" office:value="2.28139996528625" calcext:value-type="float">
            <text:p>2.2813999653</text:p>
          </table:table-cell>
          <table:table-cell table:formula="of:=[.D26]/([.E26]-[.E25])" office:value-type="float" office:value="63254.1363422533" calcext:value-type="float">
            <text:p>63254.136342253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56077930.30114" calcext:value-type="float">
            <text:p>1456077930.30114</text:p>
          </table:table-cell>
          <table:table-cell office:value-type="float" office:value="1456077930.30203" calcext:value-type="float">
            <text:p>1456077930.30203</text:p>
          </table:table-cell>
          <table:table-cell office:value-type="float" office:value="4376" calcext:value-type="float">
            <text:p>4376</text:p>
          </table:table-cell>
          <table:table-cell table:formula="of:=[.B27]-[.B$2]" office:value-type="float" office:value="2.3780300617218" calcext:value-type="float">
            <text:p>2.3780300617</text:p>
          </table:table-cell>
          <table:table-cell table:formula="of:=[.D27]/([.E27]-[.E26])" office:value-type="float" office:value="45286.0978247997" calcext:value-type="float">
            <text:p>45286.097824799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56077930.40114" calcext:value-type="float">
            <text:p>1456077930.40114</text:p>
          </table:table-cell>
          <table:table-cell office:value-type="float" office:value="1456077930.40204" calcext:value-type="float">
            <text:p>1456077930.40204</text:p>
          </table:table-cell>
          <table:table-cell office:value-type="float" office:value="4344" calcext:value-type="float">
            <text:p>4344</text:p>
          </table:table-cell>
          <table:table-cell table:formula="of:=[.B28]-[.B$2]" office:value-type="float" office:value="2.47802996635437" calcext:value-type="float">
            <text:p>2.4780299664</text:p>
          </table:table-cell>
          <table:table-cell table:formula="of:=[.D28]/([.E28]-[.E27])" office:value-type="float" office:value="43440.0414276518" calcext:value-type="float">
            <text:p>43440.041427651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56077930.50132" calcext:value-type="float">
            <text:p>1456077930.50132</text:p>
          </table:table-cell>
          <table:table-cell office:value-type="float" office:value="1456077930.5022" calcext:value-type="float">
            <text:p>1456077930.5022</text:p>
          </table:table-cell>
          <table:table-cell office:value-type="float" office:value="4320" calcext:value-type="float">
            <text:p>4320</text:p>
          </table:table-cell>
          <table:table-cell table:formula="of:=[.B29]-[.B$2]" office:value-type="float" office:value="2.57820987701416" calcext:value-type="float">
            <text:p>2.578209877</text:p>
          </table:table-cell>
          <table:table-cell table:formula="of:=[.D29]/([.E29]-[.E28])" office:value-type="float" office:value="43122.4181729476" calcext:value-type="float">
            <text:p>43122.418172947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56077930.60154" calcext:value-type="float">
            <text:p>1456077930.60154</text:p>
          </table:table-cell>
          <table:table-cell office:value-type="float" office:value="1456077930.60251" calcext:value-type="float">
            <text:p>1456077930.60251</text:p>
          </table:table-cell>
          <table:table-cell office:value-type="float" office:value="4304" calcext:value-type="float">
            <text:p>4304</text:p>
          </table:table-cell>
          <table:table-cell table:formula="of:=[.B30]-[.B$2]" office:value-type="float" office:value="2.67843008041382" calcext:value-type="float">
            <text:p>2.6784300804</text:p>
          </table:table-cell>
          <table:table-cell table:formula="of:=[.D30]/([.E30]-[.E29])" office:value-type="float" office:value="42945.4326972028" calcext:value-type="float">
            <text:p>42945.43269720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6077930.70068" calcext:value-type="float">
            <text:p>1456077930.70068</text:p>
          </table:table-cell>
          <table:table-cell office:value-type="float" office:value="1456077930.70159" calcext:value-type="float">
            <text:p>1456077930.70159</text:p>
          </table:table-cell>
          <table:table-cell office:value-type="float" office:value="4296" calcext:value-type="float">
            <text:p>4296</text:p>
          </table:table-cell>
          <table:table-cell table:formula="of:=[.B31]-[.B$2]" office:value-type="float" office:value="2.77757000923157" calcext:value-type="float">
            <text:p>2.7775700092</text:p>
          </table:table-cell>
          <table:table-cell table:formula="of:=[.D31]/([.E31]-[.E30])" office:value-type="float" office:value="43332.6919963542" calcext:value-type="float">
            <text:p>43332.691996354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56077930.80069" calcext:value-type="float">
            <text:p>1456077930.80069</text:p>
          </table:table-cell>
          <table:table-cell office:value-type="float" office:value="1456077930.80158" calcext:value-type="float">
            <text:p>1456077930.80158</text:p>
          </table:table-cell>
          <table:table-cell office:value-type="float" office:value="4296" calcext:value-type="float">
            <text:p>4296</text:p>
          </table:table-cell>
          <table:table-cell table:formula="of:=[.B32]-[.B$2]" office:value-type="float" office:value="2.87757992744446" calcext:value-type="float">
            <text:p>2.8775799274</text:p>
          </table:table-cell>
          <table:table-cell table:formula="of:=[.D32]/([.E32]-[.E31])" office:value-type="float" office:value="42955.7395583019" calcext:value-type="float">
            <text:p>42955.739558301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56077930.90108" calcext:value-type="float">
            <text:p>1456077930.90108</text:p>
          </table:table-cell>
          <table:table-cell office:value-type="float" office:value="1456077930.90197" calcext:value-type="float">
            <text:p>1456077930.90197</text:p>
          </table:table-cell>
          <table:table-cell office:value-type="float" office:value="4304" calcext:value-type="float">
            <text:p>4304</text:p>
          </table:table-cell>
          <table:table-cell table:formula="of:=[.B33]-[.B$2]" office:value-type="float" office:value="2.97796988487244" calcext:value-type="float">
            <text:p>2.9779698849</text:p>
          </table:table-cell>
          <table:table-cell table:formula="of:=[.D33]/([.E33]-[.E32])" office:value-type="float" office:value="42872.8142761467" calcext:value-type="float">
            <text:p>42872.814276146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56077931.0013" calcext:value-type="float">
            <text:p>1456077931.0013</text:p>
          </table:table-cell>
          <table:table-cell office:value-type="float" office:value="1456077931.00222" calcext:value-type="float">
            <text:p>1456077931.00222</text:p>
          </table:table-cell>
          <table:table-cell office:value-type="float" office:value="4320" calcext:value-type="float">
            <text:p>4320</text:p>
          </table:table-cell>
          <table:table-cell table:formula="of:=[.B34]-[.B$2]" office:value-type="float" office:value="3.07819008827209" calcext:value-type="float">
            <text:p>3.0781900883</text:p>
          </table:table-cell>
          <table:table-cell table:formula="of:=[.D34]/([.E34]-[.E33])" office:value-type="float" office:value="43105.0811458913" calcext:value-type="float">
            <text:p>43105.081145891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56077931.10133" calcext:value-type="float">
            <text:p>1456077931.10133</text:p>
          </table:table-cell>
          <table:table-cell office:value-type="float" office:value="1456077931.10222" calcext:value-type="float">
            <text:p>1456077931.10222</text:p>
          </table:table-cell>
          <table:table-cell office:value-type="float" office:value="4344" calcext:value-type="float">
            <text:p>4344</text:p>
          </table:table-cell>
          <table:table-cell table:formula="of:=[.B35]-[.B$2]" office:value-type="float" office:value="3.17822003364563" calcext:value-type="float">
            <text:p>3.1782200336</text:p>
          </table:table-cell>
          <table:table-cell table:formula="of:=[.D35]/([.E35]-[.E34])" office:value-type="float" office:value="43426.9956239453" calcext:value-type="float">
            <text:p>43426.995623945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56077931.20163" calcext:value-type="float">
            <text:p>1456077931.20163</text:p>
          </table:table-cell>
          <table:table-cell office:value-type="float" office:value="1456077931.20251" calcext:value-type="float">
            <text:p>1456077931.20251</text:p>
          </table:table-cell>
          <table:table-cell office:value-type="float" office:value="4384" calcext:value-type="float">
            <text:p>4384</text:p>
          </table:table-cell>
          <table:table-cell table:formula="of:=[.B36]-[.B$2]" office:value-type="float" office:value="3.27852010726929" calcext:value-type="float">
            <text:p>3.2785201073</text:p>
          </table:table-cell>
          <table:table-cell table:formula="of:=[.D36]/([.E36]-[.E35])" office:value-type="float" office:value="43708.8412960643" calcext:value-type="float">
            <text:p>43708.841296064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56077931.3006" calcext:value-type="float">
            <text:p>1456077931.3006</text:p>
          </table:table-cell>
          <table:table-cell office:value-type="float" office:value="1456077931.3015" calcext:value-type="float">
            <text:p>1456077931.3015</text:p>
          </table:table-cell>
          <table:table-cell office:value-type="float" office:value="4424" calcext:value-type="float">
            <text:p>4424</text:p>
          </table:table-cell>
          <table:table-cell table:formula="of:=[.B37]-[.B$2]" office:value-type="float" office:value="3.37749004364014" calcext:value-type="float">
            <text:p>3.3774900436</text:p>
          </table:table-cell>
          <table:table-cell table:formula="of:=[.D37]/([.E37]-[.E36])" office:value-type="float" office:value="44700.4430054684" calcext:value-type="float">
            <text:p>44700.443005468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56077931.40076" calcext:value-type="float">
            <text:p>1456077931.40076</text:p>
          </table:table-cell>
          <table:table-cell office:value-type="float" office:value="1456077931.40165" calcext:value-type="float">
            <text:p>1456077931.40165</text:p>
          </table:table-cell>
          <table:table-cell office:value-type="float" office:value="4472" calcext:value-type="float">
            <text:p>4472</text:p>
          </table:table-cell>
          <table:table-cell table:formula="of:=[.B38]-[.B$2]" office:value-type="float" office:value="3.47764992713928" calcext:value-type="float">
            <text:p>3.4776499271</text:p>
          </table:table-cell>
          <table:table-cell table:formula="of:=[.D38]/([.E38]-[.E37])" office:value-type="float" office:value="44648.6142332439" calcext:value-type="float">
            <text:p>44648.614233243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56077931.50086" calcext:value-type="float">
            <text:p>1456077931.50086</text:p>
          </table:table-cell>
          <table:table-cell office:value-type="float" office:value="1456077931.50175" calcext:value-type="float">
            <text:p>1456077931.50175</text:p>
          </table:table-cell>
          <table:table-cell office:value-type="float" office:value="4536" calcext:value-type="float">
            <text:p>4536</text:p>
          </table:table-cell>
          <table:table-cell table:formula="of:=[.B39]-[.B$2]" office:value-type="float" office:value="3.57774996757507" calcext:value-type="float">
            <text:p>3.5777499676</text:p>
          </table:table-cell>
          <table:table-cell table:formula="of:=[.D39]/([.E39]-[.E38])" office:value-type="float" office:value="45314.6670096463" calcext:value-type="float">
            <text:p>45314.667009646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56077931.60097" calcext:value-type="float">
            <text:p>1456077931.60097</text:p>
          </table:table-cell>
          <table:table-cell office:value-type="float" office:value="1456077931.60185" calcext:value-type="float">
            <text:p>1456077931.60185</text:p>
          </table:table-cell>
          <table:table-cell office:value-type="float" office:value="4600" calcext:value-type="float">
            <text:p>4600</text:p>
          </table:table-cell>
          <table:table-cell table:formula="of:=[.B40]-[.B$2]" office:value-type="float" office:value="3.67786002159119" calcext:value-type="float">
            <text:p>3.6778600216</text:p>
          </table:table-cell>
          <table:table-cell table:formula="of:=[.D40]/([.E40]-[.E39])" office:value-type="float" office:value="45949.4308060168" calcext:value-type="float">
            <text:p>45949.430806016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56077931.70115" calcext:value-type="float">
            <text:p>1456077931.70115</text:p>
          </table:table-cell>
          <table:table-cell office:value-type="float" office:value="1456077931.70207" calcext:value-type="float">
            <text:p>1456077931.70207</text:p>
          </table:table-cell>
          <table:table-cell office:value-type="float" office:value="4672" calcext:value-type="float">
            <text:p>4672</text:p>
          </table:table-cell>
          <table:table-cell table:formula="of:=[.B41]-[.B$2]" office:value-type="float" office:value="3.77803993225098" calcext:value-type="float">
            <text:p>3.7780399323</text:p>
          </table:table-cell>
          <table:table-cell table:formula="of:=[.D41]/([.E41]-[.E40])" office:value-type="float" office:value="46636.0966907434" calcext:value-type="float">
            <text:p>46636.096690743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56077931.80134" calcext:value-type="float">
            <text:p>1456077931.80134</text:p>
          </table:table-cell>
          <table:table-cell office:value-type="float" office:value="1456077931.80222" calcext:value-type="float">
            <text:p>1456077931.80222</text:p>
          </table:table-cell>
          <table:table-cell office:value-type="float" office:value="4752" calcext:value-type="float">
            <text:p>4752</text:p>
          </table:table-cell>
          <table:table-cell table:formula="of:=[.B42]-[.B$2]" office:value-type="float" office:value="3.87823009490967" calcext:value-type="float">
            <text:p>3.8782300949</text:p>
          </table:table-cell>
          <table:table-cell table:formula="of:=[.D42]/([.E42]-[.E41])" office:value-type="float" office:value="47429.8062194809" calcext:value-type="float">
            <text:p>47429.806219480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56077931.90155" calcext:value-type="float">
            <text:p>1456077931.90155</text:p>
          </table:table-cell>
          <table:table-cell office:value-type="float" office:value="1456077931.90244" calcext:value-type="float">
            <text:p>1456077931.90244</text:p>
          </table:table-cell>
          <table:table-cell office:value-type="float" office:value="4840" calcext:value-type="float">
            <text:p>4840</text:p>
          </table:table-cell>
          <table:table-cell table:formula="of:=[.B43]-[.B$2]" office:value-type="float" office:value="3.97844004631042" calcext:value-type="float">
            <text:p>3.9784400463</text:p>
          </table:table-cell>
          <table:table-cell table:formula="of:=[.D43]/([.E43]-[.E42])" office:value-type="float" office:value="48298.5964202698" calcext:value-type="float">
            <text:p>48298.596420269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56077932.00064" calcext:value-type="float">
            <text:p>1456077932.00064</text:p>
          </table:table-cell>
          <table:table-cell office:value-type="float" office:value="1456077932.00165" calcext:value-type="float">
            <text:p>1456077932.00165</text:p>
          </table:table-cell>
          <table:table-cell office:value-type="float" office:value="4936" calcext:value-type="float">
            <text:p>4936</text:p>
          </table:table-cell>
          <table:table-cell table:formula="of:=[.B44]-[.B$2]" office:value-type="float" office:value="4.07752990722656" calcext:value-type="float">
            <text:p>4.0775299072</text:p>
          </table:table-cell>
          <table:table-cell table:formula="of:=[.D44]/([.E44]-[.E43])" office:value-type="float" office:value="49813.3709580788" calcext:value-type="float">
            <text:p>49813.370958078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56077932.10082" calcext:value-type="float">
            <text:p>1456077932.10082</text:p>
          </table:table-cell>
          <table:table-cell office:value-type="float" office:value="1456077932.10172" calcext:value-type="float">
            <text:p>1456077932.10172</text:p>
          </table:table-cell>
          <table:table-cell office:value-type="float" office:value="5032" calcext:value-type="float">
            <text:p>5032</text:p>
          </table:table-cell>
          <table:table-cell table:formula="of:=[.B45]-[.B$2]" office:value-type="float" office:value="4.17771005630493" calcext:value-type="float">
            <text:p>4.1777100563</text:p>
          </table:table-cell>
          <table:table-cell table:formula="of:=[.D45]/([.E45]-[.E44])" office:value-type="float" office:value="50229.511997068" calcext:value-type="float">
            <text:p>50229.51199706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56077932.20101" calcext:value-type="float">
            <text:p>1456077932.20101</text:p>
          </table:table-cell>
          <table:table-cell office:value-type="float" office:value="1456077932.20191" calcext:value-type="float">
            <text:p>1456077932.20191</text:p>
          </table:table-cell>
          <table:table-cell office:value-type="float" office:value="5136" calcext:value-type="float">
            <text:p>5136</text:p>
          </table:table-cell>
          <table:table-cell table:formula="of:=[.B46]-[.B$2]" office:value-type="float" office:value="4.27789998054504" calcext:value-type="float">
            <text:p>4.2778999805</text:p>
          </table:table-cell>
          <table:table-cell table:formula="of:=[.D46]/([.E46]-[.E45])" office:value-type="float" office:value="51262.6398208587" calcext:value-type="float">
            <text:p>51262.639820858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56077932.30121" calcext:value-type="float">
            <text:p>1456077932.30121</text:p>
          </table:table-cell>
          <table:table-cell office:value-type="float" office:value="1456077932.30218" calcext:value-type="float">
            <text:p>1456077932.30218</text:p>
          </table:table-cell>
          <table:table-cell office:value-type="float" office:value="5248" calcext:value-type="float">
            <text:p>5248</text:p>
          </table:table-cell>
          <table:table-cell table:formula="of:=[.B47]-[.B$2]" office:value-type="float" office:value="4.37809991836548" calcext:value-type="float">
            <text:p>4.3780999184</text:p>
          </table:table-cell>
          <table:table-cell table:formula="of:=[.D47]/([.E47]-[.E46])" office:value-type="float" office:value="52375.2820027173" calcext:value-type="float">
            <text:p>52375.282002717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56077932.40155" calcext:value-type="float">
            <text:p>1456077932.40155</text:p>
          </table:table-cell>
          <table:table-cell office:value-type="float" office:value="1456077932.40244" calcext:value-type="float">
            <text:p>1456077932.40244</text:p>
          </table:table-cell>
          <table:table-cell office:value-type="float" office:value="5360" calcext:value-type="float">
            <text:p>5360</text:p>
          </table:table-cell>
          <table:table-cell table:formula="of:=[.B48]-[.B$2]" office:value-type="float" office:value="4.47844004631043" calcext:value-type="float">
            <text:p>4.4784400463</text:p>
          </table:table-cell>
          <table:table-cell table:formula="of:=[.D48]/([.E48]-[.E47])" office:value-type="float" office:value="53418.3094020059" calcext:value-type="float">
            <text:p>53418.309402005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56077932.50155" calcext:value-type="float">
            <text:p>1456077932.50155</text:p>
          </table:table-cell>
          <table:table-cell office:value-type="float" office:value="1456077932.50254" calcext:value-type="float">
            <text:p>1456077932.50254</text:p>
          </table:table-cell>
          <table:table-cell office:value-type="float" office:value="5480" calcext:value-type="float">
            <text:p>5480</text:p>
          </table:table-cell>
          <table:table-cell table:formula="of:=[.B49]-[.B$2]" office:value-type="float" office:value="4.57843995094299" calcext:value-type="float">
            <text:p>4.5784399509</text:p>
          </table:table-cell>
          <table:table-cell table:formula="of:=[.D49]/([.E49]-[.E48])" office:value-type="float" office:value="54800.0522614024" calcext:value-type="float">
            <text:p>54800.052261402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56077932.6008" calcext:value-type="float">
            <text:p>1456077932.6008</text:p>
          </table:table-cell>
          <table:table-cell office:value-type="float" office:value="1456077932.60169" calcext:value-type="float">
            <text:p>1456077932.60169</text:p>
          </table:table-cell>
          <table:table-cell office:value-type="float" office:value="5600" calcext:value-type="float">
            <text:p>5600</text:p>
          </table:table-cell>
          <table:table-cell table:formula="of:=[.B50]-[.B$2]" office:value-type="float" office:value="4.67769002914429" calcext:value-type="float">
            <text:p>4.6776900291</text:p>
          </table:table-cell>
          <table:table-cell table:formula="of:=[.D50]/([.E50]-[.E49])" office:value-type="float" office:value="56423.1293464814" calcext:value-type="float">
            <text:p>56423.129346481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56077932.70093" calcext:value-type="float">
            <text:p>1456077932.70093</text:p>
          </table:table-cell>
          <table:table-cell office:value-type="float" office:value="1456077932.70185" calcext:value-type="float">
            <text:p>1456077932.70185</text:p>
          </table:table-cell>
          <table:table-cell office:value-type="float" office:value="5720" calcext:value-type="float">
            <text:p>5720</text:p>
          </table:table-cell>
          <table:table-cell table:formula="of:=[.B51]-[.B$2]" office:value-type="float" office:value="4.77782011032105" calcext:value-type="float">
            <text:p>4.7778201103</text:p>
          </table:table-cell>
          <table:table-cell table:formula="of:=[.D51]/([.E51]-[.E50])" office:value-type="float" office:value="57125.6902299179" calcext:value-type="float">
            <text:p>57125.690229917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56077932.80121" calcext:value-type="float">
            <text:p>1456077932.80121</text:p>
          </table:table-cell>
          <table:table-cell office:value-type="float" office:value="1456077932.80211" calcext:value-type="float">
            <text:p>1456077932.80211</text:p>
          </table:table-cell>
          <table:table-cell office:value-type="float" office:value="5840" calcext:value-type="float">
            <text:p>5840</text:p>
          </table:table-cell>
          <table:table-cell table:formula="of:=[.B52]-[.B$2]" office:value-type="float" office:value="4.87809991836548" calcext:value-type="float">
            <text:p>4.8780999184</text:p>
          </table:table-cell>
          <table:table-cell table:formula="of:=[.D52]/([.E52]-[.E51])" office:value-type="float" office:value="58237.0480547023" calcext:value-type="float">
            <text:p>58237.048054702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56077932.90118" calcext:value-type="float">
            <text:p>1456077932.90118</text:p>
          </table:table-cell>
          <table:table-cell office:value-type="float" office:value="1456077932.90219" calcext:value-type="float">
            <text:p>1456077932.90219</text:p>
          </table:table-cell>
          <table:table-cell office:value-type="float" office:value="5968" calcext:value-type="float">
            <text:p>5968</text:p>
          </table:table-cell>
          <table:table-cell table:formula="of:=[.B53]-[.B$2]" office:value-type="float" office:value="4.97807002067566" calcext:value-type="float">
            <text:p>4.9780700207</text:p>
          </table:table-cell>
          <table:table-cell table:formula="of:=[.D53]/([.E53]-[.E52])" office:value-type="float" office:value="59697.8482775068" calcext:value-type="float">
            <text:p>59697.848277506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56077933.00121" calcext:value-type="float">
            <text:p>1456077933.00121</text:p>
          </table:table-cell>
          <table:table-cell office:value-type="float" office:value="1456077933.00209" calcext:value-type="float">
            <text:p>1456077933.00209</text:p>
          </table:table-cell>
          <table:table-cell office:value-type="float" office:value="6096" calcext:value-type="float">
            <text:p>6096</text:p>
          </table:table-cell>
          <table:table-cell table:formula="of:=[.B54]-[.B$2]" office:value-type="float" office:value="5.07809996604919" calcext:value-type="float">
            <text:p>5.078099966</text:p>
          </table:table-cell>
          <table:table-cell table:formula="of:=[.D54]/([.E54]-[.E53])" office:value-type="float" office:value="60941.7507650945" calcext:value-type="float">
            <text:p>60941.750765094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56077933.10128" calcext:value-type="float">
            <text:p>1456077933.10128</text:p>
          </table:table-cell>
          <table:table-cell office:value-type="float" office:value="1456077933.10217" calcext:value-type="float">
            <text:p>1456077933.10217</text:p>
          </table:table-cell>
          <table:table-cell office:value-type="float" office:value="6216" calcext:value-type="float">
            <text:p>6216</text:p>
          </table:table-cell>
          <table:table-cell table:formula="of:=[.B55]-[.B$2]" office:value-type="float" office:value="5.17816996574402" calcext:value-type="float">
            <text:p>5.1781699657</text:p>
          </table:table-cell>
          <table:table-cell table:formula="of:=[.D55]/([.E55]-[.E54])" office:value-type="float" office:value="62116.518626526" calcext:value-type="float">
            <text:p>62116.51862652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56077933.20142" calcext:value-type="float">
            <text:p>1456077933.20142</text:p>
          </table:table-cell>
          <table:table-cell office:value-type="float" office:value="1456077933.20232" calcext:value-type="float">
            <text:p>1456077933.20232</text:p>
          </table:table-cell>
          <table:table-cell office:value-type="float" office:value="6344" calcext:value-type="float">
            <text:p>6344</text:p>
          </table:table-cell>
          <table:table-cell table:formula="of:=[.B56]-[.B$2]" office:value-type="float" office:value="5.2783100605011" calcext:value-type="float">
            <text:p>5.2783100605</text:p>
          </table:table-cell>
          <table:table-cell table:formula="of:=[.D56]/([.E56]-[.E55])" office:value-type="float" office:value="63351.2482226952" calcext:value-type="float">
            <text:p>63351.248222695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56077933.30162" calcext:value-type="float">
            <text:p>1456077933.30162</text:p>
          </table:table-cell>
          <table:table-cell office:value-type="float" office:value="1456077933.30252" calcext:value-type="float">
            <text:p>1456077933.30252</text:p>
          </table:table-cell>
          <table:table-cell office:value-type="float" office:value="6472" calcext:value-type="float">
            <text:p>6472</text:p>
          </table:table-cell>
          <table:table-cell table:formula="of:=[.B57]-[.B$2]" office:value-type="float" office:value="5.37850999832153" calcext:value-type="float">
            <text:p>5.3785099983</text:p>
          </table:table-cell>
          <table:table-cell table:formula="of:=[.D57]/([.E57]-[.E56])" office:value-type="float" office:value="64590.8584454242" calcext:value-type="float">
            <text:p>64590.858445424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56077933.40077" calcext:value-type="float">
            <text:p>1456077933.40077</text:p>
          </table:table-cell>
          <table:table-cell office:value-type="float" office:value="1456077933.40165" calcext:value-type="float">
            <text:p>1456077933.40165</text:p>
          </table:table-cell>
          <table:table-cell office:value-type="float" office:value="6592" calcext:value-type="float">
            <text:p>6592</text:p>
          </table:table-cell>
          <table:table-cell table:formula="of:=[.B58]-[.B$2]" office:value-type="float" office:value="5.4776599407196" calcext:value-type="float">
            <text:p>5.4776599407</text:p>
          </table:table-cell>
          <table:table-cell table:formula="of:=[.D58]/([.E58]-[.E57])" office:value-type="float" office:value="66485.1621752251" calcext:value-type="float">
            <text:p>66485.162175225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56077933.50124" calcext:value-type="float">
            <text:p>1456077933.50124</text:p>
          </table:table-cell>
          <table:table-cell office:value-type="float" office:value="1456077933.50214" calcext:value-type="float">
            <text:p>1456077933.50214</text:p>
          </table:table-cell>
          <table:table-cell office:value-type="float" office:value="6712" calcext:value-type="float">
            <text:p>6712</text:p>
          </table:table-cell>
          <table:table-cell table:formula="of:=[.B59]-[.B$2]" office:value-type="float" office:value="5.57813000679016" calcext:value-type="float">
            <text:p>5.5781300068</text:p>
          </table:table-cell>
          <table:table-cell table:formula="of:=[.D59]/([.E59]-[.E58])" office:value-type="float" office:value="66805.9678122078" calcext:value-type="float">
            <text:p>66805.967812207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56077933.6021" calcext:value-type="float">
            <text:p>1456077933.6021</text:p>
          </table:table-cell>
          <table:table-cell office:value-type="float" office:value="1456077933.60299" calcext:value-type="float">
            <text:p>1456077933.60299</text:p>
          </table:table-cell>
          <table:table-cell office:value-type="float" office:value="6824" calcext:value-type="float">
            <text:p>6824</text:p>
          </table:table-cell>
          <table:table-cell table:formula="of:=[.B60]-[.B$2]" office:value-type="float" office:value="5.67898988723755" calcext:value-type="float">
            <text:p>5.6789898872</text:p>
          </table:table-cell>
          <table:table-cell table:formula="of:=[.D60]/([.E60]-[.E59])" office:value-type="float" office:value="67658.2201935055" calcext:value-type="float">
            <text:p>67658.220193505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56077933.70598" calcext:value-type="float">
            <text:p>1456077933.70598</text:p>
          </table:table-cell>
          <table:table-cell office:value-type="float" office:value="1456077933.70689" calcext:value-type="float">
            <text:p>1456077933.70689</text:p>
          </table:table-cell>
          <table:table-cell office:value-type="float" office:value="6936" calcext:value-type="float">
            <text:p>6936</text:p>
          </table:table-cell>
          <table:table-cell table:formula="of:=[.B61]-[.B$2]" office:value-type="float" office:value="5.782870054245" calcext:value-type="float">
            <text:p>5.7828700542</text:p>
          </table:table-cell>
          <table:table-cell table:formula="of:=[.D61]/([.E61]-[.E60])" office:value-type="float" office:value="66769.2419044996" calcext:value-type="float">
            <text:p>66769.241904499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56077933.81131" calcext:value-type="float">
            <text:p>1456077933.81131</text:p>
          </table:table-cell>
          <table:table-cell office:value-type="float" office:value="1456077933.81231" calcext:value-type="float">
            <text:p>1456077933.81231</text:p>
          </table:table-cell>
          <table:table-cell office:value-type="float" office:value="7048" calcext:value-type="float">
            <text:p>7048</text:p>
          </table:table-cell>
          <table:table-cell table:formula="of:=[.B62]-[.B$2]" office:value-type="float" office:value="5.88820004463196" calcext:value-type="float">
            <text:p>5.8882000446</text:p>
          </table:table-cell>
          <table:table-cell table:formula="of:=[.D62]/([.E62]-[.E61])" office:value-type="float" office:value="66913.5160281222" calcext:value-type="float">
            <text:p>66913.516028122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56077933.91808" calcext:value-type="float">
            <text:p>1456077933.91808</text:p>
          </table:table-cell>
          <table:table-cell office:value-type="float" office:value="1456077933.91898" calcext:value-type="float">
            <text:p>1456077933.91898</text:p>
          </table:table-cell>
          <table:table-cell office:value-type="float" office:value="7152" calcext:value-type="float">
            <text:p>7152</text:p>
          </table:table-cell>
          <table:table-cell table:formula="of:=[.B63]-[.B$2]" office:value-type="float" office:value="5.99497008323669" calcext:value-type="float">
            <text:p>5.9949700832</text:p>
          </table:table-cell>
          <table:table-cell table:formula="of:=[.D63]/([.E63]-[.E62])" office:value-type="float" office:value="66985.0839567153" calcext:value-type="float">
            <text:p>66985.083956715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56077934.02631" calcext:value-type="float">
            <text:p>1456077934.02631</text:p>
          </table:table-cell>
          <table:table-cell office:value-type="float" office:value="1456077934.02726" calcext:value-type="float">
            <text:p>1456077934.02726</text:p>
          </table:table-cell>
          <table:table-cell office:value-type="float" office:value="7248" calcext:value-type="float">
            <text:p>7248</text:p>
          </table:table-cell>
          <table:table-cell table:formula="of:=[.B64]-[.B$2]" office:value-type="float" office:value="6.10319995880127" calcext:value-type="float">
            <text:p>6.1031999588</text:p>
          </table:table-cell>
          <table:table-cell table:formula="of:=[.D64]/([.E64]-[.E63])" office:value-type="float" office:value="66968.5700199802" calcext:value-type="float">
            <text:p>66968.570019980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56077934.13607" calcext:value-type="float">
            <text:p>1456077934.13607</text:p>
          </table:table-cell>
          <table:table-cell office:value-type="float" office:value="1456077934.13699" calcext:value-type="float">
            <text:p>1456077934.13699</text:p>
          </table:table-cell>
          <table:table-cell office:value-type="float" office:value="7344" calcext:value-type="float">
            <text:p>7344</text:p>
          </table:table-cell>
          <table:table-cell table:formula="of:=[.B65]-[.B$2]" office:value-type="float" office:value="6.21296000480652" calcext:value-type="float">
            <text:p>6.2129600048</text:p>
          </table:table-cell>
          <table:table-cell table:formula="of:=[.D65]/([.E65]-[.E64])" office:value-type="float" office:value="66909.592946497" calcext:value-type="float">
            <text:p>66909.59294649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56077934.24722" calcext:value-type="float">
            <text:p>1456077934.24722</text:p>
          </table:table-cell>
          <table:table-cell office:value-type="float" office:value="1456077934.24812" calcext:value-type="float">
            <text:p>1456077934.24812</text:p>
          </table:table-cell>
          <table:table-cell office:value-type="float" office:value="7432" calcext:value-type="float">
            <text:p>7432</text:p>
          </table:table-cell>
          <table:table-cell table:formula="of:=[.B66]-[.B$2]" office:value-type="float" office:value="6.32411003112793" calcext:value-type="float">
            <text:p>6.3241100311</text:p>
          </table:table-cell>
          <table:table-cell table:formula="of:=[.D66]/([.E66]-[.E65])" office:value-type="float" office:value="66864.5815567239" calcext:value-type="float">
            <text:p>66864.581556723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56077934.35968" calcext:value-type="float">
            <text:p>1456077934.35968</text:p>
          </table:table-cell>
          <table:table-cell office:value-type="float" office:value="1456077934.3606" calcext:value-type="float">
            <text:p>1456077934.3606</text:p>
          </table:table-cell>
          <table:table-cell office:value-type="float" office:value="7512" calcext:value-type="float">
            <text:p>7512</text:p>
          </table:table-cell>
          <table:table-cell table:formula="of:=[.B67]-[.B$2]" office:value-type="float" office:value="6.43656992912293" calcext:value-type="float">
            <text:p>6.4365699291</text:p>
          </table:table-cell>
          <table:table-cell table:formula="of:=[.D67]/([.E67]-[.E66])" office:value-type="float" office:value="66797.1439946914" calcext:value-type="float">
            <text:p>66797.143994691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56077934.47304" calcext:value-type="float">
            <text:p>1456077934.47304</text:p>
          </table:table-cell>
          <table:table-cell office:value-type="float" office:value="1456077934.47396" calcext:value-type="float">
            <text:p>1456077934.47396</text:p>
          </table:table-cell>
          <table:table-cell office:value-type="float" office:value="7584" calcext:value-type="float">
            <text:p>7584</text:p>
          </table:table-cell>
          <table:table-cell table:formula="of:=[.B68]-[.B$2]" office:value-type="float" office:value="6.54993009567261" calcext:value-type="float">
            <text:p>6.5499300957</text:p>
          </table:table-cell>
          <table:table-cell table:formula="of:=[.D68]/([.E68]-[.E67])" office:value-type="float" office:value="66901.8071411896" calcext:value-type="float">
            <text:p>66901.807141189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56077934.58745" calcext:value-type="float">
            <text:p>1456077934.58745</text:p>
          </table:table-cell>
          <table:table-cell office:value-type="float" office:value="1456077934.58834" calcext:value-type="float">
            <text:p>1456077934.58834</text:p>
          </table:table-cell>
          <table:table-cell office:value-type="float" office:value="7648" calcext:value-type="float">
            <text:p>7648</text:p>
          </table:table-cell>
          <table:table-cell table:formula="of:=[.B69]-[.B$2]" office:value-type="float" office:value="6.66434001922607" calcext:value-type="float">
            <text:p>6.6643400192</text:p>
          </table:table-cell>
          <table:table-cell table:formula="of:=[.D69]/([.E69]-[.E68])" office:value-type="float" office:value="66847.3482234772" calcext:value-type="float">
            <text:p>66847.348223477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56077934.70295" calcext:value-type="float">
            <text:p>1456077934.70295</text:p>
          </table:table-cell>
          <table:table-cell office:value-type="float" office:value="1456077934.70383" calcext:value-type="float">
            <text:p>1456077934.70383</text:p>
          </table:table-cell>
          <table:table-cell office:value-type="float" office:value="7712" calcext:value-type="float">
            <text:p>7712</text:p>
          </table:table-cell>
          <table:table-cell table:formula="of:=[.B70]-[.B$2]" office:value-type="float" office:value="6.77983999252319" calcext:value-type="float">
            <text:p>6.7798399925</text:p>
          </table:table-cell>
          <table:table-cell table:formula="of:=[.D70]/([.E70]-[.E69])" office:value-type="float" office:value="66770.5782075047" calcext:value-type="float">
            <text:p>66770.578207504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56077934.81928" calcext:value-type="float">
            <text:p>1456077934.81928</text:p>
          </table:table-cell>
          <table:table-cell office:value-type="float" office:value="1456077934.8202" calcext:value-type="float">
            <text:p>1456077934.8202</text:p>
          </table:table-cell>
          <table:table-cell office:value-type="float" office:value="7760" calcext:value-type="float">
            <text:p>7760</text:p>
          </table:table-cell>
          <table:table-cell table:formula="of:=[.B71]-[.B$2]" office:value-type="float" office:value="6.89616990089417" calcext:value-type="float">
            <text:p>6.8961699009</text:p>
          </table:table-cell>
          <table:table-cell table:formula="of:=[.D71]/([.E71]-[.E70])" office:value-type="float" office:value="66706.8349719116" calcext:value-type="float">
            <text:p>66706.834971911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56077934.93629" calcext:value-type="float">
            <text:p>1456077934.93629</text:p>
          </table:table-cell>
          <table:table-cell office:value-type="float" office:value="1456077934.93725" calcext:value-type="float">
            <text:p>1456077934.93725</text:p>
          </table:table-cell>
          <table:table-cell office:value-type="float" office:value="7808" calcext:value-type="float">
            <text:p>7808</text:p>
          </table:table-cell>
          <table:table-cell table:formula="of:=[.B72]-[.B$2]" office:value-type="float" office:value="7.01318001747131" calcext:value-type="float">
            <text:p>7.0131800175</text:p>
          </table:table-cell>
          <table:table-cell table:formula="of:=[.D72]/([.E72]-[.E71])" office:value-type="float" office:value="66729.2728902799" calcext:value-type="float">
            <text:p>66729.272890279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56077935.05392" calcext:value-type="float">
            <text:p>1456077935.05392</text:p>
          </table:table-cell>
          <table:table-cell office:value-type="float" office:value="1456077935.0548" calcext:value-type="float">
            <text:p>1456077935.0548</text:p>
          </table:table-cell>
          <table:table-cell office:value-type="float" office:value="7840" calcext:value-type="float">
            <text:p>7840</text:p>
          </table:table-cell>
          <table:table-cell table:formula="of:=[.B73]-[.B$2]" office:value-type="float" office:value="7.13081002235413" calcext:value-type="float">
            <text:p>7.1308100224</text:p>
          </table:table-cell>
          <table:table-cell table:formula="of:=[.D73]/([.E73]-[.E72])" office:value-type="float" office:value="66649.6614346867" calcext:value-type="float">
            <text:p>66649.661434686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56077935.17211" calcext:value-type="float">
            <text:p>1456077935.17211</text:p>
          </table:table-cell>
          <table:table-cell office:value-type="float" office:value="1456077935.17301" calcext:value-type="float">
            <text:p>1456077935.17301</text:p>
          </table:table-cell>
          <table:table-cell office:value-type="float" office:value="7864" calcext:value-type="float">
            <text:p>7864</text:p>
          </table:table-cell>
          <table:table-cell table:formula="of:=[.B74]-[.B$2]" office:value-type="float" office:value="7.24900007247925" calcext:value-type="float">
            <text:p>7.2490000725</text:p>
          </table:table-cell>
          <table:table-cell table:formula="of:=[.D74]/([.E74]-[.E73])" office:value-type="float" office:value="66536.9038398306" calcext:value-type="float">
            <text:p>66536.903839830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56077935.29053" calcext:value-type="float">
            <text:p>1456077935.29053</text:p>
          </table:table-cell>
          <table:table-cell office:value-type="float" office:value="1456077935.29144" calcext:value-type="float">
            <text:p>1456077935.29144</text:p>
          </table:table-cell>
          <table:table-cell office:value-type="float" office:value="7880" calcext:value-type="float">
            <text:p>7880</text:p>
          </table:table-cell>
          <table:table-cell table:formula="of:=[.B75]-[.B$2]" office:value-type="float" office:value="7.36741995811462" calcext:value-type="float">
            <text:p>7.3674199581</text:p>
          </table:table-cell>
          <table:table-cell table:formula="of:=[.D75]/([.E75]-[.E74])" office:value-type="float" office:value="66542.8779779701" calcext:value-type="float">
            <text:p>66542.877977970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56077935.4093" calcext:value-type="float">
            <text:p>1456077935.4093</text:p>
          </table:table-cell>
          <table:table-cell office:value-type="float" office:value="1456077935.41017" calcext:value-type="float">
            <text:p>1456077935.41017</text:p>
          </table:table-cell>
          <table:table-cell office:value-type="float" office:value="7888" calcext:value-type="float">
            <text:p>7888</text:p>
          </table:table-cell>
          <table:table-cell table:formula="of:=[.B76]-[.B$2]" office:value-type="float" office:value="7.4861900806427" calcext:value-type="float">
            <text:p>7.4861900806</text:p>
          </table:table-cell>
          <table:table-cell table:formula="of:=[.D76]/([.E76]-[.E75])" office:value-type="float" office:value="66414.0091135744" calcext:value-type="float">
            <text:p>66414.009113574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56077935.52825" calcext:value-type="float">
            <text:p>1456077935.52825</text:p>
          </table:table-cell>
          <table:table-cell office:value-type="float" office:value="1456077935.52914" calcext:value-type="float">
            <text:p>1456077935.52914</text:p>
          </table:table-cell>
          <table:table-cell office:value-type="float" office:value="7888" calcext:value-type="float">
            <text:p>7888</text:p>
          </table:table-cell>
          <table:table-cell table:formula="of:=[.B77]-[.B$2]" office:value-type="float" office:value="7.60513997077942" calcext:value-type="float">
            <text:p>7.6051399708</text:p>
          </table:table-cell>
          <table:table-cell table:formula="of:=[.D77]/([.E77]-[.E76])" office:value-type="float" office:value="66313.6383811173" calcext:value-type="float">
            <text:p>66313.638381117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56077935.64724" calcext:value-type="float">
            <text:p>1456077935.64724</text:p>
          </table:table-cell>
          <table:table-cell office:value-type="float" office:value="1456077935.64819" calcext:value-type="float">
            <text:p>1456077935.64819</text:p>
          </table:table-cell>
          <table:table-cell office:value-type="float" office:value="7880" calcext:value-type="float">
            <text:p>7880</text:p>
          </table:table-cell>
          <table:table-cell table:formula="of:=[.B78]-[.B$2]" office:value-type="float" office:value="7.72412991523743" calcext:value-type="float">
            <text:p>7.7241299152</text:p>
          </table:table-cell>
          <table:table-cell table:formula="of:=[.D78]/([.E78]-[.E77])" office:value-type="float" office:value="66224.0833533702" calcext:value-type="float">
            <text:p>66224.083353370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56077935.7659" calcext:value-type="float">
            <text:p>1456077935.7659</text:p>
          </table:table-cell>
          <table:table-cell office:value-type="float" office:value="1456077935.76695" calcext:value-type="float">
            <text:p>1456077935.76695</text:p>
          </table:table-cell>
          <table:table-cell office:value-type="float" office:value="7864" calcext:value-type="float">
            <text:p>7864</text:p>
          </table:table-cell>
          <table:table-cell table:formula="of:=[.B79]-[.B$2]" office:value-type="float" office:value="7.84278988838196" calcext:value-type="float">
            <text:p>7.8427898884</text:p>
          </table:table-cell>
          <table:table-cell table:formula="of:=[.D79]/([.E79]-[.E78])" office:value-type="float" office:value="66273.4011444737" calcext:value-type="float">
            <text:p>66273.401144473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56077935.88462" calcext:value-type="float">
            <text:p>1456077935.88462</text:p>
          </table:table-cell>
          <table:table-cell office:value-type="float" office:value="1456077935.88551" calcext:value-type="float">
            <text:p>1456077935.88551</text:p>
          </table:table-cell>
          <table:table-cell office:value-type="float" office:value="7840" calcext:value-type="float">
            <text:p>7840</text:p>
          </table:table-cell>
          <table:table-cell table:formula="of:=[.B80]-[.B$2]" office:value-type="float" office:value="7.96150994300842" calcext:value-type="float">
            <text:p>7.961509943</text:p>
          </table:table-cell>
          <table:table-cell table:formula="of:=[.D80]/([.E80]-[.E79])" office:value-type="float" office:value="66037.7054632211" calcext:value-type="float">
            <text:p>66037.705463221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56077936.00268" calcext:value-type="float">
            <text:p>1456077936.00268</text:p>
          </table:table-cell>
          <table:table-cell office:value-type="float" office:value="1456077936.0036" calcext:value-type="float">
            <text:p>1456077936.0036</text:p>
          </table:table-cell>
          <table:table-cell office:value-type="float" office:value="7800" calcext:value-type="float">
            <text:p>7800</text:p>
          </table:table-cell>
          <table:table-cell table:formula="of:=[.B81]-[.B$2]" office:value-type="float" office:value="8.07957005500793" calcext:value-type="float">
            <text:p>8.079570055</text:p>
          </table:table-cell>
          <table:table-cell table:formula="of:=[.D81]/([.E81]-[.E80])" office:value-type="float" office:value="66068.038289107" calcext:value-type="float">
            <text:p>66068.03828910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56077936.12009" calcext:value-type="float">
            <text:p>1456077936.12009</text:p>
          </table:table-cell>
          <table:table-cell office:value-type="float" office:value="1456077936.12104" calcext:value-type="float">
            <text:p>1456077936.12104</text:p>
          </table:table-cell>
          <table:table-cell office:value-type="float" office:value="7760" calcext:value-type="float">
            <text:p>7760</text:p>
          </table:table-cell>
          <table:table-cell table:formula="of:=[.B82]-[.B$2]" office:value-type="float" office:value="8.19697999954224" calcext:value-type="float">
            <text:p>8.1969799995</text:p>
          </table:table-cell>
          <table:table-cell table:formula="of:=[.D82]/([.E82]-[.E81])" office:value-type="float" office:value="66093.2089762881" calcext:value-type="float">
            <text:p>66093.208976288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56077936.23719" calcext:value-type="float">
            <text:p>1456077936.23719</text:p>
          </table:table-cell>
          <table:table-cell office:value-type="float" office:value="1456077936.23809" calcext:value-type="float">
            <text:p>1456077936.23809</text:p>
          </table:table-cell>
          <table:table-cell office:value-type="float" office:value="7712" calcext:value-type="float">
            <text:p>7712</text:p>
          </table:table-cell>
          <table:table-cell table:formula="of:=[.B83]-[.B$2]" office:value-type="float" office:value="8.31407999992371" calcext:value-type="float">
            <text:p>8.3140799999</text:p>
          </table:table-cell>
          <table:table-cell table:formula="of:=[.D83]/([.E83]-[.E82])" office:value-type="float" office:value="65858.2406052696" calcext:value-type="float">
            <text:p>65858.240605269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56077936.35337" calcext:value-type="float">
            <text:p>1456077936.35337</text:p>
          </table:table-cell>
          <table:table-cell office:value-type="float" office:value="1456077936.35425" calcext:value-type="float">
            <text:p>1456077936.35425</text:p>
          </table:table-cell>
          <table:table-cell office:value-type="float" office:value="7648" calcext:value-type="float">
            <text:p>7648</text:p>
          </table:table-cell>
          <table:table-cell table:formula="of:=[.B84]-[.B$2]" office:value-type="float" office:value="8.43025994300842" calcext:value-type="float">
            <text:p>8.430259943</text:p>
          </table:table-cell>
          <table:table-cell table:formula="of:=[.D84]/([.E84]-[.E83])" office:value-type="float" office:value="65828.9184599031" calcext:value-type="float">
            <text:p>65828.918459903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56077936.46904" calcext:value-type="float">
            <text:p>1456077936.46904</text:p>
          </table:table-cell>
          <table:table-cell office:value-type="float" office:value="1456077936.46992" calcext:value-type="float">
            <text:p>1456077936.46992</text:p>
          </table:table-cell>
          <table:table-cell office:value-type="float" office:value="7584" calcext:value-type="float">
            <text:p>7584</text:p>
          </table:table-cell>
          <table:table-cell table:formula="of:=[.B85]-[.B$2]" office:value-type="float" office:value="8.54592990875244" calcext:value-type="float">
            <text:p>8.5459299088</text:p>
          </table:table-cell>
          <table:table-cell table:formula="of:=[.D85]/([.E85]-[.E84])" office:value-type="float" office:value="65565.8532551453" calcext:value-type="float">
            <text:p>65565.853255145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56077936.58357" calcext:value-type="float">
            <text:p>1456077936.58357</text:p>
          </table:table-cell>
          <table:table-cell office:value-type="float" office:value="1456077936.58462" calcext:value-type="float">
            <text:p>1456077936.58462</text:p>
          </table:table-cell>
          <table:table-cell office:value-type="float" office:value="7512" calcext:value-type="float">
            <text:p>7512</text:p>
          </table:table-cell>
          <table:table-cell table:formula="of:=[.B86]-[.B$2]" office:value-type="float" office:value="8.66045999526978" calcext:value-type="float">
            <text:p>8.6604599953</text:p>
          </table:table-cell>
          <table:table-cell table:formula="of:=[.D86]/([.E86]-[.E85])" office:value-type="float" office:value="65589.7522513708" calcext:value-type="float">
            <text:p>65589.752251370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56077936.69662" calcext:value-type="float">
            <text:p>1456077936.69662</text:p>
          </table:table-cell>
          <table:table-cell office:value-type="float" office:value="1456077936.69806" calcext:value-type="float">
            <text:p>1456077936.69806</text:p>
          </table:table-cell>
          <table:table-cell office:value-type="float" office:value="7432" calcext:value-type="float">
            <text:p>7432</text:p>
          </table:table-cell>
          <table:table-cell table:formula="of:=[.B87]-[.B$2]" office:value-type="float" office:value="8.77350997924805" calcext:value-type="float">
            <text:p>8.7735099792</text:p>
          </table:table-cell>
          <table:table-cell table:formula="of:=[.D87]/([.E87]-[.E86])" office:value-type="float" office:value="65740.8319618024" calcext:value-type="float">
            <text:p>65740.831961802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56077936.80914" calcext:value-type="float">
            <text:p>1456077936.80914</text:p>
          </table:table-cell>
          <table:table-cell office:value-type="float" office:value="1456077936.81017" calcext:value-type="float">
            <text:p>1456077936.81017</text:p>
          </table:table-cell>
          <table:table-cell office:value-type="float" office:value="7344" calcext:value-type="float">
            <text:p>7344</text:p>
          </table:table-cell>
          <table:table-cell table:formula="of:=[.B88]-[.B$2]" office:value-type="float" office:value="8.88602995872498" calcext:value-type="float">
            <text:p>8.8860299587</text:p>
          </table:table-cell>
          <table:table-cell table:formula="of:=[.D88]/([.E88]-[.E87])" office:value-type="float" office:value="65268.4086340935" calcext:value-type="float">
            <text:p>65268.408634093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56077936.92032" calcext:value-type="float">
            <text:p>1456077936.92032</text:p>
          </table:table-cell>
          <table:table-cell office:value-type="float" office:value="1456077936.92122" calcext:value-type="float">
            <text:p>1456077936.92122</text:p>
          </table:table-cell>
          <table:table-cell office:value-type="float" office:value="7248" calcext:value-type="float">
            <text:p>7248</text:p>
          </table:table-cell>
          <table:table-cell table:formula="of:=[.B89]-[.B$2]" office:value-type="float" office:value="8.99721002578735" calcext:value-type="float">
            <text:p>8.9972100258</text:p>
          </table:table-cell>
          <table:table-cell table:formula="of:=[.D89]/([.E89]-[.E88])" office:value-type="float" office:value="65191.5418969255" calcext:value-type="float">
            <text:p>65191.541896925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56077937.03005" calcext:value-type="float">
            <text:p>1456077937.03005</text:p>
          </table:table-cell>
          <table:table-cell office:value-type="float" office:value="1456077937.03095" calcext:value-type="float">
            <text:p>1456077937.03095</text:p>
          </table:table-cell>
          <table:table-cell office:value-type="float" office:value="7152" calcext:value-type="float">
            <text:p>7152</text:p>
          </table:table-cell>
          <table:table-cell table:formula="of:=[.B90]-[.B$2]" office:value-type="float" office:value="9.10694003105164" calcext:value-type="float">
            <text:p>9.1069400311</text:p>
          </table:table-cell>
          <table:table-cell table:formula="of:=[.D90]/([.E90]-[.E89])" office:value-type="float" office:value="65178.1614588878" calcext:value-type="float">
            <text:p>65178.161458887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56077937.13849" calcext:value-type="float">
            <text:p>1456077937.13849</text:p>
          </table:table-cell>
          <table:table-cell office:value-type="float" office:value="1456077937.13942" calcext:value-type="float">
            <text:p>1456077937.13942</text:p>
          </table:table-cell>
          <table:table-cell office:value-type="float" office:value="7048" calcext:value-type="float">
            <text:p>7048</text:p>
          </table:table-cell>
          <table:table-cell table:formula="of:=[.B91]-[.B$2]" office:value-type="float" office:value="9.2153799533844" calcext:value-type="float">
            <text:p>9.2153799534</text:p>
          </table:table-cell>
          <table:table-cell table:formula="of:=[.D91]/([.E91]-[.E90])" office:value-type="float" office:value="64994.5135369259" calcext:value-type="float">
            <text:p>64994.513536925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56077937.24521" calcext:value-type="float">
            <text:p>1456077937.24521</text:p>
          </table:table-cell>
          <table:table-cell office:value-type="float" office:value="1456077937.24629" calcext:value-type="float">
            <text:p>1456077937.24629</text:p>
          </table:table-cell>
          <table:table-cell office:value-type="float" office:value="6936" calcext:value-type="float">
            <text:p>6936</text:p>
          </table:table-cell>
          <table:table-cell table:formula="of:=[.B92]-[.B$2]" office:value-type="float" office:value="9.32209992408752" calcext:value-type="float">
            <text:p>9.3220999241</text:p>
          </table:table-cell>
          <table:table-cell table:formula="of:=[.D92]/([.E92]-[.E91])" office:value-type="float" office:value="64992.5215899342" calcext:value-type="float">
            <text:p>64992.521589934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56077937.35061" calcext:value-type="float">
            <text:p>1456077937.35061</text:p>
          </table:table-cell>
          <table:table-cell office:value-type="float" office:value="1456077937.35149" calcext:value-type="float">
            <text:p>1456077937.35149</text:p>
          </table:table-cell>
          <table:table-cell office:value-type="float" office:value="6824" calcext:value-type="float">
            <text:p>6824</text:p>
          </table:table-cell>
          <table:table-cell table:formula="of:=[.B93]-[.B$2]" office:value-type="float" office:value="9.42750000953674" calcext:value-type="float">
            <text:p>9.4275000095</text:p>
          </table:table-cell>
          <table:table-cell table:formula="of:=[.D93]/([.E93]-[.E92])" office:value-type="float" office:value="64743.7805284111" calcext:value-type="float">
            <text:p>64743.780528411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56077937.45415" calcext:value-type="float">
            <text:p>1456077937.45415</text:p>
          </table:table-cell>
          <table:table-cell office:value-type="float" office:value="1456077937.45504" calcext:value-type="float">
            <text:p>1456077937.45504</text:p>
          </table:table-cell>
          <table:table-cell office:value-type="float" office:value="6704" calcext:value-type="float">
            <text:p>6704</text:p>
          </table:table-cell>
          <table:table-cell table:formula="of:=[.B94]-[.B$2]" office:value-type="float" office:value="9.53103995323181" calcext:value-type="float">
            <text:p>9.5310399532</text:p>
          </table:table-cell>
          <table:table-cell table:formula="of:=[.D94]/([.E94]-[.E93])" office:value-type="float" office:value="64747.9587176878" calcext:value-type="float">
            <text:p>64747.958717687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56077937.55648" calcext:value-type="float">
            <text:p>1456077937.55648</text:p>
          </table:table-cell>
          <table:table-cell office:value-type="float" office:value="1456077937.55739" calcext:value-type="float">
            <text:p>1456077937.55739</text:p>
          </table:table-cell>
          <table:table-cell office:value-type="float" office:value="6584" calcext:value-type="float">
            <text:p>6584</text:p>
          </table:table-cell>
          <table:table-cell table:formula="of:=[.B95]-[.B$2]" office:value-type="float" office:value="9.63336992263794" calcext:value-type="float">
            <text:p>9.6333699226</text:p>
          </table:table-cell>
          <table:table-cell table:formula="of:=[.D95]/([.E95]-[.E94])" office:value-type="float" office:value="64340.8772445673" calcext:value-type="float">
            <text:p>64340.877244567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56077937.65652" calcext:value-type="float">
            <text:p>1456077937.65652</text:p>
          </table:table-cell>
          <table:table-cell office:value-type="float" office:value="1456077937.65743" calcext:value-type="float">
            <text:p>1456077937.65743</text:p>
          </table:table-cell>
          <table:table-cell office:value-type="float" office:value="6464" calcext:value-type="float">
            <text:p>6464</text:p>
          </table:table-cell>
          <table:table-cell table:formula="of:=[.B96]-[.B$2]" office:value-type="float" office:value="9.7334098815918" calcext:value-type="float">
            <text:p>9.7334098816</text:p>
          </table:table-cell>
          <table:table-cell table:formula="of:=[.D96]/([.E96]-[.E95])" office:value-type="float" office:value="64614.1808492891" calcext:value-type="float">
            <text:p>64614.180849289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56077937.75482" calcext:value-type="float">
            <text:p>1456077937.75482</text:p>
          </table:table-cell>
          <table:table-cell office:value-type="float" office:value="1456077937.75598" calcext:value-type="float">
            <text:p>1456077937.75598</text:p>
          </table:table-cell>
          <table:table-cell office:value-type="float" office:value="6344" calcext:value-type="float">
            <text:p>6344</text:p>
          </table:table-cell>
          <table:table-cell table:formula="of:=[.B97]-[.B$2]" office:value-type="float" office:value="9.83171010017395" calcext:value-type="float">
            <text:p>9.8317101002</text:p>
          </table:table-cell>
          <table:table-cell table:formula="of:=[.D97]/([.E97]-[.E96])" office:value-type="float" office:value="64536.9877249873" calcext:value-type="float">
            <text:p>64536.987724987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56077937.8516" calcext:value-type="float">
            <text:p>1456077937.8516</text:p>
          </table:table-cell>
          <table:table-cell office:value-type="float" office:value="1456077937.8525" calcext:value-type="float">
            <text:p>1456077937.8525</text:p>
          </table:table-cell>
          <table:table-cell office:value-type="float" office:value="6216" calcext:value-type="float">
            <text:p>6216</text:p>
          </table:table-cell>
          <table:table-cell table:formula="of:=[.B98]-[.B$2]" office:value-type="float" office:value="9.92848992347717" calcext:value-type="float">
            <text:p>9.9284899235</text:p>
          </table:table-cell>
          <table:table-cell table:formula="of:=[.D98]/([.E98]-[.E97])" office:value-type="float" office:value="64228.263576433" calcext:value-type="float">
            <text:p>64228.26357643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56077937.94706" calcext:value-type="float">
            <text:p>1456077937.94706</text:p>
          </table:table-cell>
          <table:table-cell office:value-type="float" office:value="1456077937.94796" calcext:value-type="float">
            <text:p>1456077937.94796</text:p>
          </table:table-cell>
          <table:table-cell office:value-type="float" office:value="6088" calcext:value-type="float">
            <text:p>6088</text:p>
          </table:table-cell>
          <table:table-cell table:formula="of:=[.B99]-[.B$2]" office:value-type="float" office:value="10.0239500999451" calcext:value-type="float">
            <text:p>10.0239500999</text:p>
          </table:table-cell>
          <table:table-cell table:formula="of:=[.D99]/([.E99]-[.E98])" office:value-type="float" office:value="63775.285414934" calcext:value-type="float">
            <text:p>63775.28541493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56077938.03971" calcext:value-type="float">
            <text:p>1456077938.03971</text:p>
          </table:table-cell>
          <table:table-cell office:value-type="float" office:value="1456077938.04061" calcext:value-type="float">
            <text:p>1456077938.04061</text:p>
          </table:table-cell>
          <table:table-cell office:value-type="float" office:value="5968" calcext:value-type="float">
            <text:p>5968</text:p>
          </table:table-cell>
          <table:table-cell table:formula="of:=[.B100]-[.B$2]" office:value-type="float" office:value="10.1166000366211" calcext:value-type="float">
            <text:p>10.1166000366</text:p>
          </table:table-cell>
          <table:table-cell table:formula="of:=[.D100]/([.E100]-[.E99])" office:value-type="float" office:value="64414.5070586358" calcext:value-type="float">
            <text:p>64414.507058635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56077938.13116" calcext:value-type="float">
            <text:p>1456077938.13116</text:p>
          </table:table-cell>
          <table:table-cell office:value-type="float" office:value="1456077938.13208" calcext:value-type="float">
            <text:p>1456077938.13208</text:p>
          </table:table-cell>
          <table:table-cell office:value-type="float" office:value="5840" calcext:value-type="float">
            <text:p>5840</text:p>
          </table:table-cell>
          <table:table-cell table:formula="of:=[.B101]-[.B$2]" office:value-type="float" office:value="10.2080500125885" calcext:value-type="float">
            <text:p>10.2080500126</text:p>
          </table:table-cell>
          <table:table-cell table:formula="of:=[.D101]/([.E101]-[.E100])" office:value-type="float" office:value="63860.0495869061" calcext:value-type="float">
            <text:p>63860.049586906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56077938.22078" calcext:value-type="float">
            <text:p>1456077938.22078</text:p>
          </table:table-cell>
          <table:table-cell office:value-type="float" office:value="1456077938.22167" calcext:value-type="float">
            <text:p>1456077938.22167</text:p>
          </table:table-cell>
          <table:table-cell office:value-type="float" office:value="5720" calcext:value-type="float">
            <text:p>5720</text:p>
          </table:table-cell>
          <table:table-cell table:formula="of:=[.B102]-[.B$2]" office:value-type="float" office:value="10.2976698875427" calcext:value-type="float">
            <text:p>10.2976698875</text:p>
          </table:table-cell>
          <table:table-cell table:formula="of:=[.D102]/([.E102]-[.E101])" office:value-type="float" office:value="63825.1281082649" calcext:value-type="float">
            <text:p>63825.128108264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56077938.30863" calcext:value-type="float">
            <text:p>1456077938.30863</text:p>
          </table:table-cell>
          <table:table-cell office:value-type="float" office:value="1456077938.30953" calcext:value-type="float">
            <text:p>1456077938.30953</text:p>
          </table:table-cell>
          <table:table-cell office:value-type="float" office:value="5592" calcext:value-type="float">
            <text:p>5592</text:p>
          </table:table-cell>
          <table:table-cell table:formula="of:=[.B103]-[.B$2]" office:value-type="float" office:value="10.3855199813843" calcext:value-type="float">
            <text:p>10.3855199814</text:p>
          </table:table-cell>
          <table:table-cell table:formula="of:=[.D103]/([.E103]-[.E102])" office:value-type="float" office:value="63653.8876109317" calcext:value-type="float">
            <text:p>63653.887610931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56077938.39468" calcext:value-type="float">
            <text:p>1456077938.39468</text:p>
          </table:table-cell>
          <table:table-cell office:value-type="float" office:value="1456077938.39556" calcext:value-type="float">
            <text:p>1456077938.39556</text:p>
          </table:table-cell>
          <table:table-cell office:value-type="float" office:value="5472" calcext:value-type="float">
            <text:p>5472</text:p>
          </table:table-cell>
          <table:table-cell table:formula="of:=[.B104]-[.B$2]" office:value-type="float" office:value="10.4715700149536" calcext:value-type="float">
            <text:p>10.471570015</text:p>
          </table:table-cell>
          <table:table-cell table:formula="of:=[.D104]/([.E104]-[.E103])" office:value-type="float" office:value="63590.9106948908" calcext:value-type="float">
            <text:p>63590.910694890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56077938.47945" calcext:value-type="float">
            <text:p>1456077938.47945</text:p>
          </table:table-cell>
          <table:table-cell office:value-type="float" office:value="1456077938.48035" calcext:value-type="float">
            <text:p>1456077938.48035</text:p>
          </table:table-cell>
          <table:table-cell office:value-type="float" office:value="5360" calcext:value-type="float">
            <text:p>5360</text:p>
          </table:table-cell>
          <table:table-cell table:formula="of:=[.B105]-[.B$2]" office:value-type="float" office:value="10.5563399791718" calcext:value-type="float">
            <text:p>10.5563399792</text:p>
          </table:table-cell>
          <table:table-cell table:formula="of:=[.D105]/([.E105]-[.E104])" office:value-type="float" office:value="63229.9429336438" calcext:value-type="float">
            <text:p>63229.942933643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56077938.56192" calcext:value-type="float">
            <text:p>1456077938.56192</text:p>
          </table:table-cell>
          <table:table-cell office:value-type="float" office:value="1456077938.56304" calcext:value-type="float">
            <text:p>1456077938.56304</text:p>
          </table:table-cell>
          <table:table-cell office:value-type="float" office:value="5248" calcext:value-type="float">
            <text:p>5248</text:p>
          </table:table-cell>
          <table:table-cell table:formula="of:=[.B106]-[.B$2]" office:value-type="float" office:value="10.6388099193573" calcext:value-type="float">
            <text:p>10.6388099194</text:p>
          </table:table-cell>
          <table:table-cell table:formula="of:=[.D106]/([.E106]-[.E105])" office:value-type="float" office:value="63635.3074610296" calcext:value-type="float">
            <text:p>63635.307461029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56077938.64295" calcext:value-type="float">
            <text:p>1456077938.64295</text:p>
          </table:table-cell>
          <table:table-cell office:value-type="float" office:value="1456077938.64385" calcext:value-type="float">
            <text:p>1456077938.64385</text:p>
          </table:table-cell>
          <table:table-cell office:value-type="float" office:value="5136" calcext:value-type="float">
            <text:p>5136</text:p>
          </table:table-cell>
          <table:table-cell table:formula="of:=[.B107]-[.B$2]" office:value-type="float" office:value="10.7198400497437" calcext:value-type="float">
            <text:p>10.7198400497</text:p>
          </table:table-cell>
          <table:table-cell table:formula="of:=[.D107]/([.E107]-[.E106])" office:value-type="float" office:value="63383.8298853957" calcext:value-type="float">
            <text:p>63383.829885395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56077938.7225" calcext:value-type="float">
            <text:p>1456077938.7225</text:p>
          </table:table-cell>
          <table:table-cell office:value-type="float" office:value="1456077938.72341" calcext:value-type="float">
            <text:p>1456077938.72341</text:p>
          </table:table-cell>
          <table:table-cell office:value-type="float" office:value="5032" calcext:value-type="float">
            <text:p>5032</text:p>
          </table:table-cell>
          <table:table-cell table:formula="of:=[.B108]-[.B$2]" office:value-type="float" office:value="10.7993900775909" calcext:value-type="float">
            <text:p>10.7993900776</text:p>
          </table:table-cell>
          <table:table-cell table:formula="of:=[.D108]/([.E108]-[.E107])" office:value-type="float" office:value="63255.7918101523" calcext:value-type="float">
            <text:p>63255.791810152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56077938.80165" calcext:value-type="float">
            <text:p>1456077938.80165</text:p>
          </table:table-cell>
          <table:table-cell office:value-type="float" office:value="1456077938.80255" calcext:value-type="float">
            <text:p>1456077938.80255</text:p>
          </table:table-cell>
          <table:table-cell office:value-type="float" office:value="4936" calcext:value-type="float">
            <text:p>4936</text:p>
          </table:table-cell>
          <table:table-cell table:formula="of:=[.B109]-[.B$2]" office:value-type="float" office:value="10.8785400390625" calcext:value-type="float">
            <text:p>10.8785400391</text:p>
          </table:table-cell>
          <table:table-cell table:formula="of:=[.D109]/([.E109]-[.E108])" office:value-type="float" office:value="62362.6330099193" calcext:value-type="float">
            <text:p>62362.633009919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56077938.87731" calcext:value-type="float">
            <text:p>1456077938.87731</text:p>
          </table:table-cell>
          <table:table-cell office:value-type="float" office:value="1456077938.87821" calcext:value-type="float">
            <text:p>1456077938.87821</text:p>
          </table:table-cell>
          <table:table-cell office:value-type="float" office:value="4840" calcext:value-type="float">
            <text:p>4840</text:p>
          </table:table-cell>
          <table:table-cell table:formula="of:=[.B110]-[.B$2]" office:value-type="float" office:value="10.9542000293732" calcext:value-type="float">
            <text:p>10.9542000294</text:p>
          </table:table-cell>
          <table:table-cell table:formula="of:=[.D110]/([.E110]-[.E109])" office:value-type="float" office:value="63970.4020596141" calcext:value-type="float">
            <text:p>63970.402059614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56077938.95251" calcext:value-type="float">
            <text:p>1456077938.95251</text:p>
          </table:table-cell>
          <table:table-cell office:value-type="float" office:value="1456077938.95343" calcext:value-type="float">
            <text:p>1456077938.95343</text:p>
          </table:table-cell>
          <table:table-cell office:value-type="float" office:value="4752" calcext:value-type="float">
            <text:p>4752</text:p>
          </table:table-cell>
          <table:table-cell table:formula="of:=[.B111]-[.B$2]" office:value-type="float" office:value="11.0294001102448" calcext:value-type="float">
            <text:p>11.0294001102</text:p>
          </table:table-cell>
          <table:table-cell table:formula="of:=[.D111]/([.E111]-[.E110])" office:value-type="float" office:value="63191.4214043854" calcext:value-type="float">
            <text:p>63191.421404385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56077939.02667" calcext:value-type="float">
            <text:p>1456077939.02667</text:p>
          </table:table-cell>
          <table:table-cell office:value-type="float" office:value="1456077939.02768" calcext:value-type="float">
            <text:p>1456077939.02768</text:p>
          </table:table-cell>
          <table:table-cell office:value-type="float" office:value="4672" calcext:value-type="float">
            <text:p>4672</text:p>
          </table:table-cell>
          <table:table-cell table:formula="of:=[.B112]-[.B$2]" office:value-type="float" office:value="11.1035599708557" calcext:value-type="float">
            <text:p>11.1035599709</text:p>
          </table:table-cell>
          <table:table-cell table:formula="of:=[.D112]/([.E112]-[.E111])" office:value-type="float" office:value="62999.0396625612" calcext:value-type="float">
            <text:p>62999.039662561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56077939.10084" calcext:value-type="float">
            <text:p>1456077939.10084</text:p>
          </table:table-cell>
          <table:table-cell office:value-type="float" office:value="1456077939.10172" calcext:value-type="float">
            <text:p>1456077939.10172</text:p>
          </table:table-cell>
          <table:table-cell office:value-type="float" office:value="4600" calcext:value-type="float">
            <text:p>4600</text:p>
          </table:table-cell>
          <table:table-cell table:formula="of:=[.B113]-[.B$2]" office:value-type="float" office:value="11.1777300834656" calcext:value-type="float">
            <text:p>11.1777300835</text:p>
          </table:table-cell>
          <table:table-cell table:formula="of:=[.D113]/([.E113]-[.E112])" office:value-type="float" office:value="62019.5903462641" calcext:value-type="float">
            <text:p>62019.590346264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56077939.17145" calcext:value-type="float">
            <text:p>1456077939.17145</text:p>
          </table:table-cell>
          <table:table-cell office:value-type="float" office:value="1456077939.17234" calcext:value-type="float">
            <text:p>1456077939.17234</text:p>
          </table:table-cell>
          <table:table-cell office:value-type="float" office:value="4536" calcext:value-type="float">
            <text:p>4536</text:p>
          </table:table-cell>
          <table:table-cell table:formula="of:=[.B114]-[.B$2]" office:value-type="float" office:value="11.2483398914337" calcext:value-type="float">
            <text:p>11.2483398914</text:p>
          </table:table-cell>
          <table:table-cell table:formula="of:=[.D114]/([.E114]-[.E113])" office:value-type="float" office:value="64240.3673162051" calcext:value-type="float">
            <text:p>64240.367316205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56077939.2426" calcext:value-type="float">
            <text:p>1456077939.2426</text:p>
          </table:table-cell>
          <table:table-cell office:value-type="float" office:value="1456077939.24353" calcext:value-type="float">
            <text:p>1456077939.24353</text:p>
          </table:table-cell>
          <table:table-cell office:value-type="float" office:value="4472" calcext:value-type="float">
            <text:p>4472</text:p>
          </table:table-cell>
          <table:table-cell table:formula="of:=[.B115]-[.B$2]" office:value-type="float" office:value="11.3194899559021" calcext:value-type="float">
            <text:p>11.3194899559</text:p>
          </table:table-cell>
          <table:table-cell table:formula="of:=[.D115]/([.E115]-[.E114])" office:value-type="float" office:value="62853.0702454553" calcext:value-type="float">
            <text:p>62853.070245455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56077939.31247" calcext:value-type="float">
            <text:p>1456077939.31247</text:p>
          </table:table-cell>
          <table:table-cell office:value-type="float" office:value="1456077939.31335" calcext:value-type="float">
            <text:p>1456077939.31335</text:p>
          </table:table-cell>
          <table:table-cell office:value-type="float" office:value="4424" calcext:value-type="float">
            <text:p>4424</text:p>
          </table:table-cell>
          <table:table-cell table:formula="of:=[.B116]-[.B$2]" office:value-type="float" office:value="11.3893599510193" calcext:value-type="float">
            <text:p>11.389359951</text:p>
          </table:table-cell>
          <table:table-cell table:formula="of:=[.D116]/([.E116]-[.E115])" office:value-type="float" office:value="63317.594234549" calcext:value-type="float">
            <text:p>63317.5942345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56077939.38185" calcext:value-type="float">
            <text:p>1456077939.38185</text:p>
          </table:table-cell>
          <table:table-cell office:value-type="float" office:value="1456077939.38274" calcext:value-type="float">
            <text:p>1456077939.38274</text:p>
          </table:table-cell>
          <table:table-cell office:value-type="float" office:value="4376" calcext:value-type="float">
            <text:p>4376</text:p>
          </table:table-cell>
          <table:table-cell table:formula="of:=[.B117]-[.B$2]" office:value-type="float" office:value="11.4587399959564" calcext:value-type="float">
            <text:p>11.458739996</text:p>
          </table:table-cell>
          <table:table-cell table:formula="of:=[.D117]/([.E117]-[.E116])" office:value-type="float" office:value="63072.8908285539" calcext:value-type="float">
            <text:p>63072.890828553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56077939.45052" calcext:value-type="float">
            <text:p>1456077939.45052</text:p>
          </table:table-cell>
          <table:table-cell office:value-type="float" office:value="1456077939.4514" calcext:value-type="float">
            <text:p>1456077939.4514</text:p>
          </table:table-cell>
          <table:table-cell office:value-type="float" office:value="4344" calcext:value-type="float">
            <text:p>4344</text:p>
          </table:table-cell>
          <table:table-cell table:formula="of:=[.B118]-[.B$2]" office:value-type="float" office:value="11.527410030365" calcext:value-type="float">
            <text:p>11.5274100304</text:p>
          </table:table-cell>
          <table:table-cell table:formula="of:=[.D118]/([.E118]-[.E117])" office:value-type="float" office:value="63259.0333966385" calcext:value-type="float">
            <text:p>63259.033396638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56077939.5188" calcext:value-type="float">
            <text:p>1456077939.5188</text:p>
          </table:table-cell>
          <table:table-cell office:value-type="float" office:value="1456077939.51969" calcext:value-type="float">
            <text:p>1456077939.51969</text:p>
          </table:table-cell>
          <table:table-cell office:value-type="float" office:value="4320" calcext:value-type="float">
            <text:p>4320</text:p>
          </table:table-cell>
          <table:table-cell table:formula="of:=[.B119]-[.B$2]" office:value-type="float" office:value="11.5956900119782" calcext:value-type="float">
            <text:p>11.595690012</text:p>
          </table:table-cell>
          <table:table-cell table:formula="of:=[.D119]/([.E119]-[.E118])" office:value-type="float" office:value="63268.909831801" calcext:value-type="float">
            <text:p>63268.90983180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56077939.60127" calcext:value-type="float">
            <text:p>1456077939.60127</text:p>
          </table:table-cell>
          <table:table-cell office:value-type="float" office:value="1456077939.60223" calcext:value-type="float">
            <text:p>1456077939.60223</text:p>
          </table:table-cell>
          <table:table-cell office:value-type="float" office:value="4304" calcext:value-type="float">
            <text:p>4304</text:p>
          </table:table-cell>
          <table:table-cell table:formula="of:=[.B120]-[.B$2]" office:value-type="float" office:value="11.6781599521637" calcext:value-type="float">
            <text:p>11.6781599522</text:p>
          </table:table-cell>
          <table:table-cell table:formula="of:=[.D120]/([.E120]-[.E119])" office:value-type="float" office:value="52188.7125213932" calcext:value-type="float">
            <text:p>52188.712521393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56077939.70164" calcext:value-type="float">
            <text:p>1456077939.70164</text:p>
          </table:table-cell>
          <table:table-cell office:value-type="float" office:value="1456077939.70255" calcext:value-type="float">
            <text:p>1456077939.70255</text:p>
          </table:table-cell>
          <table:table-cell office:value-type="float" office:value="4296" calcext:value-type="float">
            <text:p>4296</text:p>
          </table:table-cell>
          <table:table-cell table:formula="of:=[.B121]-[.B$2]" office:value-type="float" office:value="11.778529882431" calcext:value-type="float">
            <text:p>11.7785298824</text:p>
          </table:table-cell>
          <table:table-cell table:formula="of:=[.D121]/([.E121]-[.E120])" office:value-type="float" office:value="42801.6636910842" calcext:value-type="float">
            <text:p>42801.663691084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56077939.80065" calcext:value-type="float">
            <text:p>1456077939.80065</text:p>
          </table:table-cell>
          <table:table-cell office:value-type="float" office:value="1456077939.80155" calcext:value-type="float">
            <text:p>1456077939.80155</text:p>
          </table:table-cell>
          <table:table-cell office:value-type="float" office:value="4296" calcext:value-type="float">
            <text:p>4296</text:p>
          </table:table-cell>
          <table:table-cell table:formula="of:=[.B122]-[.B$2]" office:value-type="float" office:value="11.8775398731232" calcext:value-type="float">
            <text:p>11.8775398731</text:p>
          </table:table-cell>
          <table:table-cell table:formula="of:=[.D122]/([.E122]-[.E121])" office:value-type="float" office:value="43389.5606894659" calcext:value-type="float">
            <text:p>43389.560689465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56077939.90063" calcext:value-type="float">
            <text:p>1456077939.90063</text:p>
          </table:table-cell>
          <table:table-cell office:value-type="float" office:value="1456077939.90165" calcext:value-type="float">
            <text:p>1456077939.90165</text:p>
          </table:table-cell>
          <table:table-cell office:value-type="float" office:value="4304" calcext:value-type="float">
            <text:p>4304</text:p>
          </table:table-cell>
          <table:table-cell table:formula="of:=[.B123]-[.B$2]" office:value-type="float" office:value="11.9775199890137" calcext:value-type="float">
            <text:p>11.977519989</text:p>
          </table:table-cell>
          <table:table-cell table:formula="of:=[.D123]/([.E123]-[.E122])" office:value-type="float" office:value="43048.5598227721" calcext:value-type="float">
            <text:p>43048.559822772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56077940.00085" calcext:value-type="float">
            <text:p>1456077940.00085</text:p>
          </table:table-cell>
          <table:table-cell office:value-type="float" office:value="1456077940.00178" calcext:value-type="float">
            <text:p>1456077940.00178</text:p>
          </table:table-cell>
          <table:table-cell office:value-type="float" office:value="4320" calcext:value-type="float">
            <text:p>4320</text:p>
          </table:table-cell>
          <table:table-cell table:formula="of:=[.B124]-[.B$2]" office:value-type="float" office:value="12.0777399539948" calcext:value-type="float">
            <text:p>12.077739954</text:p>
          </table:table-cell>
          <table:table-cell table:formula="of:=[.D124]/([.E124]-[.E123])" office:value-type="float" office:value="43105.1836908503" calcext:value-type="float">
            <text:p>43105.183690850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56077940.10096" calcext:value-type="float">
            <text:p>1456077940.10096</text:p>
          </table:table-cell>
          <table:table-cell office:value-type="float" office:value="1456077940.10185" calcext:value-type="float">
            <text:p>1456077940.10185</text:p>
          </table:table-cell>
          <table:table-cell office:value-type="float" office:value="4344" calcext:value-type="float">
            <text:p>4344</text:p>
          </table:table-cell>
          <table:table-cell table:formula="of:=[.B125]-[.B$2]" office:value-type="float" office:value="12.1778500080109" calcext:value-type="float">
            <text:p>12.177850008</text:p>
          </table:table-cell>
          <table:table-cell table:formula="of:=[.D125]/([.E125]-[.E124])" office:value-type="float" office:value="43392.245091595" calcext:value-type="float">
            <text:p>43392.24509159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56077940.20125" calcext:value-type="float">
            <text:p>1456077940.20125</text:p>
          </table:table-cell>
          <table:table-cell office:value-type="float" office:value="1456077940.20214" calcext:value-type="float">
            <text:p>1456077940.20214</text:p>
          </table:table-cell>
          <table:table-cell office:value-type="float" office:value="4384" calcext:value-type="float">
            <text:p>4384</text:p>
          </table:table-cell>
          <table:table-cell table:formula="of:=[.B126]-[.B$2]" office:value-type="float" office:value="12.2781400680542" calcext:value-type="float">
            <text:p>12.2781400681</text:p>
          </table:table-cell>
          <table:table-cell table:formula="of:=[.D126]/([.E126]-[.E125])" office:value-type="float" office:value="43713.2054573074" calcext:value-type="float">
            <text:p>43713.205457307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56077940.30129" calcext:value-type="float">
            <text:p>1456077940.30129</text:p>
          </table:table-cell>
          <table:table-cell office:value-type="float" office:value="1456077940.30214" calcext:value-type="float">
            <text:p>1456077940.30214</text:p>
          </table:table-cell>
          <table:table-cell office:value-type="float" office:value="4424" calcext:value-type="float">
            <text:p>4424</text:p>
          </table:table-cell>
          <table:table-cell table:formula="of:=[.B127]-[.B$2]" office:value-type="float" office:value="12.3781800270081" calcext:value-type="float">
            <text:p>12.378180027</text:p>
          </table:table-cell>
          <table:table-cell table:formula="of:=[.D127]/([.E127]-[.E126])" office:value-type="float" office:value="44222.3292198724" calcext:value-type="float">
            <text:p>44222.329219872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56077940.40157" calcext:value-type="float">
            <text:p>1456077940.40157</text:p>
          </table:table-cell>
          <table:table-cell office:value-type="float" office:value="1456077940.40243" calcext:value-type="float">
            <text:p>1456077940.40243</text:p>
          </table:table-cell>
          <table:table-cell office:value-type="float" office:value="4472" calcext:value-type="float">
            <text:p>4472</text:p>
          </table:table-cell>
          <table:table-cell table:formula="of:=[.B128]-[.B$2]" office:value-type="float" office:value="12.4784600734711" calcext:value-type="float">
            <text:p>12.4784600735</text:p>
          </table:table-cell>
          <table:table-cell table:formula="of:=[.D128]/([.E128]-[.E127])" office:value-type="float" office:value="44595.1129634693" calcext:value-type="float">
            <text:p>44595.112963469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56077940.50226" calcext:value-type="float">
            <text:p>1456077940.50226</text:p>
          </table:table-cell>
          <table:table-cell office:value-type="float" office:value="1456077940.50337" calcext:value-type="float">
            <text:p>1456077940.50337</text:p>
          </table:table-cell>
          <table:table-cell office:value-type="float" office:value="4536" calcext:value-type="float">
            <text:p>4536</text:p>
          </table:table-cell>
          <table:table-cell table:formula="of:=[.B129]-[.B$2]" office:value-type="float" office:value="12.5791499614716" calcext:value-type="float">
            <text:p>12.5791499615</text:p>
          </table:table-cell>
          <table:table-cell table:formula="of:=[.D129]/([.E129]-[.E128])" office:value-type="float" office:value="45049.2108996884" calcext:value-type="float">
            <text:p>45049.210899688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56077940.60129" calcext:value-type="float">
            <text:p>1456077940.60129</text:p>
          </table:table-cell>
          <table:table-cell office:value-type="float" office:value="1456077940.60227" calcext:value-type="float">
            <text:p>1456077940.60227</text:p>
          </table:table-cell>
          <table:table-cell office:value-type="float" office:value="4600" calcext:value-type="float">
            <text:p>4600</text:p>
          </table:table-cell>
          <table:table-cell table:formula="of:=[.B130]-[.B$2]" office:value-type="float" office:value="12.6781799793243" calcext:value-type="float">
            <text:p>12.6781799793</text:p>
          </table:table-cell>
          <table:table-cell table:formula="of:=[.D130]/([.E130]-[.E129])" office:value-type="float" office:value="46450.5621602361" calcext:value-type="float">
            <text:p>46450.562160236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56077940.70147" calcext:value-type="float">
            <text:p>1456077940.70147</text:p>
          </table:table-cell>
          <table:table-cell office:value-type="float" office:value="1456077940.70241" calcext:value-type="float">
            <text:p>1456077940.70241</text:p>
          </table:table-cell>
          <table:table-cell office:value-type="float" office:value="4672" calcext:value-type="float">
            <text:p>4672</text:p>
          </table:table-cell>
          <table:table-cell table:formula="of:=[.B131]-[.B$2]" office:value-type="float" office:value="12.7783598899841" calcext:value-type="float">
            <text:p>12.77835989</text:p>
          </table:table-cell>
          <table:table-cell table:formula="of:=[.D131]/([.E131]-[.E130])" office:value-type="float" office:value="46636.0966907434" calcext:value-type="float">
            <text:p>46636.096690743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56077940.80164" calcext:value-type="float">
            <text:p>1456077940.80164</text:p>
          </table:table-cell>
          <table:table-cell office:value-type="float" office:value="1456077940.80253" calcext:value-type="float">
            <text:p>1456077940.80253</text:p>
          </table:table-cell>
          <table:table-cell office:value-type="float" office:value="4752" calcext:value-type="float">
            <text:p>4752</text:p>
          </table:table-cell>
          <table:table-cell table:formula="of:=[.B132]-[.B$2]" office:value-type="float" office:value="12.8785300254822" calcext:value-type="float">
            <text:p>12.8785300255</text:p>
          </table:table-cell>
          <table:table-cell table:formula="of:=[.D132]/([.E132]-[.E131])" office:value-type="float" office:value="47439.2889295099" calcext:value-type="float">
            <text:p>47439.288929509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56077940.90092" calcext:value-type="float">
            <text:p>1456077940.90092</text:p>
          </table:table-cell>
          <table:table-cell office:value-type="float" office:value="1456077940.90181" calcext:value-type="float">
            <text:p>1456077940.90181</text:p>
          </table:table-cell>
          <table:table-cell office:value-type="float" office:value="4840" calcext:value-type="float">
            <text:p>4840</text:p>
          </table:table-cell>
          <table:table-cell table:formula="of:=[.B133]-[.B$2]" office:value-type="float" office:value="12.9778099060059" calcext:value-type="float">
            <text:p>12.977809906</text:p>
          </table:table-cell>
          <table:table-cell table:formula="of:=[.D133]/([.E133]-[.E132])" office:value-type="float" office:value="48751.0659206071" calcext:value-type="float">
            <text:p>48751.065920607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56077941.00092" calcext:value-type="float">
            <text:p>1456077941.00092</text:p>
          </table:table-cell>
          <table:table-cell office:value-type="float" office:value="1456077941.00182" calcext:value-type="float">
            <text:p>1456077941.00182</text:p>
          </table:table-cell>
          <table:table-cell office:value-type="float" office:value="4936" calcext:value-type="float">
            <text:p>4936</text:p>
          </table:table-cell>
          <table:table-cell table:formula="of:=[.B134]-[.B$2]" office:value-type="float" office:value="13.077810049057" calcext:value-type="float">
            <text:p>13.0778100491</text:p>
          </table:table-cell>
          <table:table-cell table:formula="of:=[.D134]/([.E134]-[.E133])" office:value-type="float" office:value="49359.9293900546" calcext:value-type="float">
            <text:p>49359.929390054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56077941.10121" calcext:value-type="float">
            <text:p>1456077941.10121</text:p>
          </table:table-cell>
          <table:table-cell office:value-type="float" office:value="1456077941.1021" calcext:value-type="float">
            <text:p>1456077941.1021</text:p>
          </table:table-cell>
          <table:table-cell office:value-type="float" office:value="5032" calcext:value-type="float">
            <text:p>5032</text:p>
          </table:table-cell>
          <table:table-cell table:formula="of:=[.B135]-[.B$2]" office:value-type="float" office:value="13.1781001091003" calcext:value-type="float">
            <text:p>13.1781001091</text:p>
          </table:table-cell>
          <table:table-cell table:formula="of:=[.D135]/([.E135]-[.E134])" office:value-type="float" office:value="50174.4639281868" calcext:value-type="float">
            <text:p>50174.463928186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6077941.20138" calcext:value-type="float">
            <text:p>1456077941.20138</text:p>
          </table:table-cell>
          <table:table-cell office:value-type="float" office:value="1456077941.20226" calcext:value-type="float">
            <text:p>1456077941.20226</text:p>
          </table:table-cell>
          <table:table-cell office:value-type="float" office:value="5136" calcext:value-type="float">
            <text:p>5136</text:p>
          </table:table-cell>
          <table:table-cell table:formula="of:=[.B136]-[.B$2]" office:value-type="float" office:value="13.2782700061798" calcext:value-type="float">
            <text:p>13.2782700062</text:p>
          </table:table-cell>
          <table:table-cell table:formula="of:=[.D136]/([.E136]-[.E135])" office:value-type="float" office:value="51272.8888592693" calcext:value-type="float">
            <text:p>51272.888859269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56077941.30155" calcext:value-type="float">
            <text:p>1456077941.30155</text:p>
          </table:table-cell>
          <table:table-cell office:value-type="float" office:value="1456077941.30244" calcext:value-type="float">
            <text:p>1456077941.30244</text:p>
          </table:table-cell>
          <table:table-cell office:value-type="float" office:value="5248" calcext:value-type="float">
            <text:p>5248</text:p>
          </table:table-cell>
          <table:table-cell table:formula="of:=[.B137]-[.B$2]" office:value-type="float" office:value="13.3784399032593" calcext:value-type="float">
            <text:p>13.3784399033</text:p>
          </table:table-cell>
          <table:table-cell table:formula="of:=[.D137]/([.E137]-[.E136])" office:value-type="float" office:value="52390.989239378" calcext:value-type="float">
            <text:p>52390.98923937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56077941.40171" calcext:value-type="float">
            <text:p>1456077941.40171</text:p>
          </table:table-cell>
          <table:table-cell office:value-type="float" office:value="1456077941.4026" calcext:value-type="float">
            <text:p>1456077941.4026</text:p>
          </table:table-cell>
          <table:table-cell office:value-type="float" office:value="5360" calcext:value-type="float">
            <text:p>5360</text:p>
          </table:table-cell>
          <table:table-cell table:formula="of:=[.B138]-[.B$2]" office:value-type="float" office:value="13.478600025177" calcext:value-type="float">
            <text:p>13.4786000252</text:p>
          </table:table-cell>
          <table:table-cell table:formula="of:=[.D138]/([.E138]-[.E137])" office:value-type="float" office:value="53514.3118575965" calcext:value-type="float">
            <text:p>53514.311857596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56077941.5009" calcext:value-type="float">
            <text:p>1456077941.5009</text:p>
          </table:table-cell>
          <table:table-cell office:value-type="float" office:value="1456077941.50179" calcext:value-type="float">
            <text:p>1456077941.50179</text:p>
          </table:table-cell>
          <table:table-cell office:value-type="float" office:value="5480" calcext:value-type="float">
            <text:p>5480</text:p>
          </table:table-cell>
          <table:table-cell table:formula="of:=[.B139]-[.B$2]" office:value-type="float" office:value="13.5777900218964" calcext:value-type="float">
            <text:p>13.5777900219</text:p>
          </table:table-cell>
          <table:table-cell table:formula="of:=[.D139]/([.E139]-[.E138])" office:value-type="float" office:value="55247.5066160617" calcext:value-type="float">
            <text:p>55247.506616061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56077941.60107" calcext:value-type="float">
            <text:p>1456077941.60107</text:p>
          </table:table-cell>
          <table:table-cell office:value-type="float" office:value="1456077941.60196" calcext:value-type="float">
            <text:p>1456077941.60196</text:p>
          </table:table-cell>
          <table:table-cell office:value-type="float" office:value="5600" calcext:value-type="float">
            <text:p>5600</text:p>
          </table:table-cell>
          <table:table-cell table:formula="of:=[.B140]-[.B$2]" office:value-type="float" office:value="13.6779599189758" calcext:value-type="float">
            <text:p>13.677959919</text:p>
          </table:table-cell>
          <table:table-cell table:formula="of:=[.D140]/([.E140]-[.E139])" office:value-type="float" office:value="55905.0190054339" calcext:value-type="float">
            <text:p>55905.019005433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56077941.7011" calcext:value-type="float">
            <text:p>1456077941.7011</text:p>
          </table:table-cell>
          <table:table-cell office:value-type="float" office:value="1456077941.70215" calcext:value-type="float">
            <text:p>1456077941.70215</text:p>
          </table:table-cell>
          <table:table-cell office:value-type="float" office:value="5720" calcext:value-type="float">
            <text:p>5720</text:p>
          </table:table-cell>
          <table:table-cell table:formula="of:=[.B141]-[.B$2]" office:value-type="float" office:value="13.7779901027679" calcext:value-type="float">
            <text:p>13.7779901028</text:p>
          </table:table-cell>
          <table:table-cell table:formula="of:=[.D141]/([.E141]-[.E140])" office:value-type="float" office:value="57182.7400806088" calcext:value-type="float">
            <text:p>57182.740080608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56077941.80128" calcext:value-type="float">
            <text:p>1456077941.80128</text:p>
          </table:table-cell>
          <table:table-cell office:value-type="float" office:value="1456077941.80225" calcext:value-type="float">
            <text:p>1456077941.80225</text:p>
          </table:table-cell>
          <table:table-cell office:value-type="float" office:value="5840" calcext:value-type="float">
            <text:p>5840</text:p>
          </table:table-cell>
          <table:table-cell table:formula="of:=[.B142]-[.B$2]" office:value-type="float" office:value="13.8781700134277" calcext:value-type="float">
            <text:p>13.8781700134</text:p>
          </table:table-cell>
          <table:table-cell table:formula="of:=[.D142]/([.E142]-[.E141])" office:value-type="float" office:value="58295.1208634292" calcext:value-type="float">
            <text:p>58295.120863429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56077941.90157" calcext:value-type="float">
            <text:p>1456077941.90157</text:p>
          </table:table-cell>
          <table:table-cell office:value-type="float" office:value="1456077941.90248" calcext:value-type="float">
            <text:p>1456077941.90248</text:p>
          </table:table-cell>
          <table:table-cell office:value-type="float" office:value="5968" calcext:value-type="float">
            <text:p>5968</text:p>
          </table:table-cell>
          <table:table-cell table:formula="of:=[.B143]-[.B$2]" office:value-type="float" office:value="13.9784600734711" calcext:value-type="float">
            <text:p>13.9784600735</text:p>
          </table:table-cell>
          <table:table-cell table:formula="of:=[.D143]/([.E143]-[.E142])" office:value-type="float" office:value="59507.3928305682" calcext:value-type="float">
            <text:p>59507.392830568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56077942.0008" calcext:value-type="float">
            <text:p>1456077942.0008</text:p>
          </table:table-cell>
          <table:table-cell office:value-type="float" office:value="1456077942.00171" calcext:value-type="float">
            <text:p>1456077942.00171</text:p>
          </table:table-cell>
          <table:table-cell office:value-type="float" office:value="6096" calcext:value-type="float">
            <text:p>6096</text:p>
          </table:table-cell>
          <table:table-cell table:formula="of:=[.B144]-[.B$2]" office:value-type="float" office:value="14.0776898860931" calcext:value-type="float">
            <text:p>14.0776898861</text:p>
          </table:table-cell>
          <table:table-cell table:formula="of:=[.D144]/([.E144]-[.E143])" office:value-type="float" office:value="61433.1503700144" calcext:value-type="float">
            <text:p>61433.150370014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56077942.10105" calcext:value-type="float">
            <text:p>1456077942.10105</text:p>
          </table:table-cell>
          <table:table-cell office:value-type="float" office:value="1456077942.10194" calcext:value-type="float">
            <text:p>1456077942.10194</text:p>
          </table:table-cell>
          <table:table-cell office:value-type="float" office:value="6216" calcext:value-type="float">
            <text:p>6216</text:p>
          </table:table-cell>
          <table:table-cell table:formula="of:=[.B145]-[.B$2]" office:value-type="float" office:value="14.1779398918152" calcext:value-type="float">
            <text:p>14.1779398918</text:p>
          </table:table-cell>
          <table:table-cell table:formula="of:=[.D145]/([.E145]-[.E144])" office:value-type="float" office:value="62004.9839920662" calcext:value-type="float">
            <text:p>62004.983992066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56077942.20122" calcext:value-type="float">
            <text:p>1456077942.20122</text:p>
          </table:table-cell>
          <table:table-cell office:value-type="float" office:value="1456077942.20211" calcext:value-type="float">
            <text:p>1456077942.20211</text:p>
          </table:table-cell>
          <table:table-cell office:value-type="float" office:value="6344" calcext:value-type="float">
            <text:p>6344</text:p>
          </table:table-cell>
          <table:table-cell table:formula="of:=[.B146]-[.B$2]" office:value-type="float" office:value="14.2781100273132" calcext:value-type="float">
            <text:p>14.2781100273</text:p>
          </table:table-cell>
          <table:table-cell table:formula="of:=[.D146]/([.E146]-[.E145])" office:value-type="float" office:value="63332.2493621235" calcext:value-type="float">
            <text:p>63332.249362123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56077942.30135" calcext:value-type="float">
            <text:p>1456077942.30135</text:p>
          </table:table-cell>
          <table:table-cell office:value-type="float" office:value="1456077942.30226" calcext:value-type="float">
            <text:p>1456077942.30226</text:p>
          </table:table-cell>
          <table:table-cell office:value-type="float" office:value="6464" calcext:value-type="float">
            <text:p>6464</text:p>
          </table:table-cell>
          <table:table-cell table:formula="of:=[.B147]-[.B$2]" office:value-type="float" office:value="14.37824010849" calcext:value-type="float">
            <text:p>14.3782401085</text:p>
          </table:table-cell>
          <table:table-cell table:formula="of:=[.D147]/([.E147]-[.E146])" office:value-type="float" office:value="64556.0247633198" calcext:value-type="float">
            <text:p>64556.024763319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56077942.40148" calcext:value-type="float">
            <text:p>1456077942.40148</text:p>
          </table:table-cell>
          <table:table-cell office:value-type="float" office:value="1456077942.40238" calcext:value-type="float">
            <text:p>1456077942.40238</text:p>
          </table:table-cell>
          <table:table-cell office:value-type="float" office:value="6592" calcext:value-type="float">
            <text:p>6592</text:p>
          </table:table-cell>
          <table:table-cell table:formula="of:=[.B148]-[.B$2]" office:value-type="float" office:value="14.4783699512482" calcext:value-type="float">
            <text:p>14.4783699512</text:p>
          </table:table-cell>
          <table:table-cell table:formula="of:=[.D148]/([.E148]-[.E147])" office:value-type="float" office:value="65834.5186451575" calcext:value-type="float">
            <text:p>65834.518645157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56077942.50159" calcext:value-type="float">
            <text:p>1456077942.50159</text:p>
          </table:table-cell>
          <table:table-cell office:value-type="float" office:value="1456077942.50248" calcext:value-type="float">
            <text:p>1456077942.50248</text:p>
          </table:table-cell>
          <table:table-cell office:value-type="float" office:value="6712" calcext:value-type="float">
            <text:p>6712</text:p>
          </table:table-cell>
          <table:table-cell table:formula="of:=[.B149]-[.B$2]" office:value-type="float" office:value="14.5784800052643" calcext:value-type="float">
            <text:p>14.5784800053</text:p>
          </table:table-cell>
          <table:table-cell table:formula="of:=[.D149]/([.E149]-[.E148])" office:value-type="float" office:value="67046.2129499967" calcext:value-type="float">
            <text:p>67046.212949996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56077942.60289" calcext:value-type="float">
            <text:p>1456077942.60289</text:p>
          </table:table-cell>
          <table:table-cell office:value-type="float" office:value="1456077942.60394" calcext:value-type="float">
            <text:p>1456077942.60394</text:p>
          </table:table-cell>
          <table:table-cell office:value-type="float" office:value="6824" calcext:value-type="float">
            <text:p>6824</text:p>
          </table:table-cell>
          <table:table-cell table:formula="of:=[.B150]-[.B$2]" office:value-type="float" office:value="14.6797800064087" calcext:value-type="float">
            <text:p>14.6797800064</text:p>
          </table:table-cell>
          <table:table-cell table:formula="of:=[.D150]/([.E150]-[.E149])" office:value-type="float" office:value="67364.2637996813" calcext:value-type="float">
            <text:p>67364.263799681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56077942.70652" calcext:value-type="float">
            <text:p>1456077942.70652</text:p>
          </table:table-cell>
          <table:table-cell office:value-type="float" office:value="1456077942.70747" calcext:value-type="float">
            <text:p>1456077942.70747</text:p>
          </table:table-cell>
          <table:table-cell office:value-type="float" office:value="6936" calcext:value-type="float">
            <text:p>6936</text:p>
          </table:table-cell>
          <table:table-cell table:formula="of:=[.B151]-[.B$2]" office:value-type="float" office:value="14.7834100723267" calcext:value-type="float">
            <text:p>14.7834100723</text:p>
          </table:table-cell>
          <table:table-cell table:formula="of:=[.D151]/([.E151]-[.E150])" office:value-type="float" office:value="66930.3829787234" calcext:value-type="float">
            <text:p>66930.382978723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56077942.81182" calcext:value-type="float">
            <text:p>1456077942.81182</text:p>
          </table:table-cell>
          <table:table-cell office:value-type="float" office:value="1456077942.81286" calcext:value-type="float">
            <text:p>1456077942.81286</text:p>
          </table:table-cell>
          <table:table-cell office:value-type="float" office:value="7048" calcext:value-type="float">
            <text:p>7048</text:p>
          </table:table-cell>
          <table:table-cell table:formula="of:=[.B152]-[.B$2]" office:value-type="float" office:value="14.8887100219727" calcext:value-type="float">
            <text:p>14.888710022</text:p>
          </table:table-cell>
          <table:table-cell table:formula="of:=[.D152]/([.E152]-[.E151])" office:value-type="float" office:value="66932.6056061224" calcext:value-type="float">
            <text:p>66932.605606122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56077942.9185" calcext:value-type="float">
            <text:p>1456077942.9185</text:p>
          </table:table-cell>
          <table:table-cell office:value-type="float" office:value="1456077942.91937" calcext:value-type="float">
            <text:p>1456077942.91937</text:p>
          </table:table-cell>
          <table:table-cell office:value-type="float" office:value="7152" calcext:value-type="float">
            <text:p>7152</text:p>
          </table:table-cell>
          <table:table-cell table:formula="of:=[.B153]-[.B$2]" office:value-type="float" office:value="14.9953899383545" calcext:value-type="float">
            <text:p>14.9953899384</text:p>
          </table:table-cell>
          <table:table-cell table:formula="of:=[.D153]/([.E153]-[.E152])" office:value-type="float" office:value="67041.6723462838" calcext:value-type="float">
            <text:p>67041.672346283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56077943.02694" calcext:value-type="float">
            <text:p>1456077943.02694</text:p>
          </table:table-cell>
          <table:table-cell office:value-type="float" office:value="1456077943.02784" calcext:value-type="float">
            <text:p>1456077943.02784</text:p>
          </table:table-cell>
          <table:table-cell office:value-type="float" office:value="7248" calcext:value-type="float">
            <text:p>7248</text:p>
          </table:table-cell>
          <table:table-cell table:formula="of:=[.B154]-[.B$2]" office:value-type="float" office:value="15.1038300991058" calcext:value-type="float">
            <text:p>15.1038300991</text:p>
          </table:table-cell>
          <table:table-cell table:formula="of:=[.D154]/([.E154]-[.E153])" office:value-type="float" office:value="66838.7057874243" calcext:value-type="float">
            <text:p>66838.705787424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56077943.13674" calcext:value-type="float">
            <text:p>1456077943.13674</text:p>
          </table:table-cell>
          <table:table-cell office:value-type="float" office:value="1456077943.13764" calcext:value-type="float">
            <text:p>1456077943.13764</text:p>
          </table:table-cell>
          <table:table-cell office:value-type="float" office:value="7344" calcext:value-type="float">
            <text:p>7344</text:p>
          </table:table-cell>
          <table:table-cell table:formula="of:=[.B155]-[.B$2]" office:value-type="float" office:value="15.2136299610138" calcext:value-type="float">
            <text:p>15.213629961</text:p>
          </table:table-cell>
          <table:table-cell table:formula="of:=[.D155]/([.E155]-[.E154])" office:value-type="float" office:value="66885.3300212362" calcext:value-type="float">
            <text:p>66885.330021236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56077943.24823" calcext:value-type="float">
            <text:p>1456077943.24823</text:p>
          </table:table-cell>
          <table:table-cell office:value-type="float" office:value="1456077943.24909" calcext:value-type="float">
            <text:p>1456077943.24909</text:p>
          </table:table-cell>
          <table:table-cell office:value-type="float" office:value="7432" calcext:value-type="float">
            <text:p>7432</text:p>
          </table:table-cell>
          <table:table-cell table:formula="of:=[.B156]-[.B$2]" office:value-type="float" office:value="15.325119972229" calcext:value-type="float">
            <text:p>15.3251199722</text:p>
          </table:table-cell>
          <table:table-cell table:formula="of:=[.D156]/([.E156]-[.E155])" office:value-type="float" office:value="66660.6803514797" calcext:value-type="float">
            <text:p>66660.680351479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56077943.36007" calcext:value-type="float">
            <text:p>1456077943.36007</text:p>
          </table:table-cell>
          <table:table-cell office:value-type="float" office:value="1456077943.36098" calcext:value-type="float">
            <text:p>1456077943.36098</text:p>
          </table:table-cell>
          <table:table-cell office:value-type="float" office:value="7512" calcext:value-type="float">
            <text:p>7512</text:p>
          </table:table-cell>
          <table:table-cell table:formula="of:=[.B157]-[.B$2]" office:value-type="float" office:value="15.4369599819183" calcext:value-type="float">
            <text:p>15.4369599819</text:p>
          </table:table-cell>
          <table:table-cell table:formula="of:=[.D157]/([.E157]-[.E156])" office:value-type="float" office:value="67167.3761551597" calcext:value-type="float">
            <text:p>67167.376155159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56077943.47351" calcext:value-type="float">
            <text:p>1456077943.47351</text:p>
          </table:table-cell>
          <table:table-cell office:value-type="float" office:value="1456077943.47439" calcext:value-type="float">
            <text:p>1456077943.47439</text:p>
          </table:table-cell>
          <table:table-cell office:value-type="float" office:value="7584" calcext:value-type="float">
            <text:p>7584</text:p>
          </table:table-cell>
          <table:table-cell table:formula="of:=[.B158]-[.B$2]" office:value-type="float" office:value="15.550400018692" calcext:value-type="float">
            <text:p>15.5504000187</text:p>
          </table:table-cell>
          <table:table-cell table:formula="of:=[.D158]/([.E158]-[.E157])" office:value-type="float" office:value="66854.7032925461" calcext:value-type="float">
            <text:p>66854.703292546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56077943.58828" calcext:value-type="float">
            <text:p>1456077943.58828</text:p>
          </table:table-cell>
          <table:table-cell office:value-type="float" office:value="1456077943.58922" calcext:value-type="float">
            <text:p>1456077943.58922</text:p>
          </table:table-cell>
          <table:table-cell office:value-type="float" office:value="7648" calcext:value-type="float">
            <text:p>7648</text:p>
          </table:table-cell>
          <table:table-cell table:formula="of:=[.B159]-[.B$2]" office:value-type="float" office:value="15.6651699542999" calcext:value-type="float">
            <text:p>15.6651699543</text:p>
          </table:table-cell>
          <table:table-cell table:formula="of:=[.D159]/([.E159]-[.E158])" office:value-type="float" office:value="66637.6604595122" calcext:value-type="float">
            <text:p>66637.660459512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56077943.70378" calcext:value-type="float">
            <text:p>1456077943.70378</text:p>
          </table:table-cell>
          <table:table-cell office:value-type="float" office:value="1456077943.70467" calcext:value-type="float">
            <text:p>1456077943.70467</text:p>
          </table:table-cell>
          <table:table-cell office:value-type="float" office:value="7712" calcext:value-type="float">
            <text:p>7712</text:p>
          </table:table-cell>
          <table:table-cell table:formula="of:=[.B160]-[.B$2]" office:value-type="float" office:value="15.780669927597" calcext:value-type="float">
            <text:p>15.7806699276</text:p>
          </table:table-cell>
          <table:table-cell table:formula="of:=[.D160]/([.E160]-[.E159])" office:value-type="float" office:value="66770.5782075047" calcext:value-type="float">
            <text:p>66770.578207504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56077943.81983" calcext:value-type="float">
            <text:p>1456077943.81983</text:p>
          </table:table-cell>
          <table:table-cell office:value-type="float" office:value="1456077943.82074" calcext:value-type="float">
            <text:p>1456077943.82074</text:p>
          </table:table-cell>
          <table:table-cell office:value-type="float" office:value="7760" calcext:value-type="float">
            <text:p>7760</text:p>
          </table:table-cell>
          <table:table-cell table:formula="of:=[.B161]-[.B$2]" office:value-type="float" office:value="15.8967199325562" calcext:value-type="float">
            <text:p>15.8967199326</text:p>
          </table:table-cell>
          <table:table-cell table:formula="of:=[.D161]/([.E161]-[.E160])" office:value-type="float" office:value="66867.7265695461" calcext:value-type="float">
            <text:p>66867.726569546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56077943.93709" calcext:value-type="float">
            <text:p>1456077943.93709</text:p>
          </table:table-cell>
          <table:table-cell office:value-type="float" office:value="1456077943.93798" calcext:value-type="float">
            <text:p>1456077943.93798</text:p>
          </table:table-cell>
          <table:table-cell office:value-type="float" office:value="7808" calcext:value-type="float">
            <text:p>7808</text:p>
          </table:table-cell>
          <table:table-cell table:formula="of:=[.B162]-[.B$2]" office:value-type="float" office:value="16.0139799118042" calcext:value-type="float">
            <text:p>16.0139799118</text:p>
          </table:table-cell>
          <table:table-cell table:formula="of:=[.D162]/([.E162]-[.E161])" office:value-type="float" office:value="66587.0832492924" calcext:value-type="float">
            <text:p>66587.083249292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56077944.05467" calcext:value-type="float">
            <text:p>1456077944.05467</text:p>
          </table:table-cell>
          <table:table-cell office:value-type="float" office:value="1456077944.05557" calcext:value-type="float">
            <text:p>1456077944.05557</text:p>
          </table:table-cell>
          <table:table-cell office:value-type="float" office:value="7840" calcext:value-type="float">
            <text:p>7840</text:p>
          </table:table-cell>
          <table:table-cell table:formula="of:=[.B163]-[.B$2]" office:value-type="float" office:value="16.131560087204" calcext:value-type="float">
            <text:p>16.1315600872</text:p>
          </table:table-cell>
          <table:table-cell table:formula="of:=[.D163]/([.E163]-[.E162])" office:value-type="float" office:value="66677.9069970213" calcext:value-type="float">
            <text:p>66677.906997021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56077944.17269" calcext:value-type="float">
            <text:p>1456077944.17269</text:p>
          </table:table-cell>
          <table:table-cell office:value-type="float" office:value="1456077944.17358" calcext:value-type="float">
            <text:p>1456077944.17358</text:p>
          </table:table-cell>
          <table:table-cell office:value-type="float" office:value="7864" calcext:value-type="float">
            <text:p>7864</text:p>
          </table:table-cell>
          <table:table-cell table:formula="of:=[.B164]-[.B$2]" office:value-type="float" office:value="16.2495799064636" calcext:value-type="float">
            <text:p>16.2495799065</text:p>
          </table:table-cell>
          <table:table-cell table:formula="of:=[.D164]/([.E164]-[.E163])" office:value-type="float" office:value="66632.876150227" calcext:value-type="float">
            <text:p>66632.87615022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56077944.2912" calcext:value-type="float">
            <text:p>1456077944.2912</text:p>
          </table:table-cell>
          <table:table-cell office:value-type="float" office:value="1456077944.29208" calcext:value-type="float">
            <text:p>1456077944.29208</text:p>
          </table:table-cell>
          <table:table-cell office:value-type="float" office:value="7880" calcext:value-type="float">
            <text:p>7880</text:p>
          </table:table-cell>
          <table:table-cell table:formula="of:=[.B165]-[.B$2]" office:value-type="float" office:value="16.3680899143219" calcext:value-type="float">
            <text:p>16.3680899143</text:p>
          </table:table-cell>
          <table:table-cell table:formula="of:=[.D165]/([.E165]-[.E164])" office:value-type="float" office:value="66492.2747235282" calcext:value-type="float">
            <text:p>66492.274723528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56077944.41007" calcext:value-type="float">
            <text:p>1456077944.41007</text:p>
          </table:table-cell>
          <table:table-cell office:value-type="float" office:value="1456077944.41103" calcext:value-type="float">
            <text:p>1456077944.41103</text:p>
          </table:table-cell>
          <table:table-cell office:value-type="float" office:value="7888" calcext:value-type="float">
            <text:p>7888</text:p>
          </table:table-cell>
          <table:table-cell table:formula="of:=[.B166]-[.B$2]" office:value-type="float" office:value="16.4869599342346" calcext:value-type="float">
            <text:p>16.4869599342</text:p>
          </table:table-cell>
          <table:table-cell table:formula="of:=[.D166]/([.E166]-[.E165])" office:value-type="float" office:value="66358.1953279032" calcext:value-type="float">
            <text:p>66358.195327903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56077944.52884" calcext:value-type="float">
            <text:p>1456077944.52884</text:p>
          </table:table-cell>
          <table:table-cell office:value-type="float" office:value="1456077944.52972" calcext:value-type="float">
            <text:p>1456077944.52972</text:p>
          </table:table-cell>
          <table:table-cell office:value-type="float" office:value="7888" calcext:value-type="float">
            <text:p>7888</text:p>
          </table:table-cell>
          <table:table-cell table:formula="of:=[.B167]-[.B$2]" office:value-type="float" office:value="16.6057300567627" calcext:value-type="float">
            <text:p>16.6057300568</text:p>
          </table:table-cell>
          <table:table-cell table:formula="of:=[.D167]/([.E167]-[.E166])" office:value-type="float" office:value="66414.0091135744" calcext:value-type="float">
            <text:p>66414.009113574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56077944.64807" calcext:value-type="float">
            <text:p>1456077944.64807</text:p>
          </table:table-cell>
          <table:table-cell office:value-type="float" office:value="1456077944.64897" calcext:value-type="float">
            <text:p>1456077944.64897</text:p>
          </table:table-cell>
          <table:table-cell office:value-type="float" office:value="7880" calcext:value-type="float">
            <text:p>7880</text:p>
          </table:table-cell>
          <table:table-cell table:formula="of:=[.B168]-[.B$2]" office:value-type="float" office:value="16.7249600887299" calcext:value-type="float">
            <text:p>16.7249600887</text:p>
          </table:table-cell>
          <table:table-cell table:formula="of:=[.D168]/([.E168]-[.E167])" office:value-type="float" office:value="66090.731252762" calcext:value-type="float">
            <text:p>66090.73125276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56077944.76675" calcext:value-type="float">
            <text:p>1456077944.76675</text:p>
          </table:table-cell>
          <table:table-cell office:value-type="float" office:value="1456077944.76765" calcext:value-type="float">
            <text:p>1456077944.76765</text:p>
          </table:table-cell>
          <table:table-cell office:value-type="float" office:value="7864" calcext:value-type="float">
            <text:p>7864</text:p>
          </table:table-cell>
          <table:table-cell table:formula="of:=[.B169]-[.B$2]" office:value-type="float" office:value="16.843640089035" calcext:value-type="float">
            <text:p>16.843640089</text:p>
          </table:table-cell>
          <table:table-cell table:formula="of:=[.D169]/([.E169]-[.E168])" office:value-type="float" office:value="66262.2175579573" calcext:value-type="float">
            <text:p>66262.217557957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56077944.88513" calcext:value-type="float">
            <text:p>1456077944.88513</text:p>
          </table:table-cell>
          <table:table-cell office:value-type="float" office:value="1456077944.88619" calcext:value-type="float">
            <text:p>1456077944.88619</text:p>
          </table:table-cell>
          <table:table-cell office:value-type="float" office:value="7840" calcext:value-type="float">
            <text:p>7840</text:p>
          </table:table-cell>
          <table:table-cell table:formula="of:=[.B170]-[.B$2]" office:value-type="float" office:value="16.9620199203491" calcext:value-type="float">
            <text:p>16.9620199203</text:p>
          </table:table-cell>
          <table:table-cell table:formula="of:=[.D170]/([.E170]-[.E169])" office:value-type="float" office:value="66227.4976486392" calcext:value-type="float">
            <text:p>66227.497648639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56077945.00313" calcext:value-type="float">
            <text:p>1456077945.00313</text:p>
          </table:table-cell>
          <table:table-cell office:value-type="float" office:value="1456077945.00405" calcext:value-type="float">
            <text:p>1456077945.00405</text:p>
          </table:table-cell>
          <table:table-cell office:value-type="float" office:value="7800" calcext:value-type="float">
            <text:p>7800</text:p>
          </table:table-cell>
          <table:table-cell table:formula="of:=[.B171]-[.B$2]" office:value-type="float" office:value="17.0800199508667" calcext:value-type="float">
            <text:p>17.0800199509</text:p>
          </table:table-cell>
          <table:table-cell table:formula="of:=[.D171]/([.E171]-[.E170])" office:value-type="float" office:value="66101.6778198041" calcext:value-type="float">
            <text:p>66101.677819804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56077945.12079" calcext:value-type="float">
            <text:p>1456077945.12079</text:p>
          </table:table-cell>
          <table:table-cell office:value-type="float" office:value="1456077945.12183" calcext:value-type="float">
            <text:p>1456077945.12183</text:p>
          </table:table-cell>
          <table:table-cell office:value-type="float" office:value="7760" calcext:value-type="float">
            <text:p>7760</text:p>
          </table:table-cell>
          <table:table-cell table:formula="of:=[.B172]-[.B$2]" office:value-type="float" office:value="17.1976799964905" calcext:value-type="float">
            <text:p>17.1976799965</text:p>
          </table:table-cell>
          <table:table-cell table:formula="of:=[.D172]/([.E172]-[.E171])" office:value-type="float" office:value="65952.7196242366" calcext:value-type="float">
            <text:p>65952.719624236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56077945.23781" calcext:value-type="float">
            <text:p>1456077945.23781</text:p>
          </table:table-cell>
          <table:table-cell office:value-type="float" office:value="1456077945.2387" calcext:value-type="float">
            <text:p>1456077945.2387</text:p>
          </table:table-cell>
          <table:table-cell office:value-type="float" office:value="7712" calcext:value-type="float">
            <text:p>7712</text:p>
          </table:table-cell>
          <table:table-cell table:formula="of:=[.B173]-[.B$2]" office:value-type="float" office:value="17.3146998882294" calcext:value-type="float">
            <text:p>17.3146998882</text:p>
          </table:table-cell>
          <table:table-cell table:formula="of:=[.D173]/([.E173]-[.E172])" office:value-type="float" office:value="65903.3253697407" calcext:value-type="float">
            <text:p>65903.325369740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56077945.35431" calcext:value-type="float">
            <text:p>1456077945.35431</text:p>
          </table:table-cell>
          <table:table-cell office:value-type="float" office:value="1456077945.35529" calcext:value-type="float">
            <text:p>1456077945.35529</text:p>
          </table:table-cell>
          <table:table-cell office:value-type="float" office:value="7648" calcext:value-type="float">
            <text:p>7648</text:p>
          </table:table-cell>
          <table:table-cell table:formula="of:=[.B174]-[.B$2]" office:value-type="float" office:value="17.4312000274658" calcext:value-type="float">
            <text:p>17.4312000275</text:p>
          </table:table-cell>
          <table:table-cell table:formula="of:=[.D174]/([.E174]-[.E173])" office:value-type="float" office:value="65647.9902095011" calcext:value-type="float">
            <text:p>65647.990209501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56077945.46992" calcext:value-type="float">
            <text:p>1456077945.46992</text:p>
          </table:table-cell>
          <table:table-cell office:value-type="float" office:value="1456077945.47081" calcext:value-type="float">
            <text:p>1456077945.47081</text:p>
          </table:table-cell>
          <table:table-cell office:value-type="float" office:value="7584" calcext:value-type="float">
            <text:p>7584</text:p>
          </table:table-cell>
          <table:table-cell table:formula="of:=[.B175]-[.B$2]" office:value-type="float" office:value="17.5468099117279" calcext:value-type="float">
            <text:p>17.5468099117</text:p>
          </table:table-cell>
          <table:table-cell table:formula="of:=[.D175]/([.E175]-[.E174])" office:value-type="float" office:value="65599.9272761769" calcext:value-type="float">
            <text:p>65599.927276176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56077945.58416" calcext:value-type="float">
            <text:p>1456077945.58416</text:p>
          </table:table-cell>
          <table:table-cell office:value-type="float" office:value="1456077945.58505" calcext:value-type="float">
            <text:p>1456077945.58505</text:p>
          </table:table-cell>
          <table:table-cell office:value-type="float" office:value="7512" calcext:value-type="float">
            <text:p>7512</text:p>
          </table:table-cell>
          <table:table-cell table:formula="of:=[.B176]-[.B$2]" office:value-type="float" office:value="17.6610500812531" calcext:value-type="float">
            <text:p>17.6610500813</text:p>
          </table:table-cell>
          <table:table-cell table:formula="of:=[.D176]/([.E176]-[.E175])" office:value-type="float" office:value="65756.2049428372" calcext:value-type="float">
            <text:p>65756.204942837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56077945.69792" calcext:value-type="float">
            <text:p>1456077945.69792</text:p>
          </table:table-cell>
          <table:table-cell office:value-type="float" office:value="1456077945.69883" calcext:value-type="float">
            <text:p>1456077945.69883</text:p>
          </table:table-cell>
          <table:table-cell office:value-type="float" office:value="7432" calcext:value-type="float">
            <text:p>7432</text:p>
          </table:table-cell>
          <table:table-cell table:formula="of:=[.B177]-[.B$2]" office:value-type="float" office:value="17.7748100757599" calcext:value-type="float">
            <text:p>17.7748100758</text:p>
          </table:table-cell>
          <table:table-cell table:formula="of:=[.D177]/([.E177]-[.E176])" office:value-type="float" office:value="65330.5235484466" calcext:value-type="float">
            <text:p>65330.523548446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56077945.80989" calcext:value-type="float">
            <text:p>1456077945.80989</text:p>
          </table:table-cell>
          <table:table-cell office:value-type="float" office:value="1456077945.81078" calcext:value-type="float">
            <text:p>1456077945.81078</text:p>
          </table:table-cell>
          <table:table-cell office:value-type="float" office:value="7344" calcext:value-type="float">
            <text:p>7344</text:p>
          </table:table-cell>
          <table:table-cell table:formula="of:=[.B178]-[.B$2]" office:value-type="float" office:value="17.8867800235748" calcext:value-type="float">
            <text:p>17.8867800236</text:p>
          </table:table-cell>
          <table:table-cell table:formula="of:=[.D178]/([.E178]-[.E177])" office:value-type="float" office:value="65589.0276213919" calcext:value-type="float">
            <text:p>65589.027621391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56077945.92099" calcext:value-type="float">
            <text:p>1456077945.92099</text:p>
          </table:table-cell>
          <table:table-cell office:value-type="float" office:value="1456077945.92188" calcext:value-type="float">
            <text:p>1456077945.92188</text:p>
          </table:table-cell>
          <table:table-cell office:value-type="float" office:value="7248" calcext:value-type="float">
            <text:p>7248</text:p>
          </table:table-cell>
          <table:table-cell table:formula="of:=[.B179]-[.B$2]" office:value-type="float" office:value="17.9978799819946" calcext:value-type="float">
            <text:p>17.997879982</text:p>
          </table:table-cell>
          <table:table-cell table:formula="of:=[.D179]/([.E179]-[.E178])" office:value-type="float" office:value="65238.5482685139" calcext:value-type="float">
            <text:p>65238.548268513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56077946.0308" calcext:value-type="float">
            <text:p>1456077946.0308</text:p>
          </table:table-cell>
          <table:table-cell office:value-type="float" office:value="1456077946.03169" calcext:value-type="float">
            <text:p>1456077946.03169</text:p>
          </table:table-cell>
          <table:table-cell office:value-type="float" office:value="7152" calcext:value-type="float">
            <text:p>7152</text:p>
          </table:table-cell>
          <table:table-cell table:formula="of:=[.B180]-[.B$2]" office:value-type="float" office:value="18.1076900959015" calcext:value-type="float">
            <text:p>18.1076900959</text:p>
          </table:table-cell>
          <table:table-cell table:formula="of:=[.D180]/([.E180]-[.E179])" office:value-type="float" office:value="65130.6127053674" calcext:value-type="float">
            <text:p>65130.612705367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56077946.13896" calcext:value-type="float">
            <text:p>1456077946.13896</text:p>
          </table:table-cell>
          <table:table-cell office:value-type="float" office:value="1456077946.13988" calcext:value-type="float">
            <text:p>1456077946.13988</text:p>
          </table:table-cell>
          <table:table-cell office:value-type="float" office:value="7048" calcext:value-type="float">
            <text:p>7048</text:p>
          </table:table-cell>
          <table:table-cell table:formula="of:=[.B181]-[.B$2]" office:value-type="float" office:value="18.2158498764038" calcext:value-type="float">
            <text:p>18.2158498764</text:p>
          </table:table-cell>
          <table:table-cell table:formula="of:=[.D181]/([.E181]-[.E180])" office:value-type="float" office:value="65162.8541336478" calcext:value-type="float">
            <text:p>65162.854133647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56077946.24591" calcext:value-type="float">
            <text:p>1456077946.24591</text:p>
          </table:table-cell>
          <table:table-cell office:value-type="float" office:value="1456077946.24682" calcext:value-type="float">
            <text:p>1456077946.24682</text:p>
          </table:table-cell>
          <table:table-cell office:value-type="float" office:value="6936" calcext:value-type="float">
            <text:p>6936</text:p>
          </table:table-cell>
          <table:table-cell table:formula="of:=[.B182]-[.B$2]" office:value-type="float" office:value="18.3227999210358" calcext:value-type="float">
            <text:p>18.322799921</text:p>
          </table:table-cell>
          <table:table-cell table:formula="of:=[.D182]/([.E182]-[.E181])" office:value-type="float" office:value="64852.7078587814" calcext:value-type="float">
            <text:p>64852.707858781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56077946.35129" calcext:value-type="float">
            <text:p>1456077946.35129</text:p>
          </table:table-cell>
          <table:table-cell office:value-type="float" office:value="1456077946.35218" calcext:value-type="float">
            <text:p>1456077946.35218</text:p>
          </table:table-cell>
          <table:table-cell office:value-type="float" office:value="6824" calcext:value-type="float">
            <text:p>6824</text:p>
          </table:table-cell>
          <table:table-cell table:formula="of:=[.B183]-[.B$2]" office:value-type="float" office:value="18.4281799793243" calcext:value-type="float">
            <text:p>18.4281799793</text:p>
          </table:table-cell>
          <table:table-cell table:formula="of:=[.D183]/([.E183]-[.E182])" office:value-type="float" office:value="64756.084887646" calcext:value-type="float">
            <text:p>64756.08488764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56077946.45486" calcext:value-type="float">
            <text:p>1456077946.45486</text:p>
          </table:table-cell>
          <table:table-cell office:value-type="float" office:value="1456077946.45606" calcext:value-type="float">
            <text:p>1456077946.45606</text:p>
          </table:table-cell>
          <table:table-cell office:value-type="float" office:value="6704" calcext:value-type="float">
            <text:p>6704</text:p>
          </table:table-cell>
          <table:table-cell table:formula="of:=[.B184]-[.B$2]" office:value-type="float" office:value="18.5317499637604" calcext:value-type="float">
            <text:p>18.5317499638</text:p>
          </table:table-cell>
          <table:table-cell table:formula="of:=[.D184]/([.E184]-[.E183])" office:value-type="float" office:value="64729.1784053554" calcext:value-type="float">
            <text:p>64729.178405355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56077946.55721" calcext:value-type="float">
            <text:p>1456077946.55721</text:p>
          </table:table-cell>
          <table:table-cell office:value-type="float" office:value="1456077946.55838" calcext:value-type="float">
            <text:p>1456077946.55838</text:p>
          </table:table-cell>
          <table:table-cell office:value-type="float" office:value="6584" calcext:value-type="float">
            <text:p>6584</text:p>
          </table:table-cell>
          <table:table-cell table:formula="of:=[.B185]-[.B$2]" office:value-type="float" office:value="18.6340999603271" calcext:value-type="float">
            <text:p>18.6340999603</text:p>
          </table:table-cell>
          <table:table-cell table:formula="of:=[.D185]/([.E185]-[.E184])" office:value-type="float" office:value="64328.287453382" calcext:value-type="float">
            <text:p>64328.28745338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56077946.65716" calcext:value-type="float">
            <text:p>1456077946.65716</text:p>
          </table:table-cell>
          <table:table-cell office:value-type="float" office:value="1456077946.65806" calcext:value-type="float">
            <text:p>1456077946.65806</text:p>
          </table:table-cell>
          <table:table-cell office:value-type="float" office:value="6464" calcext:value-type="float">
            <text:p>6464</text:p>
          </table:table-cell>
          <table:table-cell table:formula="of:=[.B186]-[.B$2]" office:value-type="float" office:value="18.7340500354767" calcext:value-type="float">
            <text:p>18.7340500355</text:p>
          </table:table-cell>
          <table:table-cell table:formula="of:=[.D186]/([.E186]-[.E185])" office:value-type="float" office:value="64672.2875428473" calcext:value-type="float">
            <text:p>64672.287542847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56077946.75551" calcext:value-type="float">
            <text:p>1456077946.75551</text:p>
          </table:table-cell>
          <table:table-cell office:value-type="float" office:value="1456077946.75657" calcext:value-type="float">
            <text:p>1456077946.75657</text:p>
          </table:table-cell>
          <table:table-cell office:value-type="float" office:value="6344" calcext:value-type="float">
            <text:p>6344</text:p>
          </table:table-cell>
          <table:table-cell table:formula="of:=[.B187]-[.B$2]" office:value-type="float" office:value="18.8324000835419" calcext:value-type="float">
            <text:p>18.8324000835</text:p>
          </table:table-cell>
          <table:table-cell table:formula="of:=[.D187]/([.E187]-[.E186])" office:value-type="float" office:value="64504.2897772175" calcext:value-type="float">
            <text:p>64504.289777217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56077946.85226" calcext:value-type="float">
            <text:p>1456077946.85226</text:p>
          </table:table-cell>
          <table:table-cell office:value-type="float" office:value="1456077946.85316" calcext:value-type="float">
            <text:p>1456077946.85316</text:p>
          </table:table-cell>
          <table:table-cell office:value-type="float" office:value="6216" calcext:value-type="float">
            <text:p>6216</text:p>
          </table:table-cell>
          <table:table-cell table:formula="of:=[.B188]-[.B$2]" office:value-type="float" office:value="18.9291501045227" calcext:value-type="float">
            <text:p>18.9291501045</text:p>
          </table:table-cell>
          <table:table-cell table:formula="of:=[.D188]/([.E188]-[.E187])" office:value-type="float" office:value="64248.0480829179" calcext:value-type="float">
            <text:p>64248.048082917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56077946.94748" calcext:value-type="float">
            <text:p>1456077946.94748</text:p>
          </table:table-cell>
          <table:table-cell office:value-type="float" office:value="1456077946.94837" calcext:value-type="float">
            <text:p>1456077946.94837</text:p>
          </table:table-cell>
          <table:table-cell office:value-type="float" office:value="6088" calcext:value-type="float">
            <text:p>6088</text:p>
          </table:table-cell>
          <table:table-cell table:formula="of:=[.B189]-[.B$2]" office:value-type="float" office:value="19.0243699550629" calcext:value-type="float">
            <text:p>19.0243699551</text:p>
          </table:table-cell>
          <table:table-cell table:formula="of:=[.D189]/([.E189]-[.E188])" office:value-type="float" office:value="63936.2482241268" calcext:value-type="float">
            <text:p>63936.248224126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56077947.04033" calcext:value-type="float">
            <text:p>1456077947.04033</text:p>
          </table:table-cell>
          <table:table-cell office:value-type="float" office:value="1456077947.04123" calcext:value-type="float">
            <text:p>1456077947.04123</text:p>
          </table:table-cell>
          <table:table-cell office:value-type="float" office:value="5968" calcext:value-type="float">
            <text:p>5968</text:p>
          </table:table-cell>
          <table:table-cell table:formula="of:=[.B190]-[.B$2]" office:value-type="float" office:value="19.1172199249268" calcext:value-type="float">
            <text:p>19.1172199249</text:p>
          </table:table-cell>
          <table:table-cell table:formula="of:=[.D190]/([.E190]-[.E189])" office:value-type="float" office:value="64275.7343782499" calcext:value-type="float">
            <text:p>64275.734378249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56077947.13204" calcext:value-type="float">
            <text:p>1456077947.13204</text:p>
          </table:table-cell>
          <table:table-cell office:value-type="float" office:value="1456077947.13295" calcext:value-type="float">
            <text:p>1456077947.13295</text:p>
          </table:table-cell>
          <table:table-cell office:value-type="float" office:value="5840" calcext:value-type="float">
            <text:p>5840</text:p>
          </table:table-cell>
          <table:table-cell table:formula="of:=[.B191]-[.B$2]" office:value-type="float" office:value="19.208930015564" calcext:value-type="float">
            <text:p>19.2089300156</text:p>
          </table:table-cell>
          <table:table-cell table:formula="of:=[.D191]/([.E191]-[.E190])" office:value-type="float" office:value="63678.925180679" calcext:value-type="float">
            <text:p>63678.92518067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56077947.22151" calcext:value-type="float">
            <text:p>1456077947.22151</text:p>
          </table:table-cell>
          <table:table-cell office:value-type="float" office:value="1456077947.22245" calcext:value-type="float">
            <text:p>1456077947.22245</text:p>
          </table:table-cell>
          <table:table-cell office:value-type="float" office:value="5712" calcext:value-type="float">
            <text:p>5712</text:p>
          </table:table-cell>
          <table:table-cell table:formula="of:=[.B192]-[.B$2]" office:value-type="float" office:value="19.2983999252319" calcext:value-type="float">
            <text:p>19.2983999252</text:p>
          </table:table-cell>
          <table:table-cell table:formula="of:=[.D192]/([.E192]-[.E191])" office:value-type="float" office:value="63842.6932719366" calcext:value-type="float">
            <text:p>63842.693271936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56077947.30926" calcext:value-type="float">
            <text:p>1456077947.30926</text:p>
          </table:table-cell>
          <table:table-cell office:value-type="float" office:value="1456077947.31018" calcext:value-type="float">
            <text:p>1456077947.31018</text:p>
          </table:table-cell>
          <table:table-cell office:value-type="float" office:value="5592" calcext:value-type="float">
            <text:p>5592</text:p>
          </table:table-cell>
          <table:table-cell table:formula="of:=[.B193]-[.B$2]" office:value-type="float" office:value="19.3861498832703" calcext:value-type="float">
            <text:p>19.3861498833</text:p>
          </table:table-cell>
          <table:table-cell table:formula="of:=[.D193]/([.E193]-[.E192])" office:value-type="float" office:value="63726.5262002445" calcext:value-type="float">
            <text:p>63726.526200244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56077947.39529" calcext:value-type="float">
            <text:p>1456077947.39529</text:p>
          </table:table-cell>
          <table:table-cell office:value-type="float" office:value="1456077947.39647" calcext:value-type="float">
            <text:p>1456077947.39647</text:p>
          </table:table-cell>
          <table:table-cell office:value-type="float" office:value="5472" calcext:value-type="float">
            <text:p>5472</text:p>
          </table:table-cell>
          <table:table-cell table:formula="of:=[.B194]-[.B$2]" office:value-type="float" office:value="19.472179889679" calcext:value-type="float">
            <text:p>19.4721798897</text:p>
          </table:table-cell>
          <table:table-cell table:formula="of:=[.D194]/([.E194]-[.E193])" office:value-type="float" office:value="63605.7141970313" calcext:value-type="float">
            <text:p>63605.714197031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56077947.47965" calcext:value-type="float">
            <text:p>1456077947.47965</text:p>
          </table:table-cell>
          <table:table-cell office:value-type="float" office:value="1456077947.48057" calcext:value-type="float">
            <text:p>1456077947.48057</text:p>
          </table:table-cell>
          <table:table-cell office:value-type="float" office:value="5360" calcext:value-type="float">
            <text:p>5360</text:p>
          </table:table-cell>
          <table:table-cell table:formula="of:=[.B195]-[.B$2]" office:value-type="float" office:value="19.5565400123596" calcext:value-type="float">
            <text:p>19.5565400124</text:p>
          </table:table-cell>
          <table:table-cell table:formula="of:=[.D195]/([.E195]-[.E194])" office:value-type="float" office:value="63537.1290329874" calcext:value-type="float">
            <text:p>63537.129032987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56077947.56275" calcext:value-type="float">
            <text:p>1456077947.56275</text:p>
          </table:table-cell>
          <table:table-cell office:value-type="float" office:value="1456077947.56364" calcext:value-type="float">
            <text:p>1456077947.56364</text:p>
          </table:table-cell>
          <table:table-cell office:value-type="float" office:value="5248" calcext:value-type="float">
            <text:p>5248</text:p>
          </table:table-cell>
          <table:table-cell table:formula="of:=[.B196]-[.B$2]" office:value-type="float" office:value="19.6396400928497" calcext:value-type="float">
            <text:p>19.6396400928</text:p>
          </table:table-cell>
          <table:table-cell table:formula="of:=[.D196]/([.E196]-[.E195])" office:value-type="float" office:value="63152.7667488172" calcext:value-type="float">
            <text:p>63152.766748817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56077947.64349" calcext:value-type="float">
            <text:p>1456077947.64349</text:p>
          </table:table-cell>
          <table:table-cell office:value-type="float" office:value="1456077947.64439" calcext:value-type="float">
            <text:p>1456077947.64439</text:p>
          </table:table-cell>
          <table:table-cell office:value-type="float" office:value="5136" calcext:value-type="float">
            <text:p>5136</text:p>
          </table:table-cell>
          <table:table-cell table:formula="of:=[.B197]-[.B$2]" office:value-type="float" office:value="19.7203800678253" calcext:value-type="float">
            <text:p>19.7203800678</text:p>
          </table:table-cell>
          <table:table-cell table:formula="of:=[.D197]/([.E197]-[.E196])" office:value-type="float" office:value="63611.6124825778" calcext:value-type="float">
            <text:p>63611.612482577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56077947.72303" calcext:value-type="float">
            <text:p>1456077947.72303</text:p>
          </table:table-cell>
          <table:table-cell office:value-type="float" office:value="1456077947.72393" calcext:value-type="float">
            <text:p>1456077947.72393</text:p>
          </table:table-cell>
          <table:table-cell office:value-type="float" office:value="5032" calcext:value-type="float">
            <text:p>5032</text:p>
          </table:table-cell>
          <table:table-cell table:formula="of:=[.B198]-[.B$2]" office:value-type="float" office:value="19.7999200820923" calcext:value-type="float">
            <text:p>19.7999200821</text:p>
          </table:table-cell>
          <table:table-cell table:formula="of:=[.D198]/([.E198]-[.E197])" office:value-type="float" office:value="63263.7553107624" calcext:value-type="float">
            <text:p>63263.755310762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56077947.80144" calcext:value-type="float">
            <text:p>1456077947.80144</text:p>
          </table:table-cell>
          <table:table-cell office:value-type="float" office:value="1456077947.80233" calcext:value-type="float">
            <text:p>1456077947.80233</text:p>
          </table:table-cell>
          <table:table-cell office:value-type="float" office:value="4936" calcext:value-type="float">
            <text:p>4936</text:p>
          </table:table-cell>
          <table:table-cell table:formula="of:=[.B199]-[.B$2]" office:value-type="float" office:value="19.8783299922943" calcext:value-type="float">
            <text:p>19.8783299923</text:p>
          </table:table-cell>
          <table:table-cell table:formula="of:=[.D199]/([.E199]-[.E198])" office:value-type="float" office:value="62951.2262835424" calcext:value-type="float">
            <text:p>62951.226283542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56077947.87787" calcext:value-type="float">
            <text:p>1456077947.87787</text:p>
          </table:table-cell>
          <table:table-cell office:value-type="float" office:value="1456077947.87877" calcext:value-type="float">
            <text:p>1456077947.87877</text:p>
          </table:table-cell>
          <table:table-cell office:value-type="float" office:value="4840" calcext:value-type="float">
            <text:p>4840</text:p>
          </table:table-cell>
          <table:table-cell table:formula="of:=[.B200]-[.B$2]" office:value-type="float" office:value="19.9547600746155" calcext:value-type="float">
            <text:p>19.9547600746</text:p>
          </table:table-cell>
          <table:table-cell table:formula="of:=[.D200]/([.E200]-[.E199])" office:value-type="float" office:value="63325.8509347383" calcext:value-type="float">
            <text:p>63325.850934738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56077947.95306" calcext:value-type="float">
            <text:p>1456077947.95306</text:p>
          </table:table-cell>
          <table:table-cell office:value-type="float" office:value="1456077947.95396" calcext:value-type="float">
            <text:p>1456077947.95396</text:p>
          </table:table-cell>
          <table:table-cell office:value-type="float" office:value="4752" calcext:value-type="float">
            <text:p>4752</text:p>
          </table:table-cell>
          <table:table-cell table:formula="of:=[.B201]-[.B$2]" office:value-type="float" office:value="20.0299499034882" calcext:value-type="float">
            <text:p>20.0299499035</text:p>
          </table:table-cell>
          <table:table-cell table:formula="of:=[.D201]/([.E201]-[.E200])" office:value-type="float" office:value="63200.0374418538" calcext:value-type="float">
            <text:p>63200.037441853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56077948.02744" calcext:value-type="float">
            <text:p>1456077948.02744</text:p>
          </table:table-cell>
          <table:table-cell office:value-type="float" office:value="1456077948.02833" calcext:value-type="float">
            <text:p>1456077948.02833</text:p>
          </table:table-cell>
          <table:table-cell office:value-type="float" office:value="4672" calcext:value-type="float">
            <text:p>4672</text:p>
          </table:table-cell>
          <table:table-cell table:formula="of:=[.B202]-[.B$2]" office:value-type="float" office:value="20.1043300628662" calcext:value-type="float">
            <text:p>20.1043300629</text:p>
          </table:table-cell>
          <table:table-cell table:formula="of:=[.D202]/([.E202]-[.E201])" office:value-type="float" office:value="62812.4494363294" calcext:value-type="float">
            <text:p>62812.449436329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56077948.1007" calcext:value-type="float">
            <text:p>1456077948.1007</text:p>
          </table:table-cell>
          <table:table-cell office:value-type="float" office:value="1456077948.10176" calcext:value-type="float">
            <text:p>1456077948.10176</text:p>
          </table:table-cell>
          <table:table-cell office:value-type="float" office:value="4600" calcext:value-type="float">
            <text:p>4600</text:p>
          </table:table-cell>
          <table:table-cell table:formula="of:=[.B203]-[.B$2]" office:value-type="float" office:value="20.1775898933411" calcext:value-type="float">
            <text:p>20.1775898933</text:p>
          </table:table-cell>
          <table:table-cell table:formula="of:=[.D203]/([.E203]-[.E202])" office:value-type="float" office:value="62790.2080878955" calcext:value-type="float">
            <text:p>62790.208087895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56077948.172" calcext:value-type="float">
            <text:p>1456077948.172</text:p>
          </table:table-cell>
          <table:table-cell office:value-type="float" office:value="1456077948.17289" calcext:value-type="float">
            <text:p>1456077948.17289</text:p>
          </table:table-cell>
          <table:table-cell office:value-type="float" office:value="4536" calcext:value-type="float">
            <text:p>4536</text:p>
          </table:table-cell>
          <table:table-cell table:formula="of:=[.B204]-[.B$2]" office:value-type="float" office:value="20.2488899230957" calcext:value-type="float">
            <text:p>20.2488899231</text:p>
          </table:table-cell>
          <table:table-cell table:formula="of:=[.D204]/([.E204]-[.E203])" office:value-type="float" office:value="63618.4867749637" calcext:value-type="float">
            <text:p>63618.486774963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56077948.24287" calcext:value-type="float">
            <text:p>1456077948.24287</text:p>
          </table:table-cell>
          <table:table-cell office:value-type="float" office:value="1456077948.24378" calcext:value-type="float">
            <text:p>1456077948.24378</text:p>
          </table:table-cell>
          <table:table-cell office:value-type="float" office:value="4472" calcext:value-type="float">
            <text:p>4472</text:p>
          </table:table-cell>
          <table:table-cell table:formula="of:=[.B205]-[.B$2]" office:value-type="float" office:value="20.3197600841522" calcext:value-type="float">
            <text:p>20.3197600842</text:p>
          </table:table-cell>
          <table:table-cell table:formula="of:=[.D205]/([.E205]-[.E204])" office:value-type="float" office:value="63101.3099636334" calcext:value-type="float">
            <text:p>63101.309963633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56077948.31295" calcext:value-type="float">
            <text:p>1456077948.31295</text:p>
          </table:table-cell>
          <table:table-cell office:value-type="float" office:value="1456077948.31383" calcext:value-type="float">
            <text:p>1456077948.31383</text:p>
          </table:table-cell>
          <table:table-cell office:value-type="float" office:value="4424" calcext:value-type="float">
            <text:p>4424</text:p>
          </table:table-cell>
          <table:table-cell table:formula="of:=[.B206]-[.B$2]" office:value-type="float" office:value="20.389839887619" calcext:value-type="float">
            <text:p>20.3898398876</text:p>
          </table:table-cell>
          <table:table-cell table:formula="of:=[.D206]/([.E206]-[.E205])" office:value-type="float" office:value="63128.0309182951" calcext:value-type="float">
            <text:p>63128.030918295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56077948.38228" calcext:value-type="float">
            <text:p>1456077948.38228</text:p>
          </table:table-cell>
          <table:table-cell office:value-type="float" office:value="1456077948.38319" calcext:value-type="float">
            <text:p>1456077948.38319</text:p>
          </table:table-cell>
          <table:table-cell office:value-type="float" office:value="4376" calcext:value-type="float">
            <text:p>4376</text:p>
          </table:table-cell>
          <table:table-cell table:formula="of:=[.B207]-[.B$2]" office:value-type="float" office:value="20.4591701030731" calcext:value-type="float">
            <text:p>20.4591701031</text:p>
          </table:table-cell>
          <table:table-cell table:formula="of:=[.D207]/([.E207]-[.E206])" office:value-type="float" office:value="63118.2230047594" calcext:value-type="float">
            <text:p>63118.223004759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56077948.45095" calcext:value-type="float">
            <text:p>1456077948.45095</text:p>
          </table:table-cell>
          <table:table-cell office:value-type="float" office:value="1456077948.45184" calcext:value-type="float">
            <text:p>1456077948.45184</text:p>
          </table:table-cell>
          <table:table-cell office:value-type="float" office:value="4344" calcext:value-type="float">
            <text:p>4344</text:p>
          </table:table-cell>
          <table:table-cell table:formula="of:=[.B208]-[.B$2]" office:value-type="float" office:value="20.5278398990631" calcext:value-type="float">
            <text:p>20.5278398991</text:p>
          </table:table-cell>
          <table:table-cell table:formula="of:=[.D208]/([.E208]-[.E207])" office:value-type="float" office:value="63259.2530292825" calcext:value-type="float">
            <text:p>63259.253029282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56077948.51922" calcext:value-type="float">
            <text:p>1456077948.51922</text:p>
          </table:table-cell>
          <table:table-cell office:value-type="float" office:value="1456077948.52021" calcext:value-type="float">
            <text:p>1456077948.52021</text:p>
          </table:table-cell>
          <table:table-cell office:value-type="float" office:value="4320" calcext:value-type="float">
            <text:p>4320</text:p>
          </table:table-cell>
          <table:table-cell table:formula="of:=[.B209]-[.B$2]" office:value-type="float" office:value="20.5961101055145" calcext:value-type="float">
            <text:p>20.5961101055</text:p>
          </table:table-cell>
          <table:table-cell table:formula="of:=[.D209]/([.E209]-[.E208])" office:value-type="float" office:value="63277.9688907825" calcext:value-type="float">
            <text:p>63277.968890782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456077948.60057" calcext:value-type="float">
            <text:p>1456077948.60057</text:p>
          </table:table-cell>
          <table:table-cell office:value-type="float" office:value="1456077948.60147" calcext:value-type="float">
            <text:p>1456077948.60147</text:p>
          </table:table-cell>
          <table:table-cell office:value-type="float" office:value="4304" calcext:value-type="float">
            <text:p>4304</text:p>
          </table:table-cell>
          <table:table-cell table:formula="of:=[.B210]-[.B$2]" office:value-type="float" office:value="20.6774599552155" calcext:value-type="float">
            <text:p>20.6774599552</text:p>
          </table:table-cell>
          <table:table-cell table:formula="of:=[.D210]/([.E210]-[.E209])" office:value-type="float" office:value="52907.2888987884" calcext:value-type="float">
            <text:p>52907.288898788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456077948.70068" calcext:value-type="float">
            <text:p>1456077948.70068</text:p>
          </table:table-cell>
          <table:table-cell office:value-type="float" office:value="1456077948.70162" calcext:value-type="float">
            <text:p>1456077948.70162</text:p>
          </table:table-cell>
          <table:table-cell office:value-type="float" office:value="4296" calcext:value-type="float">
            <text:p>4296</text:p>
          </table:table-cell>
          <table:table-cell table:formula="of:=[.B211]-[.B$2]" office:value-type="float" office:value="20.7775700092316" calcext:value-type="float">
            <text:p>20.7775700092</text:p>
          </table:table-cell>
          <table:table-cell table:formula="of:=[.D211]/([.E211]-[.E210])" office:value-type="float" office:value="42912.7727701409" calcext:value-type="float">
            <text:p>42912.772770140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56077948.80062" calcext:value-type="float">
            <text:p>1456077948.80062</text:p>
          </table:table-cell>
          <table:table-cell office:value-type="float" office:value="1456077948.8015" calcext:value-type="float">
            <text:p>1456077948.8015</text:p>
          </table:table-cell>
          <table:table-cell office:value-type="float" office:value="4296" calcext:value-type="float">
            <text:p>4296</text:p>
          </table:table-cell>
          <table:table-cell table:formula="of:=[.B212]-[.B$2]" office:value-type="float" office:value="20.8775100708008" calcext:value-type="float">
            <text:p>20.8775100708</text:p>
          </table:table-cell>
          <table:table-cell table:formula="of:=[.D212]/([.E212]-[.E211])" office:value-type="float" office:value="42985.7649929982" calcext:value-type="float">
            <text:p>42985.764992998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456077948.90067" calcext:value-type="float">
            <text:p>1456077948.90067</text:p>
          </table:table-cell>
          <table:table-cell office:value-type="float" office:value="1456077948.90157" calcext:value-type="float">
            <text:p>1456077948.90157</text:p>
          </table:table-cell>
          <table:table-cell office:value-type="float" office:value="4304" calcext:value-type="float">
            <text:p>4304</text:p>
          </table:table-cell>
          <table:table-cell table:formula="of:=[.B213]-[.B$2]" office:value-type="float" office:value="20.977560043335" calcext:value-type="float">
            <text:p>20.9775600433</text:p>
          </table:table-cell>
          <table:table-cell table:formula="of:=[.D213]/([.E213]-[.E212])" office:value-type="float" office:value="43018.5025641026" calcext:value-type="float">
            <text:p>43018.502564102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456077949.00069" calcext:value-type="float">
            <text:p>1456077949.00069</text:p>
          </table:table-cell>
          <table:table-cell office:value-type="float" office:value="1456077949.00158" calcext:value-type="float">
            <text:p>1456077949.00158</text:p>
          </table:table-cell>
          <table:table-cell office:value-type="float" office:value="4320" calcext:value-type="float">
            <text:p>4320</text:p>
          </table:table-cell>
          <table:table-cell table:formula="of:=[.B214]-[.B$2]" office:value-type="float" office:value="21.0775799751282" calcext:value-type="float">
            <text:p>21.0775799751</text:p>
          </table:table-cell>
          <table:table-cell table:formula="of:=[.D214]/([.E214]-[.E213])" office:value-type="float" office:value="43191.391181224" calcext:value-type="float">
            <text:p>43191.39118122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56077949.10096" calcext:value-type="float">
            <text:p>1456077949.10096</text:p>
          </table:table-cell>
          <table:table-cell office:value-type="float" office:value="1456077949.10187" calcext:value-type="float">
            <text:p>1456077949.10187</text:p>
          </table:table-cell>
          <table:table-cell office:value-type="float" office:value="4344" calcext:value-type="float">
            <text:p>4344</text:p>
          </table:table-cell>
          <table:table-cell table:formula="of:=[.B215]-[.B$2]" office:value-type="float" office:value="21.1778500080109" calcext:value-type="float">
            <text:p>21.177850008</text:p>
          </table:table-cell>
          <table:table-cell table:formula="of:=[.D215]/([.E215]-[.E214])" office:value-type="float" office:value="43323.0136174604" calcext:value-type="float">
            <text:p>43323.013617460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56077949.20113" calcext:value-type="float">
            <text:p>1456077949.20113</text:p>
          </table:table-cell>
          <table:table-cell office:value-type="float" office:value="1456077949.20202" calcext:value-type="float">
            <text:p>1456077949.20202</text:p>
          </table:table-cell>
          <table:table-cell office:value-type="float" office:value="4384" calcext:value-type="float">
            <text:p>4384</text:p>
          </table:table-cell>
          <table:table-cell table:formula="of:=[.B216]-[.B$2]" office:value-type="float" office:value="21.2780199050903" calcext:value-type="float">
            <text:p>21.2780199051</text:p>
          </table:table-cell>
          <table:table-cell table:formula="of:=[.D216]/([.E216]-[.E215])" office:value-type="float" office:value="43765.6434499682" calcext:value-type="float">
            <text:p>43765.643449968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456077949.30139" calcext:value-type="float">
            <text:p>1456077949.30139</text:p>
          </table:table-cell>
          <table:table-cell office:value-type="float" office:value="1456077949.30228" calcext:value-type="float">
            <text:p>1456077949.30228</text:p>
          </table:table-cell>
          <table:table-cell office:value-type="float" office:value="4424" calcext:value-type="float">
            <text:p>4424</text:p>
          </table:table-cell>
          <table:table-cell table:formula="of:=[.B217]-[.B$2]" office:value-type="float" office:value="21.3782799243927" calcext:value-type="float">
            <text:p>21.3782799244</text:p>
          </table:table-cell>
          <table:table-cell table:formula="of:=[.D217]/([.E217]-[.E216])" office:value-type="float" office:value="44125.2657917203" calcext:value-type="float">
            <text:p>44125.265791720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56077949.40146" calcext:value-type="float">
            <text:p>1456077949.40146</text:p>
          </table:table-cell>
          <table:table-cell office:value-type="float" office:value="1456077949.40237" calcext:value-type="float">
            <text:p>1456077949.40237</text:p>
          </table:table-cell>
          <table:table-cell office:value-type="float" office:value="4472" calcext:value-type="float">
            <text:p>4472</text:p>
          </table:table-cell>
          <table:table-cell table:formula="of:=[.B218]-[.B$2]" office:value-type="float" office:value="21.4783499240875" calcext:value-type="float">
            <text:p>21.4783499241</text:p>
          </table:table-cell>
          <table:table-cell table:formula="of:=[.D218]/([.E218]-[.E217])" office:value-type="float" office:value="44688.7180337555" calcext:value-type="float">
            <text:p>44688.718033755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456077949.50175" calcext:value-type="float">
            <text:p>1456077949.50175</text:p>
          </table:table-cell>
          <table:table-cell office:value-type="float" office:value="1456077949.50267" calcext:value-type="float">
            <text:p>1456077949.50267</text:p>
          </table:table-cell>
          <table:table-cell office:value-type="float" office:value="4536" calcext:value-type="float">
            <text:p>4536</text:p>
          </table:table-cell>
          <table:table-cell table:formula="of:=[.B219]-[.B$2]" office:value-type="float" office:value="21.5786399841309" calcext:value-type="float">
            <text:p>21.5786399841</text:p>
          </table:table-cell>
          <table:table-cell table:formula="of:=[.D219]/([.E219]-[.E218])" office:value-type="float" office:value="45228.8092961557" calcext:value-type="float">
            <text:p>45228.809296155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56077949.60064" calcext:value-type="float">
            <text:p>1456077949.60064</text:p>
          </table:table-cell>
          <table:table-cell office:value-type="float" office:value="1456077949.60154" calcext:value-type="float">
            <text:p>1456077949.60154</text:p>
          </table:table-cell>
          <table:table-cell office:value-type="float" office:value="4600" calcext:value-type="float">
            <text:p>4600</text:p>
          </table:table-cell>
          <table:table-cell table:formula="of:=[.B220]-[.B$2]" office:value-type="float" office:value="21.6775300502777" calcext:value-type="float">
            <text:p>21.6775300503</text:p>
          </table:table-cell>
          <table:table-cell table:formula="of:=[.D220]/([.E220]-[.E219])" office:value-type="float" office:value="46516.3001627388" calcext:value-type="float">
            <text:p>46516.300162738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56077949.70051" calcext:value-type="float">
            <text:p>1456077949.70051</text:p>
          </table:table-cell>
          <table:table-cell office:value-type="float" office:value="1456077949.70129" calcext:value-type="float">
            <text:p>1456077949.70129</text:p>
          </table:table-cell>
          <table:table-cell office:value-type="float" office:value="4672" calcext:value-type="float">
            <text:p>4672</text:p>
          </table:table-cell>
          <table:table-cell table:formula="of:=[.B221]-[.B$2]" office:value-type="float" office:value="21.7774000167847" calcext:value-type="float">
            <text:p>21.7774000168</text:p>
          </table:table-cell>
          <table:table-cell table:formula="of:=[.D221]/([.E221]-[.E220])" office:value-type="float" office:value="46780.8307482961" calcext:value-type="float">
            <text:p>46780.830748296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56077949.8005" calcext:value-type="float">
            <text:p>1456077949.8005</text:p>
          </table:table-cell>
          <table:table-cell office:value-type="float" office:value="1456077949.80125" calcext:value-type="float">
            <text:p>1456077949.80125</text:p>
          </table:table-cell>
          <table:table-cell office:value-type="float" office:value="4752" calcext:value-type="float">
            <text:p>4752</text:p>
          </table:table-cell>
          <table:table-cell table:formula="of:=[.B222]-[.B$2]" office:value-type="float" office:value="21.8773899078369" calcext:value-type="float">
            <text:p>21.8773899078</text:p>
          </table:table-cell>
          <table:table-cell table:formula="of:=[.D222]/([.E222]-[.E221])" office:value-type="float" office:value="47524.8042576326" calcext:value-type="float">
            <text:p>47524.804257632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456077949.90079" calcext:value-type="float">
            <text:p>1456077949.90079</text:p>
          </table:table-cell>
          <table:table-cell office:value-type="float" office:value="1456077949.90155" calcext:value-type="float">
            <text:p>1456077949.90155</text:p>
          </table:table-cell>
          <table:table-cell office:value-type="float" office:value="4840" calcext:value-type="float">
            <text:p>4840</text:p>
          </table:table-cell>
          <table:table-cell table:formula="of:=[.B223]-[.B$2]" office:value-type="float" office:value="21.9776799678802" calcext:value-type="float">
            <text:p>21.9776799679</text:p>
          </table:table-cell>
          <table:table-cell table:formula="of:=[.D223]/([.E223]-[.E222])" office:value-type="float" office:value="48260.0169738522" calcext:value-type="float">
            <text:p>48260.016973852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456077950.00134" calcext:value-type="float">
            <text:p>1456077950.00134</text:p>
          </table:table-cell>
          <table:table-cell office:value-type="float" office:value="1456077950.00223" calcext:value-type="float">
            <text:p>1456077950.00223</text:p>
          </table:table-cell>
          <table:table-cell office:value-type="float" office:value="4936" calcext:value-type="float">
            <text:p>4936</text:p>
          </table:table-cell>
          <table:table-cell table:formula="of:=[.B224]-[.B$2]" office:value-type="float" office:value="22.0782299041748" calcext:value-type="float">
            <text:p>22.0782299042</text:p>
          </table:table-cell>
          <table:table-cell table:formula="of:=[.D224]/([.E224]-[.E223])" office:value-type="float" office:value="49090.0360746152" calcext:value-type="float">
            <text:p>49090.036074615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456077950.10145" calcext:value-type="float">
            <text:p>1456077950.10145</text:p>
          </table:table-cell>
          <table:table-cell office:value-type="float" office:value="1456077950.10235" calcext:value-type="float">
            <text:p>1456077950.10235</text:p>
          </table:table-cell>
          <table:table-cell office:value-type="float" office:value="5032" calcext:value-type="float">
            <text:p>5032</text:p>
          </table:table-cell>
          <table:table-cell table:formula="of:=[.B225]-[.B$2]" office:value-type="float" office:value="22.1783399581909" calcext:value-type="float">
            <text:p>22.1783399582</text:p>
          </table:table-cell>
          <table:table-cell table:formula="of:=[.D225]/([.E225]-[.E224])" office:value-type="float" office:value="50264.6816991036" calcext:value-type="float">
            <text:p>50264.681699103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56077950.20154" calcext:value-type="float">
            <text:p>1456077950.20154</text:p>
          </table:table-cell>
          <table:table-cell office:value-type="float" office:value="1456077950.20244" calcext:value-type="float">
            <text:p>1456077950.20244</text:p>
          </table:table-cell>
          <table:table-cell office:value-type="float" office:value="5136" calcext:value-type="float">
            <text:p>5136</text:p>
          </table:table-cell>
          <table:table-cell table:formula="of:=[.B226]-[.B$2]" office:value-type="float" office:value="22.2784299850464" calcext:value-type="float">
            <text:p>22.278429985</text:p>
          </table:table-cell>
          <table:table-cell table:formula="of:=[.D226]/([.E226]-[.E225])" office:value-type="float" office:value="51313.803796021" calcext:value-type="float">
            <text:p>51313.80379602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56077950.30047" calcext:value-type="float">
            <text:p>1456077950.30047</text:p>
          </table:table-cell>
          <table:table-cell office:value-type="float" office:value="1456077950.30136" calcext:value-type="float">
            <text:p>1456077950.30136</text:p>
          </table:table-cell>
          <table:table-cell office:value-type="float" office:value="5248" calcext:value-type="float">
            <text:p>5248</text:p>
          </table:table-cell>
          <table:table-cell table:formula="of:=[.B227]-[.B$2]" office:value-type="float" office:value="22.3773601055145" calcext:value-type="float">
            <text:p>22.3773601055</text:p>
          </table:table-cell>
          <table:table-cell table:formula="of:=[.D227]/([.E227]-[.E226])" office:value-type="float" office:value="53047.5448242289" calcext:value-type="float">
            <text:p>53047.5448242289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56077950.40196" calcext:value-type="float">
            <text:p>1456077950.40196</text:p>
          </table:table-cell>
          <table:table-cell office:value-type="float" office:value="1456077950.40287" calcext:value-type="float">
            <text:p>1456077950.40287</text:p>
          </table:table-cell>
          <table:table-cell office:value-type="float" office:value="5360" calcext:value-type="float">
            <text:p>5360</text:p>
          </table:table-cell>
          <table:table-cell table:formula="of:=[.B228]-[.B$2]" office:value-type="float" office:value="22.4788498878479" calcext:value-type="float">
            <text:p>22.4788498878</text:p>
          </table:table-cell>
          <table:table-cell table:formula="of:=[.D228]/([.E228]-[.E227])" office:value-type="float" office:value="52813.1983020069" calcext:value-type="float">
            <text:p>52813.1983020069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56077950.50103" calcext:value-type="float">
            <text:p>1456077950.50103</text:p>
          </table:table-cell>
          <table:table-cell office:value-type="float" office:value="1456077950.50206" calcext:value-type="float">
            <text:p>1456077950.50206</text:p>
          </table:table-cell>
          <table:table-cell office:value-type="float" office:value="5480" calcext:value-type="float">
            <text:p>5480</text:p>
          </table:table-cell>
          <table:table-cell table:formula="of:=[.B229]-[.B$2]" office:value-type="float" office:value="22.577919960022" calcext:value-type="float">
            <text:p>22.57791996</text:p>
          </table:table-cell>
          <table:table-cell table:formula="of:=[.D229]/([.E229]-[.E228])" office:value-type="float" office:value="55314.383847135" calcext:value-type="float">
            <text:p>55314.38384713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456077950.60118" calcext:value-type="float">
            <text:p>1456077950.60118</text:p>
          </table:table-cell>
          <table:table-cell office:value-type="float" office:value="1456077950.60216" calcext:value-type="float">
            <text:p>1456077950.60216</text:p>
          </table:table-cell>
          <table:table-cell office:value-type="float" office:value="5600" calcext:value-type="float">
            <text:p>5600</text:p>
          </table:table-cell>
          <table:table-cell table:formula="of:=[.B230]-[.B$2]" office:value-type="float" office:value="22.6780700683594" calcext:value-type="float">
            <text:p>22.6780700684</text:p>
          </table:table-cell>
          <table:table-cell table:formula="of:=[.D230]/([.E230]-[.E229])" office:value-type="float" office:value="55916.0653240013" calcext:value-type="float">
            <text:p>55916.0653240013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56077950.70142" calcext:value-type="float">
            <text:p>1456077950.70142</text:p>
          </table:table-cell>
          <table:table-cell office:value-type="float" office:value="1456077950.70234" calcext:value-type="float">
            <text:p>1456077950.70234</text:p>
          </table:table-cell>
          <table:table-cell office:value-type="float" office:value="5720" calcext:value-type="float">
            <text:p>5720</text:p>
          </table:table-cell>
          <table:table-cell table:formula="of:=[.B231]-[.B$2]" office:value-type="float" office:value="22.7783100605011" calcext:value-type="float">
            <text:p>22.7783100605</text:p>
          </table:table-cell>
          <table:table-cell table:formula="of:=[.D231]/([.E231]-[.E230])" office:value-type="float" office:value="57063.0531565966" calcext:value-type="float">
            <text:p>57063.053156596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56077950.80158" calcext:value-type="float">
            <text:p>1456077950.80158</text:p>
          </table:table-cell>
          <table:table-cell office:value-type="float" office:value="1456077950.80249" calcext:value-type="float">
            <text:p>1456077950.80249</text:p>
          </table:table-cell>
          <table:table-cell office:value-type="float" office:value="5840" calcext:value-type="float">
            <text:p>5840</text:p>
          </table:table-cell>
          <table:table-cell table:formula="of:=[.B232]-[.B$2]" office:value-type="float" office:value="22.8784699440002" calcext:value-type="float">
            <text:p>22.878469944</text:p>
          </table:table-cell>
          <table:table-cell table:formula="of:=[.D232]/([.E232]-[.E231])" office:value-type="float" office:value="58306.7770845582" calcext:value-type="float">
            <text:p>58306.777084558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56077950.90076" calcext:value-type="float">
            <text:p>1456077950.90076</text:p>
          </table:table-cell>
          <table:table-cell office:value-type="float" office:value="1456077950.90164" calcext:value-type="float">
            <text:p>1456077950.90164</text:p>
          </table:table-cell>
          <table:table-cell office:value-type="float" office:value="5968" calcext:value-type="float">
            <text:p>5968</text:p>
          </table:table-cell>
          <table:table-cell table:formula="of:=[.B233]-[.B$2]" office:value-type="float" office:value="22.9776499271393" calcext:value-type="float">
            <text:p>22.9776499271</text:p>
          </table:table-cell>
          <table:table-cell table:formula="of:=[.D233]/([.E233]-[.E232])" office:value-type="float" office:value="60173.4322906024" calcext:value-type="float">
            <text:p>60173.4322906024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56077951.00088" calcext:value-type="float">
            <text:p>1456077951.00088</text:p>
          </table:table-cell>
          <table:table-cell office:value-type="float" office:value="1456077951.00177" calcext:value-type="float">
            <text:p>1456077951.00177</text:p>
          </table:table-cell>
          <table:table-cell office:value-type="float" office:value="6096" calcext:value-type="float">
            <text:p>6096</text:p>
          </table:table-cell>
          <table:table-cell table:formula="of:=[.B234]-[.B$2]" office:value-type="float" office:value="23.0777699947357" calcext:value-type="float">
            <text:p>23.0777699947</text:p>
          </table:table-cell>
          <table:table-cell table:formula="of:=[.D234]/([.E234]-[.E233])" office:value-type="float" office:value="60886.8945691466" calcext:value-type="float">
            <text:p>60886.894569146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456077951.10116" calcext:value-type="float">
            <text:p>1456077951.10116</text:p>
          </table:table-cell>
          <table:table-cell office:value-type="float" office:value="1456077951.10207" calcext:value-type="float">
            <text:p>1456077951.10207</text:p>
          </table:table-cell>
          <table:table-cell office:value-type="float" office:value="6216" calcext:value-type="float">
            <text:p>6216</text:p>
          </table:table-cell>
          <table:table-cell table:formula="of:=[.B235]-[.B$2]" office:value-type="float" office:value="23.1780500411987" calcext:value-type="float">
            <text:p>23.1780500412</text:p>
          </table:table-cell>
          <table:table-cell table:formula="of:=[.D235]/([.E235]-[.E234])" office:value-type="float" office:value="61986.4092533375" calcext:value-type="float">
            <text:p>61986.409253337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56077951.20131" calcext:value-type="float">
            <text:p>1456077951.20131</text:p>
          </table:table-cell>
          <table:table-cell office:value-type="float" office:value="1456077951.20222" calcext:value-type="float">
            <text:p>1456077951.20222</text:p>
          </table:table-cell>
          <table:table-cell office:value-type="float" office:value="6344" calcext:value-type="float">
            <text:p>6344</text:p>
          </table:table-cell>
          <table:table-cell table:formula="of:=[.B236]-[.B$2]" office:value-type="float" office:value="23.2781999111176" calcext:value-type="float">
            <text:p>23.2781999111</text:p>
          </table:table-cell>
          <table:table-cell table:formula="of:=[.D236]/([.E236]-[.E235])" office:value-type="float" office:value="63345.0648028015" calcext:value-type="float">
            <text:p>63345.064802801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56077951.30151" calcext:value-type="float">
            <text:p>1456077951.30151</text:p>
          </table:table-cell>
          <table:table-cell office:value-type="float" office:value="1456077951.3024" calcext:value-type="float">
            <text:p>1456077951.3024</text:p>
          </table:table-cell>
          <table:table-cell office:value-type="float" office:value="6464" calcext:value-type="float">
            <text:p>6464</text:p>
          </table:table-cell>
          <table:table-cell table:formula="of:=[.B237]-[.B$2]" office:value-type="float" office:value="23.3784000873566" calcext:value-type="float">
            <text:p>23.3784000874</text:p>
          </table:table-cell>
          <table:table-cell table:formula="of:=[.D237]/([.E237]-[.E236])" office:value-type="float" office:value="64510.8645775335" calcext:value-type="float">
            <text:p>64510.864577533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56077951.40172" calcext:value-type="float">
            <text:p>1456077951.40172</text:p>
          </table:table-cell>
          <table:table-cell office:value-type="float" office:value="1456077951.40274" calcext:value-type="float">
            <text:p>1456077951.40274</text:p>
          </table:table-cell>
          <table:table-cell office:value-type="float" office:value="6592" calcext:value-type="float">
            <text:p>6592</text:p>
          </table:table-cell>
          <table:table-cell table:formula="of:=[.B238]-[.B$2]" office:value-type="float" office:value="23.4786100387573" calcext:value-type="float">
            <text:p>23.4786100388</text:p>
          </table:table-cell>
          <table:table-cell table:formula="of:=[.D238]/([.E238]-[.E237])" office:value-type="float" office:value="65781.8900004996" calcext:value-type="float">
            <text:p>65781.890000499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56077951.50158" calcext:value-type="float">
            <text:p>1456077951.50158</text:p>
          </table:table-cell>
          <table:table-cell office:value-type="float" office:value="1456077951.50249" calcext:value-type="float">
            <text:p>1456077951.50249</text:p>
          </table:table-cell>
          <table:table-cell office:value-type="float" office:value="6712" calcext:value-type="float">
            <text:p>6712</text:p>
          </table:table-cell>
          <table:table-cell table:formula="of:=[.B239]-[.B$2]" office:value-type="float" office:value="23.578469991684" calcext:value-type="float">
            <text:p>23.5784699917</text:p>
          </table:table-cell>
          <table:table-cell table:formula="of:=[.D239]/([.E239]-[.E238])" office:value-type="float" office:value="67214.1314239464" calcext:value-type="float">
            <text:p>67214.1314239464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56077951.60313" calcext:value-type="float">
            <text:p>1456077951.60313</text:p>
          </table:table-cell>
          <table:table-cell office:value-type="float" office:value="1456077951.60403" calcext:value-type="float">
            <text:p>1456077951.60403</text:p>
          </table:table-cell>
          <table:table-cell office:value-type="float" office:value="6824" calcext:value-type="float">
            <text:p>6824</text:p>
          </table:table-cell>
          <table:table-cell table:formula="of:=[.B240]-[.B$2]" office:value-type="float" office:value="23.6800200939178" calcext:value-type="float">
            <text:p>23.6800200939</text:p>
          </table:table-cell>
          <table:table-cell table:formula="of:=[.D240]/([.E240]-[.E239])" office:value-type="float" office:value="67198.3567705643" calcext:value-type="float">
            <text:p>67198.3567705643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56077951.70689" calcext:value-type="float">
            <text:p>1456077951.70689</text:p>
          </table:table-cell>
          <table:table-cell office:value-type="float" office:value="1456077951.7079" calcext:value-type="float">
            <text:p>1456077951.7079</text:p>
          </table:table-cell>
          <table:table-cell office:value-type="float" office:value="6936" calcext:value-type="float">
            <text:p>6936</text:p>
          </table:table-cell>
          <table:table-cell table:formula="of:=[.B241]-[.B$2]" office:value-type="float" office:value="23.7837800979614" calcext:value-type="float">
            <text:p>23.783780098</text:p>
          </table:table-cell>
          <table:table-cell table:formula="of:=[.D241]/([.E241]-[.E240])" office:value-type="float" office:value="66846.5664003529" calcext:value-type="float">
            <text:p>66846.566400352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56077951.81212" calcext:value-type="float">
            <text:p>1456077951.81212</text:p>
          </table:table-cell>
          <table:table-cell office:value-type="float" office:value="1456077951.813" calcext:value-type="float">
            <text:p>1456077951.813</text:p>
          </table:table-cell>
          <table:table-cell office:value-type="float" office:value="7048" calcext:value-type="float">
            <text:p>7048</text:p>
          </table:table-cell>
          <table:table-cell table:formula="of:=[.B242]-[.B$2]" office:value-type="float" office:value="23.8890099525452" calcext:value-type="float">
            <text:p>23.8890099525</text:p>
          </table:table-cell>
          <table:table-cell table:formula="of:=[.D242]/([.E242]-[.E241])" office:value-type="float" office:value="66977.1903408962" calcext:value-type="float">
            <text:p>66977.190340896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56077951.9188" calcext:value-type="float">
            <text:p>1456077951.9188</text:p>
          </table:table-cell>
          <table:table-cell office:value-type="float" office:value="1456077951.91972" calcext:value-type="float">
            <text:p>1456077951.91972</text:p>
          </table:table-cell>
          <table:table-cell office:value-type="float" office:value="7152" calcext:value-type="float">
            <text:p>7152</text:p>
          </table:table-cell>
          <table:table-cell table:formula="of:=[.B243]-[.B$2]" office:value-type="float" office:value="23.9956901073456" calcext:value-type="float">
            <text:p>23.9956901073</text:p>
          </table:table-cell>
          <table:table-cell table:formula="of:=[.D243]/([.E243]-[.E242])" office:value-type="float" office:value="67041.5225154152" calcext:value-type="float">
            <text:p>67041.522515415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56077952.02726" calcext:value-type="float">
            <text:p>1456077952.02726</text:p>
          </table:table-cell>
          <table:table-cell office:value-type="float" office:value="1456077952.02827" calcext:value-type="float">
            <text:p>1456077952.02827</text:p>
          </table:table-cell>
          <table:table-cell office:value-type="float" office:value="7248" calcext:value-type="float">
            <text:p>7248</text:p>
          </table:table-cell>
          <table:table-cell table:formula="of:=[.B244]-[.B$2]" office:value-type="float" office:value="24.104150056839" calcext:value-type="float">
            <text:p>24.1041500568</text:p>
          </table:table-cell>
          <table:table-cell table:formula="of:=[.D244]/([.E244]-[.E243])" office:value-type="float" office:value="66826.5109273401" calcext:value-type="float">
            <text:p>66826.510927340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56077952.13691" calcext:value-type="float">
            <text:p>1456077952.13691</text:p>
          </table:table-cell>
          <table:table-cell office:value-type="float" office:value="1456077952.1378" calcext:value-type="float">
            <text:p>1456077952.1378</text:p>
          </table:table-cell>
          <table:table-cell office:value-type="float" office:value="7344" calcext:value-type="float">
            <text:p>7344</text:p>
          </table:table-cell>
          <table:table-cell table:formula="of:=[.B245]-[.B$2]" office:value-type="float" office:value="24.2137999534607" calcext:value-type="float">
            <text:p>24.2137999535</text:p>
          </table:table-cell>
          <table:table-cell table:formula="of:=[.D245]/([.E245]-[.E244])" office:value-type="float" office:value="66976.807331949" calcext:value-type="float">
            <text:p>66976.807331949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56077952.24808" calcext:value-type="float">
            <text:p>1456077952.24808</text:p>
          </table:table-cell>
          <table:table-cell office:value-type="float" office:value="1456077952.24902" calcext:value-type="float">
            <text:p>1456077952.24902</text:p>
          </table:table-cell>
          <table:table-cell office:value-type="float" office:value="7432" calcext:value-type="float">
            <text:p>7432</text:p>
          </table:table-cell>
          <table:table-cell table:formula="of:=[.B246]-[.B$2]" office:value-type="float" office:value="24.3249700069427" calcext:value-type="float">
            <text:p>24.3249700069</text:p>
          </table:table-cell>
          <table:table-cell table:formula="of:=[.D246]/([.E246]-[.E245])" office:value-type="float" office:value="66852.5359772326" calcext:value-type="float">
            <text:p>66852.535977232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56077952.36041" calcext:value-type="float">
            <text:p>1456077952.36041</text:p>
          </table:table-cell>
          <table:table-cell office:value-type="float" office:value="1456077952.36145" calcext:value-type="float">
            <text:p>1456077952.36145</text:p>
          </table:table-cell>
          <table:table-cell office:value-type="float" office:value="7512" calcext:value-type="float">
            <text:p>7512</text:p>
          </table:table-cell>
          <table:table-cell table:formula="of:=[.B247]-[.B$2]" office:value-type="float" office:value="24.4372999668121" calcext:value-type="float">
            <text:p>24.4372999668</text:p>
          </table:table-cell>
          <table:table-cell table:formula="of:=[.D247]/([.E247]-[.E246])" office:value-type="float" office:value="66874.4118553484" calcext:value-type="float">
            <text:p>66874.4118553484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56077952.47372" calcext:value-type="float">
            <text:p>1456077952.47372</text:p>
          </table:table-cell>
          <table:table-cell office:value-type="float" office:value="1456077952.47462" calcext:value-type="float">
            <text:p>1456077952.47462</text:p>
          </table:table-cell>
          <table:table-cell office:value-type="float" office:value="7584" calcext:value-type="float">
            <text:p>7584</text:p>
          </table:table-cell>
          <table:table-cell table:formula="of:=[.B248]-[.B$2]" office:value-type="float" office:value="24.5506100654602" calcext:value-type="float">
            <text:p>24.5506100655</text:p>
          </table:table-cell>
          <table:table-cell table:formula="of:=[.D248]/([.E248]-[.E247])" office:value-type="float" office:value="66931.3687878348" calcext:value-type="float">
            <text:p>66931.368787834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56077952.5884" calcext:value-type="float">
            <text:p>1456077952.5884</text:p>
          </table:table-cell>
          <table:table-cell office:value-type="float" office:value="1456077952.58929" calcext:value-type="float">
            <text:p>1456077952.58929</text:p>
          </table:table-cell>
          <table:table-cell office:value-type="float" office:value="7648" calcext:value-type="float">
            <text:p>7648</text:p>
          </table:table-cell>
          <table:table-cell table:formula="of:=[.B249]-[.B$2]" office:value-type="float" office:value="24.6652898788452" calcext:value-type="float">
            <text:p>24.6652898788</text:p>
          </table:table-cell>
          <table:table-cell table:formula="of:=[.D249]/([.E249]-[.E248])" office:value-type="float" office:value="66690.0282992586" calcext:value-type="float">
            <text:p>66690.028299258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456077952.70382" calcext:value-type="float">
            <text:p>1456077952.70382</text:p>
          </table:table-cell>
          <table:table-cell office:value-type="float" office:value="1456077952.70481" calcext:value-type="float">
            <text:p>1456077952.70481</text:p>
          </table:table-cell>
          <table:table-cell office:value-type="float" office:value="7712" calcext:value-type="float">
            <text:p>7712</text:p>
          </table:table-cell>
          <table:table-cell table:formula="of:=[.B250]-[.B$2]" office:value-type="float" office:value="24.7807099819183" calcext:value-type="float">
            <text:p>24.7807099819</text:p>
          </table:table-cell>
          <table:table-cell table:formula="of:=[.D250]/([.E250]-[.E249])" office:value-type="float" office:value="66816.7831657051" calcext:value-type="float">
            <text:p>66816.783165705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56077952.82008" calcext:value-type="float">
            <text:p>1456077952.82008</text:p>
          </table:table-cell>
          <table:table-cell office:value-type="float" office:value="1456077952.82101" calcext:value-type="float">
            <text:p>1456077952.82101</text:p>
          </table:table-cell>
          <table:table-cell office:value-type="float" office:value="7760" calcext:value-type="float">
            <text:p>7760</text:p>
          </table:table-cell>
          <table:table-cell table:formula="of:=[.B251]-[.B$2]" office:value-type="float" office:value="24.8969700336456" calcext:value-type="float">
            <text:p>24.8969700336</text:p>
          </table:table-cell>
          <table:table-cell table:formula="of:=[.D251]/([.E251]-[.E250])" office:value-type="float" office:value="66746.9168016734" calcext:value-type="float">
            <text:p>66746.916801673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56077952.9373" calcext:value-type="float">
            <text:p>1456077952.9373</text:p>
          </table:table-cell>
          <table:table-cell office:value-type="float" office:value="1456077952.93821" calcext:value-type="float">
            <text:p>1456077952.93821</text:p>
          </table:table-cell>
          <table:table-cell office:value-type="float" office:value="7808" calcext:value-type="float">
            <text:p>7808</text:p>
          </table:table-cell>
          <table:table-cell table:formula="of:=[.B252]-[.B$2]" office:value-type="float" office:value="25.0141899585724" calcext:value-type="float">
            <text:p>25.0141899586</text:p>
          </table:table-cell>
          <table:table-cell table:formula="of:=[.D252]/([.E252]-[.E251])" office:value-type="float" office:value="66609.8362106839" calcext:value-type="float">
            <text:p>66609.8362106839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56077953.05551" calcext:value-type="float">
            <text:p>1456077953.05551</text:p>
          </table:table-cell>
          <table:table-cell office:value-type="float" office:value="1456077953.0566" calcext:value-type="float">
            <text:p>1456077953.0566</text:p>
          </table:table-cell>
          <table:table-cell office:value-type="float" office:value="7840" calcext:value-type="float">
            <text:p>7840</text:p>
          </table:table-cell>
          <table:table-cell table:formula="of:=[.B253]-[.B$2]" office:value-type="float" office:value="25.1324000358582" calcext:value-type="float">
            <text:p>25.1324000359</text:p>
          </table:table-cell>
          <table:table-cell table:formula="of:=[.D253]/([.E253]-[.E252])" office:value-type="float" office:value="66322.6027764724" calcext:value-type="float">
            <text:p>66322.602776472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56077953.17324" calcext:value-type="float">
            <text:p>1456077953.17324</text:p>
          </table:table-cell>
          <table:table-cell office:value-type="float" office:value="1456077953.17413" calcext:value-type="float">
            <text:p>1456077953.17413</text:p>
          </table:table-cell>
          <table:table-cell office:value-type="float" office:value="7864" calcext:value-type="float">
            <text:p>7864</text:p>
          </table:table-cell>
          <table:table-cell table:formula="of:=[.B254]-[.B$2]" office:value-type="float" office:value="25.2501299381256" calcext:value-type="float">
            <text:p>25.2501299381</text:p>
          </table:table-cell>
          <table:table-cell table:formula="of:=[.D254]/([.E254]-[.E253])" office:value-type="float" office:value="66796.9636306565" calcext:value-type="float">
            <text:p>66796.963630656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456077953.29145" calcext:value-type="float">
            <text:p>1456077953.29145</text:p>
          </table:table-cell>
          <table:table-cell office:value-type="float" office:value="1456077953.29242" calcext:value-type="float">
            <text:p>1456077953.29242</text:p>
          </table:table-cell>
          <table:table-cell office:value-type="float" office:value="7880" calcext:value-type="float">
            <text:p>7880</text:p>
          </table:table-cell>
          <table:table-cell table:formula="of:=[.B255]-[.B$2]" office:value-type="float" office:value="25.3683400154114" calcext:value-type="float">
            <text:p>25.3683400154</text:p>
          </table:table-cell>
          <table:table-cell table:formula="of:=[.D255]/([.E255]-[.E254])" office:value-type="float" office:value="66660.983402883" calcext:value-type="float">
            <text:p>66660.98340288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56077953.4104" calcext:value-type="float">
            <text:p>1456077953.4104</text:p>
          </table:table-cell>
          <table:table-cell office:value-type="float" office:value="1456077953.41133" calcext:value-type="float">
            <text:p>1456077953.41133</text:p>
          </table:table-cell>
          <table:table-cell office:value-type="float" office:value="7888" calcext:value-type="float">
            <text:p>7888</text:p>
          </table:table-cell>
          <table:table-cell table:formula="of:=[.B256]-[.B$2]" office:value-type="float" office:value="25.4872899055481" calcext:value-type="float">
            <text:p>25.4872899055</text:p>
          </table:table-cell>
          <table:table-cell table:formula="of:=[.D256]/([.E256]-[.E255])" office:value-type="float" office:value="66313.6383811173" calcext:value-type="float">
            <text:p>66313.638381117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56077953.52919" calcext:value-type="float">
            <text:p>1456077953.52919</text:p>
          </table:table-cell>
          <table:table-cell office:value-type="float" office:value="1456077953.53012" calcext:value-type="float">
            <text:p>1456077953.53012</text:p>
          </table:table-cell>
          <table:table-cell office:value-type="float" office:value="7888" calcext:value-type="float">
            <text:p>7888</text:p>
          </table:table-cell>
          <table:table-cell table:formula="of:=[.B257]-[.B$2]" office:value-type="float" office:value="25.6060800552368" calcext:value-type="float">
            <text:p>25.6060800552</text:p>
          </table:table-cell>
          <table:table-cell table:formula="of:=[.D257]/([.E257]-[.E256])" office:value-type="float" office:value="66402.8121916659" calcext:value-type="float">
            <text:p>66402.812191665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56077953.648" calcext:value-type="float">
            <text:p>1456077953.648</text:p>
          </table:table-cell>
          <table:table-cell office:value-type="float" office:value="1456077953.6489" calcext:value-type="float">
            <text:p>1456077953.6489</text:p>
          </table:table-cell>
          <table:table-cell office:value-type="float" office:value="7880" calcext:value-type="float">
            <text:p>7880</text:p>
          </table:table-cell>
          <table:table-cell table:formula="of:=[.B258]-[.B$2]" office:value-type="float" office:value="25.7248899936676" calcext:value-type="float">
            <text:p>25.7248899937</text:p>
          </table:table-cell>
          <table:table-cell table:formula="of:=[.D258]/([.E258]-[.E257])" office:value-type="float" office:value="66324.4178397632" calcext:value-type="float">
            <text:p>66324.417839763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56077953.7671" calcext:value-type="float">
            <text:p>1456077953.7671</text:p>
          </table:table-cell>
          <table:table-cell office:value-type="float" office:value="1456077953.768" calcext:value-type="float">
            <text:p>1456077953.768</text:p>
          </table:table-cell>
          <table:table-cell office:value-type="float" office:value="7864" calcext:value-type="float">
            <text:p>7864</text:p>
          </table:table-cell>
          <table:table-cell table:formula="of:=[.B259]-[.B$2]" office:value-type="float" office:value="25.8439900875092" calcext:value-type="float">
            <text:p>25.8439900875</text:p>
          </table:table-cell>
          <table:table-cell table:formula="of:=[.D259]/([.E259]-[.E258])" office:value-type="float" office:value="66028.495413799" calcext:value-type="float">
            <text:p>66028.495413799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56077953.88531" calcext:value-type="float">
            <text:p>1456077953.88531</text:p>
          </table:table-cell>
          <table:table-cell office:value-type="float" office:value="1456077953.88643" calcext:value-type="float">
            <text:p>1456077953.88643</text:p>
          </table:table-cell>
          <table:table-cell office:value-type="float" office:value="7840" calcext:value-type="float">
            <text:p>7840</text:p>
          </table:table-cell>
          <table:table-cell table:formula="of:=[.B260]-[.B$2]" office:value-type="float" office:value="25.9621999263763" calcext:value-type="float">
            <text:p>25.9621999264</text:p>
          </table:table-cell>
          <table:table-cell table:formula="of:=[.D260]/([.E260]-[.E259])" office:value-type="float" office:value="66322.736543178" calcext:value-type="float">
            <text:p>66322.73654317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456077954.00339" calcext:value-type="float">
            <text:p>1456077954.00339</text:p>
          </table:table-cell>
          <table:table-cell office:value-type="float" office:value="1456077954.0043" calcext:value-type="float">
            <text:p>1456077954.0043</text:p>
          </table:table-cell>
          <table:table-cell office:value-type="float" office:value="7800" calcext:value-type="float">
            <text:p>7800</text:p>
          </table:table-cell>
          <table:table-cell table:formula="of:=[.B261]-[.B$2]" office:value-type="float" office:value="26.0802800655365" calcext:value-type="float">
            <text:p>26.0802800655</text:p>
          </table:table-cell>
          <table:table-cell table:formula="of:=[.D261]/([.E261]-[.E260])" office:value-type="float" office:value="66056.8327195193" calcext:value-type="float">
            <text:p>66056.832719519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56077954.121" calcext:value-type="float">
            <text:p>1456077954.121</text:p>
          </table:table-cell>
          <table:table-cell office:value-type="float" office:value="1456077954.1219" calcext:value-type="float">
            <text:p>1456077954.1219</text:p>
          </table:table-cell>
          <table:table-cell office:value-type="float" office:value="7760" calcext:value-type="float">
            <text:p>7760</text:p>
          </table:table-cell>
          <table:table-cell table:formula="of:=[.B262]-[.B$2]" office:value-type="float" office:value="26.1978900432587" calcext:value-type="float">
            <text:p>26.1978900433</text:p>
          </table:table-cell>
          <table:table-cell table:formula="of:=[.D262]/([.E262]-[.E261])" office:value-type="float" office:value="65980.7964451076" calcext:value-type="float">
            <text:p>65980.796445107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456077954.23807" calcext:value-type="float">
            <text:p>1456077954.23807</text:p>
          </table:table-cell>
          <table:table-cell office:value-type="float" office:value="1456077954.23896" calcext:value-type="float">
            <text:p>1456077954.23896</text:p>
          </table:table-cell>
          <table:table-cell office:value-type="float" office:value="7712" calcext:value-type="float">
            <text:p>7712</text:p>
          </table:table-cell>
          <table:table-cell table:formula="of:=[.B263]-[.B$2]" office:value-type="float" office:value="26.3149600028992" calcext:value-type="float">
            <text:p>26.3149600029</text:p>
          </table:table-cell>
          <table:table-cell table:formula="of:=[.D263]/([.E263]-[.E262])" office:value-type="float" office:value="65875.1401613353" calcext:value-type="float">
            <text:p>65875.1401613353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456077954.35427" calcext:value-type="float">
            <text:p>1456077954.35427</text:p>
          </table:table-cell>
          <table:table-cell office:value-type="float" office:value="1456077954.35515" calcext:value-type="float">
            <text:p>1456077954.35515</text:p>
          </table:table-cell>
          <table:table-cell office:value-type="float" office:value="7648" calcext:value-type="float">
            <text:p>7648</text:p>
          </table:table-cell>
          <table:table-cell table:formula="of:=[.B264]-[.B$2]" office:value-type="float" office:value="26.4311599731445" calcext:value-type="float">
            <text:p>26.4311599731</text:p>
          </table:table-cell>
          <table:table-cell table:formula="of:=[.D264]/([.E264]-[.E263])" office:value-type="float" office:value="65817.5727915499" calcext:value-type="float">
            <text:p>65817.5727915499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56077954.47013" calcext:value-type="float">
            <text:p>1456077954.47013</text:p>
          </table:table-cell>
          <table:table-cell office:value-type="float" office:value="1456077954.47104" calcext:value-type="float">
            <text:p>1456077954.47104</text:p>
          </table:table-cell>
          <table:table-cell office:value-type="float" office:value="7584" calcext:value-type="float">
            <text:p>7584</text:p>
          </table:table-cell>
          <table:table-cell table:formula="of:=[.B265]-[.B$2]" office:value-type="float" office:value="26.5470199584961" calcext:value-type="float">
            <text:p>26.5470199585</text:p>
          </table:table-cell>
          <table:table-cell table:formula="of:=[.D265]/([.E265]-[.E264])" office:value-type="float" office:value="65458.3200316081" calcext:value-type="float">
            <text:p>65458.320031608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56077954.58444" calcext:value-type="float">
            <text:p>1456077954.58444</text:p>
          </table:table-cell>
          <table:table-cell office:value-type="float" office:value="1456077954.58536" calcext:value-type="float">
            <text:p>1456077954.58536</text:p>
          </table:table-cell>
          <table:table-cell office:value-type="float" office:value="7512" calcext:value-type="float">
            <text:p>7512</text:p>
          </table:table-cell>
          <table:table-cell table:formula="of:=[.B266]-[.B$2]" office:value-type="float" office:value="26.6613299846649" calcext:value-type="float">
            <text:p>26.6613299847</text:p>
          </table:table-cell>
          <table:table-cell table:formula="of:=[.D266]/([.E266]-[.E265])" office:value-type="float" office:value="65716.0202982161" calcext:value-type="float">
            <text:p>65716.020298216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56077954.6979" calcext:value-type="float">
            <text:p>1456077954.6979</text:p>
          </table:table-cell>
          <table:table-cell office:value-type="float" office:value="1456077954.6988" calcext:value-type="float">
            <text:p>1456077954.6988</text:p>
          </table:table-cell>
          <table:table-cell office:value-type="float" office:value="7432" calcext:value-type="float">
            <text:p>7432</text:p>
          </table:table-cell>
          <table:table-cell table:formula="of:=[.B267]-[.B$2]" office:value-type="float" office:value="26.7747900485992" calcext:value-type="float">
            <text:p>26.7747900486</text:p>
          </table:table-cell>
          <table:table-cell table:formula="of:=[.D267]/([.E267]-[.E266])" office:value-type="float" office:value="65503.2241503217" calcext:value-type="float">
            <text:p>65503.2241503217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56077954.81007" calcext:value-type="float">
            <text:p>1456077954.81007</text:p>
          </table:table-cell>
          <table:table-cell office:value-type="float" office:value="1456077954.81096" calcext:value-type="float">
            <text:p>1456077954.81096</text:p>
          </table:table-cell>
          <table:table-cell office:value-type="float" office:value="7344" calcext:value-type="float">
            <text:p>7344</text:p>
          </table:table-cell>
          <table:table-cell table:formula="of:=[.B268]-[.B$2]" office:value-type="float" office:value="26.8869600296021" calcext:value-type="float">
            <text:p>26.8869600296</text:p>
          </table:table-cell>
          <table:table-cell table:formula="of:=[.D268]/([.E268]-[.E267])" office:value-type="float" office:value="65472.0624390244" calcext:value-type="float">
            <text:p>65472.0624390244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456077954.92129" calcext:value-type="float">
            <text:p>1456077954.92129</text:p>
          </table:table-cell>
          <table:table-cell office:value-type="float" office:value="1456077954.92226" calcext:value-type="float">
            <text:p>1456077954.92226</text:p>
          </table:table-cell>
          <table:table-cell office:value-type="float" office:value="7248" calcext:value-type="float">
            <text:p>7248</text:p>
          </table:table-cell>
          <table:table-cell table:formula="of:=[.B269]-[.B$2]" office:value-type="float" office:value="26.9981799125671" calcext:value-type="float">
            <text:p>26.9981799126</text:p>
          </table:table-cell>
          <table:table-cell table:formula="of:=[.D269]/([.E269]-[.E268])" office:value-type="float" office:value="65168.2038028682" calcext:value-type="float">
            <text:p>65168.2038028682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456077955.0311" calcext:value-type="float">
            <text:p>1456077955.0311</text:p>
          </table:table-cell>
          <table:table-cell office:value-type="float" office:value="1456077955.03202" calcext:value-type="float">
            <text:p>1456077955.03202</text:p>
          </table:table-cell>
          <table:table-cell office:value-type="float" office:value="7152" calcext:value-type="float">
            <text:p>7152</text:p>
          </table:table-cell>
          <table:table-cell table:formula="of:=[.B270]-[.B$2]" office:value-type="float" office:value="27.107990026474" calcext:value-type="float">
            <text:p>27.1079900265</text:p>
          </table:table-cell>
          <table:table-cell table:formula="of:=[.D270]/([.E270]-[.E269])" office:value-type="float" office:value="65130.6127053674" calcext:value-type="float">
            <text:p>65130.6127053674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456077955.13925" calcext:value-type="float">
            <text:p>1456077955.13925</text:p>
          </table:table-cell>
          <table:table-cell office:value-type="float" office:value="1456077955.14017" calcext:value-type="float">
            <text:p>1456077955.14017</text:p>
          </table:table-cell>
          <table:table-cell office:value-type="float" office:value="7048" calcext:value-type="float">
            <text:p>7048</text:p>
          </table:table-cell>
          <table:table-cell table:formula="of:=[.B271]-[.B$2]" office:value-type="float" office:value="27.2161400318146" calcext:value-type="float">
            <text:p>27.2161400318</text:p>
          </table:table-cell>
          <table:table-cell table:formula="of:=[.D271]/([.E271]-[.E270])" office:value-type="float" office:value="65168.7438923843" calcext:value-type="float">
            <text:p>65168.743892384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56077955.24621" calcext:value-type="float">
            <text:p>1456077955.24621</text:p>
          </table:table-cell>
          <table:table-cell office:value-type="float" office:value="1456077955.24711" calcext:value-type="float">
            <text:p>1456077955.24711</text:p>
          </table:table-cell>
          <table:table-cell office:value-type="float" office:value="6936" calcext:value-type="float">
            <text:p>6936</text:p>
          </table:table-cell>
          <table:table-cell table:formula="of:=[.B272]-[.B$2]" office:value-type="float" office:value="27.3231000900269" calcext:value-type="float">
            <text:p>27.32310009</text:p>
          </table:table-cell>
          <table:table-cell table:formula="of:=[.D272]/([.E272]-[.E271])" office:value-type="float" office:value="64846.6363605968" calcext:value-type="float">
            <text:p>64846.6363605968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456077955.35153" calcext:value-type="float">
            <text:p>1456077955.35153</text:p>
          </table:table-cell>
          <table:table-cell office:value-type="float" office:value="1456077955.35242" calcext:value-type="float">
            <text:p>1456077955.35242</text:p>
          </table:table-cell>
          <table:table-cell office:value-type="float" office:value="6824" calcext:value-type="float">
            <text:p>6824</text:p>
          </table:table-cell>
          <table:table-cell table:formula="of:=[.B273]-[.B$2]" office:value-type="float" office:value="27.4284200668335" calcext:value-type="float">
            <text:p>27.4284200668</text:p>
          </table:table-cell>
          <table:table-cell table:formula="of:=[.D273]/([.E273]-[.E272])" office:value-type="float" office:value="64793.0260422326" calcext:value-type="float">
            <text:p>64793.0260422326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456077955.45513" calcext:value-type="float">
            <text:p>1456077955.45513</text:p>
          </table:table-cell>
          <table:table-cell office:value-type="float" office:value="1456077955.45622" calcext:value-type="float">
            <text:p>1456077955.45622</text:p>
          </table:table-cell>
          <table:table-cell office:value-type="float" office:value="6704" calcext:value-type="float">
            <text:p>6704</text:p>
          </table:table-cell>
          <table:table-cell table:formula="of:=[.B274]-[.B$2]" office:value-type="float" office:value="27.5320200920105" calcext:value-type="float">
            <text:p>27.532020092</text:p>
          </table:table-cell>
          <table:table-cell table:formula="of:=[.D274]/([.E274]-[.E273])" office:value-type="float" office:value="64710.40898442" calcext:value-type="float">
            <text:p>64710.40898442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456077955.5575" calcext:value-type="float">
            <text:p>1456077955.5575</text:p>
          </table:table-cell>
          <table:table-cell office:value-type="float" office:value="1456077955.55841" calcext:value-type="float">
            <text:p>1456077955.55841</text:p>
          </table:table-cell>
          <table:table-cell office:value-type="float" office:value="6584" calcext:value-type="float">
            <text:p>6584</text:p>
          </table:table-cell>
          <table:table-cell table:formula="of:=[.B275]-[.B$2]" office:value-type="float" office:value="27.6343898773193" calcext:value-type="float">
            <text:p>27.6343898773</text:p>
          </table:table-cell>
          <table:table-cell table:formula="of:=[.D275]/([.E275]-[.E274])" office:value-type="float" office:value="64315.852379067" calcext:value-type="float">
            <text:p>64315.852379067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456077955.65732" calcext:value-type="float">
            <text:p>1456077955.65732</text:p>
          </table:table-cell>
          <table:table-cell office:value-type="float" office:value="1456077955.65821" calcext:value-type="float">
            <text:p>1456077955.65821</text:p>
          </table:table-cell>
          <table:table-cell office:value-type="float" office:value="6464" calcext:value-type="float">
            <text:p>6464</text:p>
          </table:table-cell>
          <table:table-cell table:formula="of:=[.B276]-[.B$2]" office:value-type="float" office:value="27.7342100143433" calcext:value-type="float">
            <text:p>27.7342100143</text:p>
          </table:table-cell>
          <table:table-cell table:formula="of:=[.D276]/([.E276]-[.E275])" office:value-type="float" office:value="64756.4729193935" calcext:value-type="float">
            <text:p>64756.472919393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456077955.75588" calcext:value-type="float">
            <text:p>1456077955.75588</text:p>
          </table:table-cell>
          <table:table-cell office:value-type="float" office:value="1456077955.75682" calcext:value-type="float">
            <text:p>1456077955.75682</text:p>
          </table:table-cell>
          <table:table-cell office:value-type="float" office:value="6344" calcext:value-type="float">
            <text:p>6344</text:p>
          </table:table-cell>
          <table:table-cell table:formula="of:=[.B277]-[.B$2]" office:value-type="float" office:value="27.8327701091766" calcext:value-type="float">
            <text:p>27.8327701092</text:p>
          </table:table-cell>
          <table:table-cell table:formula="of:=[.D277]/([.E277]-[.E276])" office:value-type="float" office:value="64366.8211838187" calcext:value-type="float">
            <text:p>64366.821183818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456077955.85254" calcext:value-type="float">
            <text:p>1456077955.85254</text:p>
          </table:table-cell>
          <table:table-cell office:value-type="float" office:value="1456077955.85343" calcext:value-type="float">
            <text:p>1456077955.85343</text:p>
          </table:table-cell>
          <table:table-cell office:value-type="float" office:value="6216" calcext:value-type="float">
            <text:p>6216</text:p>
          </table:table-cell>
          <table:table-cell table:formula="of:=[.B278]-[.B$2]" office:value-type="float" office:value="27.9294300079346" calcext:value-type="float">
            <text:p>27.9294300079</text:p>
          </table:table-cell>
          <table:table-cell table:formula="of:=[.D278]/([.E278]-[.E277])" office:value-type="float" office:value="64307.950658698" calcext:value-type="float">
            <text:p>64307.950658698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456077955.94778" calcext:value-type="float">
            <text:p>1456077955.94778</text:p>
          </table:table-cell>
          <table:table-cell office:value-type="float" office:value="1456077955.94867" calcext:value-type="float">
            <text:p>1456077955.94867</text:p>
          </table:table-cell>
          <table:table-cell office:value-type="float" office:value="6088" calcext:value-type="float">
            <text:p>6088</text:p>
          </table:table-cell>
          <table:table-cell table:formula="of:=[.B279]-[.B$2]" office:value-type="float" office:value="28.0246698856354" calcext:value-type="float">
            <text:p>28.0246698856</text:p>
          </table:table-cell>
          <table:table-cell table:formula="of:=[.D279]/([.E279]-[.E278])" office:value-type="float" office:value="63922.8036298549" calcext:value-type="float">
            <text:p>63922.8036298549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456077956.04066" calcext:value-type="float">
            <text:p>1456077956.04066</text:p>
          </table:table-cell>
          <table:table-cell office:value-type="float" office:value="1456077956.04156" calcext:value-type="float">
            <text:p>1456077956.04156</text:p>
          </table:table-cell>
          <table:table-cell office:value-type="float" office:value="5968" calcext:value-type="float">
            <text:p>5968</text:p>
          </table:table-cell>
          <table:table-cell table:formula="of:=[.B280]-[.B$2]" office:value-type="float" office:value="28.1175498962402" calcext:value-type="float">
            <text:p>28.1175498962</text:p>
          </table:table-cell>
          <table:table-cell table:formula="of:=[.D280]/([.E280]-[.E279])" office:value-type="float" office:value="64254.9452905405" calcext:value-type="float">
            <text:p>64254.9452905405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456077956.13227" calcext:value-type="float">
            <text:p>1456077956.13227</text:p>
          </table:table-cell>
          <table:table-cell office:value-type="float" office:value="1456077956.1332" calcext:value-type="float">
            <text:p>1456077956.1332</text:p>
          </table:table-cell>
          <table:table-cell office:value-type="float" office:value="5840" calcext:value-type="float">
            <text:p>5840</text:p>
          </table:table-cell>
          <table:table-cell table:formula="of:=[.B281]-[.B$2]" office:value-type="float" office:value="28.2091600894928" calcext:value-type="float">
            <text:p>28.2091600895</text:p>
          </table:table-cell>
          <table:table-cell table:formula="of:=[.D281]/([.E281]-[.E280])" office:value-type="float" office:value="63748.3645940959" calcext:value-type="float">
            <text:p>63748.364594095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56077956.22176" calcext:value-type="float">
            <text:p>1456077956.22176</text:p>
          </table:table-cell>
          <table:table-cell office:value-type="float" office:value="1456077956.22278" calcext:value-type="float">
            <text:p>1456077956.22278</text:p>
          </table:table-cell>
          <table:table-cell office:value-type="float" office:value="5720" calcext:value-type="float">
            <text:p>5720</text:p>
          </table:table-cell>
          <table:table-cell table:formula="of:=[.B282]-[.B$2]" office:value-type="float" office:value="28.2986500263214" calcext:value-type="float">
            <text:p>28.2986500263</text:p>
          </table:table-cell>
          <table:table-cell table:formula="of:=[.D282]/([.E282]-[.E281])" office:value-type="float" office:value="63917.8012937328" calcext:value-type="float">
            <text:p>63917.801293732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56077956.30955" calcext:value-type="float">
            <text:p>1456077956.30955</text:p>
          </table:table-cell>
          <table:table-cell office:value-type="float" office:value="1456077956.31044" calcext:value-type="float">
            <text:p>1456077956.31044</text:p>
          </table:table-cell>
          <table:table-cell office:value-type="float" office:value="5592" calcext:value-type="float">
            <text:p>5592</text:p>
          </table:table-cell>
          <table:table-cell table:formula="of:=[.B283]-[.B$2]" office:value-type="float" office:value="28.386440038681" calcext:value-type="float">
            <text:p>28.3864400387</text:p>
          </table:table-cell>
          <table:table-cell table:formula="of:=[.D283]/([.E283]-[.E282])" office:value-type="float" office:value="63697.450879642" calcext:value-type="float">
            <text:p>63697.450879642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456077956.39548" calcext:value-type="float">
            <text:p>1456077956.39548</text:p>
          </table:table-cell>
          <table:table-cell office:value-type="float" office:value="1456077956.39658" calcext:value-type="float">
            <text:p>1456077956.39658</text:p>
          </table:table-cell>
          <table:table-cell office:value-type="float" office:value="5472" calcext:value-type="float">
            <text:p>5472</text:p>
          </table:table-cell>
          <table:table-cell table:formula="of:=[.B284]-[.B$2]" office:value-type="float" office:value="28.4723699092865" calcext:value-type="float">
            <text:p>28.4723699093</text:p>
          </table:table-cell>
          <table:table-cell table:formula="of:=[.D284]/([.E284]-[.E283])" office:value-type="float" office:value="63679.8352126432" calcext:value-type="float">
            <text:p>63679.835212643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456077956.48035" calcext:value-type="float">
            <text:p>1456077956.48035</text:p>
          </table:table-cell>
          <table:table-cell office:value-type="float" office:value="1456077956.48125" calcext:value-type="float">
            <text:p>1456077956.48125</text:p>
          </table:table-cell>
          <table:table-cell office:value-type="float" office:value="5360" calcext:value-type="float">
            <text:p>5360</text:p>
          </table:table-cell>
          <table:table-cell table:formula="of:=[.B285]-[.B$2]" office:value-type="float" office:value="28.5572400093079" calcext:value-type="float">
            <text:p>28.5572400093</text:p>
          </table:table-cell>
          <table:table-cell table:formula="of:=[.D285]/([.E285]-[.E284])" office:value-type="float" office:value="63155.339732731" calcext:value-type="float">
            <text:p>63155.33973273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56077956.56285" calcext:value-type="float">
            <text:p>1456077956.56285</text:p>
          </table:table-cell>
          <table:table-cell office:value-type="float" office:value="1456077956.56377" calcext:value-type="float">
            <text:p>1456077956.56377</text:p>
          </table:table-cell>
          <table:table-cell office:value-type="float" office:value="5248" calcext:value-type="float">
            <text:p>5248</text:p>
          </table:table-cell>
          <table:table-cell table:formula="of:=[.B286]-[.B$2]" office:value-type="float" office:value="28.6397399902344" calcext:value-type="float">
            <text:p>28.6397399902</text:p>
          </table:table-cell>
          <table:table-cell table:formula="of:=[.D286]/([.E286]-[.E285])" office:value-type="float" office:value="63612.135918851" calcext:value-type="float">
            <text:p>63612.13591885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56077956.64381" calcext:value-type="float">
            <text:p>1456077956.64381</text:p>
          </table:table-cell>
          <table:table-cell office:value-type="float" office:value="1456077956.64471" calcext:value-type="float">
            <text:p>1456077956.64471</text:p>
          </table:table-cell>
          <table:table-cell office:value-type="float" office:value="5136" calcext:value-type="float">
            <text:p>5136</text:p>
          </table:table-cell>
          <table:table-cell table:formula="of:=[.B287]-[.B$2]" office:value-type="float" office:value="28.7207000255585" calcext:value-type="float">
            <text:p>28.7207000256</text:p>
          </table:table-cell>
          <table:table-cell table:formula="of:=[.D287]/([.E287]-[.E286])" office:value-type="float" office:value="63438.7074985791" calcext:value-type="float">
            <text:p>63438.707498579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56077956.72334" calcext:value-type="float">
            <text:p>1456077956.72334</text:p>
          </table:table-cell>
          <table:table-cell office:value-type="float" office:value="1456077956.72424" calcext:value-type="float">
            <text:p>1456077956.72424</text:p>
          </table:table-cell>
          <table:table-cell office:value-type="float" office:value="5032" calcext:value-type="float">
            <text:p>5032</text:p>
          </table:table-cell>
          <table:table-cell table:formula="of:=[.B288]-[.B$2]" office:value-type="float" office:value="28.8002300262451" calcext:value-type="float">
            <text:p>28.8002300262</text:p>
          </table:table-cell>
          <table:table-cell table:formula="of:=[.D288]/([.E288]-[.E287])" office:value-type="float" office:value="63271.7208167328" calcext:value-type="float">
            <text:p>63271.720816732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56077956.80151" calcext:value-type="float">
            <text:p>1456077956.80151</text:p>
          </table:table-cell>
          <table:table-cell office:value-type="float" office:value="1456077956.80239" calcext:value-type="float">
            <text:p>1456077956.80239</text:p>
          </table:table-cell>
          <table:table-cell office:value-type="float" office:value="4936" calcext:value-type="float">
            <text:p>4936</text:p>
          </table:table-cell>
          <table:table-cell table:formula="of:=[.B289]-[.B$2]" office:value-type="float" office:value="28.8784000873566" calcext:value-type="float">
            <text:p>28.8784000874</text:p>
          </table:table-cell>
          <table:table-cell table:formula="of:=[.D289]/([.E289]-[.E288])" office:value-type="float" office:value="63144.3794442292" calcext:value-type="float">
            <text:p>63144.3794442292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56077956.8783" calcext:value-type="float">
            <text:p>1456077956.8783</text:p>
          </table:table-cell>
          <table:table-cell office:value-type="float" office:value="1456077956.87932" calcext:value-type="float">
            <text:p>1456077956.87932</text:p>
          </table:table-cell>
          <table:table-cell office:value-type="float" office:value="4840" calcext:value-type="float">
            <text:p>4840</text:p>
          </table:table-cell>
          <table:table-cell table:formula="of:=[.B290]-[.B$2]" office:value-type="float" office:value="28.9551899433136" calcext:value-type="float">
            <text:p>28.9551899433</text:p>
          </table:table-cell>
          <table:table-cell table:formula="of:=[.D290]/([.E290]-[.E289])" office:value-type="float" office:value="63029.1584699454" calcext:value-type="float">
            <text:p>63029.1584699454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56077956.95335" calcext:value-type="float">
            <text:p>1456077956.95335</text:p>
          </table:table-cell>
          <table:table-cell office:value-type="float" office:value="1456077956.95438" calcext:value-type="float">
            <text:p>1456077956.95438</text:p>
          </table:table-cell>
          <table:table-cell office:value-type="float" office:value="4752" calcext:value-type="float">
            <text:p>4752</text:p>
          </table:table-cell>
          <table:table-cell table:formula="of:=[.B291]-[.B$2]" office:value-type="float" office:value="29.0302400588989" calcext:value-type="float">
            <text:p>29.0302400589</text:p>
          </table:table-cell>
          <table:table-cell table:formula="of:=[.D291]/([.E291]-[.E290])" office:value-type="float" office:value="63317.6906249702" calcext:value-type="float">
            <text:p>63317.690624970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456077957.02769" calcext:value-type="float">
            <text:p>1456077957.02769</text:p>
          </table:table-cell>
          <table:table-cell office:value-type="float" office:value="1456077957.02861" calcext:value-type="float">
            <text:p>1456077957.02861</text:p>
          </table:table-cell>
          <table:table-cell office:value-type="float" office:value="4672" calcext:value-type="float">
            <text:p>4672</text:p>
          </table:table-cell>
          <table:table-cell table:formula="of:=[.B292]-[.B$2]" office:value-type="float" office:value="29.1045799255371" calcext:value-type="float">
            <text:p>29.1045799255</text:p>
          </table:table-cell>
          <table:table-cell table:formula="of:=[.D292]/([.E292]-[.E291])" office:value-type="float" office:value="62846.494233557" calcext:value-type="float">
            <text:p>62846.494233557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56077957.1016" calcext:value-type="float">
            <text:p>1456077957.1016</text:p>
          </table:table-cell>
          <table:table-cell office:value-type="float" office:value="1456077957.10249" calcext:value-type="float">
            <text:p>1456077957.10249</text:p>
          </table:table-cell>
          <table:table-cell office:value-type="float" office:value="4600" calcext:value-type="float">
            <text:p>4600</text:p>
          </table:table-cell>
          <table:table-cell table:formula="of:=[.B293]-[.B$2]" office:value-type="float" office:value="29.1784899234772" calcext:value-type="float">
            <text:p>29.1784899235</text:p>
          </table:table-cell>
          <table:table-cell table:formula="of:=[.D293]/([.E293]-[.E292])" office:value-type="float" office:value="62237.858587553" calcext:value-type="float">
            <text:p>62237.858587553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456077957.17264" calcext:value-type="float">
            <text:p>1456077957.17264</text:p>
          </table:table-cell>
          <table:table-cell office:value-type="float" office:value="1456077957.17367" calcext:value-type="float">
            <text:p>1456077957.17367</text:p>
          </table:table-cell>
          <table:table-cell office:value-type="float" office:value="4536" calcext:value-type="float">
            <text:p>4536</text:p>
          </table:table-cell>
          <table:table-cell table:formula="of:=[.B294]-[.B$2]" office:value-type="float" office:value="29.2495300769806" calcext:value-type="float">
            <text:p>29.249530077</text:p>
          </table:table-cell>
          <table:table-cell table:formula="of:=[.D294]/([.E294]-[.E293])" office:value-type="float" office:value="63851.2133814823" calcext:value-type="float">
            <text:p>63851.2133814823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456077957.24343" calcext:value-type="float">
            <text:p>1456077957.24343</text:p>
          </table:table-cell>
          <table:table-cell office:value-type="float" office:value="1456077957.24434" calcext:value-type="float">
            <text:p>1456077957.24434</text:p>
          </table:table-cell>
          <table:table-cell office:value-type="float" office:value="4472" calcext:value-type="float">
            <text:p>4472</text:p>
          </table:table-cell>
          <table:table-cell table:formula="of:=[.B295]-[.B$2]" office:value-type="float" office:value="29.320319890976" calcext:value-type="float">
            <text:p>29.320319891</text:p>
          </table:table-cell>
          <table:table-cell table:formula="of:=[.D295]/([.E295]-[.E294])" office:value-type="float" office:value="63172.9305051294" calcext:value-type="float">
            <text:p>63172.9305051294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456077957.31345" calcext:value-type="float">
            <text:p>1456077957.31345</text:p>
          </table:table-cell>
          <table:table-cell office:value-type="float" office:value="1456077957.31434" calcext:value-type="float">
            <text:p>1456077957.31434</text:p>
          </table:table-cell>
          <table:table-cell office:value-type="float" office:value="4424" calcext:value-type="float">
            <text:p>4424</text:p>
          </table:table-cell>
          <table:table-cell table:formula="of:=[.B296]-[.B$2]" office:value-type="float" office:value="29.390340089798" calcext:value-type="float">
            <text:p>29.3903400898</text:p>
          </table:table-cell>
          <table:table-cell table:formula="of:=[.D296]/([.E296]-[.E295])" office:value-type="float" office:value="63181.7686100121" calcext:value-type="float">
            <text:p>63181.768610012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456077957.38304" calcext:value-type="float">
            <text:p>1456077957.38304</text:p>
          </table:table-cell>
          <table:table-cell office:value-type="float" office:value="1456077957.38404" calcext:value-type="float">
            <text:p>1456077957.38404</text:p>
          </table:table-cell>
          <table:table-cell office:value-type="float" office:value="4376" calcext:value-type="float">
            <text:p>4376</text:p>
          </table:table-cell>
          <table:table-cell table:formula="of:=[.B297]-[.B$2]" office:value-type="float" office:value="29.4599299430847" calcext:value-type="float">
            <text:p>29.4599299431</text:p>
          </table:table-cell>
          <table:table-cell table:formula="of:=[.D297]/([.E297]-[.E296])" office:value-type="float" office:value="62882.7306470788" calcext:value-type="float">
            <text:p>62882.7306470788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56077957.45158" calcext:value-type="float">
            <text:p>1456077957.45158</text:p>
          </table:table-cell>
          <table:table-cell office:value-type="float" office:value="1456077957.45246" calcext:value-type="float">
            <text:p>1456077957.45246</text:p>
          </table:table-cell>
          <table:table-cell office:value-type="float" office:value="4344" calcext:value-type="float">
            <text:p>4344</text:p>
          </table:table-cell>
          <table:table-cell table:formula="of:=[.B298]-[.B$2]" office:value-type="float" office:value="29.5284700393677" calcext:value-type="float">
            <text:p>29.5284700394</text:p>
          </table:table-cell>
          <table:table-cell table:formula="of:=[.D298]/([.E298]-[.E297])" office:value-type="float" office:value="63378.9596977856" calcext:value-type="float">
            <text:p>63378.959697785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56077957.51961" calcext:value-type="float">
            <text:p>1456077957.51961</text:p>
          </table:table-cell>
          <table:table-cell office:value-type="float" office:value="1456077957.5205" calcext:value-type="float">
            <text:p>1456077957.5205</text:p>
          </table:table-cell>
          <table:table-cell office:value-type="float" office:value="4320" calcext:value-type="float">
            <text:p>4320</text:p>
          </table:table-cell>
          <table:table-cell table:formula="of:=[.B299]-[.B$2]" office:value-type="float" office:value="29.5964999198914" calcext:value-type="float">
            <text:p>29.5964999199</text:p>
          </table:table-cell>
          <table:table-cell table:formula="of:=[.D299]/([.E299]-[.E298])" office:value-type="float" office:value="63501.5079659912" calcext:value-type="float">
            <text:p>63501.5079659912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456077957.60175" calcext:value-type="float">
            <text:p>1456077957.60175</text:p>
          </table:table-cell>
          <table:table-cell office:value-type="float" office:value="1456077957.60267" calcext:value-type="float">
            <text:p>1456077957.60267</text:p>
          </table:table-cell>
          <table:table-cell office:value-type="float" office:value="4304" calcext:value-type="float">
            <text:p>4304</text:p>
          </table:table-cell>
          <table:table-cell table:formula="of:=[.B300]-[.B$2]" office:value-type="float" office:value="29.6786398887634" calcext:value-type="float">
            <text:p>29.6786398888</text:p>
          </table:table-cell>
          <table:table-cell table:formula="of:=[.D300]/([.E300]-[.E299])" office:value-type="float" office:value="52398.3641472193" calcext:value-type="float">
            <text:p>52398.3641472193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456077957.70064" calcext:value-type="float">
            <text:p>1456077957.70064</text:p>
          </table:table-cell>
          <table:table-cell office:value-type="float" office:value="1456077957.70155" calcext:value-type="float">
            <text:p>1456077957.70155</text:p>
          </table:table-cell>
          <table:table-cell office:value-type="float" office:value="4296" calcext:value-type="float">
            <text:p>4296</text:p>
          </table:table-cell>
          <table:table-cell table:formula="of:=[.B301]-[.B$2]" office:value-type="float" office:value="29.7775299549103" calcext:value-type="float">
            <text:p>29.7775299549</text:p>
          </table:table-cell>
          <table:table-cell table:formula="of:=[.D301]/([.E301]-[.E300])" office:value-type="float" office:value="43442.1794563318" calcext:value-type="float">
            <text:p>43442.17945633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56077957.80045" calcext:value-type="float">
            <text:p>1456077957.80045</text:p>
          </table:table-cell>
          <table:table-cell office:value-type="float" office:value="1456077957.80134" calcext:value-type="float">
            <text:p>1456077957.80134</text:p>
          </table:table-cell>
          <table:table-cell office:value-type="float" office:value="4296" calcext:value-type="float">
            <text:p>4296</text:p>
          </table:table-cell>
          <table:table-cell table:formula="of:=[.B302]-[.B$2]" office:value-type="float" office:value="29.8773400783539" calcext:value-type="float">
            <text:p>29.8773400784</text:p>
          </table:table-cell>
          <table:table-cell table:formula="of:=[.D302]/([.E302]-[.E301])" office:value-type="float" office:value="43041.7261474223" calcext:value-type="float">
            <text:p>43041.7261474223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456077957.9016" calcext:value-type="float">
            <text:p>1456077957.9016</text:p>
          </table:table-cell>
          <table:table-cell office:value-type="float" office:value="1456077957.90248" calcext:value-type="float">
            <text:p>1456077957.90248</text:p>
          </table:table-cell>
          <table:table-cell office:value-type="float" office:value="4304" calcext:value-type="float">
            <text:p>4304</text:p>
          </table:table-cell>
          <table:table-cell table:formula="of:=[.B303]-[.B$2]" office:value-type="float" office:value="29.9784898757935" calcext:value-type="float">
            <text:p>29.9784898758</text:p>
          </table:table-cell>
          <table:table-cell table:formula="of:=[.D303]/([.E303]-[.E302])" office:value-type="float" office:value="42550.7525368118" calcext:value-type="float">
            <text:p>42550.7525368118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456077958.00078" calcext:value-type="float">
            <text:p>1456077958.00078</text:p>
          </table:table-cell>
          <table:table-cell office:value-type="float" office:value="1456077958.00166" calcext:value-type="float">
            <text:p>1456077958.00166</text:p>
          </table:table-cell>
          <table:table-cell office:value-type="float" office:value="4320" calcext:value-type="float">
            <text:p>4320</text:p>
          </table:table-cell>
          <table:table-cell table:formula="of:=[.B304]-[.B$2]" office:value-type="float" office:value="30.0776700973511" calcext:value-type="float">
            <text:p>30.0776700974</text:p>
          </table:table-cell>
          <table:table-cell table:formula="of:=[.D304]/([.E304]-[.E303])" office:value-type="float" office:value="43557.0714821439" calcext:value-type="float">
            <text:p>43557.0714821439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456077958.10118" calcext:value-type="float">
            <text:p>1456077958.10118</text:p>
          </table:table-cell>
          <table:table-cell office:value-type="float" office:value="1456077958.10209" calcext:value-type="float">
            <text:p>1456077958.10209</text:p>
          </table:table-cell>
          <table:table-cell office:value-type="float" office:value="4344" calcext:value-type="float">
            <text:p>4344</text:p>
          </table:table-cell>
          <table:table-cell table:formula="of:=[.B305]-[.B$2]" office:value-type="float" office:value="30.1780700683594" calcext:value-type="float">
            <text:p>30.1780700684</text:p>
          </table:table-cell>
          <table:table-cell table:formula="of:=[.D305]/([.E305]-[.E304])" office:value-type="float" office:value="43266.9447647634" calcext:value-type="float">
            <text:p>43266.9447647634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456077958.20124" calcext:value-type="float">
            <text:p>1456077958.20124</text:p>
          </table:table-cell>
          <table:table-cell office:value-type="float" office:value="1456077958.20214" calcext:value-type="float">
            <text:p>1456077958.20214</text:p>
          </table:table-cell>
          <table:table-cell office:value-type="float" office:value="4384" calcext:value-type="float">
            <text:p>4384</text:p>
          </table:table-cell>
          <table:table-cell table:formula="of:=[.B306]-[.B$2]" office:value-type="float" office:value="30.2781300544739" calcext:value-type="float">
            <text:p>30.2781300545</text:p>
          </table:table-cell>
          <table:table-cell table:formula="of:=[.D306]/([.E306]-[.E305])" office:value-type="float" office:value="43813.7178530411" calcext:value-type="float">
            <text:p>43813.717853041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456077958.30134" calcext:value-type="float">
            <text:p>1456077958.30134</text:p>
          </table:table-cell>
          <table:table-cell office:value-type="float" office:value="1456077958.30223" calcext:value-type="float">
            <text:p>1456077958.30223</text:p>
          </table:table-cell>
          <table:table-cell office:value-type="float" office:value="4424" calcext:value-type="float">
            <text:p>4424</text:p>
          </table:table-cell>
          <table:table-cell table:formula="of:=[.B307]-[.B$2]" office:value-type="float" office:value="30.3782300949097" calcext:value-type="float">
            <text:p>30.3782300949</text:p>
          </table:table-cell>
          <table:table-cell table:formula="of:=[.D307]/([.E307]-[.E306])" office:value-type="float" office:value="44195.7863427415" calcext:value-type="float">
            <text:p>44195.786342741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456077958.40158" calcext:value-type="float">
            <text:p>1456077958.40158</text:p>
          </table:table-cell>
          <table:table-cell office:value-type="float" office:value="1456077958.40247" calcext:value-type="float">
            <text:p>1456077958.40247</text:p>
          </table:table-cell>
          <table:table-cell office:value-type="float" office:value="4472" calcext:value-type="float">
            <text:p>4472</text:p>
          </table:table-cell>
          <table:table-cell table:formula="of:=[.B308]-[.B$2]" office:value-type="float" office:value="30.4784700870514" calcext:value-type="float">
            <text:p>30.4784700871</text:p>
          </table:table-cell>
          <table:table-cell table:formula="of:=[.D308]/([.E308]-[.E307])" office:value-type="float" office:value="44612.9324678846" calcext:value-type="float">
            <text:p>44612.9324678846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456077958.50056" calcext:value-type="float">
            <text:p>1456077958.50056</text:p>
          </table:table-cell>
          <table:table-cell office:value-type="float" office:value="1456077958.50144" calcext:value-type="float">
            <text:p>1456077958.50144</text:p>
          </table:table-cell>
          <table:table-cell office:value-type="float" office:value="4536" calcext:value-type="float">
            <text:p>4536</text:p>
          </table:table-cell>
          <table:table-cell table:formula="of:=[.B309]-[.B$2]" office:value-type="float" office:value="30.5774500370026" calcext:value-type="float">
            <text:p>30.577450037</text:p>
          </table:table-cell>
          <table:table-cell table:formula="of:=[.D309]/([.E309]-[.E308])" office:value-type="float" office:value="45827.4630593132" calcext:value-type="float">
            <text:p>45827.4630593132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456077958.60156" calcext:value-type="float">
            <text:p>1456077958.60156</text:p>
          </table:table-cell>
          <table:table-cell office:value-type="float" office:value="1456077958.60245" calcext:value-type="float">
            <text:p>1456077958.60245</text:p>
          </table:table-cell>
          <table:table-cell office:value-type="float" office:value="4600" calcext:value-type="float">
            <text:p>4600</text:p>
          </table:table-cell>
          <table:table-cell table:formula="of:=[.B310]-[.B$2]" office:value-type="float" office:value="30.6784501075745" calcext:value-type="float">
            <text:p>30.6784501076</text:p>
          </table:table-cell>
          <table:table-cell table:formula="of:=[.D310]/([.E310]-[.E309])" office:value-type="float" office:value="45544.5226320449" calcext:value-type="float">
            <text:p>45544.5226320449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456077958.70049" calcext:value-type="float">
            <text:p>1456077958.70049</text:p>
          </table:table-cell>
          <table:table-cell office:value-type="float" office:value="1456077958.7014" calcext:value-type="float">
            <text:p>1456077958.7014</text:p>
          </table:table-cell>
          <table:table-cell office:value-type="float" office:value="4672" calcext:value-type="float">
            <text:p>4672</text:p>
          </table:table-cell>
          <table:table-cell table:formula="of:=[.B311]-[.B$2]" office:value-type="float" office:value="30.777379989624" calcext:value-type="float">
            <text:p>30.7773799896</text:p>
          </table:table-cell>
          <table:table-cell table:formula="of:=[.D311]/([.E311]-[.E310])" office:value-type="float" office:value="47225.3671308279" calcext:value-type="float">
            <text:p>47225.367130827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56077958.80184" calcext:value-type="float">
            <text:p>1456077958.80184</text:p>
          </table:table-cell>
          <table:table-cell office:value-type="float" office:value="1456077958.80275" calcext:value-type="float">
            <text:p>1456077958.80275</text:p>
          </table:table-cell>
          <table:table-cell office:value-type="float" office:value="4752" calcext:value-type="float">
            <text:p>4752</text:p>
          </table:table-cell>
          <table:table-cell table:formula="of:=[.B312]-[.B$2]" office:value-type="float" office:value="30.87873005867" calcext:value-type="float">
            <text:p>30.8787300587</text:p>
          </table:table-cell>
          <table:table-cell table:formula="of:=[.D312]/([.E312]-[.E311])" office:value-type="float" office:value="46886.9932179547" calcext:value-type="float">
            <text:p>46886.9932179547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456077958.90102" calcext:value-type="float">
            <text:p>1456077958.90102</text:p>
          </table:table-cell>
          <table:table-cell office:value-type="float" office:value="1456077958.90191" calcext:value-type="float">
            <text:p>1456077958.90191</text:p>
          </table:table-cell>
          <table:table-cell office:value-type="float" office:value="4840" calcext:value-type="float">
            <text:p>4840</text:p>
          </table:table-cell>
          <table:table-cell table:formula="of:=[.B313]-[.B$2]" office:value-type="float" office:value="30.9779100418091" calcext:value-type="float">
            <text:p>30.9779100418</text:p>
          </table:table-cell>
          <table:table-cell table:formula="of:=[.D313]/([.E313]-[.E312])" office:value-type="float" office:value="48800.1696190543" calcext:value-type="float">
            <text:p>48800.1696190543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456077959.00123" calcext:value-type="float">
            <text:p>1456077959.00123</text:p>
          </table:table-cell>
          <table:table-cell office:value-type="float" office:value="1456077959.00214" calcext:value-type="float">
            <text:p>1456077959.00214</text:p>
          </table:table-cell>
          <table:table-cell office:value-type="float" office:value="4936" calcext:value-type="float">
            <text:p>4936</text:p>
          </table:table-cell>
          <table:table-cell table:formula="of:=[.B314]-[.B$2]" office:value-type="float" office:value="31.0781199932098" calcext:value-type="float">
            <text:p>31.0781199932</text:p>
          </table:table-cell>
          <table:table-cell table:formula="of:=[.D314]/([.E314]-[.E313])" office:value-type="float" office:value="49256.5851095974" calcext:value-type="float">
            <text:p>49256.5851095974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456077959.10127" calcext:value-type="float">
            <text:p>1456077959.10127</text:p>
          </table:table-cell>
          <table:table-cell office:value-type="float" office:value="1456077959.10218" calcext:value-type="float">
            <text:p>1456077959.10218</text:p>
          </table:table-cell>
          <table:table-cell office:value-type="float" office:value="5032" calcext:value-type="float">
            <text:p>5032</text:p>
          </table:table-cell>
          <table:table-cell table:formula="of:=[.B315]-[.B$2]" office:value-type="float" office:value="31.1781599521637" calcext:value-type="float">
            <text:p>31.1781599522</text:p>
          </table:table-cell>
          <table:table-cell table:formula="of:=[.D315]/([.E315]-[.E314])" office:value-type="float" office:value="50299.9006858946" calcext:value-type="float">
            <text:p>50299.9006858946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456077959.20128" calcext:value-type="float">
            <text:p>1456077959.20128</text:p>
          </table:table-cell>
          <table:table-cell office:value-type="float" office:value="1456077959.20219" calcext:value-type="float">
            <text:p>1456077959.20219</text:p>
          </table:table-cell>
          <table:table-cell office:value-type="float" office:value="5136" calcext:value-type="float">
            <text:p>5136</text:p>
          </table:table-cell>
          <table:table-cell table:formula="of:=[.B316]-[.B$2]" office:value-type="float" office:value="31.2781701087952" calcext:value-type="float">
            <text:p>31.2781701088</text:p>
          </table:table-cell>
          <table:table-cell table:formula="of:=[.D316]/([.E316]-[.E315])" office:value-type="float" office:value="51354.7840838385" calcext:value-type="float">
            <text:p>51354.784083838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456077959.3014" calcext:value-type="float">
            <text:p>1456077959.3014</text:p>
          </table:table-cell>
          <table:table-cell office:value-type="float" office:value="1456077959.30228" calcext:value-type="float">
            <text:p>1456077959.30228</text:p>
          </table:table-cell>
          <table:table-cell office:value-type="float" office:value="5248" calcext:value-type="float">
            <text:p>5248</text:p>
          </table:table-cell>
          <table:table-cell table:formula="of:=[.B317]-[.B$2]" office:value-type="float" office:value="31.378289937973" calcext:value-type="float">
            <text:p>31.378289938</text:p>
          </table:table-cell>
          <table:table-cell table:formula="of:=[.D317]/([.E317]-[.E316])" office:value-type="float" office:value="52417.1889134695" calcext:value-type="float">
            <text:p>52417.188913469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456077959.40167" calcext:value-type="float">
            <text:p>1456077959.40167</text:p>
          </table:table-cell>
          <table:table-cell office:value-type="float" office:value="1456077959.40256" calcext:value-type="float">
            <text:p>1456077959.40256</text:p>
          </table:table-cell>
          <table:table-cell office:value-type="float" office:value="5360" calcext:value-type="float">
            <text:p>5360</text:p>
          </table:table-cell>
          <table:table-cell table:formula="of:=[.B318]-[.B$2]" office:value-type="float" office:value="31.4785599708557" calcext:value-type="float">
            <text:p>31.4785599709</text:p>
          </table:table-cell>
          <table:table-cell table:formula="of:=[.D318]/([.E318]-[.E317])" office:value-type="float" office:value="53455.6521615073" calcext:value-type="float">
            <text:p>53455.6521615073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456077959.50051" calcext:value-type="float">
            <text:p>1456077959.50051</text:p>
          </table:table-cell>
          <table:table-cell office:value-type="float" office:value="1456077959.50142" calcext:value-type="float">
            <text:p>1456077959.50142</text:p>
          </table:table-cell>
          <table:table-cell office:value-type="float" office:value="5480" calcext:value-type="float">
            <text:p>5480</text:p>
          </table:table-cell>
          <table:table-cell table:formula="of:=[.B319]-[.B$2]" office:value-type="float" office:value="31.577399969101" calcext:value-type="float">
            <text:p>31.5773999691</text:p>
          </table:table-cell>
          <table:table-cell table:formula="of:=[.D319]/([.E319]-[.E318])" office:value-type="float" office:value="55443.1414132886" calcext:value-type="float">
            <text:p>55443.1414132886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56077959.60156" calcext:value-type="float">
            <text:p>1456077959.60156</text:p>
          </table:table-cell>
          <table:table-cell office:value-type="float" office:value="1456077959.60244" calcext:value-type="float">
            <text:p>1456077959.60244</text:p>
          </table:table-cell>
          <table:table-cell office:value-type="float" office:value="5600" calcext:value-type="float">
            <text:p>5600</text:p>
          </table:table-cell>
          <table:table-cell table:formula="of:=[.B320]-[.B$2]" office:value-type="float" office:value="31.6784501075745" calcext:value-type="float">
            <text:p>31.6784501076</text:p>
          </table:table-cell>
          <table:table-cell table:formula="of:=[.D320]/([.E320]-[.E319])" office:value-type="float" office:value="55418.0339047035" calcext:value-type="float">
            <text:p>55418.0339047035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56077959.70077" calcext:value-type="float">
            <text:p>1456077959.70077</text:p>
          </table:table-cell>
          <table:table-cell office:value-type="float" office:value="1456077959.70171" calcext:value-type="float">
            <text:p>1456077959.70171</text:p>
          </table:table-cell>
          <table:table-cell office:value-type="float" office:value="5720" calcext:value-type="float">
            <text:p>5720</text:p>
          </table:table-cell>
          <table:table-cell table:formula="of:=[.B321]-[.B$2]" office:value-type="float" office:value="31.7776598930359" calcext:value-type="float">
            <text:p>31.777659893</text:p>
          </table:table-cell>
          <table:table-cell table:formula="of:=[.D321]/([.E321]-[.E320])" office:value-type="float" office:value="57655.6029568678" calcext:value-type="float">
            <text:p>57655.602956867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456077959.80092" calcext:value-type="float">
            <text:p>1456077959.80092</text:p>
          </table:table-cell>
          <table:table-cell office:value-type="float" office:value="1456077959.80182" calcext:value-type="float">
            <text:p>1456077959.80182</text:p>
          </table:table-cell>
          <table:table-cell office:value-type="float" office:value="5840" calcext:value-type="float">
            <text:p>5840</text:p>
          </table:table-cell>
          <table:table-cell table:formula="of:=[.B322]-[.B$2]" office:value-type="float" office:value="31.8778100013733" calcext:value-type="float">
            <text:p>31.8778100014</text:p>
          </table:table-cell>
          <table:table-cell table:formula="of:=[.D322]/([.E322]-[.E321])" office:value-type="float" office:value="58312.4681236014" calcext:value-type="float">
            <text:p>58312.4681236014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456077959.90117" calcext:value-type="float">
            <text:p>1456077959.90117</text:p>
          </table:table-cell>
          <table:table-cell office:value-type="float" office:value="1456077959.90212" calcext:value-type="float">
            <text:p>1456077959.90212</text:p>
          </table:table-cell>
          <table:table-cell office:value-type="float" office:value="5968" calcext:value-type="float">
            <text:p>5968</text:p>
          </table:table-cell>
          <table:table-cell table:formula="of:=[.B323]-[.B$2]" office:value-type="float" office:value="31.9780600070953" calcext:value-type="float">
            <text:p>31.9780600071</text:p>
          </table:table-cell>
          <table:table-cell table:formula="of:=[.D323]/([.E323]-[.E322])" office:value-type="float" office:value="59531.1686719194" calcext:value-type="float">
            <text:p>59531.1686719194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456077960.00116" calcext:value-type="float">
            <text:p>1456077960.00116</text:p>
          </table:table-cell>
          <table:table-cell office:value-type="float" office:value="1456077960.00207" calcext:value-type="float">
            <text:p>1456077960.00207</text:p>
          </table:table-cell>
          <table:table-cell office:value-type="float" office:value="6096" calcext:value-type="float">
            <text:p>6096</text:p>
          </table:table-cell>
          <table:table-cell table:formula="of:=[.B324]-[.B$2]" office:value-type="float" office:value="32.0780498981476" calcext:value-type="float">
            <text:p>32.0780498981</text:p>
          </table:table-cell>
          <table:table-cell table:formula="of:=[.D324]/([.E324]-[.E323])" office:value-type="float" office:value="60966.163037569" calcext:value-type="float">
            <text:p>60966.163037569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456077960.10128" calcext:value-type="float">
            <text:p>1456077960.10128</text:p>
          </table:table-cell>
          <table:table-cell office:value-type="float" office:value="1456077960.1022" calcext:value-type="float">
            <text:p>1456077960.1022</text:p>
          </table:table-cell>
          <table:table-cell office:value-type="float" office:value="6216" calcext:value-type="float">
            <text:p>6216</text:p>
          </table:table-cell>
          <table:table-cell table:formula="of:=[.B325]-[.B$2]" office:value-type="float" office:value="32.178169965744" calcext:value-type="float">
            <text:p>32.1781699657</text:p>
          </table:table-cell>
          <table:table-cell table:formula="of:=[.D325]/([.E325]-[.E324])" office:value-type="float" office:value="62085.4554858621" calcext:value-type="float">
            <text:p>62085.455485862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456077960.20137" calcext:value-type="float">
            <text:p>1456077960.20137</text:p>
          </table:table-cell>
          <table:table-cell office:value-type="float" office:value="1456077960.20244" calcext:value-type="float">
            <text:p>1456077960.20244</text:p>
          </table:table-cell>
          <table:table-cell office:value-type="float" office:value="6344" calcext:value-type="float">
            <text:p>6344</text:p>
          </table:table-cell>
          <table:table-cell table:formula="of:=[.B326]-[.B$2]" office:value-type="float" office:value="32.2782599925995" calcext:value-type="float">
            <text:p>32.2782599926</text:p>
          </table:table-cell>
          <table:table-cell table:formula="of:=[.D326]/([.E326]-[.E325])" office:value-type="float" office:value="63382.9383337145" calcext:value-type="float">
            <text:p>63382.9383337145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456077960.30146" calcext:value-type="float">
            <text:p>1456077960.30146</text:p>
          </table:table-cell>
          <table:table-cell office:value-type="float" office:value="1456077960.30235" calcext:value-type="float">
            <text:p>1456077960.30235</text:p>
          </table:table-cell>
          <table:table-cell office:value-type="float" office:value="6464" calcext:value-type="float">
            <text:p>6464</text:p>
          </table:table-cell>
          <table:table-cell table:formula="of:=[.B327]-[.B$2]" office:value-type="float" office:value="32.378350019455" calcext:value-type="float">
            <text:p>32.3783500195</text:p>
          </table:table-cell>
          <table:table-cell table:formula="of:=[.D327]/([.E327]-[.E326])" office:value-type="float" office:value="64581.8589831542" calcext:value-type="float">
            <text:p>64581.858983154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456077960.40175" calcext:value-type="float">
            <text:p>1456077960.40175</text:p>
          </table:table-cell>
          <table:table-cell office:value-type="float" office:value="1456077960.40263" calcext:value-type="float">
            <text:p>1456077960.40263</text:p>
          </table:table-cell>
          <table:table-cell office:value-type="float" office:value="6592" calcext:value-type="float">
            <text:p>6592</text:p>
          </table:table-cell>
          <table:table-cell table:formula="of:=[.B328]-[.B$2]" office:value-type="float" office:value="32.4786400794983" calcext:value-type="float">
            <text:p>32.4786400795</text:p>
          </table:table-cell>
          <table:table-cell table:formula="of:=[.D328]/([.E328]-[.E327])" office:value-type="float" office:value="65729.3454321557" calcext:value-type="float">
            <text:p>65729.3454321557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456077960.50102" calcext:value-type="float">
            <text:p>1456077960.50102</text:p>
          </table:table-cell>
          <table:table-cell office:value-type="float" office:value="1456077960.50191" calcext:value-type="float">
            <text:p>1456077960.50191</text:p>
          </table:table-cell>
          <table:table-cell office:value-type="float" office:value="6712" calcext:value-type="float">
            <text:p>6712</text:p>
          </table:table-cell>
          <table:table-cell table:formula="of:=[.B329]-[.B$2]" office:value-type="float" office:value="32.5779099464417" calcext:value-type="float">
            <text:p>32.5779099464</text:p>
          </table:table-cell>
          <table:table-cell table:formula="of:=[.D329]/([.E329]-[.E328])" office:value-type="float" office:value="67613.6697536794" calcext:value-type="float">
            <text:p>67613.6697536794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456077960.60324" calcext:value-type="float">
            <text:p>1456077960.60324</text:p>
          </table:table-cell>
          <table:table-cell office:value-type="float" office:value="1456077960.60414" calcext:value-type="float">
            <text:p>1456077960.60414</text:p>
          </table:table-cell>
          <table:table-cell office:value-type="float" office:value="6824" calcext:value-type="float">
            <text:p>6824</text:p>
          </table:table-cell>
          <table:table-cell table:formula="of:=[.B330]-[.B$2]" office:value-type="float" office:value="32.6801300048828" calcext:value-type="float">
            <text:p>32.6801300049</text:p>
          </table:table-cell>
          <table:table-cell table:formula="of:=[.D330]/([.E330]-[.E329])" office:value-type="float" office:value="66757.9348326033" calcext:value-type="float">
            <text:p>66757.9348326033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456077960.70676" calcext:value-type="float">
            <text:p>1456077960.70676</text:p>
          </table:table-cell>
          <table:table-cell office:value-type="float" office:value="1456077960.70767" calcext:value-type="float">
            <text:p>1456077960.70767</text:p>
          </table:table-cell>
          <table:table-cell office:value-type="float" office:value="6936" calcext:value-type="float">
            <text:p>6936</text:p>
          </table:table-cell>
          <table:table-cell table:formula="of:=[.B331]-[.B$2]" office:value-type="float" office:value="32.7836499214172" calcext:value-type="float">
            <text:p>32.7836499214</text:p>
          </table:table-cell>
          <table:table-cell table:formula="of:=[.D331]/([.E331]-[.E330])" office:value-type="float" office:value="67001.5996167612" calcext:value-type="float">
            <text:p>67001.599616761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456077960.8121" calcext:value-type="float">
            <text:p>1456077960.8121</text:p>
          </table:table-cell>
          <table:table-cell office:value-type="float" office:value="1456077960.813" calcext:value-type="float">
            <text:p>1456077960.813</text:p>
          </table:table-cell>
          <table:table-cell office:value-type="float" office:value="7048" calcext:value-type="float">
            <text:p>7048</text:p>
          </table:table-cell>
          <table:table-cell table:formula="of:=[.B332]-[.B$2]" office:value-type="float" office:value="32.8889899253845" calcext:value-type="float">
            <text:p>32.8889899254</text:p>
          </table:table-cell>
          <table:table-cell table:formula="of:=[.D332]/([.E332]-[.E331])" office:value-type="float" office:value="66907.1552549861" calcext:value-type="float">
            <text:p>66907.155254986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456077960.91878" calcext:value-type="float">
            <text:p>1456077960.91878</text:p>
          </table:table-cell>
          <table:table-cell office:value-type="float" office:value="1456077960.91977" calcext:value-type="float">
            <text:p>1456077960.91977</text:p>
          </table:table-cell>
          <table:table-cell office:value-type="float" office:value="7152" calcext:value-type="float">
            <text:p>7152</text:p>
          </table:table-cell>
          <table:table-cell table:formula="of:=[.B333]-[.B$2]" office:value-type="float" office:value="32.9956700801849" calcext:value-type="float">
            <text:p>32.9956700802</text:p>
          </table:table-cell>
          <table:table-cell table:formula="of:=[.D333]/([.E333]-[.E332])" office:value-type="float" office:value="67041.5225154152" calcext:value-type="float">
            <text:p>67041.5225154152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456077961.0275" calcext:value-type="float">
            <text:p>1456077961.0275</text:p>
          </table:table-cell>
          <table:table-cell office:value-type="float" office:value="1456077961.02842" calcext:value-type="float">
            <text:p>1456077961.02842</text:p>
          </table:table-cell>
          <table:table-cell office:value-type="float" office:value="7248" calcext:value-type="float">
            <text:p>7248</text:p>
          </table:table-cell>
          <table:table-cell table:formula="of:=[.B334]-[.B$2]" office:value-type="float" office:value="33.1043899059296" calcext:value-type="float">
            <text:p>33.1043899059</text:p>
          </table:table-cell>
          <table:table-cell table:formula="of:=[.D334]/([.E334]-[.E333])" office:value-type="float" office:value="66666.7735195305" calcext:value-type="float">
            <text:p>66666.7735195305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456077961.137" calcext:value-type="float">
            <text:p>1456077961.137</text:p>
          </table:table-cell>
          <table:table-cell office:value-type="float" office:value="1456077961.13803" calcext:value-type="float">
            <text:p>1456077961.13803</text:p>
          </table:table-cell>
          <table:table-cell office:value-type="float" office:value="7344" calcext:value-type="float">
            <text:p>7344</text:p>
          </table:table-cell>
          <table:table-cell table:formula="of:=[.B335]-[.B$2]" office:value-type="float" office:value="33.2138900756836" calcext:value-type="float">
            <text:p>33.2138900757</text:p>
          </table:table-cell>
          <table:table-cell table:formula="of:=[.D335]/([.E335]-[.E334])" office:value-type="float" office:value="67068.389176902" calcext:value-type="float">
            <text:p>67068.389176902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456077961.24807" calcext:value-type="float">
            <text:p>1456077961.24807</text:p>
          </table:table-cell>
          <table:table-cell office:value-type="float" office:value="1456077961.24898" calcext:value-type="float">
            <text:p>1456077961.24898</text:p>
          </table:table-cell>
          <table:table-cell office:value-type="float" office:value="7432" calcext:value-type="float">
            <text:p>7432</text:p>
          </table:table-cell>
          <table:table-cell table:formula="of:=[.B336]-[.B$2]" office:value-type="float" office:value="33.3249599933624" calcext:value-type="float">
            <text:p>33.3249599934</text:p>
          </table:table-cell>
          <table:table-cell table:formula="of:=[.D336]/([.E336]-[.E335])" office:value-type="float" office:value="66912.8073137696" calcext:value-type="float">
            <text:p>66912.8073137696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456077961.36038" calcext:value-type="float">
            <text:p>1456077961.36038</text:p>
          </table:table-cell>
          <table:table-cell office:value-type="float" office:value="1456077961.36127" calcext:value-type="float">
            <text:p>1456077961.36127</text:p>
          </table:table-cell>
          <table:table-cell office:value-type="float" office:value="7512" calcext:value-type="float">
            <text:p>7512</text:p>
          </table:table-cell>
          <table:table-cell table:formula="of:=[.B337]-[.B$2]" office:value-type="float" office:value="33.4372699260712" calcext:value-type="float">
            <text:p>33.4372699261</text:p>
          </table:table-cell>
          <table:table-cell table:formula="of:=[.D337]/([.E337]-[.E336])" office:value-type="float" office:value="66886.3369322934" calcext:value-type="float">
            <text:p>66886.3369322934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456077961.47392" calcext:value-type="float">
            <text:p>1456077961.47392</text:p>
          </table:table-cell>
          <table:table-cell office:value-type="float" office:value="1456077961.47481" calcext:value-type="float">
            <text:p>1456077961.47481</text:p>
          </table:table-cell>
          <table:table-cell office:value-type="float" office:value="7584" calcext:value-type="float">
            <text:p>7584</text:p>
          </table:table-cell>
          <table:table-cell table:formula="of:=[.B338]-[.B$2]" office:value-type="float" office:value="33.5508100986481" calcext:value-type="float">
            <text:p>33.5508100986</text:p>
          </table:table-cell>
          <table:table-cell table:formula="of:=[.D338]/([.E338]-[.E337])" office:value-type="float" office:value="66795.7413475228" calcext:value-type="float">
            <text:p>66795.7413475228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456077961.5887" calcext:value-type="float">
            <text:p>1456077961.5887</text:p>
          </table:table-cell>
          <table:table-cell office:value-type="float" office:value="1456077961.58989" calcext:value-type="float">
            <text:p>1456077961.58989</text:p>
          </table:table-cell>
          <table:table-cell office:value-type="float" office:value="7648" calcext:value-type="float">
            <text:p>7648</text:p>
          </table:table-cell>
          <table:table-cell table:formula="of:=[.B339]-[.B$2]" office:value-type="float" office:value="33.6655900478363" calcext:value-type="float">
            <text:p>33.6655900478</text:p>
          </table:table-cell>
          <table:table-cell table:formula="of:=[.D339]/([.E339]-[.E338])" office:value-type="float" office:value="66631.8468869308" calcext:value-type="float">
            <text:p>66631.8468869308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456077961.70394" calcext:value-type="float">
            <text:p>1456077961.70394</text:p>
          </table:table-cell>
          <table:table-cell office:value-type="float" office:value="1456077961.70483" calcext:value-type="float">
            <text:p>1456077961.70483</text:p>
          </table:table-cell>
          <table:table-cell office:value-type="float" office:value="7712" calcext:value-type="float">
            <text:p>7712</text:p>
          </table:table-cell>
          <table:table-cell table:formula="of:=[.B340]-[.B$2]" office:value-type="float" office:value="33.7808299064636" calcext:value-type="float">
            <text:p>33.7808299065</text:p>
          </table:table-cell>
          <table:table-cell table:formula="of:=[.D340]/([.E340]-[.E339])" office:value-type="float" office:value="66921.2900107789" calcext:value-type="float">
            <text:p>66921.2900107789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456077961.82006" calcext:value-type="float">
            <text:p>1456077961.82006</text:p>
          </table:table-cell>
          <table:table-cell office:value-type="float" office:value="1456077961.82097" calcext:value-type="float">
            <text:p>1456077961.82097</text:p>
          </table:table-cell>
          <table:table-cell office:value-type="float" office:value="7760" calcext:value-type="float">
            <text:p>7760</text:p>
          </table:table-cell>
          <table:table-cell table:formula="of:=[.B341]-[.B$2]" office:value-type="float" office:value="33.896950006485" calcext:value-type="float">
            <text:p>33.8969500065</text:p>
          </table:table-cell>
          <table:table-cell table:formula="of:=[.D341]/([.E341]-[.E340])" office:value-type="float" office:value="66827.362347883" calcext:value-type="float">
            <text:p>66827.362347883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456077961.93721" calcext:value-type="float">
            <text:p>1456077961.93721</text:p>
          </table:table-cell>
          <table:table-cell office:value-type="float" office:value="1456077961.93811" calcext:value-type="float">
            <text:p>1456077961.93811</text:p>
          </table:table-cell>
          <table:table-cell office:value-type="float" office:value="7808" calcext:value-type="float">
            <text:p>7808</text:p>
          </table:table-cell>
          <table:table-cell table:formula="of:=[.B342]-[.B$2]" office:value-type="float" office:value="34.0141000747681" calcext:value-type="float">
            <text:p>34.0141000748</text:p>
          </table:table-cell>
          <table:table-cell table:formula="of:=[.D342]/([.E342]-[.E341])" office:value-type="float" office:value="66649.5556889713" calcext:value-type="float">
            <text:p>66649.5556889713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456077962.05479" calcext:value-type="float">
            <text:p>1456077962.05479</text:p>
          </table:table-cell>
          <table:table-cell office:value-type="float" office:value="1456077962.05582" calcext:value-type="float">
            <text:p>1456077962.05582</text:p>
          </table:table-cell>
          <table:table-cell office:value-type="float" office:value="7840" calcext:value-type="float">
            <text:p>7840</text:p>
          </table:table-cell>
          <table:table-cell table:formula="of:=[.B343]-[.B$2]" office:value-type="float" office:value="34.1316800117493" calcext:value-type="float">
            <text:p>34.1316800117</text:p>
          </table:table-cell>
          <table:table-cell table:formula="of:=[.D343]/([.E343]-[.E342])" office:value-type="float" office:value="66678.0422008005" calcext:value-type="float">
            <text:p>66678.0422008005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456077962.17309" calcext:value-type="float">
            <text:p>1456077962.17309</text:p>
          </table:table-cell>
          <table:table-cell office:value-type="float" office:value="1456077962.17414" calcext:value-type="float">
            <text:p>1456077962.17414</text:p>
          </table:table-cell>
          <table:table-cell office:value-type="float" office:value="7864" calcext:value-type="float">
            <text:p>7864</text:p>
          </table:table-cell>
          <table:table-cell table:formula="of:=[.B344]-[.B$2]" office:value-type="float" office:value="34.2499799728394" calcext:value-type="float">
            <text:p>34.2499799728</text:p>
          </table:table-cell>
          <table:table-cell table:formula="of:=[.D344]/([.E344]-[.E343])" office:value-type="float" office:value="66475.0852623814" calcext:value-type="float">
            <text:p>66475.0852623814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456077962.29176" calcext:value-type="float">
            <text:p>1456077962.29176</text:p>
          </table:table-cell>
          <table:table-cell office:value-type="float" office:value="1456077962.29293" calcext:value-type="float">
            <text:p>1456077962.29293</text:p>
          </table:table-cell>
          <table:table-cell office:value-type="float" office:value="7880" calcext:value-type="float">
            <text:p>7880</text:p>
          </table:table-cell>
          <table:table-cell table:formula="of:=[.B345]-[.B$2]" office:value-type="float" office:value="34.3686499595642" calcext:value-type="float">
            <text:p>34.3686499596</text:p>
          </table:table-cell>
          <table:table-cell table:formula="of:=[.D345]/([.E345]-[.E344])" office:value-type="float" office:value="66402.6365678329" calcext:value-type="float">
            <text:p>66402.6365678329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456077962.41023" calcext:value-type="float">
            <text:p>1456077962.41023</text:p>
          </table:table-cell>
          <table:table-cell office:value-type="float" office:value="1456077962.41122" calcext:value-type="float">
            <text:p>1456077962.41122</text:p>
          </table:table-cell>
          <table:table-cell office:value-type="float" office:value="7888" calcext:value-type="float">
            <text:p>7888</text:p>
          </table:table-cell>
          <table:table-cell table:formula="of:=[.B346]-[.B$2]" office:value-type="float" office:value="34.4871199131012" calcext:value-type="float">
            <text:p>34.4871199131</text:p>
          </table:table-cell>
          <table:table-cell table:formula="of:=[.D346]/([.E346]-[.E345])" office:value-type="float" office:value="66582.2832245587" calcext:value-type="float">
            <text:p>66582.2832245587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456077962.52911" calcext:value-type="float">
            <text:p>1456077962.52911</text:p>
          </table:table-cell>
          <table:table-cell office:value-type="float" office:value="1456077962.53" calcext:value-type="float">
            <text:p>1456077962.53</text:p>
          </table:table-cell>
          <table:table-cell office:value-type="float" office:value="7888" calcext:value-type="float">
            <text:p>7888</text:p>
          </table:table-cell>
          <table:table-cell table:formula="of:=[.B347]-[.B$2]" office:value-type="float" office:value="34.6059999465942" calcext:value-type="float">
            <text:p>34.6059999466</text:p>
          </table:table-cell>
          <table:table-cell table:formula="of:=[.D347]/([.E347]-[.E346])" office:value-type="float" office:value="66352.605801223" calcext:value-type="float">
            <text:p>66352.605801223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456077962.64821" calcext:value-type="float">
            <text:p>1456077962.64821</text:p>
          </table:table-cell>
          <table:table-cell office:value-type="float" office:value="1456077962.64911" calcext:value-type="float">
            <text:p>1456077962.64911</text:p>
          </table:table-cell>
          <table:table-cell office:value-type="float" office:value="7880" calcext:value-type="float">
            <text:p>7880</text:p>
          </table:table-cell>
          <table:table-cell table:formula="of:=[.B348]-[.B$2]" office:value-type="float" office:value="34.7251000404358" calcext:value-type="float">
            <text:p>34.7251000404</text:p>
          </table:table-cell>
          <table:table-cell table:formula="of:=[.D348]/([.E348]-[.E347])" office:value-type="float" office:value="66162.8361979573" calcext:value-type="float">
            <text:p>66162.8361979573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456077962.76689" calcext:value-type="float">
            <text:p>1456077962.76689</text:p>
          </table:table-cell>
          <table:table-cell office:value-type="float" office:value="1456077962.76779" calcext:value-type="float">
            <text:p>1456077962.76779</text:p>
          </table:table-cell>
          <table:table-cell office:value-type="float" office:value="7864" calcext:value-type="float">
            <text:p>7864</text:p>
          </table:table-cell>
          <table:table-cell table:formula="of:=[.B349]-[.B$2]" office:value-type="float" office:value="34.843780040741" calcext:value-type="float">
            <text:p>34.8437800407</text:p>
          </table:table-cell>
          <table:table-cell table:formula="of:=[.D349]/([.E349]-[.E348])" office:value-type="float" office:value="66262.2175579573" calcext:value-type="float">
            <text:p>66262.2175579573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56077962.88529" calcext:value-type="float">
            <text:p>1456077962.88529</text:p>
          </table:table-cell>
          <table:table-cell office:value-type="float" office:value="1456077962.88633" calcext:value-type="float">
            <text:p>1456077962.88633</text:p>
          </table:table-cell>
          <table:table-cell office:value-type="float" office:value="7840" calcext:value-type="float">
            <text:p>7840</text:p>
          </table:table-cell>
          <table:table-cell table:formula="of:=[.B350]-[.B$2]" office:value-type="float" office:value="34.9621798992157" calcext:value-type="float">
            <text:p>34.9621798992</text:p>
          </table:table-cell>
          <table:table-cell table:formula="of:=[.D350]/([.E350]-[.E349])" office:value-type="float" office:value="66216.295365532" calcext:value-type="float">
            <text:p>66216.295365532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456077963.00352" calcext:value-type="float">
            <text:p>1456077963.00352</text:p>
          </table:table-cell>
          <table:table-cell office:value-type="float" office:value="1456077963.00444" calcext:value-type="float">
            <text:p>1456077963.00444</text:p>
          </table:table-cell>
          <table:table-cell office:value-type="float" office:value="7800" calcext:value-type="float">
            <text:p>7800</text:p>
          </table:table-cell>
          <table:table-cell table:formula="of:=[.B351]-[.B$2]" office:value-type="float" office:value="35.0804100036621" calcext:value-type="float">
            <text:p>35.0804100037</text:p>
          </table:table-cell>
          <table:table-cell table:formula="of:=[.D351]/([.E351]-[.E350])" office:value-type="float" office:value="65973.0449915607" calcext:value-type="float">
            <text:p>65973.044991560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456077963.12101" calcext:value-type="float">
            <text:p>1456077963.12101</text:p>
          </table:table-cell>
          <table:table-cell office:value-type="float" office:value="1456077963.1219" calcext:value-type="float">
            <text:p>1456077963.1219</text:p>
          </table:table-cell>
          <table:table-cell office:value-type="float" office:value="7760" calcext:value-type="float">
            <text:p>7760</text:p>
          </table:table-cell>
          <table:table-cell table:formula="of:=[.B352]-[.B$2]" office:value-type="float" office:value="35.197900056839" calcext:value-type="float">
            <text:p>35.1979000568</text:p>
          </table:table-cell>
          <table:table-cell table:formula="of:=[.D352]/([.E352]-[.E351])" office:value-type="float" office:value="66048.1444188081" calcext:value-type="float">
            <text:p>66048.144418808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456077963.2383" calcext:value-type="float">
            <text:p>1456077963.2383</text:p>
          </table:table-cell>
          <table:table-cell office:value-type="float" office:value="1456077963.2392" calcext:value-type="float">
            <text:p>1456077963.2392</text:p>
          </table:table-cell>
          <table:table-cell office:value-type="float" office:value="7712" calcext:value-type="float">
            <text:p>7712</text:p>
          </table:table-cell>
          <table:table-cell table:formula="of:=[.B353]-[.B$2]" office:value-type="float" office:value="35.315190076828" calcext:value-type="float">
            <text:p>35.3151900768</text:p>
          </table:table-cell>
          <table:table-cell table:formula="of:=[.D353]/([.E353]-[.E352])" office:value-type="float" office:value="65751.5447667446" calcext:value-type="float">
            <text:p>65751.5447667446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456077963.35431" calcext:value-type="float">
            <text:p>1456077963.35431</text:p>
          </table:table-cell>
          <table:table-cell office:value-type="float" office:value="1456077963.35519" calcext:value-type="float">
            <text:p>1456077963.35519</text:p>
          </table:table-cell>
          <table:table-cell office:value-type="float" office:value="7648" calcext:value-type="float">
            <text:p>7648</text:p>
          </table:table-cell>
          <table:table-cell table:formula="of:=[.B354]-[.B$2]" office:value-type="float" office:value="35.4312000274658" calcext:value-type="float">
            <text:p>35.4312000275</text:p>
          </table:table-cell>
          <table:table-cell table:formula="of:=[.D354]/([.E354]-[.E353])" office:value-type="float" office:value="65925.3793140299" calcext:value-type="float">
            <text:p>65925.3793140299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456077963.46988" calcext:value-type="float">
            <text:p>1456077963.46988</text:p>
          </table:table-cell>
          <table:table-cell office:value-type="float" office:value="1456077963.47077" calcext:value-type="float">
            <text:p>1456077963.47077</text:p>
          </table:table-cell>
          <table:table-cell office:value-type="float" office:value="7584" calcext:value-type="float">
            <text:p>7584</text:p>
          </table:table-cell>
          <table:table-cell table:formula="of:=[.B355]-[.B$2]" office:value-type="float" office:value="35.5467700958252" calcext:value-type="float">
            <text:p>35.5467700958</text:p>
          </table:table-cell>
          <table:table-cell table:formula="of:=[.D355]/([.E355]-[.E354])" office:value-type="float" office:value="65622.5275944019" calcext:value-type="float">
            <text:p>65622.5275944019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456077963.58427" calcext:value-type="float">
            <text:p>1456077963.58427</text:p>
          </table:table-cell>
          <table:table-cell office:value-type="float" office:value="1456077963.58517" calcext:value-type="float">
            <text:p>1456077963.58517</text:p>
          </table:table-cell>
          <table:table-cell office:value-type="float" office:value="7512" calcext:value-type="float">
            <text:p>7512</text:p>
          </table:table-cell>
          <table:table-cell table:formula="of:=[.B356]-[.B$2]" office:value-type="float" office:value="35.661159992218" calcext:value-type="float">
            <text:p>35.6611599922</text:p>
          </table:table-cell>
          <table:table-cell table:formula="of:=[.D356]/([.E356]-[.E355])" office:value-type="float" office:value="65670.1355354262" calcext:value-type="float">
            <text:p>65670.1355354262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456077963.69842" calcext:value-type="float">
            <text:p>1456077963.69842</text:p>
          </table:table-cell>
          <table:table-cell office:value-type="float" office:value="1456077963.6996" calcext:value-type="float">
            <text:p>1456077963.6996</text:p>
          </table:table-cell>
          <table:table-cell office:value-type="float" office:value="7432" calcext:value-type="float">
            <text:p>7432</text:p>
          </table:table-cell>
          <table:table-cell table:formula="of:=[.B357]-[.B$2]" office:value-type="float" office:value="35.7753100395203" calcext:value-type="float">
            <text:p>35.7753100395</text:p>
          </table:table-cell>
          <table:table-cell table:formula="of:=[.D357]/([.E357]-[.E356])" office:value-type="float" office:value="65107.2879568904" calcext:value-type="float">
            <text:p>65107.2879568904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456077963.8101" calcext:value-type="float">
            <text:p>1456077963.8101</text:p>
          </table:table-cell>
          <table:table-cell office:value-type="float" office:value="1456077963.811" calcext:value-type="float">
            <text:p>1456077963.811</text:p>
          </table:table-cell>
          <table:table-cell office:value-type="float" office:value="7344" calcext:value-type="float">
            <text:p>7344</text:p>
          </table:table-cell>
          <table:table-cell table:formula="of:=[.B358]-[.B$2]" office:value-type="float" office:value="35.886990070343" calcext:value-type="float">
            <text:p>35.8869900703</text:p>
          </table:table-cell>
          <table:table-cell table:formula="of:=[.D358]/([.E358]-[.E357])" office:value-type="float" office:value="65759.294171897" calcext:value-type="float">
            <text:p>65759.294171897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456077963.92129" calcext:value-type="float">
            <text:p>1456077963.92129</text:p>
          </table:table-cell>
          <table:table-cell office:value-type="float" office:value="1456077963.92217" calcext:value-type="float">
            <text:p>1456077963.92217</text:p>
          </table:table-cell>
          <table:table-cell office:value-type="float" office:value="7248" calcext:value-type="float">
            <text:p>7248</text:p>
          </table:table-cell>
          <table:table-cell table:formula="of:=[.B359]-[.B$2]" office:value-type="float" office:value="35.9981799125671" calcext:value-type="float">
            <text:p>35.9981799126</text:p>
          </table:table-cell>
          <table:table-cell table:formula="of:=[.D359]/([.E359]-[.E358])" office:value-type="float" office:value="65185.8106371847" calcext:value-type="float">
            <text:p>65185.8106371847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456077964.03094" calcext:value-type="float">
            <text:p>1456077964.03094</text:p>
          </table:table-cell>
          <table:table-cell office:value-type="float" office:value="1456077964.03183" calcext:value-type="float">
            <text:p>1456077964.03183</text:p>
          </table:table-cell>
          <table:table-cell office:value-type="float" office:value="7152" calcext:value-type="float">
            <text:p>7152</text:p>
          </table:table-cell>
          <table:table-cell table:formula="of:=[.B360]-[.B$2]" office:value-type="float" office:value="36.1078300476074" calcext:value-type="float">
            <text:p>36.1078300476</text:p>
          </table:table-cell>
          <table:table-cell table:formula="of:=[.D360]/([.E360]-[.E359])" office:value-type="float" office:value="65225.637865129" calcext:value-type="float">
            <text:p>65225.637865129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456077964.13937" calcext:value-type="float">
            <text:p>1456077964.13937</text:p>
          </table:table-cell>
          <table:table-cell office:value-type="float" office:value="1456077964.14029" calcext:value-type="float">
            <text:p>1456077964.14029</text:p>
          </table:table-cell>
          <table:table-cell office:value-type="float" office:value="7048" calcext:value-type="float">
            <text:p>7048</text:p>
          </table:table-cell>
          <table:table-cell table:formula="of:=[.B361]-[.B$2]" office:value-type="float" office:value="36.2162599563599" calcext:value-type="float">
            <text:p>36.2162599564</text:p>
          </table:table-cell>
          <table:table-cell table:formula="of:=[.D361]/([.E361]-[.E360])" office:value-type="float" office:value="65000.5158271546" calcext:value-type="float">
            <text:p>65000.515827154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456077964.24666" calcext:value-type="float">
            <text:p>1456077964.24666</text:p>
          </table:table-cell>
          <table:table-cell office:value-type="float" office:value="1456077964.24757" calcext:value-type="float">
            <text:p>1456077964.24757</text:p>
          </table:table-cell>
          <table:table-cell office:value-type="float" office:value="6936" calcext:value-type="float">
            <text:p>6936</text:p>
          </table:table-cell>
          <table:table-cell table:formula="of:=[.B362]-[.B$2]" office:value-type="float" office:value="36.3235499858856" calcext:value-type="float">
            <text:p>36.3235499859</text:p>
          </table:table-cell>
          <table:table-cell table:formula="of:=[.D362]/([.E362]-[.E361])" office:value-type="float" office:value="64647.2000302218" calcext:value-type="float">
            <text:p>64647.2000302218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456077964.35163" calcext:value-type="float">
            <text:p>1456077964.35163</text:p>
          </table:table-cell>
          <table:table-cell office:value-type="float" office:value="1456077964.35264" calcext:value-type="float">
            <text:p>1456077964.35264</text:p>
          </table:table-cell>
          <table:table-cell office:value-type="float" office:value="6824" calcext:value-type="float">
            <text:p>6824</text:p>
          </table:table-cell>
          <table:table-cell table:formula="of:=[.B363]-[.B$2]" office:value-type="float" office:value="36.4285199642181" calcext:value-type="float">
            <text:p>36.4285199642</text:p>
          </table:table-cell>
          <table:table-cell table:formula="of:=[.D363]/([.E363]-[.E362])" office:value-type="float" office:value="65009.0636237269" calcext:value-type="float">
            <text:p>65009.0636237269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456077964.45524" calcext:value-type="float">
            <text:p>1456077964.45524</text:p>
          </table:table-cell>
          <table:table-cell office:value-type="float" office:value="1456077964.45629" calcext:value-type="float">
            <text:p>1456077964.45629</text:p>
          </table:table-cell>
          <table:table-cell office:value-type="float" office:value="6704" calcext:value-type="float">
            <text:p>6704</text:p>
          </table:table-cell>
          <table:table-cell table:formula="of:=[.B364]-[.B$2]" office:value-type="float" office:value="36.5321300029755" calcext:value-type="float">
            <text:p>36.532130003</text:p>
          </table:table-cell>
          <table:table-cell table:formula="of:=[.D364]/([.E364]-[.E363])" office:value-type="float" office:value="64704.1549294478" calcext:value-type="float">
            <text:p>64704.1549294478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456077964.55753" calcext:value-type="float">
            <text:p>1456077964.55753</text:p>
          </table:table-cell>
          <table:table-cell office:value-type="float" office:value="1456077964.55842" calcext:value-type="float">
            <text:p>1456077964.55842</text:p>
          </table:table-cell>
          <table:table-cell office:value-type="float" office:value="6584" calcext:value-type="float">
            <text:p>6584</text:p>
          </table:table-cell>
          <table:table-cell table:formula="of:=[.B365]-[.B$2]" office:value-type="float" office:value="36.6344199180603" calcext:value-type="float">
            <text:p>36.6344199181</text:p>
          </table:table-cell>
          <table:table-cell table:formula="of:=[.D365]/([.E365]-[.E364])" office:value-type="float" office:value="64366.0716165348" calcext:value-type="float">
            <text:p>64366.0716165348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456077964.65741" calcext:value-type="float">
            <text:p>1456077964.65741</text:p>
          </table:table-cell>
          <table:table-cell office:value-type="float" office:value="1456077964.65832" calcext:value-type="float">
            <text:p>1456077964.65832</text:p>
          </table:table-cell>
          <table:table-cell office:value-type="float" office:value="6464" calcext:value-type="float">
            <text:p>6464</text:p>
          </table:table-cell>
          <table:table-cell table:formula="of:=[.B366]-[.B$2]" office:value-type="float" office:value="36.7342998981476" calcext:value-type="float">
            <text:p>36.7342998981</text:p>
          </table:table-cell>
          <table:table-cell table:formula="of:=[.D366]/([.E366]-[.E365])" office:value-type="float" office:value="64717.6740959642" calcext:value-type="float">
            <text:p>64717.6740959642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456077964.75604" calcext:value-type="float">
            <text:p>1456077964.75604</text:p>
          </table:table-cell>
          <table:table-cell office:value-type="float" office:value="1456077964.75695" calcext:value-type="float">
            <text:p>1456077964.75695</text:p>
          </table:table-cell>
          <table:table-cell office:value-type="float" office:value="6344" calcext:value-type="float">
            <text:p>6344</text:p>
          </table:table-cell>
          <table:table-cell table:formula="of:=[.B367]-[.B$2]" office:value-type="float" office:value="36.8329300880432" calcext:value-type="float">
            <text:p>36.832930088</text:p>
          </table:table-cell>
          <table:table-cell table:formula="of:=[.D367]/([.E367]-[.E366])" office:value-type="float" office:value="64321.0766065968" calcext:value-type="float">
            <text:p>64321.0766065968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456077964.85257" calcext:value-type="float">
            <text:p>1456077964.85257</text:p>
          </table:table-cell>
          <table:table-cell office:value-type="float" office:value="1456077964.85352" calcext:value-type="float">
            <text:p>1456077964.85352</text:p>
          </table:table-cell>
          <table:table-cell office:value-type="float" office:value="6216" calcext:value-type="float">
            <text:p>6216</text:p>
          </table:table-cell>
          <table:table-cell table:formula="of:=[.B368]-[.B$2]" office:value-type="float" office:value="36.9294600486755" calcext:value-type="float">
            <text:p>36.9294600487</text:p>
          </table:table-cell>
          <table:table-cell table:formula="of:=[.D368]/([.E368]-[.E367])" office:value-type="float" office:value="64394.5150218832" calcext:value-type="float">
            <text:p>64394.5150218832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456077964.94803" calcext:value-type="float">
            <text:p>1456077964.94803</text:p>
          </table:table-cell>
          <table:table-cell office:value-type="float" office:value="1456077964.94892" calcext:value-type="float">
            <text:p>1456077964.94892</text:p>
          </table:table-cell>
          <table:table-cell office:value-type="float" office:value="6088" calcext:value-type="float">
            <text:p>6088</text:p>
          </table:table-cell>
          <table:table-cell table:formula="of:=[.B369]-[.B$2]" office:value-type="float" office:value="37.0249199867249" calcext:value-type="float">
            <text:p>37.0249199867</text:p>
          </table:table-cell>
          <table:table-cell table:formula="of:=[.D369]/([.E369]-[.E368])" office:value-type="float" office:value="63775.4446986423" calcext:value-type="float">
            <text:p>63775.4446986423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456077965.04072" calcext:value-type="float">
            <text:p>1456077965.04072</text:p>
          </table:table-cell>
          <table:table-cell office:value-type="float" office:value="1456077965.04177" calcext:value-type="float">
            <text:p>1456077965.04177</text:p>
          </table:table-cell>
          <table:table-cell office:value-type="float" office:value="5968" calcext:value-type="float">
            <text:p>5968</text:p>
          </table:table-cell>
          <table:table-cell table:formula="of:=[.B370]-[.B$2]" office:value-type="float" office:value="37.1176099777222" calcext:value-type="float">
            <text:p>37.1176099777</text:p>
          </table:table-cell>
          <table:table-cell table:formula="of:=[.D370]/([.E370]-[.E369])" office:value-type="float" office:value="64386.671481853" calcext:value-type="float">
            <text:p>64386.671481853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456077965.13214" calcext:value-type="float">
            <text:p>1456077965.13214</text:p>
          </table:table-cell>
          <table:table-cell office:value-type="float" office:value="1456077965.13306" calcext:value-type="float">
            <text:p>1456077965.13306</text:p>
          </table:table-cell>
          <table:table-cell office:value-type="float" office:value="5840" calcext:value-type="float">
            <text:p>5840</text:p>
          </table:table-cell>
          <table:table-cell table:formula="of:=[.B371]-[.B$2]" office:value-type="float" office:value="37.2090299129486" calcext:value-type="float">
            <text:p>37.2090299129</text:p>
          </table:table-cell>
          <table:table-cell table:formula="of:=[.D371]/([.E371]-[.E370])" office:value-type="float" office:value="63881.0341041563" calcext:value-type="float">
            <text:p>63881.0341041563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456077965.22178" calcext:value-type="float">
            <text:p>1456077965.22178</text:p>
          </table:table-cell>
          <table:table-cell office:value-type="float" office:value="1456077965.22269" calcext:value-type="float">
            <text:p>1456077965.22269</text:p>
          </table:table-cell>
          <table:table-cell office:value-type="float" office:value="5720" calcext:value-type="float">
            <text:p>5720</text:p>
          </table:table-cell>
          <table:table-cell table:formula="of:=[.B372]-[.B$2]" office:value-type="float" office:value="37.2986700534821" calcext:value-type="float">
            <text:p>37.2986700535</text:p>
          </table:table-cell>
          <table:table-cell table:formula="of:=[.D372]/([.E372]-[.E371])" office:value-type="float" office:value="63810.6987110948" calcext:value-type="float">
            <text:p>63810.6987110948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456077965.30968" calcext:value-type="float">
            <text:p>1456077965.30968</text:p>
          </table:table-cell>
          <table:table-cell office:value-type="float" office:value="1456077965.3106" calcext:value-type="float">
            <text:p>1456077965.3106</text:p>
          </table:table-cell>
          <table:table-cell office:value-type="float" office:value="5592" calcext:value-type="float">
            <text:p>5592</text:p>
          </table:table-cell>
          <table:table-cell table:formula="of:=[.B373]-[.B$2]" office:value-type="float" office:value="37.3865699768066" calcext:value-type="float">
            <text:p>37.3865699768</text:p>
          </table:table-cell>
          <table:table-cell table:formula="of:=[.D373]/([.E373]-[.E372])" office:value-type="float" office:value="63617.8029342599" calcext:value-type="float">
            <text:p>63617.8029342599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456077965.39577" calcext:value-type="float">
            <text:p>1456077965.39577</text:p>
          </table:table-cell>
          <table:table-cell office:value-type="float" office:value="1456077965.39671" calcext:value-type="float">
            <text:p>1456077965.39671</text:p>
          </table:table-cell>
          <table:table-cell office:value-type="float" office:value="5472" calcext:value-type="float">
            <text:p>5472</text:p>
          </table:table-cell>
          <table:table-cell table:formula="of:=[.B374]-[.B$2]" office:value-type="float" office:value="37.4726600646973" calcext:value-type="float">
            <text:p>37.4726600647</text:p>
          </table:table-cell>
          <table:table-cell table:formula="of:=[.D374]/([.E374]-[.E373])" office:value-type="float" office:value="63561.3243530663" calcext:value-type="float">
            <text:p>63561.3243530663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456077965.48011" calcext:value-type="float">
            <text:p>1456077965.48011</text:p>
          </table:table-cell>
          <table:table-cell office:value-type="float" office:value="1456077965.48099" calcext:value-type="float">
            <text:p>1456077965.48099</text:p>
          </table:table-cell>
          <table:table-cell office:value-type="float" office:value="5360" calcext:value-type="float">
            <text:p>5360</text:p>
          </table:table-cell>
          <table:table-cell table:formula="of:=[.B375]-[.B$2]" office:value-type="float" office:value="37.5569999217987" calcext:value-type="float">
            <text:p>37.5569999218</text:p>
          </table:table-cell>
          <table:table-cell table:formula="of:=[.D375]/([.E375]-[.E374])" office:value-type="float" office:value="63552.396034454" calcext:value-type="float">
            <text:p>63552.396034454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456077965.56279" calcext:value-type="float">
            <text:p>1456077965.56279</text:p>
          </table:table-cell>
          <table:table-cell office:value-type="float" office:value="1456077965.56369" calcext:value-type="float">
            <text:p>1456077965.56369</text:p>
          </table:table-cell>
          <table:table-cell office:value-type="float" office:value="5248" calcext:value-type="float">
            <text:p>5248</text:p>
          </table:table-cell>
          <table:table-cell table:formula="of:=[.B376]-[.B$2]" office:value-type="float" office:value="37.6396799087524" calcext:value-type="float">
            <text:p>37.6396799088</text:p>
          </table:table-cell>
          <table:table-cell table:formula="of:=[.D376]/([.E376]-[.E375])" office:value-type="float" office:value="63473.6433006041" calcext:value-type="float">
            <text:p>63473.6433006041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456077965.64393" calcext:value-type="float">
            <text:p>1456077965.64393</text:p>
          </table:table-cell>
          <table:table-cell office:value-type="float" office:value="1456077965.64484" calcext:value-type="float">
            <text:p>1456077965.64484</text:p>
          </table:table-cell>
          <table:table-cell office:value-type="float" office:value="5136" calcext:value-type="float">
            <text:p>5136</text:p>
          </table:table-cell>
          <table:table-cell table:formula="of:=[.B377]-[.B$2]" office:value-type="float" office:value="37.7208199501038" calcext:value-type="float">
            <text:p>37.7208199501</text:p>
          </table:table-cell>
          <table:table-cell table:formula="of:=[.D377]/([.E377]-[.E376])" office:value-type="float" office:value="63297.9711923274" calcext:value-type="float">
            <text:p>63297.9711923274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456077965.72338" calcext:value-type="float">
            <text:p>1456077965.72338</text:p>
          </table:table-cell>
          <table:table-cell office:value-type="float" office:value="1456077965.72425" calcext:value-type="float">
            <text:p>1456077965.72425</text:p>
          </table:table-cell>
          <table:table-cell office:value-type="float" office:value="5032" calcext:value-type="float">
            <text:p>5032</text:p>
          </table:table-cell>
          <table:table-cell table:formula="of:=[.B378]-[.B$2]" office:value-type="float" office:value="37.8002700805664" calcext:value-type="float">
            <text:p>37.8002700806</text:p>
          </table:table-cell>
          <table:table-cell table:formula="of:=[.D378]/([.E378]-[.E377])" office:value-type="float" office:value="63335.327087547" calcext:value-type="float">
            <text:p>63335.327087547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456077965.80182" calcext:value-type="float">
            <text:p>1456077965.80182</text:p>
          </table:table-cell>
          <table:table-cell office:value-type="float" office:value="1456077965.80281" calcext:value-type="float">
            <text:p>1456077965.80281</text:p>
          </table:table-cell>
          <table:table-cell office:value-type="float" office:value="4936" calcext:value-type="float">
            <text:p>4936</text:p>
          </table:table-cell>
          <table:table-cell table:formula="of:=[.B379]-[.B$2]" office:value-type="float" office:value="37.8787100315094" calcext:value-type="float">
            <text:p>37.8787100315</text:p>
          </table:table-cell>
          <table:table-cell table:formula="of:=[.D379]/([.E379]-[.E378])" office:value-type="float" office:value="62927.1173765429" calcext:value-type="float">
            <text:p>62927.1173765429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456077965.87816" calcext:value-type="float">
            <text:p>1456077965.87816</text:p>
          </table:table-cell>
          <table:table-cell office:value-type="float" office:value="1456077965.87905" calcext:value-type="float">
            <text:p>1456077965.87905</text:p>
          </table:table-cell>
          <table:table-cell office:value-type="float" office:value="4840" calcext:value-type="float">
            <text:p>4840</text:p>
          </table:table-cell>
          <table:table-cell table:formula="of:=[.B380]-[.B$2]" office:value-type="float" office:value="37.9550499916077" calcext:value-type="float">
            <text:p>37.9550499916</text:p>
          </table:table-cell>
          <table:table-cell table:formula="of:=[.D380]/([.E380]-[.E379])" office:value-type="float" office:value="63400.6095073909" calcext:value-type="float">
            <text:p>63400.6095073909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456077965.95352" calcext:value-type="float">
            <text:p>1456077965.95352</text:p>
          </table:table-cell>
          <table:table-cell office:value-type="float" office:value="1456077965.95444" calcext:value-type="float">
            <text:p>1456077965.95444</text:p>
          </table:table-cell>
          <table:table-cell office:value-type="float" office:value="4752" calcext:value-type="float">
            <text:p>4752</text:p>
          </table:table-cell>
          <table:table-cell table:formula="of:=[.B381]-[.B$2]" office:value-type="float" office:value="38.0304100513458" calcext:value-type="float">
            <text:p>38.0304100513</text:p>
          </table:table-cell>
          <table:table-cell table:formula="of:=[.D381]/([.E381]-[.E380])" office:value-type="float" office:value="63057.2748550223" calcext:value-type="float">
            <text:p>63057.2748550223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456077966.02756" calcext:value-type="float">
            <text:p>1456077966.02756</text:p>
          </table:table-cell>
          <table:table-cell office:value-type="float" office:value="1456077966.02844" calcext:value-type="float">
            <text:p>1456077966.02844</text:p>
          </table:table-cell>
          <table:table-cell office:value-type="float" office:value="4672" calcext:value-type="float">
            <text:p>4672</text:p>
          </table:table-cell>
          <table:table-cell table:formula="of:=[.B382]-[.B$2]" office:value-type="float" office:value="38.1044499874115" calcext:value-type="float">
            <text:p>38.1044499874</text:p>
          </table:table-cell>
          <table:table-cell table:formula="of:=[.D382]/([.E382]-[.E381])" office:value-type="float" office:value="63101.0809606306" calcext:value-type="float">
            <text:p>63101.0809606306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456077966.10176" calcext:value-type="float">
            <text:p>1456077966.10176</text:p>
          </table:table-cell>
          <table:table-cell office:value-type="float" office:value="1456077966.10278" calcext:value-type="float">
            <text:p>1456077966.10278</text:p>
          </table:table-cell>
          <table:table-cell office:value-type="float" office:value="4600" calcext:value-type="float">
            <text:p>4600</text:p>
          </table:table-cell>
          <table:table-cell table:formula="of:=[.B383]-[.B$2]" office:value-type="float" office:value="38.1786499023437" calcext:value-type="float">
            <text:p>38.1786499023</text:p>
          </table:table-cell>
          <table:table-cell table:formula="of:=[.D383]/([.E383]-[.E382])" office:value-type="float" office:value="61994.68023919" calcext:value-type="float">
            <text:p>61994.68023919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456077966.17246" calcext:value-type="float">
            <text:p>1456077966.17246</text:p>
          </table:table-cell>
          <table:table-cell office:value-type="float" office:value="1456077966.17335" calcext:value-type="float">
            <text:p>1456077966.17335</text:p>
          </table:table-cell>
          <table:table-cell office:value-type="float" office:value="4536" calcext:value-type="float">
            <text:p>4536</text:p>
          </table:table-cell>
          <table:table-cell table:formula="of:=[.B384]-[.B$2]" office:value-type="float" office:value="38.2493500709534" calcext:value-type="float">
            <text:p>38.249350071</text:p>
          </table:table-cell>
          <table:table-cell table:formula="of:=[.D384]/([.E384]-[.E383])" office:value-type="float" office:value="64158.2628330939" calcext:value-type="float">
            <text:p>64158.2628330939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456077966.24351" calcext:value-type="float">
            <text:p>1456077966.24351</text:p>
          </table:table-cell>
          <table:table-cell office:value-type="float" office:value="1456077966.24443" calcext:value-type="float">
            <text:p>1456077966.24443</text:p>
          </table:table-cell>
          <table:table-cell office:value-type="float" office:value="4472" calcext:value-type="float">
            <text:p>4472</text:p>
          </table:table-cell>
          <table:table-cell table:formula="of:=[.B385]-[.B$2]" office:value-type="float" office:value="38.3203999996185" calcext:value-type="float">
            <text:p>38.3203999996</text:p>
          </table:table-cell>
          <table:table-cell table:formula="of:=[.D385]/([.E385]-[.E384])" office:value-type="float" office:value="62941.6536232614" calcext:value-type="float">
            <text:p>62941.6536232614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456077966.31344" calcext:value-type="float">
            <text:p>1456077966.31344</text:p>
          </table:table-cell>
          <table:table-cell office:value-type="float" office:value="1456077966.31433" calcext:value-type="float">
            <text:p>1456077966.31433</text:p>
          </table:table-cell>
          <table:table-cell office:value-type="float" office:value="4424" calcext:value-type="float">
            <text:p>4424</text:p>
          </table:table-cell>
          <table:table-cell table:formula="of:=[.B386]-[.B$2]" office:value-type="float" office:value="38.3903300762177" calcext:value-type="float">
            <text:p>38.3903300762</text:p>
          </table:table-cell>
          <table:table-cell table:formula="of:=[.D386]/([.E386]-[.E385])" office:value-type="float" office:value="63263.1939667517" calcext:value-type="float">
            <text:p>63263.1939667517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456077966.38293" calcext:value-type="float">
            <text:p>1456077966.38293</text:p>
          </table:table-cell>
          <table:table-cell office:value-type="float" office:value="1456077966.38382" calcext:value-type="float">
            <text:p>1456077966.38382</text:p>
          </table:table-cell>
          <table:table-cell office:value-type="float" office:value="4376" calcext:value-type="float">
            <text:p>4376</text:p>
          </table:table-cell>
          <table:table-cell table:formula="of:=[.B387]-[.B$2]" office:value-type="float" office:value="38.4598200321197" calcext:value-type="float">
            <text:p>38.4598200321</text:p>
          </table:table-cell>
          <table:table-cell table:formula="of:=[.D387]/([.E387]-[.E386])" office:value-type="float" office:value="62973.1296155245" calcext:value-type="float">
            <text:p>62973.1296155245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456077966.45155" calcext:value-type="float">
            <text:p>1456077966.45155</text:p>
          </table:table-cell>
          <table:table-cell office:value-type="float" office:value="1456077966.45258" calcext:value-type="float">
            <text:p>1456077966.45258</text:p>
          </table:table-cell>
          <table:table-cell office:value-type="float" office:value="4344" calcext:value-type="float">
            <text:p>4344</text:p>
          </table:table-cell>
          <table:table-cell table:formula="of:=[.B388]-[.B$2]" office:value-type="float" office:value="38.5284399986267" calcext:value-type="float">
            <text:p>38.5284399986</text:p>
          </table:table-cell>
          <table:table-cell table:formula="of:=[.D388]/([.E388]-[.E387])" office:value-type="float" office:value="63305.1897447301" calcext:value-type="float">
            <text:p>63305.1897447301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456077966.51984" calcext:value-type="float">
            <text:p>1456077966.51984</text:p>
          </table:table-cell>
          <table:table-cell office:value-type="float" office:value="1456077966.52073" calcext:value-type="float">
            <text:p>1456077966.52073</text:p>
          </table:table-cell>
          <table:table-cell office:value-type="float" office:value="4320" calcext:value-type="float">
            <text:p>4320</text:p>
          </table:table-cell>
          <table:table-cell table:formula="of:=[.B389]-[.B$2]" office:value-type="float" office:value="38.5967299938202" calcext:value-type="float">
            <text:p>38.5967299938</text:p>
          </table:table-cell>
          <table:table-cell table:formula="of:=[.D389]/([.E389]-[.E388])" office:value-type="float" office:value="63259.632509278" calcext:value-type="float">
            <text:p>63259.632509278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456077966.60074" calcext:value-type="float">
            <text:p>1456077966.60074</text:p>
          </table:table-cell>
          <table:table-cell office:value-type="float" office:value="1456077966.60172" calcext:value-type="float">
            <text:p>1456077966.60172</text:p>
          </table:table-cell>
          <table:table-cell office:value-type="float" office:value="4304" calcext:value-type="float">
            <text:p>4304</text:p>
          </table:table-cell>
          <table:table-cell table:formula="of:=[.B390]-[.B$2]" office:value-type="float" office:value="38.6776299476624" calcext:value-type="float">
            <text:p>38.6776299477</text:p>
          </table:table-cell>
          <table:table-cell table:formula="of:=[.D390]/([.E390]-[.E389])" office:value-type="float" office:value="53201.5136670802" calcext:value-type="float">
            <text:p>53201.5136670802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456077966.70096" calcext:value-type="float">
            <text:p>1456077966.70096</text:p>
          </table:table-cell>
          <table:table-cell office:value-type="float" office:value="1456077966.70187" calcext:value-type="float">
            <text:p>1456077966.70187</text:p>
          </table:table-cell>
          <table:table-cell office:value-type="float" office:value="4296" calcext:value-type="float">
            <text:p>4296</text:p>
          </table:table-cell>
          <table:table-cell table:formula="of:=[.B391]-[.B$2]" office:value-type="float" office:value="38.7778499126434" calcext:value-type="float">
            <text:p>38.7778499126</text:p>
          </table:table-cell>
          <table:table-cell table:formula="of:=[.D391]/([.E391]-[.E390])" office:value-type="float" office:value="42865.7104481234" calcext:value-type="float">
            <text:p>42865.7104481234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456077966.801" calcext:value-type="float">
            <text:p>1456077966.801</text:p>
          </table:table-cell>
          <table:table-cell office:value-type="float" office:value="1456077966.80189" calcext:value-type="float">
            <text:p>1456077966.80189</text:p>
          </table:table-cell>
          <table:table-cell office:value-type="float" office:value="4296" calcext:value-type="float">
            <text:p>4296</text:p>
          </table:table-cell>
          <table:table-cell table:formula="of:=[.B392]-[.B$2]" office:value-type="float" office:value="38.8778901100159" calcext:value-type="float">
            <text:p>38.87789011</text:p>
          </table:table-cell>
          <table:table-cell table:formula="of:=[.D392]/([.E392]-[.E391])" office:value-type="float" office:value="42942.7381476124" calcext:value-type="float">
            <text:p>42942.7381476124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456077966.90131" calcext:value-type="float">
            <text:p>1456077966.90131</text:p>
          </table:table-cell>
          <table:table-cell office:value-type="float" office:value="1456077966.90223" calcext:value-type="float">
            <text:p>1456077966.90223</text:p>
          </table:table-cell>
          <table:table-cell office:value-type="float" office:value="4304" calcext:value-type="float">
            <text:p>4304</text:p>
          </table:table-cell>
          <table:table-cell table:formula="of:=[.B393]-[.B$2]" office:value-type="float" office:value="38.9781999588013" calcext:value-type="float">
            <text:p>38.9781999588</text:p>
          </table:table-cell>
          <table:table-cell table:formula="of:=[.D393]/([.E393]-[.E392])" office:value-type="float" office:value="42907.0530173746" calcext:value-type="float">
            <text:p>42907.0530173746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456077967.00128" calcext:value-type="float">
            <text:p>1456077967.00128</text:p>
          </table:table-cell>
          <table:table-cell office:value-type="float" office:value="1456077967.00217" calcext:value-type="float">
            <text:p>1456077967.00217</text:p>
          </table:table-cell>
          <table:table-cell office:value-type="float" office:value="4320" calcext:value-type="float">
            <text:p>4320</text:p>
          </table:table-cell>
          <table:table-cell table:formula="of:=[.B394]-[.B$2]" office:value-type="float" office:value="39.0781700611114" calcext:value-type="float">
            <text:p>39.0781700611</text:p>
          </table:table-cell>
          <table:table-cell table:formula="of:=[.D394]/([.E394]-[.E393])" office:value-type="float" office:value="43212.9196646832" calcext:value-type="float">
            <text:p>43212.9196646832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456077967.10139" calcext:value-type="float">
            <text:p>1456077967.10139</text:p>
          </table:table-cell>
          <table:table-cell office:value-type="float" office:value="1456077967.10229" calcext:value-type="float">
            <text:p>1456077967.10229</text:p>
          </table:table-cell>
          <table:table-cell office:value-type="float" office:value="4344" calcext:value-type="float">
            <text:p>4344</text:p>
          </table:table-cell>
          <table:table-cell table:formula="of:=[.B395]-[.B$2]" office:value-type="float" office:value="39.178279876709" calcext:value-type="float">
            <text:p>39.1782798767</text:p>
          </table:table-cell>
          <table:table-cell table:formula="of:=[.D395]/([.E395]-[.E394])" office:value-type="float" office:value="43392.3484332839" calcext:value-type="float">
            <text:p>43392.3484332839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456077967.20148" calcext:value-type="float">
            <text:p>1456077967.20148</text:p>
          </table:table-cell>
          <table:table-cell office:value-type="float" office:value="1456077967.20237" calcext:value-type="float">
            <text:p>1456077967.20237</text:p>
          </table:table-cell>
          <table:table-cell office:value-type="float" office:value="4384" calcext:value-type="float">
            <text:p>4384</text:p>
          </table:table-cell>
          <table:table-cell table:formula="of:=[.B396]-[.B$2]" office:value-type="float" office:value="39.2783699035645" calcext:value-type="float">
            <text:p>39.2783699036</text:p>
          </table:table-cell>
          <table:table-cell table:formula="of:=[.D396]/([.E396]-[.E395])" office:value-type="float" office:value="43800.5677261986" calcext:value-type="float">
            <text:p>43800.5677261986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456077967.30182" calcext:value-type="float">
            <text:p>1456077967.30182</text:p>
          </table:table-cell>
          <table:table-cell office:value-type="float" office:value="1456077967.30275" calcext:value-type="float">
            <text:p>1456077967.30275</text:p>
          </table:table-cell>
          <table:table-cell office:value-type="float" office:value="4424" calcext:value-type="float">
            <text:p>4424</text:p>
          </table:table-cell>
          <table:table-cell table:formula="of:=[.B397]-[.B$2]" office:value-type="float" office:value="39.3787100315094" calcext:value-type="float">
            <text:p>39.3787100315</text:p>
          </table:table-cell>
          <table:table-cell table:formula="of:=[.D397]/([.E397]-[.E396])" office:value-type="float" office:value="44090.0374616556" calcext:value-type="float">
            <text:p>44090.0374616556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456077967.40067" calcext:value-type="float">
            <text:p>1456077967.40067</text:p>
          </table:table-cell>
          <table:table-cell office:value-type="float" office:value="1456077967.40155" calcext:value-type="float">
            <text:p>1456077967.40155</text:p>
          </table:table-cell>
          <table:table-cell office:value-type="float" office:value="4472" calcext:value-type="float">
            <text:p>4472</text:p>
          </table:table-cell>
          <table:table-cell table:formula="of:=[.B398]-[.B$2]" office:value-type="float" office:value="39.477560043335" calcext:value-type="float">
            <text:p>39.4775600433</text:p>
          </table:table-cell>
          <table:table-cell table:formula="of:=[.D398]/([.E398]-[.E397])" office:value-type="float" office:value="45240.2576126308" calcext:value-type="float">
            <text:p>45240.2576126308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456077967.50081" calcext:value-type="float">
            <text:p>1456077967.50081</text:p>
          </table:table-cell>
          <table:table-cell office:value-type="float" office:value="1456077967.5017" calcext:value-type="float">
            <text:p>1456077967.5017</text:p>
          </table:table-cell>
          <table:table-cell office:value-type="float" office:value="4536" calcext:value-type="float">
            <text:p>4536</text:p>
          </table:table-cell>
          <table:table-cell table:formula="of:=[.B399]-[.B$2]" office:value-type="float" office:value="39.5776998996735" calcext:value-type="float">
            <text:p>39.5776998997</text:p>
          </table:table-cell>
          <table:table-cell table:formula="of:=[.D399]/([.E399]-[.E398])" office:value-type="float" office:value="45296.6497641762" calcext:value-type="float">
            <text:p>45296.6497641762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456077967.60099" calcext:value-type="float">
            <text:p>1456077967.60099</text:p>
          </table:table-cell>
          <table:table-cell office:value-type="float" office:value="1456077967.60189" calcext:value-type="float">
            <text:p>1456077967.60189</text:p>
          </table:table-cell>
          <table:table-cell office:value-type="float" office:value="4600" calcext:value-type="float">
            <text:p>4600</text:p>
          </table:table-cell>
          <table:table-cell table:formula="of:=[.B400]-[.B$2]" office:value-type="float" office:value="39.6778800487518" calcext:value-type="float">
            <text:p>39.6778800488</text:p>
          </table:table-cell>
          <table:table-cell table:formula="of:=[.D400]/([.E400]-[.E399])" office:value-type="float" office:value="45917.2804424707" calcext:value-type="float">
            <text:p>45917.2804424707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456077967.70093" calcext:value-type="float">
            <text:p>1456077967.70093</text:p>
          </table:table-cell>
          <table:table-cell office:value-type="float" office:value="1456077967.70183" calcext:value-type="float">
            <text:p>1456077967.70183</text:p>
          </table:table-cell>
          <table:table-cell office:value-type="float" office:value="4672" calcext:value-type="float">
            <text:p>4672</text:p>
          </table:table-cell>
          <table:table-cell table:formula="of:=[.B401]-[.B$2]" office:value-type="float" office:value="39.777820110321" calcext:value-type="float">
            <text:p>39.7778201103</text:p>
          </table:table-cell>
          <table:table-cell table:formula="of:=[.D401]/([.E401]-[.E400])" office:value-type="float" office:value="46748.0200296293" calcext:value-type="float">
            <text:p>46748.020029629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456077967.80099" calcext:value-type="float">
            <text:p>1456077967.80099</text:p>
          </table:table-cell>
          <table:table-cell office:value-type="float" office:value="1456077967.80187" calcext:value-type="float">
            <text:p>1456077967.80187</text:p>
          </table:table-cell>
          <table:table-cell office:value-type="float" office:value="4752" calcext:value-type="float">
            <text:p>4752</text:p>
          </table:table-cell>
          <table:table-cell table:formula="of:=[.B402]-[.B$2]" office:value-type="float" office:value="39.8778800964355" calcext:value-type="float">
            <text:p>39.8778800964</text:p>
          </table:table-cell>
          <table:table-cell table:formula="of:=[.D402]/([.E402]-[.E401])" office:value-type="float" office:value="47491.5116874205" calcext:value-type="float">
            <text:p>47491.5116874205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456077967.90105" calcext:value-type="float">
            <text:p>1456077967.90105</text:p>
          </table:table-cell>
          <table:table-cell office:value-type="float" office:value="1456077967.90194" calcext:value-type="float">
            <text:p>1456077967.90194</text:p>
          </table:table-cell>
          <table:table-cell office:value-type="float" office:value="4840" calcext:value-type="float">
            <text:p>4840</text:p>
          </table:table-cell>
          <table:table-cell table:formula="of:=[.B403]-[.B$2]" office:value-type="float" office:value="39.97794008255" calcext:value-type="float">
            <text:p>39.9779400826</text:p>
          </table:table-cell>
          <table:table-cell table:formula="of:=[.D403]/([.E403]-[.E402])" office:value-type="float" office:value="48370.9841260764" calcext:value-type="float">
            <text:p>48370.9841260764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456077968.00121" calcext:value-type="float">
            <text:p>1456077968.00121</text:p>
          </table:table-cell>
          <table:table-cell office:value-type="float" office:value="1456077968.00211" calcext:value-type="float">
            <text:p>1456077968.00211</text:p>
          </table:table-cell>
          <table:table-cell office:value-type="float" office:value="4936" calcext:value-type="float">
            <text:p>4936</text:p>
          </table:table-cell>
          <table:table-cell table:formula="of:=[.B404]-[.B$2]" office:value-type="float" office:value="40.0780999660492" calcext:value-type="float">
            <text:p>40.078099966</text:p>
          </table:table-cell>
          <table:table-cell table:formula="of:=[.D404]/([.E404]-[.E403])" office:value-type="float" office:value="49281.2074810581" calcext:value-type="float">
            <text:p>49281.2074810581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456077968.10131" calcext:value-type="float">
            <text:p>1456077968.10131</text:p>
          </table:table-cell>
          <table:table-cell office:value-type="float" office:value="1456077968.10221" calcext:value-type="float">
            <text:p>1456077968.10221</text:p>
          </table:table-cell>
          <table:table-cell office:value-type="float" office:value="5032" calcext:value-type="float">
            <text:p>5032</text:p>
          </table:table-cell>
          <table:table-cell table:formula="of:=[.B405]-[.B$2]" office:value-type="float" office:value="40.178200006485" calcext:value-type="float">
            <text:p>40.1782000065</text:p>
          </table:table-cell>
          <table:table-cell table:formula="of:=[.D405]/([.E405]-[.E404])" office:value-type="float" office:value="50269.7099630821" calcext:value-type="float">
            <text:p>50269.7099630821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456077968.20157" calcext:value-type="float">
            <text:p>1456077968.20157</text:p>
          </table:table-cell>
          <table:table-cell office:value-type="float" office:value="1456077968.20246" calcext:value-type="float">
            <text:p>1456077968.20246</text:p>
          </table:table-cell>
          <table:table-cell office:value-type="float" office:value="5136" calcext:value-type="float">
            <text:p>5136</text:p>
          </table:table-cell>
          <table:table-cell table:formula="of:=[.B406]-[.B$2]" office:value-type="float" office:value="40.2784600257874" calcext:value-type="float">
            <text:p>40.2784600258</text:p>
          </table:table-cell>
          <table:table-cell table:formula="of:=[.D406]/([.E406]-[.E405])" office:value-type="float" office:value="51226.8004308941" calcext:value-type="float">
            <text:p>51226.8004308941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456077968.30168" calcext:value-type="float">
            <text:p>1456077968.30168</text:p>
          </table:table-cell>
          <table:table-cell office:value-type="float" office:value="1456077968.30258" calcext:value-type="float">
            <text:p>1456077968.30258</text:p>
          </table:table-cell>
          <table:table-cell office:value-type="float" office:value="5248" calcext:value-type="float">
            <text:p>5248</text:p>
          </table:table-cell>
          <table:table-cell table:formula="of:=[.B407]-[.B$2]" office:value-type="float" office:value="40.3785700798035" calcext:value-type="float">
            <text:p>40.3785700798</text:p>
          </table:table-cell>
          <table:table-cell table:formula="of:=[.D407]/([.E407]-[.E406])" office:value-type="float" office:value="52422.307145647" calcext:value-type="float">
            <text:p>52422.307145647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456077968.40074" calcext:value-type="float">
            <text:p>1456077968.40074</text:p>
          </table:table-cell>
          <table:table-cell office:value-type="float" office:value="1456077968.40164" calcext:value-type="float">
            <text:p>1456077968.40164</text:p>
          </table:table-cell>
          <table:table-cell office:value-type="float" office:value="5360" calcext:value-type="float">
            <text:p>5360</text:p>
          </table:table-cell>
          <table:table-cell table:formula="of:=[.B408]-[.B$2]" office:value-type="float" office:value="40.4776298999786" calcext:value-type="float">
            <text:p>40.4776299</text:p>
          </table:table-cell>
          <table:table-cell table:formula="of:=[.D408]/([.E408]-[.E407])" office:value-type="float" office:value="54108.7192619745" calcext:value-type="float">
            <text:p>54108.7192619745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456077968.5009" calcext:value-type="float">
            <text:p>1456077968.5009</text:p>
          </table:table-cell>
          <table:table-cell office:value-type="float" office:value="1456077968.50178" calcext:value-type="float">
            <text:p>1456077968.50178</text:p>
          </table:table-cell>
          <table:table-cell office:value-type="float" office:value="5480" calcext:value-type="float">
            <text:p>5480</text:p>
          </table:table-cell>
          <table:table-cell table:formula="of:=[.B409]-[.B$2]" office:value-type="float" office:value="40.5777900218964" calcext:value-type="float">
            <text:p>40.5777900219</text:p>
          </table:table-cell>
          <table:table-cell table:formula="of:=[.D409]/([.E409]-[.E408])" office:value-type="float" office:value="54712.3934663487" calcext:value-type="float">
            <text:p>54712.3934663487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456077968.60097" calcext:value-type="float">
            <text:p>1456077968.60097</text:p>
          </table:table-cell>
          <table:table-cell office:value-type="float" office:value="1456077968.60186" calcext:value-type="float">
            <text:p>1456077968.60186</text:p>
          </table:table-cell>
          <table:table-cell office:value-type="float" office:value="5600" calcext:value-type="float">
            <text:p>5600</text:p>
          </table:table-cell>
          <table:table-cell table:formula="of:=[.B410]-[.B$2]" office:value-type="float" office:value="40.6778600215912" calcext:value-type="float">
            <text:p>40.6778600216</text:p>
          </table:table-cell>
          <table:table-cell table:formula="of:=[.D410]/([.E410]-[.E409])" office:value-type="float" office:value="55960.8275914649" calcext:value-type="float">
            <text:p>55960.8275914649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456077968.70114" calcext:value-type="float">
            <text:p>1456077968.70114</text:p>
          </table:table-cell>
          <table:table-cell office:value-type="float" office:value="1456077968.70208" calcext:value-type="float">
            <text:p>1456077968.70208</text:p>
          </table:table-cell>
          <table:table-cell office:value-type="float" office:value="5720" calcext:value-type="float">
            <text:p>5720</text:p>
          </table:table-cell>
          <table:table-cell table:formula="of:=[.B411]-[.B$2]" office:value-type="float" office:value="40.7780299186707" calcext:value-type="float">
            <text:p>40.7780299187</text:p>
          </table:table-cell>
          <table:table-cell table:formula="of:=[.D411]/([.E411]-[.E410])" office:value-type="float" office:value="57102.9836984074" calcext:value-type="float">
            <text:p>57102.9836984074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456077968.80109" calcext:value-type="float">
            <text:p>1456077968.80109</text:p>
          </table:table-cell>
          <table:table-cell office:value-type="float" office:value="1456077968.80197" calcext:value-type="float">
            <text:p>1456077968.80197</text:p>
          </table:table-cell>
          <table:table-cell office:value-type="float" office:value="5840" calcext:value-type="float">
            <text:p>5840</text:p>
          </table:table-cell>
          <table:table-cell table:formula="of:=[.B412]-[.B$2]" office:value-type="float" office:value="40.8779799938202" calcext:value-type="float">
            <text:p>40.8779799938</text:p>
          </table:table-cell>
          <table:table-cell table:formula="of:=[.D412]/([.E412]-[.E411])" office:value-type="float" office:value="58429.1706760873" calcext:value-type="float">
            <text:p>58429.1706760873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456077968.90132" calcext:value-type="float">
            <text:p>1456077968.90132</text:p>
          </table:table-cell>
          <table:table-cell office:value-type="float" office:value="1456077968.90222" calcext:value-type="float">
            <text:p>1456077968.90222</text:p>
          </table:table-cell>
          <table:table-cell office:value-type="float" office:value="5968" calcext:value-type="float">
            <text:p>5968</text:p>
          </table:table-cell>
          <table:table-cell table:formula="of:=[.B413]-[.B$2]" office:value-type="float" office:value="40.9782099723816" calcext:value-type="float">
            <text:p>40.9782099724</text:p>
          </table:table-cell>
          <table:table-cell table:formula="of:=[.D413]/([.E413]-[.E412])" office:value-type="float" office:value="59543.0637186456" calcext:value-type="float">
            <text:p>59543.0637186456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456077969.0016" calcext:value-type="float">
            <text:p>1456077969.0016</text:p>
          </table:table-cell>
          <table:table-cell office:value-type="float" office:value="1456077969.00249" calcext:value-type="float">
            <text:p>1456077969.00249</text:p>
          </table:table-cell>
          <table:table-cell office:value-type="float" office:value="6096" calcext:value-type="float">
            <text:p>6096</text:p>
          </table:table-cell>
          <table:table-cell table:formula="of:=[.B414]-[.B$2]" office:value-type="float" office:value="41.0784900188446" calcext:value-type="float">
            <text:p>41.0784900188</text:p>
          </table:table-cell>
          <table:table-cell table:formula="of:=[.D414]/([.E414]-[.E413])" office:value-type="float" office:value="60789.760426053" calcext:value-type="float">
            <text:p>60789.760426053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456077969.10064" calcext:value-type="float">
            <text:p>1456077969.10064</text:p>
          </table:table-cell>
          <table:table-cell office:value-type="float" office:value="1456077969.10154" calcext:value-type="float">
            <text:p>1456077969.10154</text:p>
          </table:table-cell>
          <table:table-cell office:value-type="float" office:value="6216" calcext:value-type="float">
            <text:p>6216</text:p>
          </table:table-cell>
          <table:table-cell table:formula="of:=[.B415]-[.B$2]" office:value-type="float" office:value="41.1775300502777" calcext:value-type="float">
            <text:p>41.1775300503</text:p>
          </table:table-cell>
          <table:table-cell table:formula="of:=[.D415]/([.E415]-[.E414])" office:value-type="float" office:value="62762.5002744316" calcext:value-type="float">
            <text:p>62762.5002744316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456077969.20049" calcext:value-type="float">
            <text:p>1456077969.20049</text:p>
          </table:table-cell>
          <table:table-cell office:value-type="float" office:value="1456077969.20139" calcext:value-type="float">
            <text:p>1456077969.20139</text:p>
          </table:table-cell>
          <table:table-cell office:value-type="float" office:value="6344" calcext:value-type="float">
            <text:p>6344</text:p>
          </table:table-cell>
          <table:table-cell table:formula="of:=[.B416]-[.B$2]" office:value-type="float" office:value="41.277379989624" calcext:value-type="float">
            <text:p>41.2773799896</text:p>
          </table:table-cell>
          <table:table-cell table:formula="of:=[.D416]/([.E416]-[.E415])" office:value-type="float" office:value="63535.3415488502" calcext:value-type="float">
            <text:p>63535.3415488502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456077969.30158" calcext:value-type="float">
            <text:p>1456077969.30158</text:p>
          </table:table-cell>
          <table:table-cell office:value-type="float" office:value="1456077969.30247" calcext:value-type="float">
            <text:p>1456077969.30247</text:p>
          </table:table-cell>
          <table:table-cell office:value-type="float" office:value="6472" calcext:value-type="float">
            <text:p>6472</text:p>
          </table:table-cell>
          <table:table-cell table:formula="of:=[.B417]-[.B$2]" office:value-type="float" office:value="41.3784699440002" calcext:value-type="float">
            <text:p>41.378469944</text:p>
          </table:table-cell>
          <table:table-cell table:formula="of:=[.D417]/([.E417]-[.E416])" office:value-type="float" office:value="64022.1873670407" calcext:value-type="float">
            <text:p>64022.1873670407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456077969.40177" calcext:value-type="float">
            <text:p>1456077969.40177</text:p>
          </table:table-cell>
          <table:table-cell office:value-type="float" office:value="1456077969.40268" calcext:value-type="float">
            <text:p>1456077969.40268</text:p>
          </table:table-cell>
          <table:table-cell office:value-type="float" office:value="6592" calcext:value-type="float">
            <text:p>6592</text:p>
          </table:table-cell>
          <table:table-cell table:formula="of:=[.B418]-[.B$2]" office:value-type="float" office:value="41.4786601066589" calcext:value-type="float">
            <text:p>41.4786601067</text:p>
          </table:table-cell>
          <table:table-cell table:formula="of:=[.D418]/([.E418]-[.E417])" office:value-type="float" office:value="65794.8827017714" calcext:value-type="float">
            <text:p>65794.8827017714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456077969.50125" calcext:value-type="float">
            <text:p>1456077969.50125</text:p>
          </table:table-cell>
          <table:table-cell office:value-type="float" office:value="1456077969.50214" calcext:value-type="float">
            <text:p>1456077969.50214</text:p>
          </table:table-cell>
          <table:table-cell office:value-type="float" office:value="6712" calcext:value-type="float">
            <text:p>6712</text:p>
          </table:table-cell>
          <table:table-cell table:formula="of:=[.B419]-[.B$2]" office:value-type="float" office:value="41.5781400203705" calcext:value-type="float">
            <text:p>41.5781400204</text:p>
          </table:table-cell>
          <table:table-cell table:formula="of:=[.D419]/([.E419]-[.E418])" office:value-type="float" office:value="67470.9069356667" calcext:value-type="float">
            <text:p>67470.9069356667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456077969.60336" calcext:value-type="float">
            <text:p>1456077969.60336</text:p>
          </table:table-cell>
          <table:table-cell office:value-type="float" office:value="1456077969.60425" calcext:value-type="float">
            <text:p>1456077969.60425</text:p>
          </table:table-cell>
          <table:table-cell office:value-type="float" office:value="6824" calcext:value-type="float">
            <text:p>6824</text:p>
          </table:table-cell>
          <table:table-cell table:formula="of:=[.B420]-[.B$2]" office:value-type="float" office:value="41.6802499294281" calcext:value-type="float">
            <text:p>41.6802499294</text:p>
          </table:table-cell>
          <table:table-cell table:formula="of:=[.D420]/([.E420]-[.E419])" office:value-type="float" office:value="66829.9488558887" calcext:value-type="float">
            <text:p>66829.9488558887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456077969.70673" calcext:value-type="float">
            <text:p>1456077969.70673</text:p>
          </table:table-cell>
          <table:table-cell office:value-type="float" office:value="1456077969.70765" calcext:value-type="float">
            <text:p>1456077969.70765</text:p>
          </table:table-cell>
          <table:table-cell office:value-type="float" office:value="6936" calcext:value-type="float">
            <text:p>6936</text:p>
          </table:table-cell>
          <table:table-cell table:formula="of:=[.B421]-[.B$2]" office:value-type="float" office:value="41.7836198806763" calcext:value-type="float">
            <text:p>41.7836198807</text:p>
          </table:table-cell>
          <table:table-cell table:formula="of:=[.D421]/([.E421]-[.E420])" office:value-type="float" office:value="67098.8030491391" calcext:value-type="float">
            <text:p>67098.803049139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456077969.81244" calcext:value-type="float">
            <text:p>1456077969.81244</text:p>
          </table:table-cell>
          <table:table-cell office:value-type="float" office:value="1456077969.8133" calcext:value-type="float">
            <text:p>1456077969.8133</text:p>
          </table:table-cell>
          <table:table-cell office:value-type="float" office:value="7048" calcext:value-type="float">
            <text:p>7048</text:p>
          </table:table-cell>
          <table:table-cell table:formula="of:=[.B422]-[.B$2]" office:value-type="float" office:value="41.8893299102783" calcext:value-type="float">
            <text:p>41.8893299103</text:p>
          </table:table-cell>
          <table:table-cell table:formula="of:=[.D422]/([.E422]-[.E421])" office:value-type="float" office:value="66672.9545581668" calcext:value-type="float">
            <text:p>66672.9545581668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456077969.91873" calcext:value-type="float">
            <text:p>1456077969.91873</text:p>
          </table:table-cell>
          <table:table-cell office:value-type="float" office:value="1456077969.91977" calcext:value-type="float">
            <text:p>1456077969.91977</text:p>
          </table:table-cell>
          <table:table-cell office:value-type="float" office:value="7152" calcext:value-type="float">
            <text:p>7152</text:p>
          </table:table-cell>
          <table:table-cell table:formula="of:=[.B423]-[.B$2]" office:value-type="float" office:value="41.9956200122833" calcext:value-type="float">
            <text:p>41.9956200123</text:p>
          </table:table-cell>
          <table:table-cell table:formula="of:=[.D423]/([.E423]-[.E422])" office:value-type="float" office:value="67287.5447956879" calcext:value-type="float">
            <text:p>67287.5447956879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456077970.02731" calcext:value-type="float">
            <text:p>1456077970.02731</text:p>
          </table:table-cell>
          <table:table-cell office:value-type="float" office:value="1456077970.0282" calcext:value-type="float">
            <text:p>1456077970.0282</text:p>
          </table:table-cell>
          <table:table-cell office:value-type="float" office:value="7248" calcext:value-type="float">
            <text:p>7248</text:p>
          </table:table-cell>
          <table:table-cell table:formula="of:=[.B424]-[.B$2]" office:value-type="float" office:value="42.104199886322" calcext:value-type="float">
            <text:p>42.1041998863</text:p>
          </table:table-cell>
          <table:table-cell table:formula="of:=[.D424]/([.E424]-[.E423])" office:value-type="float" office:value="66752.702231142" calcext:value-type="float">
            <text:p>66752.702231142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456077970.13698" calcext:value-type="float">
            <text:p>1456077970.13698</text:p>
          </table:table-cell>
          <table:table-cell office:value-type="float" office:value="1456077970.13787" calcext:value-type="float">
            <text:p>1456077970.13787</text:p>
          </table:table-cell>
          <table:table-cell office:value-type="float" office:value="7344" calcext:value-type="float">
            <text:p>7344</text:p>
          </table:table-cell>
          <table:table-cell table:formula="of:=[.B425]-[.B$2]" office:value-type="float" office:value="42.2138700485229" calcext:value-type="float">
            <text:p>42.2138700485</text:p>
          </table:table-cell>
          <table:table-cell table:formula="of:=[.D425]/([.E425]-[.E424])" office:value-type="float" office:value="66964.4309137155" calcext:value-type="float">
            <text:p>66964.4309137155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456077970.24816" calcext:value-type="float">
            <text:p>1456077970.24816</text:p>
          </table:table-cell>
          <table:table-cell office:value-type="float" office:value="1456077970.24907" calcext:value-type="float">
            <text:p>1456077970.24907</text:p>
          </table:table-cell>
          <table:table-cell office:value-type="float" office:value="7432" calcext:value-type="float">
            <text:p>7432</text:p>
          </table:table-cell>
          <table:table-cell table:formula="of:=[.B426]-[.B$2]" office:value-type="float" office:value="42.3250498771668" calcext:value-type="float">
            <text:p>42.3250498772</text:p>
          </table:table-cell>
          <table:table-cell table:formula="of:=[.D426]/([.E426]-[.E425])" office:value-type="float" office:value="66846.6581632434" calcext:value-type="float">
            <text:p>66846.6581632434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456077970.36035" calcext:value-type="float">
            <text:p>1456077970.36035</text:p>
          </table:table-cell>
          <table:table-cell office:value-type="float" office:value="1456077970.36126" calcext:value-type="float">
            <text:p>1456077970.36126</text:p>
          </table:table-cell>
          <table:table-cell office:value-type="float" office:value="7512" calcext:value-type="float">
            <text:p>7512</text:p>
          </table:table-cell>
          <table:table-cell table:formula="of:=[.B427]-[.B$2]" office:value-type="float" office:value="42.4372398853302" calcext:value-type="float">
            <text:p>42.4372398853</text:p>
          </table:table-cell>
          <table:table-cell table:formula="of:=[.D427]/([.E427]-[.E426])" office:value-type="float" office:value="66957.8345074688" calcext:value-type="float">
            <text:p>66957.8345074688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456077970.47365" calcext:value-type="float">
            <text:p>1456077970.47365</text:p>
          </table:table-cell>
          <table:table-cell office:value-type="float" office:value="1456077970.47454" calcext:value-type="float">
            <text:p>1456077970.47454</text:p>
          </table:table-cell>
          <table:table-cell office:value-type="float" office:value="7584" calcext:value-type="float">
            <text:p>7584</text:p>
          </table:table-cell>
          <table:table-cell table:formula="of:=[.B428]-[.B$2]" office:value-type="float" office:value="42.550539970398" calcext:value-type="float">
            <text:p>42.5505399704</text:p>
          </table:table-cell>
          <table:table-cell table:formula="of:=[.D428]/([.E428]-[.E427])" office:value-type="float" office:value="66937.284252391" calcext:value-type="float">
            <text:p>66937.284252391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456077970.58839" calcext:value-type="float">
            <text:p>1456077970.58839</text:p>
          </table:table-cell>
          <table:table-cell office:value-type="float" office:value="1456077970.5893" calcext:value-type="float">
            <text:p>1456077970.5893</text:p>
          </table:table-cell>
          <table:table-cell office:value-type="float" office:value="7648" calcext:value-type="float">
            <text:p>7648</text:p>
          </table:table-cell>
          <table:table-cell table:formula="of:=[.B429]-[.B$2]" office:value-type="float" office:value="42.6652801036835" calcext:value-type="float">
            <text:p>42.6652801037</text:p>
          </table:table-cell>
          <table:table-cell table:formula="of:=[.D429]/([.E429]-[.E428])" office:value-type="float" office:value="66654.9687629219" calcext:value-type="float">
            <text:p>66654.9687629219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456077970.70389" calcext:value-type="float">
            <text:p>1456077970.70389</text:p>
          </table:table-cell>
          <table:table-cell office:value-type="float" office:value="1456077970.70478" calcext:value-type="float">
            <text:p>1456077970.70478</text:p>
          </table:table-cell>
          <table:table-cell office:value-type="float" office:value="7712" calcext:value-type="float">
            <text:p>7712</text:p>
          </table:table-cell>
          <table:table-cell table:formula="of:=[.B430]-[.B$2]" office:value-type="float" office:value="42.7807800769806" calcext:value-type="float">
            <text:p>42.780780077</text:p>
          </table:table-cell>
          <table:table-cell table:formula="of:=[.D430]/([.E430]-[.E429])" office:value-type="float" office:value="66770.5782075047" calcext:value-type="float">
            <text:p>66770.5782075047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456077970.81999" calcext:value-type="float">
            <text:p>1456077970.81999</text:p>
          </table:table-cell>
          <table:table-cell office:value-type="float" office:value="1456077970.8209" calcext:value-type="float">
            <text:p>1456077970.8209</text:p>
          </table:table-cell>
          <table:table-cell office:value-type="float" office:value="7760" calcext:value-type="float">
            <text:p>7760</text:p>
          </table:table-cell>
          <table:table-cell table:formula="of:=[.B431]-[.B$2]" office:value-type="float" office:value="42.8968799114227" calcext:value-type="float">
            <text:p>42.8968799114</text:p>
          </table:table-cell>
          <table:table-cell table:formula="of:=[.D431]/([.E431]-[.E430])" office:value-type="float" office:value="66839.0272672387" calcext:value-type="float">
            <text:p>66839.0272672387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456077970.93731" calcext:value-type="float">
            <text:p>1456077970.93731</text:p>
          </table:table-cell>
          <table:table-cell office:value-type="float" office:value="1456077970.93834" calcext:value-type="float">
            <text:p>1456077970.93834</text:p>
          </table:table-cell>
          <table:table-cell office:value-type="float" office:value="7808" calcext:value-type="float">
            <text:p>7808</text:p>
          </table:table-cell>
          <table:table-cell table:formula="of:=[.B432]-[.B$2]" office:value-type="float" office:value="43.0141999721527" calcext:value-type="float">
            <text:p>43.0141999722</text:p>
          </table:table-cell>
          <table:table-cell table:formula="of:=[.D432]/([.E432]-[.E431])" office:value-type="float" office:value="66552.982937595" calcext:value-type="float">
            <text:p>66552.982937595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456077971.05495" calcext:value-type="float">
            <text:p>1456077971.05495</text:p>
          </table:table-cell>
          <table:table-cell office:value-type="float" office:value="1456077971.05599" calcext:value-type="float">
            <text:p>1456077971.05599</text:p>
          </table:table-cell>
          <table:table-cell office:value-type="float" office:value="7840" calcext:value-type="float">
            <text:p>7840</text:p>
          </table:table-cell>
          <table:table-cell table:formula="of:=[.B433]-[.B$2]" office:value-type="float" office:value="43.1318399906158" calcext:value-type="float">
            <text:p>43.1318399906</text:p>
          </table:table-cell>
          <table:table-cell table:formula="of:=[.D433]/([.E433]-[.E432])" office:value-type="float" office:value="66643.9881804069" calcext:value-type="float">
            <text:p>66643.9881804069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456077971.1729" calcext:value-type="float">
            <text:p>1456077971.1729</text:p>
          </table:table-cell>
          <table:table-cell office:value-type="float" office:value="1456077971.17379" calcext:value-type="float">
            <text:p>1456077971.17379</text:p>
          </table:table-cell>
          <table:table-cell office:value-type="float" office:value="7864" calcext:value-type="float">
            <text:p>7864</text:p>
          </table:table-cell>
          <table:table-cell table:formula="of:=[.B434]-[.B$2]" office:value-type="float" office:value="43.2497899532318" calcext:value-type="float">
            <text:p>43.2497899532</text:p>
          </table:table-cell>
          <table:table-cell table:formula="of:=[.D434]/([.E434]-[.E433])" office:value-type="float" office:value="66672.3399108179" calcext:value-type="float">
            <text:p>66672.3399108179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456077971.2914" calcext:value-type="float">
            <text:p>1456077971.2914</text:p>
          </table:table-cell>
          <table:table-cell office:value-type="float" office:value="1456077971.29228" calcext:value-type="float">
            <text:p>1456077971.29228</text:p>
          </table:table-cell>
          <table:table-cell office:value-type="float" office:value="7880" calcext:value-type="float">
            <text:p>7880</text:p>
          </table:table-cell>
          <table:table-cell table:formula="of:=[.B435]-[.B$2]" office:value-type="float" office:value="43.3682899475098" calcext:value-type="float">
            <text:p>43.3682899475</text:p>
          </table:table-cell>
          <table:table-cell table:formula="of:=[.D435]/([.E435]-[.E434])" office:value-type="float" office:value="66497.8935063629" calcext:value-type="float">
            <text:p>66497.8935063629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456077971.41017" calcext:value-type="float">
            <text:p>1456077971.41017</text:p>
          </table:table-cell>
          <table:table-cell office:value-type="float" office:value="1456077971.41106" calcext:value-type="float">
            <text:p>1456077971.41106</text:p>
          </table:table-cell>
          <table:table-cell office:value-type="float" office:value="7888" calcext:value-type="float">
            <text:p>7888</text:p>
          </table:table-cell>
          <table:table-cell table:formula="of:=[.B436]-[.B$2]" office:value-type="float" office:value="43.4870600700378" calcext:value-type="float">
            <text:p>43.48706007</text:p>
          </table:table-cell>
          <table:table-cell table:formula="of:=[.D436]/([.E436]-[.E435])" office:value-type="float" office:value="66414.0091135744" calcext:value-type="float">
            <text:p>66414.0091135744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456077971.52909" calcext:value-type="float">
            <text:p>1456077971.52909</text:p>
          </table:table-cell>
          <table:table-cell office:value-type="float" office:value="1456077971.53015" calcext:value-type="float">
            <text:p>1456077971.53015</text:p>
          </table:table-cell>
          <table:table-cell office:value-type="float" office:value="7888" calcext:value-type="float">
            <text:p>7888</text:p>
          </table:table-cell>
          <table:table-cell table:formula="of:=[.B437]-[.B$2]" office:value-type="float" office:value="43.6059799194336" calcext:value-type="float">
            <text:p>43.6059799194</text:p>
          </table:table-cell>
          <table:table-cell table:formula="of:=[.D437]/([.E437]-[.E436])" office:value-type="float" office:value="66330.3900911413" calcext:value-type="float">
            <text:p>66330.3900911413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456077971.64817" calcext:value-type="float">
            <text:p>1456077971.64817</text:p>
          </table:table-cell>
          <table:table-cell office:value-type="float" office:value="1456077971.64915" calcext:value-type="float">
            <text:p>1456077971.64915</text:p>
          </table:table-cell>
          <table:table-cell office:value-type="float" office:value="7880" calcext:value-type="float">
            <text:p>7880</text:p>
          </table:table-cell>
          <table:table-cell table:formula="of:=[.B438]-[.B$2]" office:value-type="float" office:value="43.7250599861145" calcext:value-type="float">
            <text:p>43.7250599861</text:p>
          </table:table-cell>
          <table:table-cell table:formula="of:=[.D438]/([.E438]-[.E437])" office:value-type="float" office:value="66173.9636165603" calcext:value-type="float">
            <text:p>66173.9636165603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456077971.76696" calcext:value-type="float">
            <text:p>1456077971.76696</text:p>
          </table:table-cell>
          <table:table-cell office:value-type="float" office:value="1456077971.76798" calcext:value-type="float">
            <text:p>1456077971.76798</text:p>
          </table:table-cell>
          <table:table-cell office:value-type="float" office:value="7864" calcext:value-type="float">
            <text:p>7864</text:p>
          </table:table-cell>
          <table:table-cell table:formula="of:=[.B439]-[.B$2]" office:value-type="float" office:value="43.8438498973846" calcext:value-type="float">
            <text:p>43.8438498974</text:p>
          </table:table-cell>
          <table:table-cell table:formula="of:=[.D439]/([.E439]-[.E438])" office:value-type="float" office:value="66200.9081067194" calcext:value-type="float">
            <text:p>66200.9081067194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456077971.88512" calcext:value-type="float">
            <text:p>1456077971.88512</text:p>
          </table:table-cell>
          <table:table-cell office:value-type="float" office:value="1456077971.88617" calcext:value-type="float">
            <text:p>1456077971.88617</text:p>
          </table:table-cell>
          <table:table-cell office:value-type="float" office:value="7840" calcext:value-type="float">
            <text:p>7840</text:p>
          </table:table-cell>
          <table:table-cell table:formula="of:=[.B440]-[.B$2]" office:value-type="float" office:value="43.9620099067688" calcext:value-type="float">
            <text:p>43.9620099068</text:p>
          </table:table-cell>
          <table:table-cell table:formula="of:=[.D440]/([.E440]-[.E439])" office:value-type="float" office:value="66350.7056309637" calcext:value-type="float">
            <text:p>66350.7056309637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456077972.00355" calcext:value-type="float">
            <text:p>1456077972.00355</text:p>
          </table:table-cell>
          <table:table-cell office:value-type="float" office:value="1456077972.00448" calcext:value-type="float">
            <text:p>1456077972.00448</text:p>
          </table:table-cell>
          <table:table-cell office:value-type="float" office:value="7800" calcext:value-type="float">
            <text:p>7800</text:p>
          </table:table-cell>
          <table:table-cell table:formula="of:=[.B441]-[.B$2]" office:value-type="float" office:value="44.0804400444031" calcext:value-type="float">
            <text:p>44.0804400444</text:p>
          </table:table-cell>
          <table:table-cell table:formula="of:=[.D441]/([.E441]-[.E440])" office:value-type="float" office:value="65861.613908506" calcext:value-type="float">
            <text:p>65861.613908506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456077972.12088" calcext:value-type="float">
            <text:p>1456077972.12088</text:p>
          </table:table-cell>
          <table:table-cell office:value-type="float" office:value="1456077972.12176" calcext:value-type="float">
            <text:p>1456077972.12176</text:p>
          </table:table-cell>
          <table:table-cell office:value-type="float" office:value="7760" calcext:value-type="float">
            <text:p>7760</text:p>
          </table:table-cell>
          <table:table-cell table:formula="of:=[.B442]-[.B$2]" office:value-type="float" office:value="44.1977698802948" calcext:value-type="float">
            <text:p>44.1977698803</text:p>
          </table:table-cell>
          <table:table-cell table:formula="of:=[.D442]/([.E442]-[.E441])" office:value-type="float" office:value="66138.3350707251" calcext:value-type="float">
            <text:p>66138.3350707251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456077972.2381" calcext:value-type="float">
            <text:p>1456077972.2381</text:p>
          </table:table-cell>
          <table:table-cell office:value-type="float" office:value="1456077972.23898" calcext:value-type="float">
            <text:p>1456077972.23898</text:p>
          </table:table-cell>
          <table:table-cell office:value-type="float" office:value="7712" calcext:value-type="float">
            <text:p>7712</text:p>
          </table:table-cell>
          <table:table-cell table:formula="of:=[.B443]-[.B$2]" office:value-type="float" office:value="44.3149900436401" calcext:value-type="float">
            <text:p>44.3149900436</text:p>
          </table:table-cell>
          <table:table-cell table:formula="of:=[.D443]/([.E443]-[.E442])" office:value-type="float" office:value="65790.7290000956" calcext:value-type="float">
            <text:p>65790.7290000956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456077972.35448" calcext:value-type="float">
            <text:p>1456077972.35448</text:p>
          </table:table-cell>
          <table:table-cell office:value-type="float" office:value="1456077972.35538" calcext:value-type="float">
            <text:p>1456077972.35538</text:p>
          </table:table-cell>
          <table:table-cell office:value-type="float" office:value="7648" calcext:value-type="float">
            <text:p>7648</text:p>
          </table:table-cell>
          <table:table-cell table:formula="of:=[.B444]-[.B$2]" office:value-type="float" office:value="44.4313700199127" calcext:value-type="float">
            <text:p>44.4313700199</text:p>
          </table:table-cell>
          <table:table-cell table:formula="of:=[.D444]/([.E444]-[.E443])" office:value-type="float" office:value="65715.7721194838" calcext:value-type="float">
            <text:p>65715.7721194838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456077972.47013" calcext:value-type="float">
            <text:p>1456077972.47013</text:p>
          </table:table-cell>
          <table:table-cell office:value-type="float" office:value="1456077972.47114" calcext:value-type="float">
            <text:p>1456077972.47114</text:p>
          </table:table-cell>
          <table:table-cell office:value-type="float" office:value="7584" calcext:value-type="float">
            <text:p>7584</text:p>
          </table:table-cell>
          <table:table-cell table:formula="of:=[.B445]-[.B$2]" office:value-type="float" office:value="44.5470199584961" calcext:value-type="float">
            <text:p>44.5470199585</text:p>
          </table:table-cell>
          <table:table-cell table:formula="of:=[.D445]/([.E445]-[.E444])" office:value-type="float" office:value="65577.2073284117" calcext:value-type="float">
            <text:p>65577.2073284117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456077972.58433" calcext:value-type="float">
            <text:p>1456077972.58433</text:p>
          </table:table-cell>
          <table:table-cell office:value-type="float" office:value="1456077972.58523" calcext:value-type="float">
            <text:p>1456077972.58523</text:p>
          </table:table-cell>
          <table:table-cell office:value-type="float" office:value="7512" calcext:value-type="float">
            <text:p>7512</text:p>
          </table:table-cell>
          <table:table-cell table:formula="of:=[.B446]-[.B$2]" office:value-type="float" office:value="44.6612200737" calcext:value-type="float">
            <text:p>44.6612200737</text:p>
          </table:table-cell>
          <table:table-cell table:formula="of:=[.D446]/([.E446]-[.E445])" office:value-type="float" office:value="65779.268143385" calcext:value-type="float">
            <text:p>65779.268143385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456077972.69787" calcext:value-type="float">
            <text:p>1456077972.69787</text:p>
          </table:table-cell>
          <table:table-cell office:value-type="float" office:value="1456077972.69876" calcext:value-type="float">
            <text:p>1456077972.69876</text:p>
          </table:table-cell>
          <table:table-cell office:value-type="float" office:value="7432" calcext:value-type="float">
            <text:p>7432</text:p>
          </table:table-cell>
          <table:table-cell table:formula="of:=[.B447]-[.B$2]" office:value-type="float" office:value="44.7747600078583" calcext:value-type="float">
            <text:p>44.7747600079</text:p>
          </table:table-cell>
          <table:table-cell table:formula="of:=[.D447]/([.E447]-[.E446])" office:value-type="float" office:value="65457.145585768" calcext:value-type="float">
            <text:p>65457.145585768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456077972.81004" calcext:value-type="float">
            <text:p>1456077972.81004</text:p>
          </table:table-cell>
          <table:table-cell office:value-type="float" office:value="1456077972.81092" calcext:value-type="float">
            <text:p>1456077972.81092</text:p>
          </table:table-cell>
          <table:table-cell office:value-type="float" office:value="7344" calcext:value-type="float">
            <text:p>7344</text:p>
          </table:table-cell>
          <table:table-cell table:formula="of:=[.B448]-[.B$2]" office:value-type="float" office:value="44.8869299888611" calcext:value-type="float">
            <text:p>44.8869299889</text:p>
          </table:table-cell>
          <table:table-cell table:formula="of:=[.D448]/([.E448]-[.E447])" office:value-type="float" office:value="65472.0624390244" calcext:value-type="float">
            <text:p>65472.0624390244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456077972.92114" calcext:value-type="float">
            <text:p>1456077972.92114</text:p>
          </table:table-cell>
          <table:table-cell office:value-type="float" office:value="1456077972.92206" calcext:value-type="float">
            <text:p>1456077972.92206</text:p>
          </table:table-cell>
          <table:table-cell office:value-type="float" office:value="7248" calcext:value-type="float">
            <text:p>7248</text:p>
          </table:table-cell>
          <table:table-cell table:formula="of:=[.B449]-[.B$2]" office:value-type="float" office:value="44.9980299472809" calcext:value-type="float">
            <text:p>44.9980299473</text:p>
          </table:table-cell>
          <table:table-cell table:formula="of:=[.D449]/([.E449]-[.E448])" office:value-type="float" office:value="65238.5482685139" calcext:value-type="float">
            <text:p>65238.5482685139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456077973.03108" calcext:value-type="float">
            <text:p>1456077973.03108</text:p>
          </table:table-cell>
          <table:table-cell office:value-type="float" office:value="1456077973.03198" calcext:value-type="float">
            <text:p>1456077973.03198</text:p>
          </table:table-cell>
          <table:table-cell office:value-type="float" office:value="7152" calcext:value-type="float">
            <text:p>7152</text:p>
          </table:table-cell>
          <table:table-cell table:formula="of:=[.B450]-[.B$2]" office:value-type="float" office:value="45.1079699993134" calcext:value-type="float">
            <text:p>45.1079699993</text:p>
          </table:table-cell>
          <table:table-cell table:formula="of:=[.D450]/([.E450]-[.E449])" office:value-type="float" office:value="65053.6348471771" calcext:value-type="float">
            <text:p>65053.6348471771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456077973.13915" calcext:value-type="float">
            <text:p>1456077973.13915</text:p>
          </table:table-cell>
          <table:table-cell office:value-type="float" office:value="1456077973.14007" calcext:value-type="float">
            <text:p>1456077973.14007</text:p>
          </table:table-cell>
          <table:table-cell office:value-type="float" office:value="7048" calcext:value-type="float">
            <text:p>7048</text:p>
          </table:table-cell>
          <table:table-cell table:formula="of:=[.B451]-[.B$2]" office:value-type="float" office:value="45.2160398960114" calcext:value-type="float">
            <text:p>45.216039896</text:p>
          </table:table-cell>
          <table:table-cell table:formula="of:=[.D451]/([.E451]-[.E450])" office:value-type="float" office:value="65217.0513283239" calcext:value-type="float">
            <text:p>65217.0513283239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456077973.2463" calcext:value-type="float">
            <text:p>1456077973.2463</text:p>
          </table:table-cell>
          <table:table-cell office:value-type="float" office:value="1456077973.24719" calcext:value-type="float">
            <text:p>1456077973.24719</text:p>
          </table:table-cell>
          <table:table-cell office:value-type="float" office:value="6936" calcext:value-type="float">
            <text:p>6936</text:p>
          </table:table-cell>
          <table:table-cell table:formula="of:=[.B452]-[.B$2]" office:value-type="float" office:value="45.3231899738312" calcext:value-type="float">
            <text:p>45.3231899738</text:p>
          </table:table-cell>
          <table:table-cell table:formula="of:=[.D452]/([.E452]-[.E451])" office:value-type="float" office:value="64731.6375417204" calcext:value-type="float">
            <text:p>64731.6375417204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456077973.35155" calcext:value-type="float">
            <text:p>1456077973.35155</text:p>
          </table:table-cell>
          <table:table-cell office:value-type="float" office:value="1456077973.35242" calcext:value-type="float">
            <text:p>1456077973.35242</text:p>
          </table:table-cell>
          <table:table-cell office:value-type="float" office:value="6824" calcext:value-type="float">
            <text:p>6824</text:p>
          </table:table-cell>
          <table:table-cell table:formula="of:=[.B453]-[.B$2]" office:value-type="float" office:value="45.4284400939941" calcext:value-type="float">
            <text:p>45.428440094</text:p>
          </table:table-cell>
          <table:table-cell table:formula="of:=[.D453]/([.E453]-[.E452])" office:value-type="float" office:value="64836.0304903602" calcext:value-type="float">
            <text:p>64836.0304903602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456077973.45503" calcext:value-type="float">
            <text:p>1456077973.45503</text:p>
          </table:table-cell>
          <table:table-cell office:value-type="float" office:value="1456077973.45607" calcext:value-type="float">
            <text:p>1456077973.45607</text:p>
          </table:table-cell>
          <table:table-cell office:value-type="float" office:value="6704" calcext:value-type="float">
            <text:p>6704</text:p>
          </table:table-cell>
          <table:table-cell table:formula="of:=[.B454]-[.B$2]" office:value-type="float" office:value="45.5319199562073" calcext:value-type="float">
            <text:p>45.5319199562</text:p>
          </table:table-cell>
          <table:table-cell table:formula="of:=[.D454]/([.E454]-[.E453])" office:value-type="float" office:value="64785.5520544852" calcext:value-type="float">
            <text:p>64785.5520544852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456077973.55729" calcext:value-type="float">
            <text:p>1456077973.55729</text:p>
          </table:table-cell>
          <table:table-cell office:value-type="float" office:value="1456077973.55819" calcext:value-type="float">
            <text:p>1456077973.55819</text:p>
          </table:table-cell>
          <table:table-cell office:value-type="float" office:value="6584" calcext:value-type="float">
            <text:p>6584</text:p>
          </table:table-cell>
          <table:table-cell table:formula="of:=[.B455]-[.B$2]" office:value-type="float" office:value="45.6341800689697" calcext:value-type="float">
            <text:p>45.634180069</text:p>
          </table:table-cell>
          <table:table-cell table:formula="of:=[.D455]/([.E455]-[.E454])" office:value-type="float" office:value="64384.8302347812" calcext:value-type="float">
            <text:p>64384.8302347812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456077973.65735" calcext:value-type="float">
            <text:p>1456077973.65735</text:p>
          </table:table-cell>
          <table:table-cell office:value-type="float" office:value="1456077973.65826" calcext:value-type="float">
            <text:p>1456077973.65826</text:p>
          </table:table-cell>
          <table:table-cell office:value-type="float" office:value="6464" calcext:value-type="float">
            <text:p>6464</text:p>
          </table:table-cell>
          <table:table-cell table:formula="of:=[.B456]-[.B$2]" office:value-type="float" office:value="45.7342400550842" calcext:value-type="float">
            <text:p>45.7342400551</text:p>
          </table:table-cell>
          <table:table-cell table:formula="of:=[.D456]/([.E456]-[.E455])" office:value-type="float" office:value="64601.2482212723" calcext:value-type="float">
            <text:p>64601.2482212723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456077973.75591" calcext:value-type="float">
            <text:p>1456077973.75591</text:p>
          </table:table-cell>
          <table:table-cell office:value-type="float" office:value="1456077973.75686" calcext:value-type="float">
            <text:p>1456077973.75686</text:p>
          </table:table-cell>
          <table:table-cell office:value-type="float" office:value="6344" calcext:value-type="float">
            <text:p>6344</text:p>
          </table:table-cell>
          <table:table-cell table:formula="of:=[.B457]-[.B$2]" office:value-type="float" office:value="45.832799911499" calcext:value-type="float">
            <text:p>45.8327999115</text:p>
          </table:table-cell>
          <table:table-cell table:formula="of:=[.D457]/([.E457]-[.E456])" office:value-type="float" office:value="64366.9768886524" calcext:value-type="float">
            <text:p>64366.9768886524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456077973.8526" calcext:value-type="float">
            <text:p>1456077973.8526</text:p>
          </table:table-cell>
          <table:table-cell office:value-type="float" office:value="1456077973.85351" calcext:value-type="float">
            <text:p>1456077973.85351</text:p>
          </table:table-cell>
          <table:table-cell office:value-type="float" office:value="6216" calcext:value-type="float">
            <text:p>6216</text:p>
          </table:table-cell>
          <table:table-cell table:formula="of:=[.B458]-[.B$2]" office:value-type="float" office:value="45.9294900894165" calcext:value-type="float">
            <text:p>45.9294900894</text:p>
          </table:table-cell>
          <table:table-cell table:formula="of:=[.D458]/([.E458]-[.E457])" office:value-type="float" office:value="64287.8122047205" calcext:value-type="float">
            <text:p>64287.8122047205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456077973.9479" calcext:value-type="float">
            <text:p>1456077973.9479</text:p>
          </table:table-cell>
          <table:table-cell office:value-type="float" office:value="1456077973.94879" calcext:value-type="float">
            <text:p>1456077973.94879</text:p>
          </table:table-cell>
          <table:table-cell office:value-type="float" office:value="6088" calcext:value-type="float">
            <text:p>6088</text:p>
          </table:table-cell>
          <table:table-cell table:formula="of:=[.B459]-[.B$2]" office:value-type="float" office:value="46.0247900485993" calcext:value-type="float">
            <text:p>46.0247900486</text:p>
          </table:table-cell>
          <table:table-cell table:formula="of:=[.D459]/([.E459]-[.E458])" office:value-type="float" office:value="63882.5037514041" calcext:value-type="float">
            <text:p>63882.5037514041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456077974.04088" calcext:value-type="float">
            <text:p>1456077974.04088</text:p>
          </table:table-cell>
          <table:table-cell office:value-type="float" office:value="1456077974.04175" calcext:value-type="float">
            <text:p>1456077974.04175</text:p>
          </table:table-cell>
          <table:table-cell office:value-type="float" office:value="5968" calcext:value-type="float">
            <text:p>5968</text:p>
          </table:table-cell>
          <table:table-cell table:formula="of:=[.B460]-[.B$2]" office:value-type="float" office:value="46.1177699565887" calcext:value-type="float">
            <text:p>46.1177699566</text:p>
          </table:table-cell>
          <table:table-cell table:formula="of:=[.D460]/([.E460]-[.E459])" office:value-type="float" office:value="64185.9099352284" calcext:value-type="float">
            <text:p>64185.9099352284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456077974.13204" calcext:value-type="float">
            <text:p>1456077974.13204</text:p>
          </table:table-cell>
          <table:table-cell office:value-type="float" office:value="1456077974.13296" calcext:value-type="float">
            <text:p>1456077974.13296</text:p>
          </table:table-cell>
          <table:table-cell office:value-type="float" office:value="5840" calcext:value-type="float">
            <text:p>5840</text:p>
          </table:table-cell>
          <table:table-cell table:formula="of:=[.B461]-[.B$2]" office:value-type="float" office:value="46.208930015564" calcext:value-type="float">
            <text:p>46.2089300156</text:p>
          </table:table-cell>
          <table:table-cell table:formula="of:=[.D461]/([.E461]-[.E460])" office:value-type="float" office:value="64063.1441625932" calcext:value-type="float">
            <text:p>64063.1441625932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456077974.2217" calcext:value-type="float">
            <text:p>1456077974.2217</text:p>
          </table:table-cell>
          <table:table-cell office:value-type="float" office:value="1456077974.22274" calcext:value-type="float">
            <text:p>1456077974.22274</text:p>
          </table:table-cell>
          <table:table-cell office:value-type="float" office:value="5720" calcext:value-type="float">
            <text:p>5720</text:p>
          </table:table-cell>
          <table:table-cell table:formula="of:=[.B462]-[.B$2]" office:value-type="float" office:value="46.2985899448395" calcext:value-type="float">
            <text:p>46.2985899448</text:p>
          </table:table-cell>
          <table:table-cell table:formula="of:=[.D462]/([.E462]-[.E461])" office:value-type="float" office:value="63796.6151236103" calcext:value-type="float">
            <text:p>63796.6151236103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456077974.30953" calcext:value-type="float">
            <text:p>1456077974.30953</text:p>
          </table:table-cell>
          <table:table-cell office:value-type="float" office:value="1456077974.31042" calcext:value-type="float">
            <text:p>1456077974.31042</text:p>
          </table:table-cell>
          <table:table-cell office:value-type="float" office:value="5592" calcext:value-type="float">
            <text:p>5592</text:p>
          </table:table-cell>
          <table:table-cell table:formula="of:=[.B463]-[.B$2]" office:value-type="float" office:value="46.3864200115204" calcext:value-type="float">
            <text:p>46.3864200115</text:p>
          </table:table-cell>
          <table:table-cell table:formula="of:=[.D463]/([.E463]-[.E462])" office:value-type="float" office:value="63668.4020782549" calcext:value-type="float">
            <text:p>63668.4020782549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456077974.39552" calcext:value-type="float">
            <text:p>1456077974.39552</text:p>
          </table:table-cell>
          <table:table-cell office:value-type="float" office:value="1456077974.39656" calcext:value-type="float">
            <text:p>1456077974.39656</text:p>
          </table:table-cell>
          <table:table-cell office:value-type="float" office:value="5472" calcext:value-type="float">
            <text:p>5472</text:p>
          </table:table-cell>
          <table:table-cell table:formula="of:=[.B464]-[.B$2]" office:value-type="float" office:value="46.4724099636078" calcext:value-type="float">
            <text:p>46.4724099636</text:p>
          </table:table-cell>
          <table:table-cell table:formula="of:=[.D464]/([.E464]-[.E463])" office:value-type="float" office:value="63635.3418878304" calcext:value-type="float">
            <text:p>63635.3418878304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456077974.47996" calcext:value-type="float">
            <text:p>1456077974.47996</text:p>
          </table:table-cell>
          <table:table-cell office:value-type="float" office:value="1456077974.48086" calcext:value-type="float">
            <text:p>1456077974.48086</text:p>
          </table:table-cell>
          <table:table-cell office:value-type="float" office:value="5360" calcext:value-type="float">
            <text:p>5360</text:p>
          </table:table-cell>
          <table:table-cell table:formula="of:=[.B465]-[.B$2]" office:value-type="float" office:value="46.5568499565125" calcext:value-type="float">
            <text:p>46.5568499565</text:p>
          </table:table-cell>
          <table:table-cell table:formula="of:=[.D465]/([.E465]-[.E464])" office:value-type="float" office:value="63477.0304404419" calcext:value-type="float">
            <text:p>63477.0304404419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456077974.56271" calcext:value-type="float">
            <text:p>1456077974.56271</text:p>
          </table:table-cell>
          <table:table-cell office:value-type="float" office:value="1456077974.56361" calcext:value-type="float">
            <text:p>1456077974.56361</text:p>
          </table:table-cell>
          <table:table-cell office:value-type="float" office:value="5248" calcext:value-type="float">
            <text:p>5248</text:p>
          </table:table-cell>
          <table:table-cell table:formula="of:=[.B466]-[.B$2]" office:value-type="float" office:value="46.6396000385284" calcext:value-type="float">
            <text:p>46.6396000385</text:p>
          </table:table-cell>
          <table:table-cell table:formula="of:=[.D466]/([.E466]-[.E465])" office:value-type="float" office:value="63419.8767197093" calcext:value-type="float">
            <text:p>63419.8767197093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456077974.64421" calcext:value-type="float">
            <text:p>1456077974.64421</text:p>
          </table:table-cell>
          <table:table-cell office:value-type="float" office:value="1456077974.64533" calcext:value-type="float">
            <text:p>1456077974.64533</text:p>
          </table:table-cell>
          <table:table-cell office:value-type="float" office:value="5136" calcext:value-type="float">
            <text:p>5136</text:p>
          </table:table-cell>
          <table:table-cell table:formula="of:=[.B467]-[.B$2]" office:value-type="float" office:value="46.7211000919342" calcext:value-type="float">
            <text:p>46.7211000919</text:p>
          </table:table-cell>
          <table:table-cell table:formula="of:=[.D467]/([.E467]-[.E466])" office:value-type="float" office:value="63018.3636129606" calcext:value-type="float">
            <text:p>63018.363612960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456077974.72348" calcext:value-type="float">
            <text:p>1456077974.72348</text:p>
          </table:table-cell>
          <table:table-cell office:value-type="float" office:value="1456077974.72454" calcext:value-type="float">
            <text:p>1456077974.72454</text:p>
          </table:table-cell>
          <table:table-cell office:value-type="float" office:value="5032" calcext:value-type="float">
            <text:p>5032</text:p>
          </table:table-cell>
          <table:table-cell table:formula="of:=[.B468]-[.B$2]" office:value-type="float" office:value="46.800369977951" calcext:value-type="float">
            <text:p>46.800369978</text:p>
          </table:table-cell>
          <table:table-cell table:formula="of:=[.D468]/([.E468]-[.E467])" office:value-type="float" office:value="63479.3394168707" calcext:value-type="float">
            <text:p>63479.339416870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456077974.80155" calcext:value-type="float">
            <text:p>1456077974.80155</text:p>
          </table:table-cell>
          <table:table-cell office:value-type="float" office:value="1456077974.80243" calcext:value-type="float">
            <text:p>1456077974.80243</text:p>
          </table:table-cell>
          <table:table-cell office:value-type="float" office:value="4936" calcext:value-type="float">
            <text:p>4936</text:p>
          </table:table-cell>
          <table:table-cell table:formula="of:=[.B469]-[.B$2]" office:value-type="float" office:value="46.8784399032593" calcext:value-type="float">
            <text:p>46.8784399033</text:p>
          </table:table-cell>
          <table:table-cell table:formula="of:=[.D469]/([.E469]-[.E468])" office:value-type="float" office:value="63225.3711081726" calcext:value-type="float">
            <text:p>63225.3711081726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456077974.87822" calcext:value-type="float">
            <text:p>1456077974.87822</text:p>
          </table:table-cell>
          <table:table-cell office:value-type="float" office:value="1456077974.87912" calcext:value-type="float">
            <text:p>1456077974.87912</text:p>
          </table:table-cell>
          <table:table-cell office:value-type="float" office:value="4840" calcext:value-type="float">
            <text:p>4840</text:p>
          </table:table-cell>
          <table:table-cell table:formula="of:=[.B470]-[.B$2]" office:value-type="float" office:value="46.9551100730896" calcext:value-type="float">
            <text:p>46.9551100731</text:p>
          </table:table-cell>
          <table:table-cell table:formula="of:=[.D470]/([.E470]-[.E469])" office:value-type="float" office:value="63127.5502677422" calcext:value-type="float">
            <text:p>63127.5502677422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456077974.95327" calcext:value-type="float">
            <text:p>1456077974.95327</text:p>
          </table:table-cell>
          <table:table-cell office:value-type="float" office:value="1456077974.95416" calcext:value-type="float">
            <text:p>1456077974.95416</text:p>
          </table:table-cell>
          <table:table-cell office:value-type="float" office:value="4752" calcext:value-type="float">
            <text:p>4752</text:p>
          </table:table-cell>
          <table:table-cell table:formula="of:=[.B471]-[.B$2]" office:value-type="float" office:value="47.0301599502564" calcext:value-type="float">
            <text:p>47.0301599503</text:p>
          </table:table-cell>
          <table:table-cell table:formula="of:=[.D471]/([.E471]-[.E470])" office:value-type="float" office:value="63317.8917727189" calcext:value-type="float">
            <text:p>63317.8917727189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456077975.02787" calcext:value-type="float">
            <text:p>1456077975.02787</text:p>
          </table:table-cell>
          <table:table-cell office:value-type="float" office:value="1456077975.02876" calcext:value-type="float">
            <text:p>1456077975.02876</text:p>
          </table:table-cell>
          <table:table-cell office:value-type="float" office:value="4672" calcext:value-type="float">
            <text:p>4672</text:p>
          </table:table-cell>
          <table:table-cell table:formula="of:=[.B472]-[.B$2]" office:value-type="float" office:value="47.1047599315643" calcext:value-type="float">
            <text:p>47.1047599316</text:p>
          </table:table-cell>
          <table:table-cell table:formula="of:=[.D472]/([.E472]-[.E471])" office:value-type="float" office:value="62627.3615366177" calcext:value-type="float">
            <text:p>62627.3615366177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456077975.10161" calcext:value-type="float">
            <text:p>1456077975.10161</text:p>
          </table:table-cell>
          <table:table-cell office:value-type="float" office:value="1456077975.10251" calcext:value-type="float">
            <text:p>1456077975.10251</text:p>
          </table:table-cell>
          <table:table-cell office:value-type="float" office:value="4600" calcext:value-type="float">
            <text:p>4600</text:p>
          </table:table-cell>
          <table:table-cell table:formula="of:=[.B473]-[.B$2]" office:value-type="float" office:value="47.1784999370575" calcext:value-type="float">
            <text:p>47.1784999371</text:p>
          </table:table-cell>
          <table:table-cell table:formula="of:=[.D473]/([.E473]-[.E472])" office:value-type="float" office:value="62381.3351956752" calcext:value-type="float">
            <text:p>62381.3351956752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456077975.17247" calcext:value-type="float">
            <text:p>1456077975.17247</text:p>
          </table:table-cell>
          <table:table-cell office:value-type="float" office:value="1456077975.17335" calcext:value-type="float">
            <text:p>1456077975.17335</text:p>
          </table:table-cell>
          <table:table-cell office:value-type="float" office:value="4536" calcext:value-type="float">
            <text:p>4536</text:p>
          </table:table-cell>
          <table:table-cell table:formula="of:=[.B474]-[.B$2]" office:value-type="float" office:value="47.2493600845337" calcext:value-type="float">
            <text:p>47.2493600845</text:p>
          </table:table-cell>
          <table:table-cell table:formula="of:=[.D474]/([.E474]-[.E473])" office:value-type="float" office:value="64013.4146139585" calcext:value-type="float">
            <text:p>64013.4146139585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456077975.2434" calcext:value-type="float">
            <text:p>1456077975.2434</text:p>
          </table:table-cell>
          <table:table-cell office:value-type="float" office:value="1456077975.24436" calcext:value-type="float">
            <text:p>1456077975.24436</text:p>
          </table:table-cell>
          <table:table-cell office:value-type="float" office:value="4472" calcext:value-type="float">
            <text:p>4472</text:p>
          </table:table-cell>
          <table:table-cell table:formula="of:=[.B475]-[.B$2]" office:value-type="float" office:value="47.3202900886536" calcext:value-type="float">
            <text:p>47.3202900887</text:p>
          </table:table-cell>
          <table:table-cell table:formula="of:=[.D475]/([.E475]-[.E474])" office:value-type="float" office:value="63048.071905399" calcext:value-type="float">
            <text:p>63048.071905399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456077975.31349" calcext:value-type="float">
            <text:p>1456077975.31349</text:p>
          </table:table-cell>
          <table:table-cell office:value-type="float" office:value="1456077975.31452" calcext:value-type="float">
            <text:p>1456077975.31452</text:p>
          </table:table-cell>
          <table:table-cell office:value-type="float" office:value="4424" calcext:value-type="float">
            <text:p>4424</text:p>
          </table:table-cell>
          <table:table-cell table:formula="of:=[.B476]-[.B$2]" office:value-type="float" office:value="47.3903799057007" calcext:value-type="float">
            <text:p>47.3903799057</text:p>
          </table:table-cell>
          <table:table-cell table:formula="of:=[.D476]/([.E476]-[.E475])" office:value-type="float" office:value="63119.0119532754" calcext:value-type="float">
            <text:p>63119.0119532754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456077975.38289" calcext:value-type="float">
            <text:p>1456077975.38289</text:p>
          </table:table-cell>
          <table:table-cell office:value-type="float" office:value="1456077975.38389" calcext:value-type="float">
            <text:p>1456077975.38389</text:p>
          </table:table-cell>
          <table:table-cell office:value-type="float" office:value="4376" calcext:value-type="float">
            <text:p>4376</text:p>
          </table:table-cell>
          <table:table-cell table:formula="of:=[.B477]-[.B$2]" office:value-type="float" office:value="47.4597799777985" calcext:value-type="float">
            <text:p>47.4597799778</text:p>
          </table:table-cell>
          <table:table-cell table:formula="of:=[.D477]/([.E477]-[.E476])" office:value-type="float" office:value="63054.6895374203" calcext:value-type="float">
            <text:p>63054.6895374203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456077975.45151" calcext:value-type="float">
            <text:p>1456077975.45151</text:p>
          </table:table-cell>
          <table:table-cell office:value-type="float" office:value="1456077975.45241" calcext:value-type="float">
            <text:p>1456077975.45241</text:p>
          </table:table-cell>
          <table:table-cell office:value-type="float" office:value="4344" calcext:value-type="float">
            <text:p>4344</text:p>
          </table:table-cell>
          <table:table-cell table:formula="of:=[.B478]-[.B$2]" office:value-type="float" office:value="47.5283999443054" calcext:value-type="float">
            <text:p>47.5283999443</text:p>
          </table:table-cell>
          <table:table-cell table:formula="of:=[.D478]/([.E478]-[.E477])" office:value-type="float" office:value="63305.1897447301" calcext:value-type="float">
            <text:p>63305.1897447301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456077975.51968" calcext:value-type="float">
            <text:p>1456077975.51968</text:p>
          </table:table-cell>
          <table:table-cell office:value-type="float" office:value="1456077975.52056" calcext:value-type="float">
            <text:p>1456077975.52056</text:p>
          </table:table-cell>
          <table:table-cell office:value-type="float" office:value="4320" calcext:value-type="float">
            <text:p>4320</text:p>
          </table:table-cell>
          <table:table-cell table:formula="of:=[.B479]-[.B$2]" office:value-type="float" office:value="47.5965700149536" calcext:value-type="float">
            <text:p>47.596570015</text:p>
          </table:table-cell>
          <table:table-cell table:formula="of:=[.D479]/([.E479]-[.E478])" office:value-type="float" office:value="63370.9186292957" calcext:value-type="float">
            <text:p>63370.9186292957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456077975.60072" calcext:value-type="float">
            <text:p>1456077975.60072</text:p>
          </table:table-cell>
          <table:table-cell office:value-type="float" office:value="1456077975.6017" calcext:value-type="float">
            <text:p>1456077975.6017</text:p>
          </table:table-cell>
          <table:table-cell office:value-type="float" office:value="4304" calcext:value-type="float">
            <text:p>4304</text:p>
          </table:table-cell>
          <table:table-cell table:formula="of:=[.B480]-[.B$2]" office:value-type="float" office:value="47.6776099205017" calcext:value-type="float">
            <text:p>47.6776099205</text:p>
          </table:table-cell>
          <table:table-cell table:formula="of:=[.D480]/([.E480]-[.E479])" office:value-type="float" office:value="53109.6374174036" calcext:value-type="float">
            <text:p>53109.6374174036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456077975.7012" calcext:value-type="float">
            <text:p>1456077975.7012</text:p>
          </table:table-cell>
          <table:table-cell office:value-type="float" office:value="1456077975.70212" calcext:value-type="float">
            <text:p>1456077975.70212</text:p>
          </table:table-cell>
          <table:table-cell office:value-type="float" office:value="4296" calcext:value-type="float">
            <text:p>4296</text:p>
          </table:table-cell>
          <table:table-cell table:formula="of:=[.B481]-[.B$2]" office:value-type="float" office:value="47.7780900001526" calcext:value-type="float">
            <text:p>47.7780900002</text:p>
          </table:table-cell>
          <table:table-cell table:formula="of:=[.D481]/([.E481]-[.E480])" office:value-type="float" office:value="42754.7431782158" calcext:value-type="float">
            <text:p>42754.743178215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456077975.80115" calcext:value-type="float">
            <text:p>1456077975.80115</text:p>
          </table:table-cell>
          <table:table-cell office:value-type="float" office:value="1456077975.80204" calcext:value-type="float">
            <text:p>1456077975.80204</text:p>
          </table:table-cell>
          <table:table-cell office:value-type="float" office:value="4296" calcext:value-type="float">
            <text:p>4296</text:p>
          </table:table-cell>
          <table:table-cell table:formula="of:=[.B482]-[.B$2]" office:value-type="float" office:value="47.8780400753021" calcext:value-type="float">
            <text:p>47.8780400753</text:p>
          </table:table-cell>
          <table:table-cell table:formula="of:=[.D482]/([.E482]-[.E481])" office:value-type="float" office:value="42981.4584288478" calcext:value-type="float">
            <text:p>42981.4584288478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456077975.90126" calcext:value-type="float">
            <text:p>1456077975.90126</text:p>
          </table:table-cell>
          <table:table-cell office:value-type="float" office:value="1456077975.90216" calcext:value-type="float">
            <text:p>1456077975.90216</text:p>
          </table:table-cell>
          <table:table-cell office:value-type="float" office:value="4304" calcext:value-type="float">
            <text:p>4304</text:p>
          </table:table-cell>
          <table:table-cell table:formula="of:=[.B483]-[.B$2]" office:value-type="float" office:value="47.9781498908997" calcext:value-type="float">
            <text:p>47.9781498909</text:p>
          </table:table-cell>
          <table:table-cell table:formula="of:=[.D483]/([.E483]-[.E482])" office:value-type="float" office:value="42992.7872138245" calcext:value-type="float">
            <text:p>42992.7872138245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456077976.00146" calcext:value-type="float">
            <text:p>1456077976.00146</text:p>
          </table:table-cell>
          <table:table-cell office:value-type="float" office:value="1456077976.00235" calcext:value-type="float">
            <text:p>1456077976.00235</text:p>
          </table:table-cell>
          <table:table-cell office:value-type="float" office:value="4320" calcext:value-type="float">
            <text:p>4320</text:p>
          </table:table-cell>
          <table:table-cell table:formula="of:=[.B484]-[.B$2]" office:value-type="float" office:value="48.0783500671387" calcext:value-type="float">
            <text:p>48.0783500671</text:p>
          </table:table-cell>
          <table:table-cell table:formula="of:=[.D484]/([.E484]-[.E483])" office:value-type="float" office:value="43113.6966235991" calcext:value-type="float">
            <text:p>43113.6966235991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456077976.10168" calcext:value-type="float">
            <text:p>1456077976.10168</text:p>
          </table:table-cell>
          <table:table-cell office:value-type="float" office:value="1456077976.10273" calcext:value-type="float">
            <text:p>1456077976.10273</text:p>
          </table:table-cell>
          <table:table-cell office:value-type="float" office:value="4344" calcext:value-type="float">
            <text:p>4344</text:p>
          </table:table-cell>
          <table:table-cell table:formula="of:=[.B485]-[.B$2]" office:value-type="float" office:value="48.1785700321198" calcext:value-type="float">
            <text:p>48.1785700321</text:p>
          </table:table-cell>
          <table:table-cell table:formula="of:=[.D485]/([.E485]-[.E484])" office:value-type="float" office:value="43344.6569335773" calcext:value-type="float">
            <text:p>43344.6569335773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456077976.20062" calcext:value-type="float">
            <text:p>1456077976.20062</text:p>
          </table:table-cell>
          <table:table-cell office:value-type="float" office:value="1456077976.20151" calcext:value-type="float">
            <text:p>1456077976.20151</text:p>
          </table:table-cell>
          <table:table-cell office:value-type="float" office:value="4384" calcext:value-type="float">
            <text:p>4384</text:p>
          </table:table-cell>
          <table:table-cell table:formula="of:=[.B486]-[.B$2]" office:value-type="float" office:value="48.2775099277496" calcext:value-type="float">
            <text:p>48.2775099277</text:p>
          </table:table-cell>
          <table:table-cell table:formula="of:=[.D486]/([.E486]-[.E485])" office:value-type="float" office:value="44309.7293775182" calcext:value-type="float">
            <text:p>44309.7293775182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456077976.30071" calcext:value-type="float">
            <text:p>1456077976.30071</text:p>
          </table:table-cell>
          <table:table-cell office:value-type="float" office:value="1456077976.30162" calcext:value-type="float">
            <text:p>1456077976.30162</text:p>
          </table:table-cell>
          <table:table-cell office:value-type="float" office:value="4424" calcext:value-type="float">
            <text:p>4424</text:p>
          </table:table-cell>
          <table:table-cell table:formula="of:=[.B487]-[.B$2]" office:value-type="float" office:value="48.3775999546051" calcext:value-type="float">
            <text:p>48.3775999546</text:p>
          </table:table-cell>
          <table:table-cell table:formula="of:=[.D487]/([.E487]-[.E486])" office:value-type="float" office:value="44200.2079426786" calcext:value-type="float">
            <text:p>44200.2079426786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456077976.40098" calcext:value-type="float">
            <text:p>1456077976.40098</text:p>
          </table:table-cell>
          <table:table-cell office:value-type="float" office:value="1456077976.4019" calcext:value-type="float">
            <text:p>1456077976.4019</text:p>
          </table:table-cell>
          <table:table-cell office:value-type="float" office:value="4472" calcext:value-type="float">
            <text:p>4472</text:p>
          </table:table-cell>
          <table:table-cell table:formula="of:=[.B488]-[.B$2]" office:value-type="float" office:value="48.4778699874878" calcext:value-type="float">
            <text:p>48.4778699875</text:p>
          </table:table-cell>
          <table:table-cell table:formula="of:=[.D488]/([.E488]-[.E487])" office:value-type="float" office:value="44599.5665048994" calcext:value-type="float">
            <text:p>44599.5665048994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456077976.501" calcext:value-type="float">
            <text:p>1456077976.501</text:p>
          </table:table-cell>
          <table:table-cell office:value-type="float" office:value="1456077976.50189" calcext:value-type="float">
            <text:p>1456077976.50189</text:p>
          </table:table-cell>
          <table:table-cell office:value-type="float" office:value="4536" calcext:value-type="float">
            <text:p>4536</text:p>
          </table:table-cell>
          <table:table-cell table:formula="of:=[.B489]-[.B$2]" office:value-type="float" office:value="48.577889919281" calcext:value-type="float">
            <text:p>48.5778899193</text:p>
          </table:table-cell>
          <table:table-cell table:formula="of:=[.D489]/([.E489]-[.E488])" office:value-type="float" office:value="45350.9607402852" calcext:value-type="float">
            <text:p>45350.9607402852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456077976.60121" calcext:value-type="float">
            <text:p>1456077976.60121</text:p>
          </table:table-cell>
          <table:table-cell office:value-type="float" office:value="1456077976.60211" calcext:value-type="float">
            <text:p>1456077976.60211</text:p>
          </table:table-cell>
          <table:table-cell office:value-type="float" office:value="4600" calcext:value-type="float">
            <text:p>4600</text:p>
          </table:table-cell>
          <table:table-cell table:formula="of:=[.B490]-[.B$2]" office:value-type="float" office:value="48.6781001091003" calcext:value-type="float">
            <text:p>48.6781001091</text:p>
          </table:table-cell>
          <table:table-cell table:formula="of:=[.D490]/([.E490]-[.E489])" office:value-type="float" office:value="45903.5154837359" calcext:value-type="float">
            <text:p>45903.5154837359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456077976.70133" calcext:value-type="float">
            <text:p>1456077976.70133</text:p>
          </table:table-cell>
          <table:table-cell office:value-type="float" office:value="1456077976.70226" calcext:value-type="float">
            <text:p>1456077976.70226</text:p>
          </table:table-cell>
          <table:table-cell office:value-type="float" office:value="4672" calcext:value-type="float">
            <text:p>4672</text:p>
          </table:table-cell>
          <table:table-cell table:formula="of:=[.B491]-[.B$2]" office:value-type="float" office:value="48.7782199382782" calcext:value-type="float">
            <text:p>48.7782199383</text:p>
          </table:table-cell>
          <table:table-cell table:formula="of:=[.D491]/([.E491]-[.E490])" office:value-type="float" office:value="46664.0828132107" calcext:value-type="float">
            <text:p>46664.0828132107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456077976.80139" calcext:value-type="float">
            <text:p>1456077976.80139</text:p>
          </table:table-cell>
          <table:table-cell office:value-type="float" office:value="1456077976.8023" calcext:value-type="float">
            <text:p>1456077976.8023</text:p>
          </table:table-cell>
          <table:table-cell office:value-type="float" office:value="4752" calcext:value-type="float">
            <text:p>4752</text:p>
          </table:table-cell>
          <table:table-cell table:formula="of:=[.B492]-[.B$2]" office:value-type="float" office:value="48.8782799243927" calcext:value-type="float">
            <text:p>48.8782799244</text:p>
          </table:table-cell>
          <table:table-cell table:formula="of:=[.D492]/([.E492]-[.E491])" office:value-type="float" office:value="47491.5116874205" calcext:value-type="float">
            <text:p>47491.511687420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456077976.90142" calcext:value-type="float">
            <text:p>1456077976.90142</text:p>
          </table:table-cell>
          <table:table-cell office:value-type="float" office:value="1456077976.90232" calcext:value-type="float">
            <text:p>1456077976.90232</text:p>
          </table:table-cell>
          <table:table-cell office:value-type="float" office:value="4840" calcext:value-type="float">
            <text:p>4840</text:p>
          </table:table-cell>
          <table:table-cell table:formula="of:=[.B493]-[.B$2]" office:value-type="float" office:value="48.9783101081848" calcext:value-type="float">
            <text:p>48.9783101082</text:p>
          </table:table-cell>
          <table:table-cell table:formula="of:=[.D493]/([.E493]-[.E492])" office:value-type="float" office:value="48385.3954528229" calcext:value-type="float">
            <text:p>48385.3954528229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456077977.00165" calcext:value-type="float">
            <text:p>1456077977.00165</text:p>
          </table:table-cell>
          <table:table-cell office:value-type="float" office:value="1456077977.00258" calcext:value-type="float">
            <text:p>1456077977.00258</text:p>
          </table:table-cell>
          <table:table-cell office:value-type="float" office:value="4936" calcext:value-type="float">
            <text:p>4936</text:p>
          </table:table-cell>
          <table:table-cell table:formula="of:=[.B494]-[.B$2]" office:value-type="float" office:value="49.0785400867462" calcext:value-type="float">
            <text:p>49.0785400867</text:p>
          </table:table-cell>
          <table:table-cell table:formula="of:=[.D494]/([.E494]-[.E493])" office:value-type="float" office:value="49246.7430487993" calcext:value-type="float">
            <text:p>49246.743048799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456077977.10192" calcext:value-type="float">
            <text:p>1456077977.10192</text:p>
          </table:table-cell>
          <table:table-cell office:value-type="float" office:value="1456077977.10283" calcext:value-type="float">
            <text:p>1456077977.10283</text:p>
          </table:table-cell>
          <table:table-cell office:value-type="float" office:value="5032" calcext:value-type="float">
            <text:p>5032</text:p>
          </table:table-cell>
          <table:table-cell table:formula="of:=[.B495]-[.B$2]" office:value-type="float" office:value="49.1788098812103" calcext:value-type="float">
            <text:p>49.1788098812</text:p>
          </table:table-cell>
          <table:table-cell table:formula="of:=[.D495]/([.E495]-[.E494])" office:value-type="float" office:value="50184.6047146437" calcext:value-type="float">
            <text:p>50184.6047146437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456077977.20095" calcext:value-type="float">
            <text:p>1456077977.20095</text:p>
          </table:table-cell>
          <table:table-cell office:value-type="float" office:value="1456077977.20184" calcext:value-type="float">
            <text:p>1456077977.20184</text:p>
          </table:table-cell>
          <table:table-cell office:value-type="float" office:value="5136" calcext:value-type="float">
            <text:p>5136</text:p>
          </table:table-cell>
          <table:table-cell table:formula="of:=[.B496]-[.B$2]" office:value-type="float" office:value="49.2778398990631" calcext:value-type="float">
            <text:p>49.2778398991</text:p>
          </table:table-cell>
          <table:table-cell table:formula="of:=[.D496]/([.E496]-[.E495])" office:value-type="float" office:value="51863.0624467332" calcext:value-type="float">
            <text:p>51863.0624467332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456077977.30126" calcext:value-type="float">
            <text:p>1456077977.30126</text:p>
          </table:table-cell>
          <table:table-cell office:value-type="float" office:value="1456077977.30215" calcext:value-type="float">
            <text:p>1456077977.30215</text:p>
          </table:table-cell>
          <table:table-cell office:value-type="float" office:value="5248" calcext:value-type="float">
            <text:p>5248</text:p>
          </table:table-cell>
          <table:table-cell table:formula="of:=[.B497]-[.B$2]" office:value-type="float" office:value="49.3781499862671" calcext:value-type="float">
            <text:p>49.3781499863</text:p>
          </table:table-cell>
          <table:table-cell table:formula="of:=[.D497]/([.E497]-[.E496])" office:value-type="float" office:value="52317.7692920179" calcext:value-type="float">
            <text:p>52317.7692920179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456077977.40149" calcext:value-type="float">
            <text:p>1456077977.40149</text:p>
          </table:table-cell>
          <table:table-cell office:value-type="float" office:value="1456077977.40238" calcext:value-type="float">
            <text:p>1456077977.40238</text:p>
          </table:table-cell>
          <table:table-cell office:value-type="float" office:value="5360" calcext:value-type="float">
            <text:p>5360</text:p>
          </table:table-cell>
          <table:table-cell table:formula="of:=[.B498]-[.B$2]" office:value-type="float" office:value="49.4783799648285" calcext:value-type="float">
            <text:p>49.4783799648</text:p>
          </table:table-cell>
          <table:table-cell table:formula="of:=[.D498]/([.E498]-[.E497])" office:value-type="float" office:value="53477.0143317594" calcext:value-type="float">
            <text:p>53477.0143317594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456077977.50167" calcext:value-type="float">
            <text:p>1456077977.50167</text:p>
          </table:table-cell>
          <table:table-cell office:value-type="float" office:value="1456077977.50257" calcext:value-type="float">
            <text:p>1456077977.50257</text:p>
          </table:table-cell>
          <table:table-cell office:value-type="float" office:value="5480" calcext:value-type="float">
            <text:p>5480</text:p>
          </table:table-cell>
          <table:table-cell table:formula="of:=[.B499]-[.B$2]" office:value-type="float" office:value="49.5785598754883" calcext:value-type="float">
            <text:p>49.5785598755</text:p>
          </table:table-cell>
          <table:table-cell table:formula="of:=[.D499]/([.E499]-[.E498])" office:value-type="float" office:value="54701.5860156836" calcext:value-type="float">
            <text:p>54701.5860156836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456077977.60051" calcext:value-type="float">
            <text:p>1456077977.60051</text:p>
          </table:table-cell>
          <table:table-cell office:value-type="float" office:value="1456077977.6014" calcext:value-type="float">
            <text:p>1456077977.6014</text:p>
          </table:table-cell>
          <table:table-cell office:value-type="float" office:value="5600" calcext:value-type="float">
            <text:p>5600</text:p>
          </table:table-cell>
          <table:table-cell table:formula="of:=[.B500]-[.B$2]" office:value-type="float" office:value="49.6773998737335" calcext:value-type="float">
            <text:p>49.6773998737</text:p>
          </table:table-cell>
          <table:table-cell table:formula="of:=[.D500]/([.E500]-[.E499])" office:value-type="float" office:value="56657.2248019008" calcext:value-type="float">
            <text:p>56657.2248019008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456077977.70447" calcext:value-type="float">
            <text:p>1456077977.70447</text:p>
          </table:table-cell>
          <table:table-cell office:value-type="float" office:value="1456077977.70538" calcext:value-type="float">
            <text:p>1456077977.70538</text:p>
          </table:table-cell>
          <table:table-cell office:value-type="float" office:value="5720" calcext:value-type="float">
            <text:p>5720</text:p>
          </table:table-cell>
          <table:table-cell table:formula="of:=[.B501]-[.B$2]" office:value-type="float" office:value="49.781359910965" calcext:value-type="float">
            <text:p>49.781359911</text:p>
          </table:table-cell>
          <table:table-cell table:formula="of:=[.D501]/([.E501]-[.E500])" office:value-type="float" office:value="55021.1422805247" calcext:value-type="float">
            <text:p>55021.14228052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1">00/00/0000</text:date>, <text:time style:data-style-name="N2" text:time-value="13:00:50.3038050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21T15:38:57.180213995</dc:date>
    <meta:editing-duration>PT2H41M51S</meta:editing-duration>
    <meta:editing-cycles>3</meta:editing-cycles>
    <meta:generator>LibreOffice/4.4.6.3$Linux_X86_64 LibreOffice_project/40m0$Build-3</meta:generator>
    <meta:document-statistic meta:table-count="1" meta:cell-count="300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34.727cm" svg:height="20.534cm" xlink:href=".." xlink:type="simple" chart:class="chart:scatter" chart:style-name="ch1">
        <chart:plot-area chart:style-name="ch2" table:cell-range-address="'receiver.sub.sub.network'.E2:'receiver.sub.sub.network'.F501" svg:x="0.694cm" svg:y="0.41cm" svg:width="33.339cm" svg:height="19.714cm">
          <chartooo:coordinate-region svg:x="1.871cm" svg:y="0.609cm" svg:width="31.975cm" svg:height="18.868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receiver.sub.sub.network'.F2:'receiver.sub.sub.network'.F501" chart:class="chart:scatter">
            <chart:domain table:cell-range-address="'receiver.sub.sub.network'.E2:'receiver.sub.sub.network'.E501"/>
            <chart:data-point chart:repeated="50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receiver.sub.sub.network'.E2:'receiver.sub.sub.network'.E501</svg:desc>
                </draw:g>
              </table:table-cell>
              <table:table-cell office:value-type="float" office:value="0">
                <text:p>0</text:p>
                <draw:g>
                  <svg:desc>'receiver.sub.sub.network'.F2:'receiver.sub.sub.network'.F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69598770141602">
                <text:p>0.0469598770141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16870069503784">
                <text:p>0.216870069503784</text:p>
              </table:table-cell>
              <table:table-cell office:value-type="float" office:value="39456.1379854207">
                <text:p>39456.13798542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18919897079468">
                <text:p>0.318919897079468</text:p>
              </table:table-cell>
              <table:table-cell office:value-type="float" office:value="64517.5024437654">
                <text:p>64517.50244376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28149938583374">
                <text:p>0.428149938583374</text:p>
              </table:table-cell>
              <table:table-cell office:value-type="float" office:value="59177.8590486834">
                <text:p>59177.85904868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33859968185425">
                <text:p>0.533859968185425</text:p>
              </table:table-cell>
              <table:table-cell office:value-type="float" office:value="60013.2269746042">
                <text:p>60013.22697460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91150093078613">
                <text:p>0.791150093078613</text:p>
              </table:table-cell>
              <table:table-cell office:value-type="float" office:value="24159.4969981087">
                <text:p>24159.49699810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86329889297485">
                <text:p>0.886329889297485</text:p>
              </table:table-cell>
              <table:table-cell office:value-type="float" office:value="63963.154386255">
                <text:p>63963.1543862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0858998298645">
                <text:p>1.00858998298645</text:p>
              </table:table-cell>
              <table:table-cell office:value-type="float" office:value="48813.9655379527">
                <text:p>48813.96553795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9992003440857">
                <text:p>1.09992003440857</text:p>
              </table:table-cell>
              <table:table-cell office:value-type="float" office:value="63943.9035570894">
                <text:p>63943.90355708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8955993652344">
                <text:p>1.18955993652344</text:p>
              </table:table-cell>
              <table:table-cell office:value-type="float" office:value="63810.8684307817">
                <text:p>63810.86843078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7897000312805">
                <text:p>1.27897000312805</text:p>
              </table:table-cell>
              <table:table-cell office:value-type="float" office:value="62543.2930805065">
                <text:p>62543.29308050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6398005485535">
                <text:p>1.36398005485535</text:p>
              </table:table-cell>
              <table:table-cell office:value-type="float" office:value="64368.8586092585">
                <text:p>64368.85860925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44806003570557">
                <text:p>1.44806003570557</text:p>
              </table:table-cell>
              <table:table-cell office:value-type="float" office:value="63748.8251757373">
                <text:p>63748.82517573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3087997436523">
                <text:p>1.53087997436523</text:p>
              </table:table-cell>
              <table:table-cell office:value-type="float" office:value="63366.3835657451">
                <text:p>63366.38356574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61207008361816">
                <text:p>1.61207008361816</text:p>
              </table:table-cell>
              <table:table-cell office:value-type="float" office:value="63258.9369229685">
                <text:p>63258.93692296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9190001487732">
                <text:p>1.69190001487732</text:p>
              </table:table-cell>
              <table:table-cell office:value-type="float" office:value="63034.0014156395">
                <text:p>63034.00141563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6944994926453">
                <text:p>1.76944994926453</text:p>
              </table:table-cell>
              <table:table-cell office:value-type="float" office:value="63649.3123947022">
                <text:p>63649.31239470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4621000289917">
                <text:p>1.84621000289917</text:p>
              </table:table-cell>
              <table:table-cell office:value-type="float" office:value="63053.629730863">
                <text:p>63053.6297308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2147994041443">
                <text:p>1.92147994041443</text:p>
              </table:table-cell>
              <table:table-cell office:value-type="float" office:value="63132.774609208">
                <text:p>63132.7746092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99559998512268">
                <text:p>1.99559998512268</text:p>
              </table:table-cell>
              <table:table-cell office:value-type="float" office:value="63032.8815692128">
                <text:p>63032.88156921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06849002838135">
                <text:p>2.06849002838135</text:p>
              </table:table-cell>
              <table:table-cell office:value-type="float" office:value="63108.7566195543">
                <text:p>63108.75661955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14038991928101">
                <text:p>2.14038991928101</text:p>
              </table:table-cell>
              <table:table-cell office:value-type="float" office:value="63087.7174254734">
                <text:p>63087.71742547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21145987510681">
                <text:p>2.21145987510681</text:p>
              </table:table-cell>
              <table:table-cell office:value-type="float" office:value="62923.9169778154">
                <text:p>62923.91697781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28139996528625">
                <text:p>2.28139996528625</text:p>
              </table:table-cell>
              <table:table-cell office:value-type="float" office:value="63254.1363422533">
                <text:p>63254.13634225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3780300617218">
                <text:p>2.3780300617218</text:p>
              </table:table-cell>
              <table:table-cell office:value-type="float" office:value="45286.0978247997">
                <text:p>45286.09782479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47802996635437">
                <text:p>2.47802996635437</text:p>
              </table:table-cell>
              <table:table-cell office:value-type="float" office:value="43440.0414276518">
                <text:p>43440.04142765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57820987701416">
                <text:p>2.57820987701416</text:p>
              </table:table-cell>
              <table:table-cell office:value-type="float" office:value="43122.4181729476">
                <text:p>43122.41817294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67843008041382">
                <text:p>2.67843008041382</text:p>
              </table:table-cell>
              <table:table-cell office:value-type="float" office:value="42945.4326972028">
                <text:p>42945.43269720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77757000923157">
                <text:p>2.77757000923157</text:p>
              </table:table-cell>
              <table:table-cell office:value-type="float" office:value="43332.6919963542">
                <text:p>43332.69199635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87757992744446">
                <text:p>2.87757992744446</text:p>
              </table:table-cell>
              <table:table-cell office:value-type="float" office:value="42955.7395583019">
                <text:p>42955.73955830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97796988487244">
                <text:p>2.97796988487244</text:p>
              </table:table-cell>
              <table:table-cell office:value-type="float" office:value="42872.8142761467">
                <text:p>42872.81427614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07819008827209">
                <text:p>3.07819008827209</text:p>
              </table:table-cell>
              <table:table-cell office:value-type="float" office:value="43105.0811458913">
                <text:p>43105.08114589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17822003364563">
                <text:p>3.17822003364563</text:p>
              </table:table-cell>
              <table:table-cell office:value-type="float" office:value="43426.9956239453">
                <text:p>43426.99562394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27852010726929">
                <text:p>3.27852010726929</text:p>
              </table:table-cell>
              <table:table-cell office:value-type="float" office:value="43708.8412960643">
                <text:p>43708.84129606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37749004364014">
                <text:p>3.37749004364014</text:p>
              </table:table-cell>
              <table:table-cell office:value-type="float" office:value="44700.4430054684">
                <text:p>44700.44300546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47764992713928">
                <text:p>3.47764992713928</text:p>
              </table:table-cell>
              <table:table-cell office:value-type="float" office:value="44648.6142332439">
                <text:p>44648.61423324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57774996757507">
                <text:p>3.57774996757507</text:p>
              </table:table-cell>
              <table:table-cell office:value-type="float" office:value="45314.6670096463">
                <text:p>45314.66700964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67786002159119">
                <text:p>3.67786002159119</text:p>
              </table:table-cell>
              <table:table-cell office:value-type="float" office:value="45949.4308060168">
                <text:p>45949.43080601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77803993225098">
                <text:p>3.77803993225098</text:p>
              </table:table-cell>
              <table:table-cell office:value-type="float" office:value="46636.0966907434">
                <text:p>46636.09669074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87823009490967">
                <text:p>3.87823009490967</text:p>
              </table:table-cell>
              <table:table-cell office:value-type="float" office:value="47429.8062194809">
                <text:p>47429.80621948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97844004631042">
                <text:p>3.97844004631042</text:p>
              </table:table-cell>
              <table:table-cell office:value-type="float" office:value="48298.5964202698">
                <text:p>48298.59642026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07752990722656">
                <text:p>4.07752990722656</text:p>
              </table:table-cell>
              <table:table-cell office:value-type="float" office:value="49813.3709580788">
                <text:p>49813.37095807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17771005630493">
                <text:p>4.17771005630493</text:p>
              </table:table-cell>
              <table:table-cell office:value-type="float" office:value="50229.511997068">
                <text:p>50229.5119970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27789998054504">
                <text:p>4.27789998054504</text:p>
              </table:table-cell>
              <table:table-cell office:value-type="float" office:value="51262.6398208587">
                <text:p>51262.63982085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37809991836548">
                <text:p>4.37809991836548</text:p>
              </table:table-cell>
              <table:table-cell office:value-type="float" office:value="52375.2820027173">
                <text:p>52375.28200271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47844004631043">
                <text:p>4.47844004631043</text:p>
              </table:table-cell>
              <table:table-cell office:value-type="float" office:value="53418.3094020059">
                <text:p>53418.30940200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57843995094299">
                <text:p>4.57843995094299</text:p>
              </table:table-cell>
              <table:table-cell office:value-type="float" office:value="54800.0522614024">
                <text:p>54800.05226140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67769002914429">
                <text:p>4.67769002914429</text:p>
              </table:table-cell>
              <table:table-cell office:value-type="float" office:value="56423.1293464814">
                <text:p>56423.12934648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77782011032105">
                <text:p>4.77782011032105</text:p>
              </table:table-cell>
              <table:table-cell office:value-type="float" office:value="57125.6902299179">
                <text:p>57125.69022991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87809991836548">
                <text:p>4.87809991836548</text:p>
              </table:table-cell>
              <table:table-cell office:value-type="float" office:value="58237.0480547023">
                <text:p>58237.04805470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97807002067566">
                <text:p>4.97807002067566</text:p>
              </table:table-cell>
              <table:table-cell office:value-type="float" office:value="59697.8482775068">
                <text:p>59697.848277506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07809996604919">
                <text:p>5.07809996604919</text:p>
              </table:table-cell>
              <table:table-cell office:value-type="float" office:value="60941.7507650945">
                <text:p>60941.75076509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17816996574402">
                <text:p>5.17816996574402</text:p>
              </table:table-cell>
              <table:table-cell office:value-type="float" office:value="62116.518626526">
                <text:p>62116.5186265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2783100605011">
                <text:p>5.2783100605011</text:p>
              </table:table-cell>
              <table:table-cell office:value-type="float" office:value="63351.2482226952">
                <text:p>63351.248222695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37850999832153">
                <text:p>5.37850999832153</text:p>
              </table:table-cell>
              <table:table-cell office:value-type="float" office:value="64590.8584454242">
                <text:p>64590.85844542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4776599407196">
                <text:p>5.4776599407196</text:p>
              </table:table-cell>
              <table:table-cell office:value-type="float" office:value="66485.1621752251">
                <text:p>66485.16217522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57813000679016">
                <text:p>5.57813000679016</text:p>
              </table:table-cell>
              <table:table-cell office:value-type="float" office:value="66805.9678122078">
                <text:p>66805.96781220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67898988723755">
                <text:p>5.67898988723755</text:p>
              </table:table-cell>
              <table:table-cell office:value-type="float" office:value="67658.2201935055">
                <text:p>67658.22019350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782870054245">
                <text:p>5.782870054245</text:p>
              </table:table-cell>
              <table:table-cell office:value-type="float" office:value="66769.2419044996">
                <text:p>66769.24190449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.88820004463196">
                <text:p>5.88820004463196</text:p>
              </table:table-cell>
              <table:table-cell office:value-type="float" office:value="66913.5160281222">
                <text:p>66913.516028122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.99497008323669">
                <text:p>5.99497008323669</text:p>
              </table:table-cell>
              <table:table-cell office:value-type="float" office:value="66985.0839567153">
                <text:p>66985.083956715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10319995880127">
                <text:p>6.10319995880127</text:p>
              </table:table-cell>
              <table:table-cell office:value-type="float" office:value="66968.5700199802">
                <text:p>66968.57001998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21296000480652">
                <text:p>6.21296000480652</text:p>
              </table:table-cell>
              <table:table-cell office:value-type="float" office:value="66909.592946497">
                <text:p>66909.59294649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32411003112793">
                <text:p>6.32411003112793</text:p>
              </table:table-cell>
              <table:table-cell office:value-type="float" office:value="66864.5815567239">
                <text:p>66864.581556723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43656992912293">
                <text:p>6.43656992912293</text:p>
              </table:table-cell>
              <table:table-cell office:value-type="float" office:value="66797.1439946914">
                <text:p>66797.14399469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54993009567261">
                <text:p>6.54993009567261</text:p>
              </table:table-cell>
              <table:table-cell office:value-type="float" office:value="66901.8071411896">
                <text:p>66901.80714118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66434001922607">
                <text:p>6.66434001922607</text:p>
              </table:table-cell>
              <table:table-cell office:value-type="float" office:value="66847.3482234772">
                <text:p>66847.348223477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77983999252319">
                <text:p>6.77983999252319</text:p>
              </table:table-cell>
              <table:table-cell office:value-type="float" office:value="66770.5782075047">
                <text:p>66770.57820750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89616990089417">
                <text:p>6.89616990089417</text:p>
              </table:table-cell>
              <table:table-cell office:value-type="float" office:value="66706.8349719116">
                <text:p>66706.834971911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01318001747131">
                <text:p>7.01318001747131</text:p>
              </table:table-cell>
              <table:table-cell office:value-type="float" office:value="66729.2728902799">
                <text:p>66729.27289027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13081002235413">
                <text:p>7.13081002235413</text:p>
              </table:table-cell>
              <table:table-cell office:value-type="float" office:value="66649.6614346867">
                <text:p>66649.66143468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24900007247925">
                <text:p>7.24900007247925</text:p>
              </table:table-cell>
              <table:table-cell office:value-type="float" office:value="66536.9038398306">
                <text:p>66536.90383983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36741995811462">
                <text:p>7.36741995811462</text:p>
              </table:table-cell>
              <table:table-cell office:value-type="float" office:value="66542.8779779701">
                <text:p>66542.87797797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4861900806427">
                <text:p>7.4861900806427</text:p>
              </table:table-cell>
              <table:table-cell office:value-type="float" office:value="66414.0091135744">
                <text:p>66414.00911357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60513997077942">
                <text:p>7.60513997077942</text:p>
              </table:table-cell>
              <table:table-cell office:value-type="float" office:value="66313.6383811173">
                <text:p>66313.63838111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72412991523743">
                <text:p>7.72412991523743</text:p>
              </table:table-cell>
              <table:table-cell office:value-type="float" office:value="66224.0833533702">
                <text:p>66224.08335337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84278988838196">
                <text:p>7.84278988838196</text:p>
              </table:table-cell>
              <table:table-cell office:value-type="float" office:value="66273.4011444737">
                <text:p>66273.401144473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96150994300842">
                <text:p>7.96150994300842</text:p>
              </table:table-cell>
              <table:table-cell office:value-type="float" office:value="66037.7054632211">
                <text:p>66037.705463221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.07957005500793">
                <text:p>8.07957005500793</text:p>
              </table:table-cell>
              <table:table-cell office:value-type="float" office:value="66068.038289107">
                <text:p>66068.03828910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.19697999954224">
                <text:p>8.19697999954224</text:p>
              </table:table-cell>
              <table:table-cell office:value-type="float" office:value="66093.2089762881">
                <text:p>66093.208976288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31407999992371">
                <text:p>8.31407999992371</text:p>
              </table:table-cell>
              <table:table-cell office:value-type="float" office:value="65858.2406052696">
                <text:p>65858.240605269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43025994300842">
                <text:p>8.43025994300842</text:p>
              </table:table-cell>
              <table:table-cell office:value-type="float" office:value="65828.9184599031">
                <text:p>65828.918459903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54592990875244">
                <text:p>8.54592990875244</text:p>
              </table:table-cell>
              <table:table-cell office:value-type="float" office:value="65565.8532551453">
                <text:p>65565.853255145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66045999526978">
                <text:p>8.66045999526978</text:p>
              </table:table-cell>
              <table:table-cell office:value-type="float" office:value="65589.7522513708">
                <text:p>65589.752251370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77350997924805">
                <text:p>8.77350997924805</text:p>
              </table:table-cell>
              <table:table-cell office:value-type="float" office:value="65740.8319618024">
                <text:p>65740.83196180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88602995872498">
                <text:p>8.88602995872498</text:p>
              </table:table-cell>
              <table:table-cell office:value-type="float" office:value="65268.4086340935">
                <text:p>65268.408634093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99721002578735">
                <text:p>8.99721002578735</text:p>
              </table:table-cell>
              <table:table-cell office:value-type="float" office:value="65191.5418969255">
                <text:p>65191.54189692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.10694003105164">
                <text:p>9.10694003105164</text:p>
              </table:table-cell>
              <table:table-cell office:value-type="float" office:value="65178.1614588878">
                <text:p>65178.161458887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.2153799533844">
                <text:p>9.2153799533844</text:p>
              </table:table-cell>
              <table:table-cell office:value-type="float" office:value="64994.5135369259">
                <text:p>64994.513536925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.32209992408752">
                <text:p>9.32209992408752</text:p>
              </table:table-cell>
              <table:table-cell office:value-type="float" office:value="64992.5215899342">
                <text:p>64992.521589934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42750000953674">
                <text:p>9.42750000953674</text:p>
              </table:table-cell>
              <table:table-cell office:value-type="float" office:value="64743.7805284111">
                <text:p>64743.780528411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53103995323181">
                <text:p>9.53103995323181</text:p>
              </table:table-cell>
              <table:table-cell office:value-type="float" office:value="64747.9587176878">
                <text:p>64747.958717687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63336992263794">
                <text:p>9.63336992263794</text:p>
              </table:table-cell>
              <table:table-cell office:value-type="float" office:value="64340.8772445673">
                <text:p>64340.877244567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7334098815918">
                <text:p>9.7334098815918</text:p>
              </table:table-cell>
              <table:table-cell office:value-type="float" office:value="64614.1808492891">
                <text:p>64614.18084928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83171010017395">
                <text:p>9.83171010017395</text:p>
              </table:table-cell>
              <table:table-cell office:value-type="float" office:value="64536.9877249873">
                <text:p>64536.987724987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92848992347717">
                <text:p>9.92848992347717</text:p>
              </table:table-cell>
              <table:table-cell office:value-type="float" office:value="64228.263576433">
                <text:p>64228.2635764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.0239500999451">
                <text:p>10.0239500999451</text:p>
              </table:table-cell>
              <table:table-cell office:value-type="float" office:value="63775.285414934">
                <text:p>63775.28541493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.1166000366211">
                <text:p>10.1166000366211</text:p>
              </table:table-cell>
              <table:table-cell office:value-type="float" office:value="64414.5070586358">
                <text:p>64414.507058635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.2080500125885">
                <text:p>10.2080500125885</text:p>
              </table:table-cell>
              <table:table-cell office:value-type="float" office:value="63860.0495869061">
                <text:p>63860.049586906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.2976698875427">
                <text:p>10.2976698875427</text:p>
              </table:table-cell>
              <table:table-cell office:value-type="float" office:value="63825.1281082649">
                <text:p>63825.128108264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3855199813843">
                <text:p>10.3855199813843</text:p>
              </table:table-cell>
              <table:table-cell office:value-type="float" office:value="63653.8876109317">
                <text:p>63653.887610931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4715700149536">
                <text:p>10.4715700149536</text:p>
              </table:table-cell>
              <table:table-cell office:value-type="float" office:value="63590.9106948908">
                <text:p>63590.910694890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5563399791718">
                <text:p>10.5563399791718</text:p>
              </table:table-cell>
              <table:table-cell office:value-type="float" office:value="63229.9429336438">
                <text:p>63229.942933643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6388099193573">
                <text:p>10.6388099193573</text:p>
              </table:table-cell>
              <table:table-cell office:value-type="float" office:value="63635.3074610296">
                <text:p>63635.307461029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7198400497437">
                <text:p>10.7198400497437</text:p>
              </table:table-cell>
              <table:table-cell office:value-type="float" office:value="63383.8298853957">
                <text:p>63383.829885395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7993900775909">
                <text:p>10.7993900775909</text:p>
              </table:table-cell>
              <table:table-cell office:value-type="float" office:value="63255.7918101523">
                <text:p>63255.791810152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8785400390625">
                <text:p>10.8785400390625</text:p>
              </table:table-cell>
              <table:table-cell office:value-type="float" office:value="62362.6330099193">
                <text:p>62362.633009919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9542000293732">
                <text:p>10.9542000293732</text:p>
              </table:table-cell>
              <table:table-cell office:value-type="float" office:value="63970.4020596141">
                <text:p>63970.402059614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.0294001102448">
                <text:p>11.0294001102448</text:p>
              </table:table-cell>
              <table:table-cell office:value-type="float" office:value="63191.4214043854">
                <text:p>63191.421404385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.1035599708557">
                <text:p>11.1035599708557</text:p>
              </table:table-cell>
              <table:table-cell office:value-type="float" office:value="62999.0396625612">
                <text:p>62999.039662561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.1777300834656">
                <text:p>11.1777300834656</text:p>
              </table:table-cell>
              <table:table-cell office:value-type="float" office:value="62019.5903462641">
                <text:p>62019.590346264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.2483398914337">
                <text:p>11.2483398914337</text:p>
              </table:table-cell>
              <table:table-cell office:value-type="float" office:value="64240.3673162051">
                <text:p>64240.367316205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.3194899559021">
                <text:p>11.3194899559021</text:p>
              </table:table-cell>
              <table:table-cell office:value-type="float" office:value="62853.0702454553">
                <text:p>62853.070245455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.3893599510193">
                <text:p>11.3893599510193</text:p>
              </table:table-cell>
              <table:table-cell office:value-type="float" office:value="63317.594234549">
                <text:p>63317.59423454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.4587399959564">
                <text:p>11.4587399959564</text:p>
              </table:table-cell>
              <table:table-cell office:value-type="float" office:value="63072.8908285539">
                <text:p>63072.890828553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.527410030365">
                <text:p>11.527410030365</text:p>
              </table:table-cell>
              <table:table-cell office:value-type="float" office:value="63259.0333966385">
                <text:p>63259.033396638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.5956900119782">
                <text:p>11.5956900119782</text:p>
              </table:table-cell>
              <table:table-cell office:value-type="float" office:value="63268.909831801">
                <text:p>63268.90983180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.6781599521637">
                <text:p>11.6781599521637</text:p>
              </table:table-cell>
              <table:table-cell office:value-type="float" office:value="52188.7125213932">
                <text:p>52188.712521393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.778529882431">
                <text:p>11.778529882431</text:p>
              </table:table-cell>
              <table:table-cell office:value-type="float" office:value="42801.6636910842">
                <text:p>42801.663691084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.8775398731232">
                <text:p>11.8775398731232</text:p>
              </table:table-cell>
              <table:table-cell office:value-type="float" office:value="43389.5606894659">
                <text:p>43389.560689465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.9775199890137">
                <text:p>11.9775199890137</text:p>
              </table:table-cell>
              <table:table-cell office:value-type="float" office:value="43048.5598227721">
                <text:p>43048.559822772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.0777399539948">
                <text:p>12.0777399539948</text:p>
              </table:table-cell>
              <table:table-cell office:value-type="float" office:value="43105.1836908503">
                <text:p>43105.183690850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.1778500080109">
                <text:p>12.1778500080109</text:p>
              </table:table-cell>
              <table:table-cell office:value-type="float" office:value="43392.245091595">
                <text:p>43392.24509159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.2781400680542">
                <text:p>12.2781400680542</text:p>
              </table:table-cell>
              <table:table-cell office:value-type="float" office:value="43713.2054573074">
                <text:p>43713.205457307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.3781800270081">
                <text:p>12.3781800270081</text:p>
              </table:table-cell>
              <table:table-cell office:value-type="float" office:value="44222.3292198724">
                <text:p>44222.32921987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.4784600734711">
                <text:p>12.4784600734711</text:p>
              </table:table-cell>
              <table:table-cell office:value-type="float" office:value="44595.1129634693">
                <text:p>44595.112963469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5791499614716">
                <text:p>12.5791499614716</text:p>
              </table:table-cell>
              <table:table-cell office:value-type="float" office:value="45049.2108996884">
                <text:p>45049.210899688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.6781799793243">
                <text:p>12.6781799793243</text:p>
              </table:table-cell>
              <table:table-cell office:value-type="float" office:value="46450.5621602361">
                <text:p>46450.562160236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.7783598899841">
                <text:p>12.7783598899841</text:p>
              </table:table-cell>
              <table:table-cell office:value-type="float" office:value="46636.0966907434">
                <text:p>46636.096690743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.8785300254822">
                <text:p>12.8785300254822</text:p>
              </table:table-cell>
              <table:table-cell office:value-type="float" office:value="47439.2889295099">
                <text:p>47439.288929509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.9778099060059">
                <text:p>12.9778099060059</text:p>
              </table:table-cell>
              <table:table-cell office:value-type="float" office:value="48751.0659206071">
                <text:p>48751.065920607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.077810049057">
                <text:p>13.077810049057</text:p>
              </table:table-cell>
              <table:table-cell office:value-type="float" office:value="49359.9293900546">
                <text:p>49359.929390054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.1781001091003">
                <text:p>13.1781001091003</text:p>
              </table:table-cell>
              <table:table-cell office:value-type="float" office:value="50174.4639281868">
                <text:p>50174.463928186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.2782700061798">
                <text:p>13.2782700061798</text:p>
              </table:table-cell>
              <table:table-cell office:value-type="float" office:value="51272.8888592693">
                <text:p>51272.888859269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.3784399032593">
                <text:p>13.3784399032593</text:p>
              </table:table-cell>
              <table:table-cell office:value-type="float" office:value="52390.989239378">
                <text:p>52390.98923937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.478600025177">
                <text:p>13.478600025177</text:p>
              </table:table-cell>
              <table:table-cell office:value-type="float" office:value="53514.3118575965">
                <text:p>53514.311857596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.5777900218964">
                <text:p>13.5777900218964</text:p>
              </table:table-cell>
              <table:table-cell office:value-type="float" office:value="55247.5066160617">
                <text:p>55247.506616061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.6779599189758">
                <text:p>13.6779599189758</text:p>
              </table:table-cell>
              <table:table-cell office:value-type="float" office:value="55905.0190054339">
                <text:p>55905.019005433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.7779901027679">
                <text:p>13.7779901027679</text:p>
              </table:table-cell>
              <table:table-cell office:value-type="float" office:value="57182.7400806088">
                <text:p>57182.740080608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.8781700134277">
                <text:p>13.8781700134277</text:p>
              </table:table-cell>
              <table:table-cell office:value-type="float" office:value="58295.1208634292">
                <text:p>58295.120863429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3.9784600734711">
                <text:p>13.9784600734711</text:p>
              </table:table-cell>
              <table:table-cell office:value-type="float" office:value="59507.3928305682">
                <text:p>59507.392830568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.0776898860931">
                <text:p>14.0776898860931</text:p>
              </table:table-cell>
              <table:table-cell office:value-type="float" office:value="61433.1503700144">
                <text:p>61433.150370014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.1779398918152">
                <text:p>14.1779398918152</text:p>
              </table:table-cell>
              <table:table-cell office:value-type="float" office:value="62004.9839920662">
                <text:p>62004.983992066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.2781100273132">
                <text:p>14.2781100273132</text:p>
              </table:table-cell>
              <table:table-cell office:value-type="float" office:value="63332.2493621235">
                <text:p>63332.249362123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.37824010849">
                <text:p>14.37824010849</text:p>
              </table:table-cell>
              <table:table-cell office:value-type="float" office:value="64556.0247633198">
                <text:p>64556.024763319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.4783699512482">
                <text:p>14.4783699512482</text:p>
              </table:table-cell>
              <table:table-cell office:value-type="float" office:value="65834.5186451575">
                <text:p>65834.518645157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.5784800052643">
                <text:p>14.5784800052643</text:p>
              </table:table-cell>
              <table:table-cell office:value-type="float" office:value="67046.2129499967">
                <text:p>67046.212949996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.6797800064087">
                <text:p>14.6797800064087</text:p>
              </table:table-cell>
              <table:table-cell office:value-type="float" office:value="67364.2637996813">
                <text:p>67364.263799681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.7834100723267">
                <text:p>14.7834100723267</text:p>
              </table:table-cell>
              <table:table-cell office:value-type="float" office:value="66930.3829787234">
                <text:p>66930.382978723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.8887100219727">
                <text:p>14.8887100219727</text:p>
              </table:table-cell>
              <table:table-cell office:value-type="float" office:value="66932.6056061224">
                <text:p>66932.605606122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.9953899383545">
                <text:p>14.9953899383545</text:p>
              </table:table-cell>
              <table:table-cell office:value-type="float" office:value="67041.6723462838">
                <text:p>67041.672346283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.1038300991058">
                <text:p>15.1038300991058</text:p>
              </table:table-cell>
              <table:table-cell office:value-type="float" office:value="66838.7057874243">
                <text:p>66838.705787424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.2136299610138">
                <text:p>15.2136299610138</text:p>
              </table:table-cell>
              <table:table-cell office:value-type="float" office:value="66885.3300212362">
                <text:p>66885.330021236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.325119972229">
                <text:p>15.325119972229</text:p>
              </table:table-cell>
              <table:table-cell office:value-type="float" office:value="66660.6803514797">
                <text:p>66660.680351479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.4369599819183">
                <text:p>15.4369599819183</text:p>
              </table:table-cell>
              <table:table-cell office:value-type="float" office:value="67167.3761551597">
                <text:p>67167.376155159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.550400018692">
                <text:p>15.550400018692</text:p>
              </table:table-cell>
              <table:table-cell office:value-type="float" office:value="66854.7032925461">
                <text:p>66854.703292546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.6651699542999">
                <text:p>15.6651699542999</text:p>
              </table:table-cell>
              <table:table-cell office:value-type="float" office:value="66637.6604595122">
                <text:p>66637.660459512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.780669927597">
                <text:p>15.780669927597</text:p>
              </table:table-cell>
              <table:table-cell office:value-type="float" office:value="66770.5782075047">
                <text:p>66770.578207504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.8967199325562">
                <text:p>15.8967199325562</text:p>
              </table:table-cell>
              <table:table-cell office:value-type="float" office:value="66867.7265695461">
                <text:p>66867.726569546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.0139799118042">
                <text:p>16.0139799118042</text:p>
              </table:table-cell>
              <table:table-cell office:value-type="float" office:value="66587.0832492924">
                <text:p>66587.083249292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.131560087204">
                <text:p>16.131560087204</text:p>
              </table:table-cell>
              <table:table-cell office:value-type="float" office:value="66677.9069970213">
                <text:p>66677.906997021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.2495799064636">
                <text:p>16.2495799064636</text:p>
              </table:table-cell>
              <table:table-cell office:value-type="float" office:value="66632.876150227">
                <text:p>66632.87615022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.3680899143219">
                <text:p>16.3680899143219</text:p>
              </table:table-cell>
              <table:table-cell office:value-type="float" office:value="66492.2747235282">
                <text:p>66492.274723528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.4869599342346">
                <text:p>16.4869599342346</text:p>
              </table:table-cell>
              <table:table-cell office:value-type="float" office:value="66358.1953279032">
                <text:p>66358.195327903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.6057300567627">
                <text:p>16.6057300567627</text:p>
              </table:table-cell>
              <table:table-cell office:value-type="float" office:value="66414.0091135744">
                <text:p>66414.009113574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.7249600887299">
                <text:p>16.7249600887299</text:p>
              </table:table-cell>
              <table:table-cell office:value-type="float" office:value="66090.731252762">
                <text:p>66090.73125276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.843640089035">
                <text:p>16.843640089035</text:p>
              </table:table-cell>
              <table:table-cell office:value-type="float" office:value="66262.2175579573">
                <text:p>66262.217557957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.9620199203491">
                <text:p>16.9620199203491</text:p>
              </table:table-cell>
              <table:table-cell office:value-type="float" office:value="66227.4976486392">
                <text:p>66227.497648639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.0800199508667">
                <text:p>17.0800199508667</text:p>
              </table:table-cell>
              <table:table-cell office:value-type="float" office:value="66101.6778198041">
                <text:p>66101.677819804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.1976799964905">
                <text:p>17.1976799964905</text:p>
              </table:table-cell>
              <table:table-cell office:value-type="float" office:value="65952.7196242366">
                <text:p>65952.719624236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.3146998882294">
                <text:p>17.3146998882294</text:p>
              </table:table-cell>
              <table:table-cell office:value-type="float" office:value="65903.3253697407">
                <text:p>65903.325369740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.4312000274658">
                <text:p>17.4312000274658</text:p>
              </table:table-cell>
              <table:table-cell office:value-type="float" office:value="65647.9902095011">
                <text:p>65647.990209501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.5468099117279">
                <text:p>17.5468099117279</text:p>
              </table:table-cell>
              <table:table-cell office:value-type="float" office:value="65599.9272761769">
                <text:p>65599.927276176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.6610500812531">
                <text:p>17.6610500812531</text:p>
              </table:table-cell>
              <table:table-cell office:value-type="float" office:value="65756.2049428372">
                <text:p>65756.204942837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.7748100757599">
                <text:p>17.7748100757599</text:p>
              </table:table-cell>
              <table:table-cell office:value-type="float" office:value="65330.5235484466">
                <text:p>65330.523548446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.8867800235748">
                <text:p>17.8867800235748</text:p>
              </table:table-cell>
              <table:table-cell office:value-type="float" office:value="65589.0276213919">
                <text:p>65589.027621391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.9978799819946">
                <text:p>17.9978799819946</text:p>
              </table:table-cell>
              <table:table-cell office:value-type="float" office:value="65238.5482685139">
                <text:p>65238.548268513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.1076900959015">
                <text:p>18.1076900959015</text:p>
              </table:table-cell>
              <table:table-cell office:value-type="float" office:value="65130.6127053674">
                <text:p>65130.612705367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.2158498764038">
                <text:p>18.2158498764038</text:p>
              </table:table-cell>
              <table:table-cell office:value-type="float" office:value="65162.8541336478">
                <text:p>65162.854133647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.3227999210358">
                <text:p>18.3227999210358</text:p>
              </table:table-cell>
              <table:table-cell office:value-type="float" office:value="64852.7078587814">
                <text:p>64852.707858781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.4281799793243">
                <text:p>18.4281799793243</text:p>
              </table:table-cell>
              <table:table-cell office:value-type="float" office:value="64756.084887646">
                <text:p>64756.08488764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.5317499637604">
                <text:p>18.5317499637604</text:p>
              </table:table-cell>
              <table:table-cell office:value-type="float" office:value="64729.1784053554">
                <text:p>64729.178405355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.6340999603271">
                <text:p>18.6340999603271</text:p>
              </table:table-cell>
              <table:table-cell office:value-type="float" office:value="64328.287453382">
                <text:p>64328.28745338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.7340500354767">
                <text:p>18.7340500354767</text:p>
              </table:table-cell>
              <table:table-cell office:value-type="float" office:value="64672.2875428473">
                <text:p>64672.287542847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.8324000835419">
                <text:p>18.8324000835419</text:p>
              </table:table-cell>
              <table:table-cell office:value-type="float" office:value="64504.2897772175">
                <text:p>64504.289777217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.9291501045227">
                <text:p>18.9291501045227</text:p>
              </table:table-cell>
              <table:table-cell office:value-type="float" office:value="64248.0480829179">
                <text:p>64248.048082917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.0243699550629">
                <text:p>19.0243699550629</text:p>
              </table:table-cell>
              <table:table-cell office:value-type="float" office:value="63936.2482241268">
                <text:p>63936.248224126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.1172199249268">
                <text:p>19.1172199249268</text:p>
              </table:table-cell>
              <table:table-cell office:value-type="float" office:value="64275.7343782499">
                <text:p>64275.734378249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.208930015564">
                <text:p>19.208930015564</text:p>
              </table:table-cell>
              <table:table-cell office:value-type="float" office:value="63678.925180679">
                <text:p>63678.92518067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.2983999252319">
                <text:p>19.2983999252319</text:p>
              </table:table-cell>
              <table:table-cell office:value-type="float" office:value="63842.6932719366">
                <text:p>63842.693271936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.3861498832703">
                <text:p>19.3861498832703</text:p>
              </table:table-cell>
              <table:table-cell office:value-type="float" office:value="63726.5262002445">
                <text:p>63726.526200244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.472179889679">
                <text:p>19.472179889679</text:p>
              </table:table-cell>
              <table:table-cell office:value-type="float" office:value="63605.7141970313">
                <text:p>63605.714197031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.5565400123596">
                <text:p>19.5565400123596</text:p>
              </table:table-cell>
              <table:table-cell office:value-type="float" office:value="63537.1290329874">
                <text:p>63537.129032987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.6396400928497">
                <text:p>19.6396400928497</text:p>
              </table:table-cell>
              <table:table-cell office:value-type="float" office:value="63152.7667488172">
                <text:p>63152.766748817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.7203800678253">
                <text:p>19.7203800678253</text:p>
              </table:table-cell>
              <table:table-cell office:value-type="float" office:value="63611.6124825778">
                <text:p>63611.612482577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.7999200820923">
                <text:p>19.7999200820923</text:p>
              </table:table-cell>
              <table:table-cell office:value-type="float" office:value="63263.7553107624">
                <text:p>63263.755310762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.8783299922943">
                <text:p>19.8783299922943</text:p>
              </table:table-cell>
              <table:table-cell office:value-type="float" office:value="62951.2262835424">
                <text:p>62951.226283542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.9547600746155">
                <text:p>19.9547600746155</text:p>
              </table:table-cell>
              <table:table-cell office:value-type="float" office:value="63325.8509347383">
                <text:p>63325.850934738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.0299499034882">
                <text:p>20.0299499034882</text:p>
              </table:table-cell>
              <table:table-cell office:value-type="float" office:value="63200.0374418538">
                <text:p>63200.037441853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.1043300628662">
                <text:p>20.1043300628662</text:p>
              </table:table-cell>
              <table:table-cell office:value-type="float" office:value="62812.4494363294">
                <text:p>62812.449436329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.1775898933411">
                <text:p>20.1775898933411</text:p>
              </table:table-cell>
              <table:table-cell office:value-type="float" office:value="62790.2080878955">
                <text:p>62790.208087895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.2488899230957">
                <text:p>20.2488899230957</text:p>
              </table:table-cell>
              <table:table-cell office:value-type="float" office:value="63618.4867749637">
                <text:p>63618.486774963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.3197600841522">
                <text:p>20.3197600841522</text:p>
              </table:table-cell>
              <table:table-cell office:value-type="float" office:value="63101.3099636334">
                <text:p>63101.309963633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.389839887619">
                <text:p>20.389839887619</text:p>
              </table:table-cell>
              <table:table-cell office:value-type="float" office:value="63128.0309182951">
                <text:p>63128.030918295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.4591701030731">
                <text:p>20.4591701030731</text:p>
              </table:table-cell>
              <table:table-cell office:value-type="float" office:value="63118.2230047594">
                <text:p>63118.223004759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.5278398990631">
                <text:p>20.5278398990631</text:p>
              </table:table-cell>
              <table:table-cell office:value-type="float" office:value="63259.2530292825">
                <text:p>63259.253029282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.5961101055145">
                <text:p>20.5961101055145</text:p>
              </table:table-cell>
              <table:table-cell office:value-type="float" office:value="63277.9688907825">
                <text:p>63277.968890782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.6774599552155">
                <text:p>20.6774599552155</text:p>
              </table:table-cell>
              <table:table-cell office:value-type="float" office:value="52907.2888987884">
                <text:p>52907.288898788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.7775700092316">
                <text:p>20.7775700092316</text:p>
              </table:table-cell>
              <table:table-cell office:value-type="float" office:value="42912.7727701409">
                <text:p>42912.772770140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0.8775100708008">
                <text:p>20.8775100708008</text:p>
              </table:table-cell>
              <table:table-cell office:value-type="float" office:value="42985.7649929982">
                <text:p>42985.764992998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0.977560043335">
                <text:p>20.977560043335</text:p>
              </table:table-cell>
              <table:table-cell office:value-type="float" office:value="43018.5025641026">
                <text:p>43018.502564102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.0775799751282">
                <text:p>21.0775799751282</text:p>
              </table:table-cell>
              <table:table-cell office:value-type="float" office:value="43191.391181224">
                <text:p>43191.39118122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.1778500080109">
                <text:p>21.1778500080109</text:p>
              </table:table-cell>
              <table:table-cell office:value-type="float" office:value="43323.0136174604">
                <text:p>43323.013617460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.2780199050903">
                <text:p>21.2780199050903</text:p>
              </table:table-cell>
              <table:table-cell office:value-type="float" office:value="43765.6434499682">
                <text:p>43765.643449968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.3782799243927">
                <text:p>21.3782799243927</text:p>
              </table:table-cell>
              <table:table-cell office:value-type="float" office:value="44125.2657917203">
                <text:p>44125.265791720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.4783499240875">
                <text:p>21.4783499240875</text:p>
              </table:table-cell>
              <table:table-cell office:value-type="float" office:value="44688.7180337555">
                <text:p>44688.718033755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.5786399841309">
                <text:p>21.5786399841309</text:p>
              </table:table-cell>
              <table:table-cell office:value-type="float" office:value="45228.8092961557">
                <text:p>45228.809296155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.6775300502777">
                <text:p>21.6775300502777</text:p>
              </table:table-cell>
              <table:table-cell office:value-type="float" office:value="46516.3001627388">
                <text:p>46516.300162738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.7774000167847">
                <text:p>21.7774000167847</text:p>
              </table:table-cell>
              <table:table-cell office:value-type="float" office:value="46780.8307482961">
                <text:p>46780.830748296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1.8773899078369">
                <text:p>21.8773899078369</text:p>
              </table:table-cell>
              <table:table-cell office:value-type="float" office:value="47524.8042576326">
                <text:p>47524.804257632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1.9776799678802">
                <text:p>21.9776799678802</text:p>
              </table:table-cell>
              <table:table-cell office:value-type="float" office:value="48260.0169738522">
                <text:p>48260.016973852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.0782299041748">
                <text:p>22.0782299041748</text:p>
              </table:table-cell>
              <table:table-cell office:value-type="float" office:value="49090.0360746152">
                <text:p>49090.036074615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.1783399581909">
                <text:p>22.1783399581909</text:p>
              </table:table-cell>
              <table:table-cell office:value-type="float" office:value="50264.6816991036">
                <text:p>50264.681699103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.2784299850464">
                <text:p>22.2784299850464</text:p>
              </table:table-cell>
              <table:table-cell office:value-type="float" office:value="51313.803796021">
                <text:p>51313.80379602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.3773601055145">
                <text:p>22.3773601055145</text:p>
              </table:table-cell>
              <table:table-cell office:value-type="float" office:value="53047.5448242289">
                <text:p>53047.544824228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.4788498878479">
                <text:p>22.4788498878479</text:p>
              </table:table-cell>
              <table:table-cell office:value-type="float" office:value="52813.1983020069">
                <text:p>52813.198302006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.577919960022">
                <text:p>22.577919960022</text:p>
              </table:table-cell>
              <table:table-cell office:value-type="float" office:value="55314.383847135">
                <text:p>55314.38384713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.6780700683594">
                <text:p>22.6780700683594</text:p>
              </table:table-cell>
              <table:table-cell office:value-type="float" office:value="55916.0653240013">
                <text:p>55916.065324001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.7783100605011">
                <text:p>22.7783100605011</text:p>
              </table:table-cell>
              <table:table-cell office:value-type="float" office:value="57063.0531565966">
                <text:p>57063.053156596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2.8784699440002">
                <text:p>22.8784699440002</text:p>
              </table:table-cell>
              <table:table-cell office:value-type="float" office:value="58306.7770845582">
                <text:p>58306.777084558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2.9776499271393">
                <text:p>22.9776499271393</text:p>
              </table:table-cell>
              <table:table-cell office:value-type="float" office:value="60173.4322906024">
                <text:p>60173.432290602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.0777699947357">
                <text:p>23.0777699947357</text:p>
              </table:table-cell>
              <table:table-cell office:value-type="float" office:value="60886.8945691466">
                <text:p>60886.894569146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.1780500411987">
                <text:p>23.1780500411987</text:p>
              </table:table-cell>
              <table:table-cell office:value-type="float" office:value="61986.4092533375">
                <text:p>61986.409253337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.2781999111176">
                <text:p>23.2781999111176</text:p>
              </table:table-cell>
              <table:table-cell office:value-type="float" office:value="63345.0648028015">
                <text:p>63345.064802801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.3784000873566">
                <text:p>23.3784000873566</text:p>
              </table:table-cell>
              <table:table-cell office:value-type="float" office:value="64510.8645775335">
                <text:p>64510.864577533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.4786100387573">
                <text:p>23.4786100387573</text:p>
              </table:table-cell>
              <table:table-cell office:value-type="float" office:value="65781.8900004996">
                <text:p>65781.890000499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.578469991684">
                <text:p>23.578469991684</text:p>
              </table:table-cell>
              <table:table-cell office:value-type="float" office:value="67214.1314239464">
                <text:p>67214.131423946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.6800200939178">
                <text:p>23.6800200939178</text:p>
              </table:table-cell>
              <table:table-cell office:value-type="float" office:value="67198.3567705643">
                <text:p>67198.356770564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.7837800979614">
                <text:p>23.7837800979614</text:p>
              </table:table-cell>
              <table:table-cell office:value-type="float" office:value="66846.5664003529">
                <text:p>66846.566400352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3.8890099525452">
                <text:p>23.8890099525452</text:p>
              </table:table-cell>
              <table:table-cell office:value-type="float" office:value="66977.1903408962">
                <text:p>66977.190340896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3.9956901073456">
                <text:p>23.9956901073456</text:p>
              </table:table-cell>
              <table:table-cell office:value-type="float" office:value="67041.5225154152">
                <text:p>67041.522515415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.104150056839">
                <text:p>24.104150056839</text:p>
              </table:table-cell>
              <table:table-cell office:value-type="float" office:value="66826.5109273401">
                <text:p>66826.510927340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.2137999534607">
                <text:p>24.2137999534607</text:p>
              </table:table-cell>
              <table:table-cell office:value-type="float" office:value="66976.807331949">
                <text:p>66976.80733194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.3249700069427">
                <text:p>24.3249700069427</text:p>
              </table:table-cell>
              <table:table-cell office:value-type="float" office:value="66852.5359772326">
                <text:p>66852.535977232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.4372999668121">
                <text:p>24.4372999668121</text:p>
              </table:table-cell>
              <table:table-cell office:value-type="float" office:value="66874.4118553484">
                <text:p>66874.411855348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.5506100654602">
                <text:p>24.5506100654602</text:p>
              </table:table-cell>
              <table:table-cell office:value-type="float" office:value="66931.3687878348">
                <text:p>66931.368787834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.6652898788452">
                <text:p>24.6652898788452</text:p>
              </table:table-cell>
              <table:table-cell office:value-type="float" office:value="66690.0282992586">
                <text:p>66690.028299258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.7807099819183">
                <text:p>24.7807099819183</text:p>
              </table:table-cell>
              <table:table-cell office:value-type="float" office:value="66816.7831657051">
                <text:p>66816.783165705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.8969700336456">
                <text:p>24.8969700336456</text:p>
              </table:table-cell>
              <table:table-cell office:value-type="float" office:value="66746.9168016734">
                <text:p>66746.916801673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.0141899585724">
                <text:p>25.0141899585724</text:p>
              </table:table-cell>
              <table:table-cell office:value-type="float" office:value="66609.8362106839">
                <text:p>66609.836210683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.1324000358582">
                <text:p>25.1324000358582</text:p>
              </table:table-cell>
              <table:table-cell office:value-type="float" office:value="66322.6027764724">
                <text:p>66322.602776472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.2501299381256">
                <text:p>25.2501299381256</text:p>
              </table:table-cell>
              <table:table-cell office:value-type="float" office:value="66796.9636306565">
                <text:p>66796.963630656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.3683400154114">
                <text:p>25.3683400154114</text:p>
              </table:table-cell>
              <table:table-cell office:value-type="float" office:value="66660.983402883">
                <text:p>66660.98340288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.4872899055481">
                <text:p>25.4872899055481</text:p>
              </table:table-cell>
              <table:table-cell office:value-type="float" office:value="66313.6383811173">
                <text:p>66313.638381117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.6060800552368">
                <text:p>25.6060800552368</text:p>
              </table:table-cell>
              <table:table-cell office:value-type="float" office:value="66402.8121916659">
                <text:p>66402.812191665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.7248899936676">
                <text:p>25.7248899936676</text:p>
              </table:table-cell>
              <table:table-cell office:value-type="float" office:value="66324.4178397632">
                <text:p>66324.417839763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.8439900875092">
                <text:p>25.8439900875092</text:p>
              </table:table-cell>
              <table:table-cell office:value-type="float" office:value="66028.495413799">
                <text:p>66028.49541379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.9621999263763">
                <text:p>25.9621999263763</text:p>
              </table:table-cell>
              <table:table-cell office:value-type="float" office:value="66322.736543178">
                <text:p>66322.73654317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.0802800655365">
                <text:p>26.0802800655365</text:p>
              </table:table-cell>
              <table:table-cell office:value-type="float" office:value="66056.8327195193">
                <text:p>66056.832719519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.1978900432587">
                <text:p>26.1978900432587</text:p>
              </table:table-cell>
              <table:table-cell office:value-type="float" office:value="65980.7964451076">
                <text:p>65980.796445107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.3149600028992">
                <text:p>26.3149600028992</text:p>
              </table:table-cell>
              <table:table-cell office:value-type="float" office:value="65875.1401613353">
                <text:p>65875.140161335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.4311599731445">
                <text:p>26.4311599731445</text:p>
              </table:table-cell>
              <table:table-cell office:value-type="float" office:value="65817.5727915499">
                <text:p>65817.572791549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.5470199584961">
                <text:p>26.5470199584961</text:p>
              </table:table-cell>
              <table:table-cell office:value-type="float" office:value="65458.3200316081">
                <text:p>65458.320031608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.6613299846649">
                <text:p>26.6613299846649</text:p>
              </table:table-cell>
              <table:table-cell office:value-type="float" office:value="65716.0202982161">
                <text:p>65716.020298216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.7747900485992">
                <text:p>26.7747900485992</text:p>
              </table:table-cell>
              <table:table-cell office:value-type="float" office:value="65503.2241503217">
                <text:p>65503.224150321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.8869600296021">
                <text:p>26.8869600296021</text:p>
              </table:table-cell>
              <table:table-cell office:value-type="float" office:value="65472.0624390244">
                <text:p>65472.062439024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.9981799125671">
                <text:p>26.9981799125671</text:p>
              </table:table-cell>
              <table:table-cell office:value-type="float" office:value="65168.2038028682">
                <text:p>65168.203802868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7.107990026474">
                <text:p>27.107990026474</text:p>
              </table:table-cell>
              <table:table-cell office:value-type="float" office:value="65130.6127053674">
                <text:p>65130.612705367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.2161400318146">
                <text:p>27.2161400318146</text:p>
              </table:table-cell>
              <table:table-cell office:value-type="float" office:value="65168.7438923843">
                <text:p>65168.743892384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.3231000900269">
                <text:p>27.3231000900269</text:p>
              </table:table-cell>
              <table:table-cell office:value-type="float" office:value="64846.6363605968">
                <text:p>64846.636360596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.4284200668335">
                <text:p>27.4284200668335</text:p>
              </table:table-cell>
              <table:table-cell office:value-type="float" office:value="64793.0260422326">
                <text:p>64793.026042232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.5320200920105">
                <text:p>27.5320200920105</text:p>
              </table:table-cell>
              <table:table-cell office:value-type="float" office:value="64710.40898442">
                <text:p>64710.4089844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.6343898773193">
                <text:p>27.6343898773193</text:p>
              </table:table-cell>
              <table:table-cell office:value-type="float" office:value="64315.852379067">
                <text:p>64315.85237906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.7342100143433">
                <text:p>27.7342100143433</text:p>
              </table:table-cell>
              <table:table-cell office:value-type="float" office:value="64756.4729193935">
                <text:p>64756.472919393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.8327701091766">
                <text:p>27.8327701091766</text:p>
              </table:table-cell>
              <table:table-cell office:value-type="float" office:value="64366.8211838187">
                <text:p>64366.821183818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.9294300079346">
                <text:p>27.9294300079346</text:p>
              </table:table-cell>
              <table:table-cell office:value-type="float" office:value="64307.950658698">
                <text:p>64307.95065869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8.0246698856354">
                <text:p>28.0246698856354</text:p>
              </table:table-cell>
              <table:table-cell office:value-type="float" office:value="63922.8036298549">
                <text:p>63922.803629854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8.1175498962402">
                <text:p>28.1175498962402</text:p>
              </table:table-cell>
              <table:table-cell office:value-type="float" office:value="64254.9452905405">
                <text:p>64254.945290540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.2091600894928">
                <text:p>28.2091600894928</text:p>
              </table:table-cell>
              <table:table-cell office:value-type="float" office:value="63748.3645940959">
                <text:p>63748.364594095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.2986500263214">
                <text:p>28.2986500263214</text:p>
              </table:table-cell>
              <table:table-cell office:value-type="float" office:value="63917.8012937328">
                <text:p>63917.801293732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.386440038681">
                <text:p>28.386440038681</text:p>
              </table:table-cell>
              <table:table-cell office:value-type="float" office:value="63697.450879642">
                <text:p>63697.45087964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.4723699092865">
                <text:p>28.4723699092865</text:p>
              </table:table-cell>
              <table:table-cell office:value-type="float" office:value="63679.8352126432">
                <text:p>63679.835212643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.5572400093079">
                <text:p>28.5572400093079</text:p>
              </table:table-cell>
              <table:table-cell office:value-type="float" office:value="63155.339732731">
                <text:p>63155.33973273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.6397399902344">
                <text:p>28.6397399902344</text:p>
              </table:table-cell>
              <table:table-cell office:value-type="float" office:value="63612.135918851">
                <text:p>63612.13591885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.7207000255585">
                <text:p>28.7207000255585</text:p>
              </table:table-cell>
              <table:table-cell office:value-type="float" office:value="63438.7074985791">
                <text:p>63438.707498579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.8002300262451">
                <text:p>28.8002300262451</text:p>
              </table:table-cell>
              <table:table-cell office:value-type="float" office:value="63271.7208167328">
                <text:p>63271.720816732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.8784000873566">
                <text:p>28.8784000873566</text:p>
              </table:table-cell>
              <table:table-cell office:value-type="float" office:value="63144.3794442292">
                <text:p>63144.379444229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.9551899433136">
                <text:p>28.9551899433136</text:p>
              </table:table-cell>
              <table:table-cell office:value-type="float" office:value="63029.1584699454">
                <text:p>63029.158469945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.0302400588989">
                <text:p>29.0302400588989</text:p>
              </table:table-cell>
              <table:table-cell office:value-type="float" office:value="63317.6906249702">
                <text:p>63317.690624970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.1045799255371">
                <text:p>29.1045799255371</text:p>
              </table:table-cell>
              <table:table-cell office:value-type="float" office:value="62846.494233557">
                <text:p>62846.49423355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.1784899234772">
                <text:p>29.1784899234772</text:p>
              </table:table-cell>
              <table:table-cell office:value-type="float" office:value="62237.858587553">
                <text:p>62237.85858755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.2495300769806">
                <text:p>29.2495300769806</text:p>
              </table:table-cell>
              <table:table-cell office:value-type="float" office:value="63851.2133814823">
                <text:p>63851.213381482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.320319890976">
                <text:p>29.320319890976</text:p>
              </table:table-cell>
              <table:table-cell office:value-type="float" office:value="63172.9305051294">
                <text:p>63172.930505129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.390340089798">
                <text:p>29.390340089798</text:p>
              </table:table-cell>
              <table:table-cell office:value-type="float" office:value="63181.7686100121">
                <text:p>63181.768610012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.4599299430847">
                <text:p>29.4599299430847</text:p>
              </table:table-cell>
              <table:table-cell office:value-type="float" office:value="62882.7306470788">
                <text:p>62882.730647078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.5284700393677">
                <text:p>29.5284700393677</text:p>
              </table:table-cell>
              <table:table-cell office:value-type="float" office:value="63378.9596977856">
                <text:p>63378.959697785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.5964999198914">
                <text:p>29.5964999198914</text:p>
              </table:table-cell>
              <table:table-cell office:value-type="float" office:value="63501.5079659912">
                <text:p>63501.507965991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.6786398887634">
                <text:p>29.6786398887634</text:p>
              </table:table-cell>
              <table:table-cell office:value-type="float" office:value="52398.3641472193">
                <text:p>52398.364147219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.7775299549103">
                <text:p>29.7775299549103</text:p>
              </table:table-cell>
              <table:table-cell office:value-type="float" office:value="43442.1794563318">
                <text:p>43442.179456331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9.8773400783539">
                <text:p>29.8773400783539</text:p>
              </table:table-cell>
              <table:table-cell office:value-type="float" office:value="43041.7261474223">
                <text:p>43041.726147422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9.9784898757935">
                <text:p>29.9784898757935</text:p>
              </table:table-cell>
              <table:table-cell office:value-type="float" office:value="42550.7525368118">
                <text:p>42550.752536811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.0776700973511">
                <text:p>30.0776700973511</text:p>
              </table:table-cell>
              <table:table-cell office:value-type="float" office:value="43557.0714821439">
                <text:p>43557.071482143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.1780700683594">
                <text:p>30.1780700683594</text:p>
              </table:table-cell>
              <table:table-cell office:value-type="float" office:value="43266.9447647634">
                <text:p>43266.944764763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.2781300544739">
                <text:p>30.2781300544739</text:p>
              </table:table-cell>
              <table:table-cell office:value-type="float" office:value="43813.7178530411">
                <text:p>43813.717853041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.3782300949097">
                <text:p>30.3782300949097</text:p>
              </table:table-cell>
              <table:table-cell office:value-type="float" office:value="44195.7863427415">
                <text:p>44195.786342741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.4784700870514">
                <text:p>30.4784700870514</text:p>
              </table:table-cell>
              <table:table-cell office:value-type="float" office:value="44612.9324678846">
                <text:p>44612.932467884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.5774500370026">
                <text:p>30.5774500370026</text:p>
              </table:table-cell>
              <table:table-cell office:value-type="float" office:value="45827.4630593132">
                <text:p>45827.463059313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.6784501075745">
                <text:p>30.6784501075745</text:p>
              </table:table-cell>
              <table:table-cell office:value-type="float" office:value="45544.5226320449">
                <text:p>45544.522632044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.777379989624">
                <text:p>30.777379989624</text:p>
              </table:table-cell>
              <table:table-cell office:value-type="float" office:value="47225.3671308279">
                <text:p>47225.367130827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0.87873005867">
                <text:p>30.87873005867</text:p>
              </table:table-cell>
              <table:table-cell office:value-type="float" office:value="46886.9932179547">
                <text:p>46886.993217954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0.9779100418091">
                <text:p>30.9779100418091</text:p>
              </table:table-cell>
              <table:table-cell office:value-type="float" office:value="48800.1696190543">
                <text:p>48800.169619054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.0781199932098">
                <text:p>31.0781199932098</text:p>
              </table:table-cell>
              <table:table-cell office:value-type="float" office:value="49256.5851095974">
                <text:p>49256.585109597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.1781599521637">
                <text:p>31.1781599521637</text:p>
              </table:table-cell>
              <table:table-cell office:value-type="float" office:value="50299.9006858946">
                <text:p>50299.900685894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.2781701087952">
                <text:p>31.2781701087952</text:p>
              </table:table-cell>
              <table:table-cell office:value-type="float" office:value="51354.7840838385">
                <text:p>51354.784083838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.378289937973">
                <text:p>31.378289937973</text:p>
              </table:table-cell>
              <table:table-cell office:value-type="float" office:value="52417.1889134695">
                <text:p>52417.188913469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.4785599708557">
                <text:p>31.4785599708557</text:p>
              </table:table-cell>
              <table:table-cell office:value-type="float" office:value="53455.6521615073">
                <text:p>53455.652161507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.577399969101">
                <text:p>31.577399969101</text:p>
              </table:table-cell>
              <table:table-cell office:value-type="float" office:value="55443.1414132886">
                <text:p>55443.141413288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.6784501075745">
                <text:p>31.6784501075745</text:p>
              </table:table-cell>
              <table:table-cell office:value-type="float" office:value="55418.0339047035">
                <text:p>55418.033904703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.7776598930359">
                <text:p>31.7776598930359</text:p>
              </table:table-cell>
              <table:table-cell office:value-type="float" office:value="57655.6029568678">
                <text:p>57655.602956867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1.8778100013733">
                <text:p>31.8778100013733</text:p>
              </table:table-cell>
              <table:table-cell office:value-type="float" office:value="58312.4681236014">
                <text:p>58312.468123601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1.9780600070953">
                <text:p>31.9780600070953</text:p>
              </table:table-cell>
              <table:table-cell office:value-type="float" office:value="59531.1686719194">
                <text:p>59531.168671919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.0780498981476">
                <text:p>32.0780498981476</text:p>
              </table:table-cell>
              <table:table-cell office:value-type="float" office:value="60966.163037569">
                <text:p>60966.16303756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.178169965744">
                <text:p>32.178169965744</text:p>
              </table:table-cell>
              <table:table-cell office:value-type="float" office:value="62085.4554858621">
                <text:p>62085.455485862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.2782599925995">
                <text:p>32.2782599925995</text:p>
              </table:table-cell>
              <table:table-cell office:value-type="float" office:value="63382.9383337145">
                <text:p>63382.938333714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.378350019455">
                <text:p>32.378350019455</text:p>
              </table:table-cell>
              <table:table-cell office:value-type="float" office:value="64581.8589831542">
                <text:p>64581.858983154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.4786400794983">
                <text:p>32.4786400794983</text:p>
              </table:table-cell>
              <table:table-cell office:value-type="float" office:value="65729.3454321557">
                <text:p>65729.345432155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.5779099464417">
                <text:p>32.5779099464417</text:p>
              </table:table-cell>
              <table:table-cell office:value-type="float" office:value="67613.6697536794">
                <text:p>67613.669753679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.6801300048828">
                <text:p>32.6801300048828</text:p>
              </table:table-cell>
              <table:table-cell office:value-type="float" office:value="66757.9348326033">
                <text:p>66757.934832603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.7836499214172">
                <text:p>32.7836499214172</text:p>
              </table:table-cell>
              <table:table-cell office:value-type="float" office:value="67001.5996167612">
                <text:p>67001.599616761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2.8889899253845">
                <text:p>32.8889899253845</text:p>
              </table:table-cell>
              <table:table-cell office:value-type="float" office:value="66907.1552549861">
                <text:p>66907.155254986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2.9956700801849">
                <text:p>32.9956700801849</text:p>
              </table:table-cell>
              <table:table-cell office:value-type="float" office:value="67041.5225154152">
                <text:p>67041.522515415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.1043899059296">
                <text:p>33.1043899059296</text:p>
              </table:table-cell>
              <table:table-cell office:value-type="float" office:value="66666.7735195305">
                <text:p>66666.773519530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.2138900756836">
                <text:p>33.2138900756836</text:p>
              </table:table-cell>
              <table:table-cell office:value-type="float" office:value="67068.389176902">
                <text:p>67068.38917690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.3249599933624">
                <text:p>33.3249599933624</text:p>
              </table:table-cell>
              <table:table-cell office:value-type="float" office:value="66912.8073137696">
                <text:p>66912.807313769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.4372699260712">
                <text:p>33.4372699260712</text:p>
              </table:table-cell>
              <table:table-cell office:value-type="float" office:value="66886.3369322934">
                <text:p>66886.336932293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.5508100986481">
                <text:p>33.5508100986481</text:p>
              </table:table-cell>
              <table:table-cell office:value-type="float" office:value="66795.7413475228">
                <text:p>66795.741347522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.6655900478363">
                <text:p>33.6655900478363</text:p>
              </table:table-cell>
              <table:table-cell office:value-type="float" office:value="66631.8468869308">
                <text:p>66631.846886930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.7808299064636">
                <text:p>33.7808299064636</text:p>
              </table:table-cell>
              <table:table-cell office:value-type="float" office:value="66921.2900107789">
                <text:p>66921.290010778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.896950006485">
                <text:p>33.896950006485</text:p>
              </table:table-cell>
              <table:table-cell office:value-type="float" office:value="66827.362347883">
                <text:p>66827.36234788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.0141000747681">
                <text:p>34.0141000747681</text:p>
              </table:table-cell>
              <table:table-cell office:value-type="float" office:value="66649.5556889713">
                <text:p>66649.555688971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.1316800117493">
                <text:p>34.1316800117493</text:p>
              </table:table-cell>
              <table:table-cell office:value-type="float" office:value="66678.0422008005">
                <text:p>66678.042200800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.2499799728394">
                <text:p>34.2499799728394</text:p>
              </table:table-cell>
              <table:table-cell office:value-type="float" office:value="66475.0852623814">
                <text:p>66475.085262381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.3686499595642">
                <text:p>34.3686499595642</text:p>
              </table:table-cell>
              <table:table-cell office:value-type="float" office:value="66402.6365678329">
                <text:p>66402.636567832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.4871199131012">
                <text:p>34.4871199131012</text:p>
              </table:table-cell>
              <table:table-cell office:value-type="float" office:value="66582.2832245587">
                <text:p>66582.283224558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.6059999465942">
                <text:p>34.6059999465942</text:p>
              </table:table-cell>
              <table:table-cell office:value-type="float" office:value="66352.605801223">
                <text:p>66352.60580122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.7251000404358">
                <text:p>34.7251000404358</text:p>
              </table:table-cell>
              <table:table-cell office:value-type="float" office:value="66162.8361979573">
                <text:p>66162.836197957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.843780040741">
                <text:p>34.843780040741</text:p>
              </table:table-cell>
              <table:table-cell office:value-type="float" office:value="66262.2175579573">
                <text:p>66262.217557957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.9621798992157">
                <text:p>34.9621798992157</text:p>
              </table:table-cell>
              <table:table-cell office:value-type="float" office:value="66216.295365532">
                <text:p>66216.29536553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.0804100036621">
                <text:p>35.0804100036621</text:p>
              </table:table-cell>
              <table:table-cell office:value-type="float" office:value="65973.0449915607">
                <text:p>65973.044991560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.197900056839">
                <text:p>35.197900056839</text:p>
              </table:table-cell>
              <table:table-cell office:value-type="float" office:value="66048.1444188081">
                <text:p>66048.144418808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.315190076828">
                <text:p>35.315190076828</text:p>
              </table:table-cell>
              <table:table-cell office:value-type="float" office:value="65751.5447667446">
                <text:p>65751.544766744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.4312000274658">
                <text:p>35.4312000274658</text:p>
              </table:table-cell>
              <table:table-cell office:value-type="float" office:value="65925.3793140299">
                <text:p>65925.379314029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.5467700958252">
                <text:p>35.5467700958252</text:p>
              </table:table-cell>
              <table:table-cell office:value-type="float" office:value="65622.5275944019">
                <text:p>65622.527594401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.661159992218">
                <text:p>35.661159992218</text:p>
              </table:table-cell>
              <table:table-cell office:value-type="float" office:value="65670.1355354262">
                <text:p>65670.135535426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.7753100395203">
                <text:p>35.7753100395203</text:p>
              </table:table-cell>
              <table:table-cell office:value-type="float" office:value="65107.2879568904">
                <text:p>65107.287956890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.886990070343">
                <text:p>35.886990070343</text:p>
              </table:table-cell>
              <table:table-cell office:value-type="float" office:value="65759.294171897">
                <text:p>65759.29417189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.9981799125671">
                <text:p>35.9981799125671</text:p>
              </table:table-cell>
              <table:table-cell office:value-type="float" office:value="65185.8106371847">
                <text:p>65185.810637184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6.1078300476074">
                <text:p>36.1078300476074</text:p>
              </table:table-cell>
              <table:table-cell office:value-type="float" office:value="65225.637865129">
                <text:p>65225.63786512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.2162599563599">
                <text:p>36.2162599563599</text:p>
              </table:table-cell>
              <table:table-cell office:value-type="float" office:value="65000.5158271546">
                <text:p>65000.515827154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.3235499858856">
                <text:p>36.3235499858856</text:p>
              </table:table-cell>
              <table:table-cell office:value-type="float" office:value="64647.2000302218">
                <text:p>64647.200030221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.4285199642181">
                <text:p>36.4285199642181</text:p>
              </table:table-cell>
              <table:table-cell office:value-type="float" office:value="65009.0636237269">
                <text:p>65009.063623726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.5321300029755">
                <text:p>36.5321300029755</text:p>
              </table:table-cell>
              <table:table-cell office:value-type="float" office:value="64704.1549294478">
                <text:p>64704.154929447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.6344199180603">
                <text:p>36.6344199180603</text:p>
              </table:table-cell>
              <table:table-cell office:value-type="float" office:value="64366.0716165348">
                <text:p>64366.071616534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.7342998981476">
                <text:p>36.7342998981476</text:p>
              </table:table-cell>
              <table:table-cell office:value-type="float" office:value="64717.6740959642">
                <text:p>64717.674095964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.8329300880432">
                <text:p>36.8329300880432</text:p>
              </table:table-cell>
              <table:table-cell office:value-type="float" office:value="64321.0766065968">
                <text:p>64321.076606596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.9294600486755">
                <text:p>36.9294600486755</text:p>
              </table:table-cell>
              <table:table-cell office:value-type="float" office:value="64394.5150218832">
                <text:p>64394.515021883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7.0249199867249">
                <text:p>37.0249199867249</text:p>
              </table:table-cell>
              <table:table-cell office:value-type="float" office:value="63775.4446986423">
                <text:p>63775.444698642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7.1176099777222">
                <text:p>37.1176099777222</text:p>
              </table:table-cell>
              <table:table-cell office:value-type="float" office:value="64386.671481853">
                <text:p>64386.67148185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.2090299129486">
                <text:p>37.2090299129486</text:p>
              </table:table-cell>
              <table:table-cell office:value-type="float" office:value="63881.0341041563">
                <text:p>63881.034104156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.2986700534821">
                <text:p>37.2986700534821</text:p>
              </table:table-cell>
              <table:table-cell office:value-type="float" office:value="63810.6987110948">
                <text:p>63810.698711094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.3865699768066">
                <text:p>37.3865699768066</text:p>
              </table:table-cell>
              <table:table-cell office:value-type="float" office:value="63617.8029342599">
                <text:p>63617.802934259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.4726600646973">
                <text:p>37.4726600646973</text:p>
              </table:table-cell>
              <table:table-cell office:value-type="float" office:value="63561.3243530663">
                <text:p>63561.324353066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.5569999217987">
                <text:p>37.5569999217987</text:p>
              </table:table-cell>
              <table:table-cell office:value-type="float" office:value="63552.396034454">
                <text:p>63552.39603445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.6396799087524">
                <text:p>37.6396799087524</text:p>
              </table:table-cell>
              <table:table-cell office:value-type="float" office:value="63473.6433006041">
                <text:p>63473.643300604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.7208199501038">
                <text:p>37.7208199501038</text:p>
              </table:table-cell>
              <table:table-cell office:value-type="float" office:value="63297.9711923274">
                <text:p>63297.971192327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.8002700805664">
                <text:p>37.8002700805664</text:p>
              </table:table-cell>
              <table:table-cell office:value-type="float" office:value="63335.327087547">
                <text:p>63335.32708754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.8787100315094">
                <text:p>37.8787100315094</text:p>
              </table:table-cell>
              <table:table-cell office:value-type="float" office:value="62927.1173765429">
                <text:p>62927.117376542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.9550499916077">
                <text:p>37.9550499916077</text:p>
              </table:table-cell>
              <table:table-cell office:value-type="float" office:value="63400.6095073909">
                <text:p>63400.609507390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.0304100513458">
                <text:p>38.0304100513458</text:p>
              </table:table-cell>
              <table:table-cell office:value-type="float" office:value="63057.2748550223">
                <text:p>63057.274855022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.1044499874115">
                <text:p>38.1044499874115</text:p>
              </table:table-cell>
              <table:table-cell office:value-type="float" office:value="63101.0809606306">
                <text:p>63101.080960630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.1786499023437">
                <text:p>38.1786499023437</text:p>
              </table:table-cell>
              <table:table-cell office:value-type="float" office:value="61994.68023919">
                <text:p>61994.6802391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.2493500709534">
                <text:p>38.2493500709534</text:p>
              </table:table-cell>
              <table:table-cell office:value-type="float" office:value="64158.2628330939">
                <text:p>64158.262833093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.3203999996185">
                <text:p>38.3203999996185</text:p>
              </table:table-cell>
              <table:table-cell office:value-type="float" office:value="62941.6536232614">
                <text:p>62941.653623261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.3903300762177">
                <text:p>38.3903300762177</text:p>
              </table:table-cell>
              <table:table-cell office:value-type="float" office:value="63263.1939667517">
                <text:p>63263.193966751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.4598200321197">
                <text:p>38.4598200321197</text:p>
              </table:table-cell>
              <table:table-cell office:value-type="float" office:value="62973.1296155245">
                <text:p>62973.129615524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.5284399986267">
                <text:p>38.5284399986267</text:p>
              </table:table-cell>
              <table:table-cell office:value-type="float" office:value="63305.1897447301">
                <text:p>63305.189744730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.5967299938202">
                <text:p>38.5967299938202</text:p>
              </table:table-cell>
              <table:table-cell office:value-type="float" office:value="63259.632509278">
                <text:p>63259.63250927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.6776299476624">
                <text:p>38.6776299476624</text:p>
              </table:table-cell>
              <table:table-cell office:value-type="float" office:value="53201.5136670802">
                <text:p>53201.513667080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.7778499126434">
                <text:p>38.7778499126434</text:p>
              </table:table-cell>
              <table:table-cell office:value-type="float" office:value="42865.7104481234">
                <text:p>42865.710448123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8.8778901100159">
                <text:p>38.8778901100159</text:p>
              </table:table-cell>
              <table:table-cell office:value-type="float" office:value="42942.7381476124">
                <text:p>42942.738147612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8.9781999588013">
                <text:p>38.9781999588013</text:p>
              </table:table-cell>
              <table:table-cell office:value-type="float" office:value="42907.0530173746">
                <text:p>42907.053017374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.0781700611114">
                <text:p>39.0781700611114</text:p>
              </table:table-cell>
              <table:table-cell office:value-type="float" office:value="43212.9196646832">
                <text:p>43212.919664683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.178279876709">
                <text:p>39.178279876709</text:p>
              </table:table-cell>
              <table:table-cell office:value-type="float" office:value="43392.3484332839">
                <text:p>43392.348433283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.2783699035645">
                <text:p>39.2783699035645</text:p>
              </table:table-cell>
              <table:table-cell office:value-type="float" office:value="43800.5677261986">
                <text:p>43800.567726198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.3787100315094">
                <text:p>39.3787100315094</text:p>
              </table:table-cell>
              <table:table-cell office:value-type="float" office:value="44090.0374616556">
                <text:p>44090.037461655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.477560043335">
                <text:p>39.477560043335</text:p>
              </table:table-cell>
              <table:table-cell office:value-type="float" office:value="45240.2576126308">
                <text:p>45240.257612630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.5776998996735">
                <text:p>39.5776998996735</text:p>
              </table:table-cell>
              <table:table-cell office:value-type="float" office:value="45296.6497641762">
                <text:p>45296.649764176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.6778800487518">
                <text:p>39.6778800487518</text:p>
              </table:table-cell>
              <table:table-cell office:value-type="float" office:value="45917.2804424707">
                <text:p>45917.280442470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.777820110321">
                <text:p>39.777820110321</text:p>
              </table:table-cell>
              <table:table-cell office:value-type="float" office:value="46748.0200296293">
                <text:p>46748.020029629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9.8778800964355">
                <text:p>39.8778800964355</text:p>
              </table:table-cell>
              <table:table-cell office:value-type="float" office:value="47491.5116874205">
                <text:p>47491.511687420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9.97794008255">
                <text:p>39.97794008255</text:p>
              </table:table-cell>
              <table:table-cell office:value-type="float" office:value="48370.9841260764">
                <text:p>48370.984126076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.0780999660492">
                <text:p>40.0780999660492</text:p>
              </table:table-cell>
              <table:table-cell office:value-type="float" office:value="49281.2074810581">
                <text:p>49281.207481058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.178200006485">
                <text:p>40.178200006485</text:p>
              </table:table-cell>
              <table:table-cell office:value-type="float" office:value="50269.7099630821">
                <text:p>50269.709963082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.2784600257874">
                <text:p>40.2784600257874</text:p>
              </table:table-cell>
              <table:table-cell office:value-type="float" office:value="51226.8004308941">
                <text:p>51226.800430894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.3785700798035">
                <text:p>40.3785700798035</text:p>
              </table:table-cell>
              <table:table-cell office:value-type="float" office:value="52422.307145647">
                <text:p>52422.30714564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.4776298999786">
                <text:p>40.4776298999786</text:p>
              </table:table-cell>
              <table:table-cell office:value-type="float" office:value="54108.7192619745">
                <text:p>54108.719261974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.5777900218964">
                <text:p>40.5777900218964</text:p>
              </table:table-cell>
              <table:table-cell office:value-type="float" office:value="54712.3934663487">
                <text:p>54712.393466348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.6778600215912">
                <text:p>40.6778600215912</text:p>
              </table:table-cell>
              <table:table-cell office:value-type="float" office:value="55960.8275914649">
                <text:p>55960.827591464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.7780299186707">
                <text:p>40.7780299186707</text:p>
              </table:table-cell>
              <table:table-cell office:value-type="float" office:value="57102.9836984074">
                <text:p>57102.983698407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0.8779799938202">
                <text:p>40.8779799938202</text:p>
              </table:table-cell>
              <table:table-cell office:value-type="float" office:value="58429.1706760873">
                <text:p>58429.170676087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0.9782099723816">
                <text:p>40.9782099723816</text:p>
              </table:table-cell>
              <table:table-cell office:value-type="float" office:value="59543.0637186456">
                <text:p>59543.063718645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.0784900188446">
                <text:p>41.0784900188446</text:p>
              </table:table-cell>
              <table:table-cell office:value-type="float" office:value="60789.760426053">
                <text:p>60789.76042605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.1775300502777">
                <text:p>41.1775300502777</text:p>
              </table:table-cell>
              <table:table-cell office:value-type="float" office:value="62762.5002744316">
                <text:p>62762.500274431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.277379989624">
                <text:p>41.277379989624</text:p>
              </table:table-cell>
              <table:table-cell office:value-type="float" office:value="63535.3415488502">
                <text:p>63535.341548850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.3784699440002">
                <text:p>41.3784699440002</text:p>
              </table:table-cell>
              <table:table-cell office:value-type="float" office:value="64022.1873670407">
                <text:p>64022.187367040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.4786601066589">
                <text:p>41.4786601066589</text:p>
              </table:table-cell>
              <table:table-cell office:value-type="float" office:value="65794.8827017714">
                <text:p>65794.882701771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.5781400203705">
                <text:p>41.5781400203705</text:p>
              </table:table-cell>
              <table:table-cell office:value-type="float" office:value="67470.9069356667">
                <text:p>67470.906935666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.6802499294281">
                <text:p>41.6802499294281</text:p>
              </table:table-cell>
              <table:table-cell office:value-type="float" office:value="66829.9488558887">
                <text:p>66829.948855888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.7836198806763">
                <text:p>41.7836198806763</text:p>
              </table:table-cell>
              <table:table-cell office:value-type="float" office:value="67098.8030491391">
                <text:p>67098.803049139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1.8893299102783">
                <text:p>41.8893299102783</text:p>
              </table:table-cell>
              <table:table-cell office:value-type="float" office:value="66672.9545581668">
                <text:p>66672.954558166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1.9956200122833">
                <text:p>41.9956200122833</text:p>
              </table:table-cell>
              <table:table-cell office:value-type="float" office:value="67287.5447956879">
                <text:p>67287.544795687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.104199886322">
                <text:p>42.104199886322</text:p>
              </table:table-cell>
              <table:table-cell office:value-type="float" office:value="66752.702231142">
                <text:p>66752.70223114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.2138700485229">
                <text:p>42.2138700485229</text:p>
              </table:table-cell>
              <table:table-cell office:value-type="float" office:value="66964.4309137155">
                <text:p>66964.430913715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.3250498771668">
                <text:p>42.3250498771668</text:p>
              </table:table-cell>
              <table:table-cell office:value-type="float" office:value="66846.6581632434">
                <text:p>66846.658163243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.4372398853302">
                <text:p>42.4372398853302</text:p>
              </table:table-cell>
              <table:table-cell office:value-type="float" office:value="66957.8345074688">
                <text:p>66957.834507468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.550539970398">
                <text:p>42.550539970398</text:p>
              </table:table-cell>
              <table:table-cell office:value-type="float" office:value="66937.284252391">
                <text:p>66937.28425239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.6652801036835">
                <text:p>42.6652801036835</text:p>
              </table:table-cell>
              <table:table-cell office:value-type="float" office:value="66654.9687629219">
                <text:p>66654.968762921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.7807800769806">
                <text:p>42.7807800769806</text:p>
              </table:table-cell>
              <table:table-cell office:value-type="float" office:value="66770.5782075047">
                <text:p>66770.578207504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.8968799114227">
                <text:p>42.8968799114227</text:p>
              </table:table-cell>
              <table:table-cell office:value-type="float" office:value="66839.0272672387">
                <text:p>66839.027267238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.0141999721527">
                <text:p>43.0141999721527</text:p>
              </table:table-cell>
              <table:table-cell office:value-type="float" office:value="66552.982937595">
                <text:p>66552.98293759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.1318399906158">
                <text:p>43.1318399906158</text:p>
              </table:table-cell>
              <table:table-cell office:value-type="float" office:value="66643.9881804069">
                <text:p>66643.988180406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.2497899532318">
                <text:p>43.2497899532318</text:p>
              </table:table-cell>
              <table:table-cell office:value-type="float" office:value="66672.3399108179">
                <text:p>66672.339910817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.3682899475098">
                <text:p>43.3682899475098</text:p>
              </table:table-cell>
              <table:table-cell office:value-type="float" office:value="66497.8935063629">
                <text:p>66497.893506362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.4870600700378">
                <text:p>43.4870600700378</text:p>
              </table:table-cell>
              <table:table-cell office:value-type="float" office:value="66414.0091135744">
                <text:p>66414.009113574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.6059799194336">
                <text:p>43.6059799194336</text:p>
              </table:table-cell>
              <table:table-cell office:value-type="float" office:value="66330.3900911413">
                <text:p>66330.390091141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.7250599861145">
                <text:p>43.7250599861145</text:p>
              </table:table-cell>
              <table:table-cell office:value-type="float" office:value="66173.9636165603">
                <text:p>66173.963616560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.8438498973846">
                <text:p>43.8438498973846</text:p>
              </table:table-cell>
              <table:table-cell office:value-type="float" office:value="66200.9081067194">
                <text:p>66200.908106719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.9620099067688">
                <text:p>43.9620099067688</text:p>
              </table:table-cell>
              <table:table-cell office:value-type="float" office:value="66350.7056309637">
                <text:p>66350.705630963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.0804400444031">
                <text:p>44.0804400444031</text:p>
              </table:table-cell>
              <table:table-cell office:value-type="float" office:value="65861.613908506">
                <text:p>65861.61390850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.1977698802948">
                <text:p>44.1977698802948</text:p>
              </table:table-cell>
              <table:table-cell office:value-type="float" office:value="66138.3350707251">
                <text:p>66138.335070725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.3149900436401">
                <text:p>44.3149900436401</text:p>
              </table:table-cell>
              <table:table-cell office:value-type="float" office:value="65790.7290000956">
                <text:p>65790.729000095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.4313700199127">
                <text:p>44.4313700199127</text:p>
              </table:table-cell>
              <table:table-cell office:value-type="float" office:value="65715.7721194838">
                <text:p>65715.772119483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.5470199584961">
                <text:p>44.5470199584961</text:p>
              </table:table-cell>
              <table:table-cell office:value-type="float" office:value="65577.2073284117">
                <text:p>65577.207328411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.6612200737">
                <text:p>44.6612200737</text:p>
              </table:table-cell>
              <table:table-cell office:value-type="float" office:value="65779.268143385">
                <text:p>65779.26814338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.7747600078583">
                <text:p>44.7747600078583</text:p>
              </table:table-cell>
              <table:table-cell office:value-type="float" office:value="65457.145585768">
                <text:p>65457.14558576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.8869299888611">
                <text:p>44.8869299888611</text:p>
              </table:table-cell>
              <table:table-cell office:value-type="float" office:value="65472.0624390244">
                <text:p>65472.062439024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.9980299472809">
                <text:p>44.9980299472809</text:p>
              </table:table-cell>
              <table:table-cell office:value-type="float" office:value="65238.5482685139">
                <text:p>65238.548268513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5.1079699993134">
                <text:p>45.1079699993134</text:p>
              </table:table-cell>
              <table:table-cell office:value-type="float" office:value="65053.6348471771">
                <text:p>65053.634847177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.2160398960114">
                <text:p>45.2160398960114</text:p>
              </table:table-cell>
              <table:table-cell office:value-type="float" office:value="65217.0513283239">
                <text:p>65217.051328323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.3231899738312">
                <text:p>45.3231899738312</text:p>
              </table:table-cell>
              <table:table-cell office:value-type="float" office:value="64731.6375417204">
                <text:p>64731.637541720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.4284400939941">
                <text:p>45.4284400939941</text:p>
              </table:table-cell>
              <table:table-cell office:value-type="float" office:value="64836.0304903602">
                <text:p>64836.030490360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.5319199562073">
                <text:p>45.5319199562073</text:p>
              </table:table-cell>
              <table:table-cell office:value-type="float" office:value="64785.5520544852">
                <text:p>64785.552054485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.6341800689697">
                <text:p>45.6341800689697</text:p>
              </table:table-cell>
              <table:table-cell office:value-type="float" office:value="64384.8302347812">
                <text:p>64384.830234781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.7342400550842">
                <text:p>45.7342400550842</text:p>
              </table:table-cell>
              <table:table-cell office:value-type="float" office:value="64601.2482212723">
                <text:p>64601.248221272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.832799911499">
                <text:p>45.832799911499</text:p>
              </table:table-cell>
              <table:table-cell office:value-type="float" office:value="64366.9768886524">
                <text:p>64366.976888652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.9294900894165">
                <text:p>45.9294900894165</text:p>
              </table:table-cell>
              <table:table-cell office:value-type="float" office:value="64287.8122047205">
                <text:p>64287.812204720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6.0247900485993">
                <text:p>46.0247900485993</text:p>
              </table:table-cell>
              <table:table-cell office:value-type="float" office:value="63882.5037514041">
                <text:p>63882.503751404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6.1177699565887">
                <text:p>46.1177699565887</text:p>
              </table:table-cell>
              <table:table-cell office:value-type="float" office:value="64185.9099352284">
                <text:p>64185.909935228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.208930015564">
                <text:p>46.208930015564</text:p>
              </table:table-cell>
              <table:table-cell office:value-type="float" office:value="64063.1441625932">
                <text:p>64063.144162593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.2985899448395">
                <text:p>46.2985899448395</text:p>
              </table:table-cell>
              <table:table-cell office:value-type="float" office:value="63796.6151236103">
                <text:p>63796.615123610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.3864200115204">
                <text:p>46.3864200115204</text:p>
              </table:table-cell>
              <table:table-cell office:value-type="float" office:value="63668.4020782549">
                <text:p>63668.402078254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.4724099636078">
                <text:p>46.4724099636078</text:p>
              </table:table-cell>
              <table:table-cell office:value-type="float" office:value="63635.3418878304">
                <text:p>63635.341887830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.5568499565125">
                <text:p>46.5568499565125</text:p>
              </table:table-cell>
              <table:table-cell office:value-type="float" office:value="63477.0304404419">
                <text:p>63477.030440441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.6396000385284">
                <text:p>46.6396000385284</text:p>
              </table:table-cell>
              <table:table-cell office:value-type="float" office:value="63419.8767197093">
                <text:p>63419.876719709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.7211000919342">
                <text:p>46.7211000919342</text:p>
              </table:table-cell>
              <table:table-cell office:value-type="float" office:value="63018.3636129606">
                <text:p>63018.363612960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.800369977951">
                <text:p>46.800369977951</text:p>
              </table:table-cell>
              <table:table-cell office:value-type="float" office:value="63479.3394168707">
                <text:p>63479.339416870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.8784399032593">
                <text:p>46.8784399032593</text:p>
              </table:table-cell>
              <table:table-cell office:value-type="float" office:value="63225.3711081726">
                <text:p>63225.371108172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.9551100730896">
                <text:p>46.9551100730896</text:p>
              </table:table-cell>
              <table:table-cell office:value-type="float" office:value="63127.5502677422">
                <text:p>63127.550267742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.0301599502564">
                <text:p>47.0301599502564</text:p>
              </table:table-cell>
              <table:table-cell office:value-type="float" office:value="63317.8917727189">
                <text:p>63317.891772718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.1047599315643">
                <text:p>47.1047599315643</text:p>
              </table:table-cell>
              <table:table-cell office:value-type="float" office:value="62627.3615366177">
                <text:p>62627.361536617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.1784999370575">
                <text:p>47.1784999370575</text:p>
              </table:table-cell>
              <table:table-cell office:value-type="float" office:value="62381.3351956752">
                <text:p>62381.335195675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.2493600845337">
                <text:p>47.2493600845337</text:p>
              </table:table-cell>
              <table:table-cell office:value-type="float" office:value="64013.4146139585">
                <text:p>64013.414613958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.3202900886536">
                <text:p>47.3202900886536</text:p>
              </table:table-cell>
              <table:table-cell office:value-type="float" office:value="63048.071905399">
                <text:p>63048.07190539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.3903799057007">
                <text:p>47.3903799057007</text:p>
              </table:table-cell>
              <table:table-cell office:value-type="float" office:value="63119.0119532754">
                <text:p>63119.011953275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.4597799777985">
                <text:p>47.4597799777985</text:p>
              </table:table-cell>
              <table:table-cell office:value-type="float" office:value="63054.6895374203">
                <text:p>63054.689537420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.5283999443054">
                <text:p>47.5283999443054</text:p>
              </table:table-cell>
              <table:table-cell office:value-type="float" office:value="63305.1897447301">
                <text:p>63305.189744730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.5965700149536">
                <text:p>47.5965700149536</text:p>
              </table:table-cell>
              <table:table-cell office:value-type="float" office:value="63370.9186292957">
                <text:p>63370.918629295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.6776099205017">
                <text:p>47.6776099205017</text:p>
              </table:table-cell>
              <table:table-cell office:value-type="float" office:value="53109.6374174036">
                <text:p>53109.637417403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.7780900001526">
                <text:p>47.7780900001526</text:p>
              </table:table-cell>
              <table:table-cell office:value-type="float" office:value="42754.7431782158">
                <text:p>42754.743178215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7.8780400753021">
                <text:p>47.8780400753021</text:p>
              </table:table-cell>
              <table:table-cell office:value-type="float" office:value="42981.4584288478">
                <text:p>42981.458428847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7.9781498908997">
                <text:p>47.9781498908997</text:p>
              </table:table-cell>
              <table:table-cell office:value-type="float" office:value="42992.7872138245">
                <text:p>42992.787213824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.0783500671387">
                <text:p>48.0783500671387</text:p>
              </table:table-cell>
              <table:table-cell office:value-type="float" office:value="43113.6966235991">
                <text:p>43113.696623599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.1785700321198">
                <text:p>48.1785700321198</text:p>
              </table:table-cell>
              <table:table-cell office:value-type="float" office:value="43344.6569335773">
                <text:p>43344.656933577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.2775099277496">
                <text:p>48.2775099277496</text:p>
              </table:table-cell>
              <table:table-cell office:value-type="float" office:value="44309.7293775182">
                <text:p>44309.729377518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.3775999546051">
                <text:p>48.3775999546051</text:p>
              </table:table-cell>
              <table:table-cell office:value-type="float" office:value="44200.2079426786">
                <text:p>44200.207942678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.4778699874878">
                <text:p>48.4778699874878</text:p>
              </table:table-cell>
              <table:table-cell office:value-type="float" office:value="44599.5665048994">
                <text:p>44599.566504899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.577889919281">
                <text:p>48.577889919281</text:p>
              </table:table-cell>
              <table:table-cell office:value-type="float" office:value="45350.9607402852">
                <text:p>45350.960740285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.6781001091003">
                <text:p>48.6781001091003</text:p>
              </table:table-cell>
              <table:table-cell office:value-type="float" office:value="45903.5154837359">
                <text:p>45903.515483735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.7782199382782">
                <text:p>48.7782199382782</text:p>
              </table:table-cell>
              <table:table-cell office:value-type="float" office:value="46664.0828132107">
                <text:p>46664.082813210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8.8782799243927">
                <text:p>48.8782799243927</text:p>
              </table:table-cell>
              <table:table-cell office:value-type="float" office:value="47491.5116874205">
                <text:p>47491.511687420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8.9783101081848">
                <text:p>48.9783101081848</text:p>
              </table:table-cell>
              <table:table-cell office:value-type="float" office:value="48385.3954528229">
                <text:p>48385.395452822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.0785400867462">
                <text:p>49.0785400867462</text:p>
              </table:table-cell>
              <table:table-cell office:value-type="float" office:value="49246.7430487993">
                <text:p>49246.743048799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.1788098812103">
                <text:p>49.1788098812103</text:p>
              </table:table-cell>
              <table:table-cell office:value-type="float" office:value="50184.6047146437">
                <text:p>50184.604714643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.2778398990631">
                <text:p>49.2778398990631</text:p>
              </table:table-cell>
              <table:table-cell office:value-type="float" office:value="51863.0624467332">
                <text:p>51863.062446733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.3781499862671">
                <text:p>49.3781499862671</text:p>
              </table:table-cell>
              <table:table-cell office:value-type="float" office:value="52317.7692920179">
                <text:p>52317.769292017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.4783799648285">
                <text:p>49.4783799648285</text:p>
              </table:table-cell>
              <table:table-cell office:value-type="float" office:value="53477.0143317594">
                <text:p>53477.014331759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.5785598754883">
                <text:p>49.5785598754883</text:p>
              </table:table-cell>
              <table:table-cell office:value-type="float" office:value="54701.5860156836">
                <text:p>54701.586015683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.6773998737335">
                <text:p>49.6773998737335</text:p>
              </table:table-cell>
              <table:table-cell office:value-type="float" office:value="56657.2248019008">
                <text:p>56657.224801900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.781359910965">
                <text:p>49.781359910965</text:p>
              </table:table-cell>
              <table:table-cell office:value-type="float" office:value="55021.1422805247">
                <text:p>55021.14228052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